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51.24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32.47mm"/>
    </style:style>
    <style:style style:name="co6" style:family="table-column">
      <style:table-column-properties fo:break-before="auto" style:column-width="9.7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91.7mm"/>
    </style:style>
    <style:style style:name="co9" style:family="table-column">
      <style:table-column-properties fo:break-before="auto" style:column-width="17mm"/>
    </style:style>
    <style:style style:name="co10" style:family="table-column">
      <style:table-column-properties fo:break-before="auto" style:column-width="79.52mm"/>
    </style:style>
    <style:style style:name="co11" style:family="table-column">
      <style:table-column-properties fo:break-before="auto" style:column-width="24.91mm"/>
    </style:style>
    <style:style style:name="co12" style:family="table-column">
      <style:table-column-properties fo:break-before="auto" style:column-width="17.64mm"/>
    </style:style>
    <style:style style:name="co13" style:family="table-column">
      <style:table-column-properties fo:break-before="auto" style:column-width="46.48mm"/>
    </style:style>
    <style:style style:name="co14" style:family="table-column">
      <style:table-column-properties fo:break-before="auto" style:column-width="40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Ads-Disads">
      <style:table-properties table:display="true" style:writing-mode="lr-tb"/>
    </style:style>
    <style:style style:name="ta2" style:family="table" style:master-page-name="PageStyle_5f_Skill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2" style:family="text">
      <style:text-properties fo:color="#000000"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s-Disa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Advantages/Disadvantages</text:p>
          </table:table-cell>
          <table:table-cell table:style-name="ce4"/>
          <table:table-cell table:number-columns-repeated="5"/>
          <table:table-cell office:value-type="string" calcext:value-type="string">
            <text:p>\tableitem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llowed?</text:p>
          </table:table-cell>
          <table:table-cell table:style-name="ce1" office:value-type="string" calcext:value-type="string">
            <text:p>Trait</text:p>
          </table:table-cell>
          <table:table-cell table:style-name="ce5" office:value-type="string" calcext:value-type="string">
            <text:p>A/D</text:p>
          </table:table-cell>
          <table:table-cell table:style-name="ce5" office:value-type="string" calcext:value-type="string">
            <text:p>Mental/Physical/Socia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Type</text:p>
          </table:table-cell>
          <table:table-cell table:style-name="ce1" office:value-type="string" calcext:value-type="string">
            <text:p>LaTeX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60°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otic</text:p>
          </table:table-cell>
          <table:table-cell table:formula="of:=CONCATENATE([.I$1]; &quot;{&quot;; [.B3];&quot;}{&quot;; [.F3]; &quot;}{&quot;;[.G3];&quot;}&quot;)" office:value-type="string" office:string-value="\tableitem{360° Vision}{25}{34}" calcext:value-type="string">
            <text:p>\tableitem{360° Vision}{25}{34}</text:p>
          </table:table-cell>
          <table:table-cell table:formula="of:=IF([.A3]; [.I3]; COM.MICROSOFT.CONCAT(&quot;% &quot;; [.I3]))" office:value-type="string" office:string-value="% \tableitem{360° Vision}{25}{34}" calcext:value-type="string">
            <text:p>% \tableitem{360° Vision}{25}{34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D Spatial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ndane</text:p>
          </table:table-cell>
          <table:table-cell table:formula="of:=CONCATENATE([.I$1]; &quot;{&quot;; [.B4];&quot;}{&quot;; [.F4]; &quot;}{&quot;;[.G4];&quot;}&quot;)" office:value-type="string" office:string-value="\tableitem{3D Spatial Sense}{10}{34}" calcext:value-type="string">
            <text:p>\tableitem{3D Spatial Sense}{10}{34}</text:p>
          </table:table-cell>
          <table:table-cell table:formula="of:=IF([.A4]; [.I4]; COM.MICROSOFT.CONCAT(&quot;% &quot;; [.I4]))" office:value-type="string" office:string-value="\tableitem{3D Spatial Sense}{10}{34}" calcext:value-type="string">
            <text:p>\tableitem{3D Spatial Sense}{10}{34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bsolute Dire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ndane</text:p>
          </table:table-cell>
          <table:table-cell table:formula="of:=CONCATENATE([.I$1]; &quot;{&quot;; [.B5];&quot;}{&quot;; [.F5]; &quot;}{&quot;;[.G5];&quot;}&quot;)" office:value-type="string" office:string-value="\tableitem{Absolute Direction}{5}{34}" calcext:value-type="string">
            <text:p>\tableitem{Absolute Direction}{5}{34}</text:p>
          </table:table-cell>
          <table:table-cell table:formula="of:=IF([.A5]; [.I5]; COM.MICROSOFT.CONCAT(&quot;% &quot;; [.I5]))" office:value-type="string" office:string-value="\tableitem{Absolute Direction}{5}{34}" calcext:value-type="string">
            <text:p>\tableitem{Absolute Direction}{5}{34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bsolute Tim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inematic</text:p>
          </table:table-cell>
          <table:table-cell table:formula="of:=CONCATENATE([.I$1]; &quot;{&quot;; [.B6];&quot;}{&quot;; [.F6]; &quot;}{&quot;;[.G6];&quot;}&quot;)" office:value-type="string" office:string-value="\tableitem{Absolute Timing}{2}{35}" calcext:value-type="string">
            <text:p>\tableitem{Absolute Timing}{2}{35}</text:p>
          </table:table-cell>
          <table:table-cell table:formula="of:=IF([.A6]; [.I6]; COM.MICROSOFT.CONCAT(&quot;% &quot;; [.I6]))" office:value-type="string" office:string-value="\tableitem{Absolute Timing}{2}{35}" calcext:value-type="string">
            <text:p>\tableitem{Absolute Timing}{2}{35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ccess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otic</text:p>
          </table:table-cell>
          <table:table-cell table:formula="of:=CONCATENATE([.I$1]; &quot;{&quot;; [.B7];&quot;}{&quot;; [.F7]; &quot;}{&quot;;[.G7];&quot;}&quot;)" office:value-type="string" office:string-value="\tableitem{Accessory}{1}{100}" calcext:value-type="string">
            <text:p>\tableitem{Accessory}{1}{100}</text:p>
          </table:table-cell>
          <table:table-cell table:formula="of:=IF([.A7]; [.I7]; COM.MICROSOFT.CONCAT(&quot;% &quot;; [.I7]))" office:value-type="string" office:string-value="\tableitem{Accessory}{1}{100}" calcext:value-type="string">
            <text:p>\tableitem{Accessory}{1}{10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cute Hea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ndane</text:p>
          </table:table-cell>
          <table:table-cell table:formula="of:=CONCATENATE([.I$1]; &quot;{&quot;; [.B8];&quot;}{&quot;; [.F8]; &quot;}{&quot;;[.G8];&quot;}&quot;)" office:value-type="string" office:string-value="\tableitem{Acute Hearing}{2/level}{35}" calcext:value-type="string">
            <text:p>\tableitem{Acute Hearing}{2/level}{35}</text:p>
          </table:table-cell>
          <table:table-cell table:formula="of:=IF([.A8]; [.I8]; COM.MICROSOFT.CONCAT(&quot;% &quot;; [.I8]))" office:value-type="string" office:string-value="\tableitem{Acute Hearing}{2/level}{35}" calcext:value-type="string">
            <text:p>\tableitem{Acute Hearing}{2/level}{35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cute Taste and Sm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ndane</text:p>
          </table:table-cell>
          <table:table-cell table:formula="of:=CONCATENATE([.I$1]; &quot;{&quot;; [.B9];&quot;}{&quot;; [.F9]; &quot;}{&quot;;[.G9];&quot;}&quot;)" office:value-type="string" office:string-value="\tableitem{Acute Taste and Smell}{2/level}{35}" calcext:value-type="string">
            <text:p>\tableitem{Acute Taste and Smell}{2/level}{35}</text:p>
          </table:table-cell>
          <table:table-cell table:formula="of:=IF([.A9]; [.I9]; COM.MICROSOFT.CONCAT(&quot;% &quot;; [.I9]))" office:value-type="string" office:string-value="\tableitem{Acute Taste and Smell}{2/level}{35}" calcext:value-type="string">
            <text:p>\tableitem{Acute Taste and Smell}{2/level}{35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cute Tou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ndane</text:p>
          </table:table-cell>
          <table:table-cell table:formula="of:=CONCATENATE([.I$1]; &quot;{&quot;; [.B10];&quot;}{&quot;; [.F10]; &quot;}{&quot;;[.G10];&quot;}&quot;)" office:value-type="string" office:string-value="\tableitem{Acute Touch}{2/level}{35}" calcext:value-type="string">
            <text:p>\tableitem{Acute Touch}{2/level}{35}</text:p>
          </table:table-cell>
          <table:table-cell table:formula="of:=IF([.A10]; [.I10]; COM.MICROSOFT.CONCAT(&quot;% &quot;; [.I10]))" office:value-type="string" office:string-value="% \tableitem{Acute Touch}{2/level}{35}" calcext:value-type="string">
            <text:p>% \tableitem{Acute Touch}{2/level}{35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cute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ndane</text:p>
          </table:table-cell>
          <table:table-cell table:formula="of:=CONCATENATE([.I$1]; &quot;{&quot;; [.B11];&quot;}{&quot;; [.F11]; &quot;}{&quot;;[.G11];&quot;}&quot;)" office:value-type="string" office:string-value="\tableitem{Acute Vision}{2/level}{35}" calcext:value-type="string">
            <text:p>\tableitem{Acute Vision}{2/level}{35}</text:p>
          </table:table-cell>
          <table:table-cell table:formula="of:=IF([.A11]; [.I11]; COM.MICROSOFT.CONCAT(&quot;% &quot;; [.I11]))" office:value-type="string" office:string-value="% \tableitem{Acute Vision}{2/level}{35}" calcext:value-type="string">
            <text:p>% \tableitem{Acute Vision}{2/level}{35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ministrative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dane</text:p>
          </table:table-cell>
          <table:table-cell table:formula="of:=CONCATENATE([.I$1]; &quot;{&quot;; [.B12];&quot;}{&quot;; [.F12]; &quot;}{&quot;;[.G12];&quot;}&quot;)" office:value-type="string" office:string-value="\tableitem{Administrative Rank}{5 or 10/level}{30}" calcext:value-type="string">
            <text:p>\tableitem{Administrative Rank}{5 or 10/level}{30}</text:p>
          </table:table-cell>
          <table:table-cell table:formula="of:=IF([.A12]; [.I12]; COM.MICROSOFT.CONCAT(&quot;% &quot;; [.I12]))" office:value-type="string" office:string-value="\tableitem{Administrative Rank}{5 or 10/level}{30}" calcext:value-type="string">
            <text:p>\tableitem{Administrative Rank}{5 or 10/level}{3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ffli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0/lev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otic</text:p>
          </table:table-cell>
          <table:table-cell table:formula="of:=CONCATENATE([.I$1]; &quot;{&quot;; [.B13];&quot;}{&quot;; [.F13]; &quot;}{&quot;;[.G13];&quot;}&quot;)" office:value-type="string" office:string-value="\tableitem{Affliction}{10/level}{35}" calcext:value-type="string">
            <text:p>\tableitem{Affliction}{10/level}{35}</text:p>
          </table:table-cell>
          <table:table-cell table:formula="of:=IF([.A13]; [.I13]; COM.MICROSOFT.CONCAT(&quot;% &quot;; [.I13]))" office:value-type="string" office:string-value="\tableitem{Affliction}{10/level}{35}" calcext:value-type="string">
            <text:p>\tableitem{Affliction}{10/level}{35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cohol Tol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ndane</text:p>
          </table:table-cell>
          <table:table-cell table:formula="of:=CONCATENATE([.I$1]; &quot;{&quot;; [.B14];&quot;}{&quot;; [.F14]; &quot;}{&quot;;[.G14];&quot;}&quot;)" office:value-type="string" office:string-value="\tableitem{Alcohol Tolerance}{1}{100}" calcext:value-type="string">
            <text:p>\tableitem{Alcohol Tolerance}{1}{100}</text:p>
          </table:table-cell>
          <table:table-cell table:formula="of:=IF([.A14]; [.I14]; COM.MICROSOFT.CONCAT(&quot;% &quot;; [.I14]))" office:value-type="string" office:string-value="\tableitem{Alcohol Tolerance}{1}{100}" calcext:value-type="string">
            <text:p>\tableitem{Alcohol Tolerance}{1}{100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ndane</text:p>
          </table:table-cell>
          <table:table-cell table:formula="of:=CONCATENATE([.I$1]; &quot;{&quot;; [.B15];&quot;}{&quot;; [.F15]; &quot;}{&quot;;[.G15];&quot;}&quot;)" office:value-type="string" office:string-value="\tableitem{Allies}{Variable}{36}" calcext:value-type="string">
            <text:p>\tableitem{Allies}{Variable}{36}</text:p>
          </table:table-cell>
          <table:table-cell table:formula="of:=IF([.A15]; [.I15]; COM.MICROSOFT.CONCAT(&quot;% &quot;; [.I15]))" office:value-type="string" office:string-value="% \tableitem{Allies}{Variable}{36}" calcext:value-type="string">
            <text:p>% \tableitem{Allies}{Variable}{36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ltered Time R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00/lev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otic</text:p>
          </table:table-cell>
          <table:table-cell table:formula="of:=CONCATENATE([.I$1]; &quot;{&quot;; [.B16];&quot;}{&quot;; [.F16]; &quot;}{&quot;;[.G16];&quot;}&quot;)" office:value-type="string" office:string-value="\tableitem{Altered Time Rate}{100/level}{38}" calcext:value-type="string">
            <text:p>\tableitem{Altered Time Rate}{100/level}{38}</text:p>
          </table:table-cell>
          <table:table-cell table:formula="of:=IF([.A16]; [.I16]; COM.MICROSOFT.CONCAT(&quot;% &quot;; [.I16]))" office:value-type="string" office:string-value="% \tableitem{Altered Time Rate}{100/level}{38}" calcext:value-type="string">
            <text:p>% \tableitem{Altered Time Rate}{100/level}{38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lternate For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tic</text:p>
          </table:table-cell>
          <table:table-cell table:formula="of:=CONCATENATE([.I$1]; &quot;{&quot;; [.B17];&quot;}{&quot;; [.F17]; &quot;}{&quot;;[.G17];&quot;}&quot;)" office:value-type="string" office:string-value="\tableitem{Alternate Form}{Variable}{83}" calcext:value-type="string">
            <text:p>\tableitem{Alternate Form}{Variable}{83}</text:p>
          </table:table-cell>
          <table:table-cell table:formula="of:=IF([.A17]; [.I17]; COM.MICROSOFT.CONCAT(&quot;% &quot;; [.I17]))" office:value-type="string" office:string-value="% \tableitem{Alternate Form}{Variable}{83}" calcext:value-type="string">
            <text:p>% \tableitem{Alternate Form}{Variable}{83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ternate Ident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undane</text:p>
          </table:table-cell>
          <table:table-cell table:formula="of:=CONCATENATE([.I$1]; &quot;{&quot;; [.B18];&quot;}{&quot;; [.F18]; &quot;}{&quot;;[.G18];&quot;}&quot;)" office:value-type="string" office:string-value="\tableitem{Alternate Identity}{5 or 15}{39}" calcext:value-type="string">
            <text:p>\tableitem{Alternate Identity}{5 or 15}{39}</text:p>
          </table:table-cell>
          <table:table-cell table:formula="of:=IF([.A18]; [.I18]; COM.MICROSOFT.CONCAT(&quot;% &quot;; [.I18]))" office:value-type="string" office:string-value="\tableitem{Alternate Identity}{5 or 15}{39}" calcext:value-type="string">
            <text:p>\tableitem{Alternate Identity}{5 or 15}{39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mbidexter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undane</text:p>
          </table:table-cell>
          <table:table-cell table:formula="of:=CONCATENATE([.I$1]; &quot;{&quot;; [.B19];&quot;}{&quot;; [.F19]; &quot;}{&quot;;[.G19];&quot;}&quot;)" office:value-type="string" office:string-value="\tableitem{Ambidexterity}{5}{39}" calcext:value-type="string">
            <text:p>\tableitem{Ambidexterity}{5}{39}</text:p>
          </table:table-cell>
          <table:table-cell table:formula="of:=IF([.A19]; [.I19]; COM.MICROSOFT.CONCAT(&quot;% &quot;; [.I19]))" office:value-type="string" office:string-value="\tableitem{Ambidexterity}{5}{39}" calcext:value-type="string">
            <text:p>\tableitem{Ambidexterity}{5}{39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otic</text:p>
          </table:table-cell>
          <table:table-cell table:formula="of:=CONCATENATE([.I$1]; &quot;{&quot;; [.B20];&quot;}{&quot;; [.F20]; &quot;}{&quot;;[.G20];&quot;}&quot;)" office:value-type="string" office:string-value="\tableitem{Amphibious}{10}{40}" calcext:value-type="string">
            <text:p>\tableitem{Amphibious}{10}{40}</text:p>
          </table:table-cell>
          <table:table-cell table:formula="of:=IF([.A20]; [.I20]; COM.MICROSOFT.CONCAT(&quot;% &quot;; [.I20]))" office:value-type="string" office:string-value="% \tableitem{Amphibious}{10}{40}" calcext:value-type="string">
            <text:p>% \tableitem{Amphibious}{10}{40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nimal Em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undane</text:p>
          </table:table-cell>
          <table:table-cell table:formula="of:=CONCATENATE([.I$1]; &quot;{&quot;; [.B21];&quot;}{&quot;; [.F21]; &quot;}{&quot;;[.G21];&quot;}&quot;)" office:value-type="string" office:string-value="\tableitem{Animal Empathy}{5}{40}" calcext:value-type="string">
            <text:p>\tableitem{Animal Empathy}{5}{40}</text:p>
          </table:table-cell>
          <table:table-cell table:formula="of:=IF([.A21]; [.I21]; COM.MICROSOFT.CONCAT(&quot;% &quot;; [.I21]))" office:value-type="string" office:string-value="% \tableitem{Animal Empathy}{5}{40}" calcext:value-type="string">
            <text:p>% \tableitem{Animal Empathy}{5}{40}</text:p>
          </table:table-cell>
          <table:table-cell table:number-columns-repeated="10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nimal Frie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22];&quot;}{&quot;; [.F22]; &quot;}{&quot;;[.G22];&quot;}&quot;)" office:value-type="string" office:string-value="\tableitem{Animal Friend}{5/level}{90}" calcext:value-type="string">
            <text:p>\tableitem{Animal Friend}{5/level}{90}</text:p>
          </table:table-cell>
          <table:table-cell table:formula="of:=IF([.A22]; [.I22]; COM.MICROSOFT.CONCAT(&quot;% &quot;; [.I22]))" office:value-type="string" office:string-value="% \tableitem{Animal Friend}{5/level}{90}" calcext:value-type="string">
            <text:p>% \tableitem{Animal Friend}{5/level}{9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ndane</text:p>
          </table:table-cell>
          <table:table-cell table:formula="of:=CONCATENATE([.I$1]; &quot;{&quot;; [.B23];&quot;}{&quot;; [.F23]; &quot;}{&quot;;[.G23];&quot;}&quot;)" office:value-type="string" office:string-value="\tableitem{Appearance}{Variable}{21}" calcext:value-type="string">
            <text:p>\tableitem{Appearance}{Variable}{21}</text:p>
          </table:table-cell>
          <table:table-cell table:formula="of:=IF([.A23]; [.I23]; COM.MICROSOFT.CONCAT(&quot;% &quot;; [.I23]))" office:value-type="string" office:string-value="\tableitem{Appearance}{Variable}{21}" calcext:value-type="string">
            <text:p>\tableitem{Appearance}{Variable}{21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rm D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2 or 16/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otic</text:p>
          </table:table-cell>
          <table:table-cell table:formula="of:=CONCATENATE([.I$1]; &quot;{&quot;; [.B24];&quot;}{&quot;; [.F24]; &quot;}{&quot;;[.G24];&quot;}&quot;)" office:value-type="string" office:string-value="\tableitem{Arm DX}{12 or 16/level}{40}" calcext:value-type="string">
            <text:p>\tableitem{Arm DX}{12 or 16/level}{40}</text:p>
          </table:table-cell>
          <table:table-cell table:formula="of:=IF([.A24]; [.I24]; COM.MICROSOFT.CONCAT(&quot;% &quot;; [.I24]))" office:value-type="string" office:string-value="\tableitem{Arm DX}{12 or 16/level}{40}" calcext:value-type="string">
            <text:p>\tableitem{Arm DX}{12 or 16/level}{4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rm 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, 5, or 8/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otic</text:p>
          </table:table-cell>
          <table:table-cell table:formula="of:=CONCATENATE([.I$1]; &quot;{&quot;; [.B25];&quot;}{&quot;; [.F25]; &quot;}{&quot;;[.G25];&quot;}&quot;)" office:value-type="string" office:string-value="\tableitem{Arm ST}{3, 5, or 8/level}{40}" calcext:value-type="string">
            <text:p>\tableitem{Arm ST}{3, 5, or 8/level}{40}</text:p>
          </table:table-cell>
          <table:table-cell table:formula="of:=IF([.A25]; [.I25]; COM.MICROSOFT.CONCAT(&quot;% &quot;; [.I25]))" office:value-type="string" office:string-value="\tableitem{Arm ST}{3, 5, or 8/level}{40}" calcext:value-type="string">
            <text:p>\tableitem{Arm ST}{3, 5, or 8/level}{4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rtific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0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26];&quot;}{&quot;; [.F26]; &quot;}{&quot;;[.G26];&quot;}&quot;)" office:value-type="string" office:string-value="\tableitem{Artificer}{10/level}{90}" calcext:value-type="string">
            <text:p>\tableitem{Artificer}{10/level}{90}</text:p>
          </table:table-cell>
          <table:table-cell table:formula="of:=IF([.A26]; [.I26]; COM.MICROSOFT.CONCAT(&quot;% &quot;; [.I26]))" office:value-type="string" office:string-value="\tableitem{Artificer}{10/level}{90}" calcext:value-type="string">
            <text:p>\tableitem{Artificer}{10/level}{90}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t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27];&quot;}{&quot;; [.F27]; &quot;}{&quot;;[.G27];&quot;}&quot;)" office:value-type="string" office:string-value="\tableitem{Autotrance}{1}{101}" calcext:value-type="string">
            <text:p>\tableitem{Autotrance}{1}{101}</text:p>
          </table:table-cell>
          <table:table-cell table:formula="of:=IF([.A27]; [.I27]; COM.MICROSOFT.CONCAT(&quot;% &quot;; [.I27]))" office:value-type="string" office:string-value="\tableitem{Autotrance}{1}{101}" calcext:value-type="string">
            <text:p>\tableitem{Autotrance}{1}{10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/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otic</text:p>
          </table:table-cell>
          <table:table-cell table:formula="of:=CONCATENATE([.I$1]; &quot;{&quot;; [.B28];&quot;}{&quot;; [.F28]; &quot;}{&quot;;[.G28];&quot;}&quot;)" office:value-type="string" office:string-value="\tableitem{Binding}{2/level}{40}" calcext:value-type="string">
            <text:p>\tableitem{Binding}{2/level}{40}</text:p>
          </table:table-cell>
          <table:table-cell table:formula="of:=IF([.A28]; [.I28]; COM.MICROSOFT.CONCAT(&quot;% &quot;; [.I28]))" office:value-type="string" office:string-value="% \tableitem{Binding}{2/level}{40}" calcext:value-type="string">
            <text:p>% \tableitem{Binding}{2/level}{4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10+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9];&quot;}{&quot;; [.F29]; &quot;}{&quot;;[.G29];&quot;}&quot;)" office:value-type="string" office:string-value="\tableitem{Blessed}{10+}{40}" calcext:value-type="string">
            <text:p>\tableitem{Blessed}{10+}{40}</text:p>
          </table:table-cell>
          <table:table-cell table:formula="of:=IF([.A29]; [.I29]; COM.MICROSOFT.CONCAT(&quot;% &quot;; [.I29]))" office:value-type="string" office:string-value="% \tableitem{Blessed}{10+}{40}" calcext:value-type="string">
            <text:p>% \tableitem{Blessed}{10+}{4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achia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otic</text:p>
          </table:table-cell>
          <table:table-cell table:formula="of:=CONCATENATE([.I$1]; &quot;{&quot;; [.B30];&quot;}{&quot;; [.F30]; &quot;}{&quot;;[.G30];&quot;}&quot;)" office:value-type="string" office:string-value="\tableitem{Brachiator}{5}{41}" calcext:value-type="string">
            <text:p>\tableitem{Brachiator}{5}{41}</text:p>
          </table:table-cell>
          <table:table-cell table:formula="of:=IF([.A30]; [.I30]; COM.MICROSOFT.CONCAT(&quot;% &quot;; [.I30]))" office:value-type="string" office:string-value="% \tableitem{Brachiator}{5}{41}" calcext:value-type="string">
            <text:p>% \tableitem{Brachiator}{5}{4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eath-Hold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/lev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otic</text:p>
          </table:table-cell>
          <table:table-cell table:formula="of:=CONCATENATE([.I$1]; &quot;{&quot;; [.B31];&quot;}{&quot;; [.F31]; &quot;}{&quot;;[.G31];&quot;}&quot;)" office:value-type="string" office:string-value="\tableitem{Breath-Holding}{2/level}{41}" calcext:value-type="string">
            <text:p>\tableitem{Breath-Holding}{2/level}{41}</text:p>
          </table:table-cell>
          <table:table-cell table:formula="of:=IF([.A31]; [.I31]; COM.MICROSOFT.CONCAT(&quot;% &quot;; [.I31]))" office:value-type="string" office:string-value="% \tableitem{Breath-Holding}{2/level}{41}" calcext:value-type="string">
            <text:p>% \tableitem{Breath-Holding}{2/level}{41}</text:p>
          </table:table-cell>
          <table:table-cell table:number-columns-repeated="1014"/>
        </table:table-row>
        <table:table-row table:style-name="ro2">
          <table:table-cell table:formula="of:=IF([.E3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usiness Acu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0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32];&quot;}{&quot;; [.F32]; &quot;}{&quot;;[.G32];&quot;}&quot;)" office:value-type="string" office:string-value="\tableitem{Business Acumen}{10/level}{90}" calcext:value-type="string">
            <text:p>\tableitem{Business Acumen}{10/level}{90}</text:p>
          </table:table-cell>
          <table:table-cell table:formula="of:=IF([.A32]; [.I32]; COM.MICROSOFT.CONCAT(&quot;% &quot;; [.I32]))" office:value-type="string" office:string-value="\tableitem{Business Acumen}{10/level}{90}" calcext:value-type="string">
            <text:p>\tableitem{Business Acumen}{10/level}{90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tf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otic</text:p>
          </table:table-cell>
          <table:table-cell table:formula="of:=CONCATENATE([.I$1]; &quot;{&quot;; [.B33];&quot;}{&quot;; [.F33]; &quot;}{&quot;;[.G33];&quot;}&quot;)" office:value-type="string" office:string-value="\tableitem{Catfall}{10}{41}" calcext:value-type="string">
            <text:p>\tableitem{Catfall}{10}{41}</text:p>
          </table:table-cell>
          <table:table-cell table:formula="of:=IF([.A33]; [.I33]; COM.MICROSOFT.CONCAT(&quot;% &quot;; [.I33]))" office:value-type="string" office:string-value="\tableitem{Catfall}{10}{41}" calcext:value-type="string">
            <text:p>\tableitem{Catfall}{10}{4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xotic</text:p>
          </table:table-cell>
          <table:table-cell table:formula="of:=CONCATENATE([.I$1]; &quot;{&quot;; [.B34];&quot;}{&quot;; [.F34]; &quot;}{&quot;;[.G34];&quot;}&quot;)" office:value-type="string" office:string-value="\tableitem{Chameleon}{5/level}{41}" calcext:value-type="string">
            <text:p>\tableitem{Chameleon}{5/level}{41}</text:p>
          </table:table-cell>
          <table:table-cell table:formula="of:=IF([.A34]; [.I34]; COM.MICROSOFT.CONCAT(&quot;% &quot;; [.I34]))" office:value-type="string" office:string-value="% \tableitem{Chameleon}{5/level}{41}" calcext:value-type="string">
            <text:p>% \tableitem{Chameleon}{5/level}{4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hanne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5];&quot;}{&quot;; [.F35]; &quot;}{&quot;;[.G35];&quot;}&quot;)" office:value-type="string" office:string-value="\tableitem{Channeling}{10}{41}" calcext:value-type="string">
            <text:p>\tableitem{Channeling}{10}{41}</text:p>
          </table:table-cell>
          <table:table-cell table:formula="of:=IF([.A35]; [.I35]; COM.MICROSOFT.CONCAT(&quot;% &quot;; [.I35]))" office:value-type="string" office:string-value="% \tableitem{Channeling}{10}{41}" calcext:value-type="string">
            <text:p>% \tableitem{Channeling}{10}{41}</text:p>
          </table:table-cell>
          <table:table-cell table:number-columns-repeated="1014"/>
        </table:table-row>
        <table:table-row table:style-name="ro2">
          <table:table-cell table:formula="of:=IF([.E3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undane</text:p>
          </table:table-cell>
          <table:table-cell table:formula="of:=CONCATENATE([.I$1]; &quot;{&quot;; [.B36];&quot;}{&quot;; [.F36]; &quot;}{&quot;;[.G36];&quot;}&quot;)" office:value-type="string" office:string-value="\tableitem{Charisma}{5/level}{41}" calcext:value-type="string">
            <text:p>\tableitem{Charisma}{5/level}{41}</text:p>
          </table:table-cell>
          <table:table-cell table:formula="of:=IF([.A36]; [.I36]; COM.MICROSOFT.CONCAT(&quot;% &quot;; [.I36]))" office:value-type="string" office:string-value="\tableitem{Charisma}{5/level}{41}" calcext:value-type="string">
            <text:p>\tableitem{Charisma}{5/level}{41}</text:p>
          </table:table-cell>
          <table:table-cell table:number-columns-repeated="1014"/>
        </table:table-row>
        <table:table-row table:style-name="ro2">
          <table:table-cell table:formula="of:=IF([.E3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ronolo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ndane</text:p>
          </table:table-cell>
          <table:table-cell table:formula="of:=CONCATENATE([.I$1]; &quot;{&quot;; [.B37];&quot;}{&quot;; [.F37]; &quot;}{&quot;;[.G37];&quot;}&quot;)" office:value-type="string" office:string-value="\tableitem{Chronolocation}{5}{35}" calcext:value-type="string">
            <text:p>\tableitem{Chronolocation}{5}{35}</text:p>
          </table:table-cell>
          <table:table-cell table:formula="of:=IF([.A37]; [.I37]; COM.MICROSOFT.CONCAT(&quot;% &quot;; [.I37]))" office:value-type="string" office:string-value="\tableitem{Chronolocation}{5}{35}" calcext:value-type="string">
            <text:p>\tableitem{Chronolocation}{5}{35}</text:p>
          </table:table-cell>
          <table:table-cell table:number-columns-repeated="1014"/>
        </table:table-row>
        <table:table-row table:style-name="ro2">
          <table:table-cell table:formula="of:=IF([.E3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laim to Hospita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 to 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undane</text:p>
          </table:table-cell>
          <table:table-cell table:formula="of:=CONCATENATE([.I$1]; &quot;{&quot;; [.B38];&quot;}{&quot;; [.F38]; &quot;}{&quot;;[.G38];&quot;}&quot;)" office:value-type="string" office:string-value="\tableitem{Claim to Hospitality}{1 to 10}{41}" calcext:value-type="string">
            <text:p>\tableitem{Claim to Hospitality}{1 to 10}{41}</text:p>
          </table:table-cell>
          <table:table-cell table:formula="of:=IF([.A38]; [.I38]; COM.MICROSOFT.CONCAT(&quot;% &quot;; [.I38]))" office:value-type="string" office:string-value="\tableitem{Claim to Hospitality}{1 to 10}{41}" calcext:value-type="string">
            <text:p>\tableitem{Claim to Hospitality}{1 to 10}{4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lairsenti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9];&quot;}{&quot;; [.F39]; &quot;}{&quot;;[.G39];&quot;}&quot;)" office:value-type="string" office:string-value="\tableitem{Clairsentience}{50}{42}" calcext:value-type="string">
            <text:p>\tableitem{Clairsentience}{50}{42}</text:p>
          </table:table-cell>
          <table:table-cell table:formula="of:=IF([.A39]; [.I39]; COM.MICROSOFT.CONCAT(&quot;% &quot;; [.I39]))" office:value-type="string" office:string-value="% \tableitem{Clairsentience}{50}{42}" calcext:value-type="string">
            <text:p>% \tableitem{Clairsentience}{50}{42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w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xotic</text:p>
          </table:table-cell>
          <table:table-cell table:formula="of:=CONCATENATE([.I$1]; &quot;{&quot;; [.B40];&quot;}{&quot;; [.F40]; &quot;}{&quot;;[.G40];&quot;}&quot;)" office:value-type="string" office:string-value="\tableitem{Claws}{Variable}{42}" calcext:value-type="string">
            <text:p>\tableitem{Claws}{Variable}{42}</text:p>
          </table:table-cell>
          <table:table-cell table:formula="of:=IF([.A40]; [.I40]; COM.MICROSOFT.CONCAT(&quot;% &quot;; [.I40]))" office:value-type="string" office:string-value="\tableitem{Claws}{Variable}{42}" calcext:value-type="string">
            <text:p>\tableitem{Claws}{Variable}{42}</text:p>
          </table:table-cell>
          <table:table-cell table:number-columns-repeated="1014"/>
        </table:table-row>
        <table:table-row table:style-name="ro2">
          <table:table-cell table:formula="of:=IF([.E4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lerical Invest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ndane</text:p>
          </table:table-cell>
          <table:table-cell table:formula="of:=CONCATENATE([.I$1]; &quot;{&quot;; [.B41];&quot;}{&quot;; [.F41]; &quot;}{&quot;;[.G41];&quot;}&quot;)" office:value-type="string" office:string-value="\tableitem{Clerical Investment}{5}{43}" calcext:value-type="string">
            <text:p>\tableitem{Clerical Investment}{5}{43}</text:p>
          </table:table-cell>
          <table:table-cell table:formula="of:=IF([.A41]; [.I41]; COM.MICROSOFT.CONCAT(&quot;% &quot;; [.I41]))" office:value-type="string" office:string-value="\tableitem{Clerical Investment}{5}{43}" calcext:value-type="string">
            <text:p>\tableitem{Clerical Investment}{5}{4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ling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otic</text:p>
          </table:table-cell>
          <table:table-cell table:formula="of:=CONCATENATE([.I$1]; &quot;{&quot;; [.B42];&quot;}{&quot;; [.F42]; &quot;}{&quot;;[.G42];&quot;}&quot;)" office:value-type="string" office:string-value="\tableitem{Clinging}{20}{43}" calcext:value-type="string">
            <text:p>\tableitem{Clinging}{20}{43}</text:p>
          </table:table-cell>
          <table:table-cell table:formula="of:=IF([.A42]; [.I42]; COM.MICROSOFT.CONCAT(&quot;% &quot;; [.I42]))" office:value-type="string" office:string-value="% \tableitem{Clinging}{20}{43}" calcext:value-type="string">
            <text:p>% \tableitem{Clinging}{20}{43}</text:p>
          </table:table-cell>
          <table:table-cell table:number-columns-repeated="1014"/>
        </table:table-row>
        <table:table-row table:style-name="ro2">
          <table:table-cell table:formula="of:=IF([.E4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mbat Reflex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ndane</text:p>
          </table:table-cell>
          <table:table-cell table:formula="of:=CONCATENATE([.I$1]; &quot;{&quot;; [.B43];&quot;}{&quot;; [.F43]; &quot;}{&quot;;[.G43];&quot;}&quot;)" office:value-type="string" office:string-value="\tableitem{Combat Reflexes}{15}{43}" calcext:value-type="string">
            <text:p>\tableitem{Combat Reflexes}{15}{43}</text:p>
          </table:table-cell>
          <table:table-cell table:formula="of:=IF([.A43]; [.I43]; COM.MICROSOFT.CONCAT(&quot;% &quot;; [.I43]))" office:value-type="string" office:string-value="\tableitem{Combat Reflexes}{15}{43}" calcext:value-type="string">
            <text:p>\tableitem{Combat Reflexes}{15}{43}</text:p>
          </table:table-cell>
          <table:table-cell table:number-columns-repeated="1014"/>
        </table:table-row>
        <table:table-row table:style-name="ro2">
          <table:table-cell table:formula="of:=IF([.E4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mmon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ndane</text:p>
          </table:table-cell>
          <table:table-cell table:formula="of:=CONCATENATE([.I$1]; &quot;{&quot;; [.B44];&quot;}{&quot;; [.F44]; &quot;}{&quot;;[.G44];&quot;}&quot;)" office:value-type="string" office:string-value="\tableitem{Common Sense}{10}{43}" calcext:value-type="string">
            <text:p>\tableitem{Common Sense}{10}{43}</text:p>
          </table:table-cell>
          <table:table-cell table:formula="of:=IF([.A44]; [.I44]; COM.MICROSOFT.CONCAT(&quot;% &quot;; [.I44]))" office:value-type="string" office:string-value="\tableitem{Common Sense}{10}{43}" calcext:value-type="string">
            <text:p>\tableitem{Common Sense}{10}{4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mpartmentalized Mi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0/lev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otic</text:p>
          </table:table-cell>
          <table:table-cell table:formula="of:=CONCATENATE([.I$1]; &quot;{&quot;; [.B45];&quot;}{&quot;; [.F45]; &quot;}{&quot;;[.G45];&quot;}&quot;)" office:value-type="string" office:string-value="\tableitem{Compartmentalized Mind}{50/level}{43}" calcext:value-type="string">
            <text:p>\tableitem{Compartmentalized Mind}{50/level}{43}</text:p>
          </table:table-cell>
          <table:table-cell table:formula="of:=IF([.A45]; [.I45]; COM.MICROSOFT.CONCAT(&quot;% &quot;; [.I45]))" office:value-type="string" office:string-value="% \tableitem{Compartmentalized Mind}{50/level}{43}" calcext:value-type="string">
            <text:p>% \tableitem{Compartmentalized Mind}{50/level}{4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nstriction 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otic</text:p>
          </table:table-cell>
          <table:table-cell table:formula="of:=CONCATENATE([.I$1]; &quot;{&quot;; [.B46];&quot;}{&quot;; [.F46]; &quot;}{&quot;;[.G46];&quot;}&quot;)" office:value-type="string" office:string-value="\tableitem{Constriction Attack}{15}{43}" calcext:value-type="string">
            <text:p>\tableitem{Constriction Attack}{15}{43}</text:p>
          </table:table-cell>
          <table:table-cell table:formula="of:=IF([.A46]; [.I46]; COM.MICROSOFT.CONCAT(&quot;% &quot;; [.I46]))" office:value-type="string" office:string-value="% \tableitem{Constriction Attack}{15}{43}" calcext:value-type="string">
            <text:p>% \tableitem{Constriction Attack}{15}{43}</text:p>
          </table:table-cell>
          <table:table-cell table:number-columns-repeated="1014"/>
        </table:table-row>
        <table:table-row table:style-name="ro2">
          <table:table-cell table:formula="of:=IF([.E4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ntact Grou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ndane</text:p>
          </table:table-cell>
          <table:table-cell table:formula="of:=CONCATENATE([.I$1]; &quot;{&quot;; [.B47];&quot;}{&quot;; [.F47]; &quot;}{&quot;;[.G47];&quot;}&quot;)" office:value-type="string" office:string-value="\tableitem{Contact Group}{Variable}{44}" calcext:value-type="string">
            <text:p>\tableitem{Contact Group}{Variable}{44}</text:p>
          </table:table-cell>
          <table:table-cell table:formula="of:=IF([.A47]; [.I47]; COM.MICROSOFT.CONCAT(&quot;% &quot;; [.I47]))" office:value-type="string" office:string-value="\tableitem{Contact Group}{Variable}{44}" calcext:value-type="string">
            <text:p>\tableitem{Contact Group}{Variable}{44}</text:p>
          </table:table-cell>
          <table:table-cell table:number-columns-repeated="1014"/>
        </table:table-row>
        <table:table-row table:style-name="ro2">
          <table:table-cell table:formula="of:=IF([.E4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ndane</text:p>
          </table:table-cell>
          <table:table-cell table:formula="of:=CONCATENATE([.I$1]; &quot;{&quot;; [.B48];&quot;}{&quot;; [.F48]; &quot;}{&quot;;[.G48];&quot;}&quot;)" office:value-type="string" office:string-value="\tableitem{Contacts}{Variable}{44}" calcext:value-type="string">
            <text:p>\tableitem{Contacts}{Variable}{44}</text:p>
          </table:table-cell>
          <table:table-cell table:formula="of:=IF([.A48]; [.I48]; COM.MICROSOFT.CONCAT(&quot;% &quot;; [.I48]))" office:value-type="string" office:string-value="\tableitem{Contacts}{Variable}{44}" calcext:value-type="string">
            <text:p>\tableitem{Contacts}{Variable}{44}</text:p>
          </table:table-cell>
          <table:table-cell table:number-columns-repeated="1014"/>
        </table:table-row>
        <table:table-row table:style-name="ro2">
          <table:table-cell table:formula="of:=IF([.E4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urtesy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/lev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ndane</text:p>
          </table:table-cell>
          <table:table-cell table:formula="of:=CONCATENATE([.I$1]; &quot;{&quot;; [.B49];&quot;}{&quot;; [.F49]; &quot;}{&quot;;[.G49];&quot;}&quot;)" office:value-type="string" office:string-value="\tableitem{Courtesy Rank}{1/level}{29}" calcext:value-type="string">
            <text:p>\tableitem{Courtesy Rank}{1/level}{29}</text:p>
          </table:table-cell>
          <table:table-cell table:formula="of:=IF([.A49]; [.I49]; COM.MICROSOFT.CONCAT(&quot;% &quot;; [.I49]))" office:value-type="string" office:string-value="\tableitem{Courtesy Rank}{1/level}{29}" calcext:value-type="string">
            <text:p>\tableitem{Courtesy Rank}{1/level}{29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ltural Adapt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inematic</text:p>
          </table:table-cell>
          <table:table-cell table:formula="of:=CONCATENATE([.I$1]; &quot;{&quot;; [.B50];&quot;}{&quot;; [.F50]; &quot;}{&quot;;[.G50];&quot;}&quot;)" office:value-type="string" office:string-value="\tableitem{Cultural Adaptability}{10}{46}" calcext:value-type="string">
            <text:p>\tableitem{Cultural Adaptability}{10}{46}</text:p>
          </table:table-cell>
          <table:table-cell table:formula="of:=IF([.A50]; [.I50]; COM.MICROSOFT.CONCAT(&quot;% &quot;; [.I50]))" office:value-type="string" office:string-value="\tableitem{Cultural Adaptability}{10}{46}" calcext:value-type="string">
            <text:p>\tableitem{Cultural Adaptability}{10}{46}</text:p>
          </table:table-cell>
          <table:table-cell table:number-columns-repeated="1014"/>
        </table:table-row>
        <table:table-row table:style-name="ro2">
          <table:table-cell table:formula="of:=IF([.E5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ultural Familiar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 or 2/cultu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ndane</text:p>
          </table:table-cell>
          <table:table-cell table:formula="of:=CONCATENATE([.I$1]; &quot;{&quot;; [.B51];&quot;}{&quot;; [.F51]; &quot;}{&quot;;[.G51];&quot;}&quot;)" office:value-type="string" office:string-value="\tableitem{Cultural Familiarity}{1 or 2/culture}{23}" calcext:value-type="string">
            <text:p>\tableitem{Cultural Familiarity}{1 or 2/culture}{23}</text:p>
          </table:table-cell>
          <table:table-cell table:formula="of:=IF([.A51]; [.I51]; COM.MICROSOFT.CONCAT(&quot;% &quot;; [.I51]))" office:value-type="string" office:string-value="\tableitem{Cultural Familiarity}{1 or 2/culture}{23}" calcext:value-type="string">
            <text:p>\tableitem{Cultural Familiarity}{1 or 2/culture}{23}</text:p>
          </table:table-cell>
          <table:table-cell table:number-columns-repeated="1014"/>
        </table:table-row>
        <table:table-row table:style-name="ro2">
          <table:table-cell table:formula="of:=IF([.E5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yberneti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ndane</text:p>
          </table:table-cell>
          <table:table-cell table:formula="of:=CONCATENATE([.I$1]; &quot;{&quot;; [.B52];&quot;}{&quot;; [.F52]; &quot;}{&quot;;[.G52];&quot;}&quot;)" office:value-type="string" office:string-value="\tableitem{Cybernetics}{Variable}{46}" calcext:value-type="string">
            <text:p>\tableitem{Cybernetics}{Variable}{46}</text:p>
          </table:table-cell>
          <table:table-cell table:formula="of:=IF([.A52]; [.I52]; COM.MICROSOFT.CONCAT(&quot;% &quot;; [.I52]))" office:value-type="string" office:string-value="\tableitem{Cybernetics}{Variable}{46}" calcext:value-type="string">
            <text:p>\tableitem{Cybernetics}{Variable}{4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amage Resist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xotic</text:p>
          </table:table-cell>
          <table:table-cell table:formula="of:=CONCATENATE([.I$1]; &quot;{&quot;; [.B53];&quot;}{&quot;; [.F53]; &quot;}{&quot;;[.G53];&quot;}&quot;)" office:value-type="string" office:string-value="\tableitem{Damage Resistance}{5/level}{46}" calcext:value-type="string">
            <text:p>\tableitem{Damage Resistance}{5/level}{46}</text:p>
          </table:table-cell>
          <table:table-cell table:formula="of:=IF([.A53]; [.I53]; COM.MICROSOFT.CONCAT(&quot;% &quot;; [.I53]))" office:value-type="string" office:string-value="% \tableitem{Damage Resistance}{5/level}{46}" calcext:value-type="string">
            <text:p>% \tableitem{Damage Resistance}{5/level}{46}</text:p>
          </table:table-cell>
          <table:table-cell table:number-columns-repeated="1014"/>
        </table:table-row>
        <table:table-row table:style-name="ro2">
          <table:table-cell table:formula="of:=IF([.E5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anger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undane</text:p>
          </table:table-cell>
          <table:table-cell table:formula="of:=CONCATENATE([.I$1]; &quot;{&quot;; [.B54];&quot;}{&quot;; [.F54]; &quot;}{&quot;;[.G54];&quot;}&quot;)" office:value-type="string" office:string-value="\tableitem{Danger Sense}{15}{47}" calcext:value-type="string">
            <text:p>\tableitem{Danger Sense}{15}{47}</text:p>
          </table:table-cell>
          <table:table-cell table:formula="of:=IF([.A54]; [.I54]; COM.MICROSOFT.CONCAT(&quot;% &quot;; [.I54]))" office:value-type="string" office:string-value="\tableitem{Danger Sense}{15}{47}" calcext:value-type="string">
            <text:p>\tableitem{Danger Sense}{15}{47}</text:p>
          </table:table-cell>
          <table:table-cell table:number-columns-repeated="1014"/>
        </table:table-row>
        <table:table-row table:style-name="ro2">
          <table:table-cell table:formula="of:=IF([.E5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aredev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undane</text:p>
          </table:table-cell>
          <table:table-cell table:formula="of:=CONCATENATE([.I$1]; &quot;{&quot;; [.B55];&quot;}{&quot;; [.F55]; &quot;}{&quot;;[.G55];&quot;}&quot;)" office:value-type="string" office:string-value="\tableitem{Daredevil}{15}{47}" calcext:value-type="string">
            <text:p>\tableitem{Daredevil}{15}{47}</text:p>
          </table:table-cell>
          <table:table-cell table:formula="of:=IF([.A55]; [.I55]; COM.MICROSOFT.CONCAT(&quot;% &quot;; [.I55]))" office:value-type="string" office:string-value="\tableitem{Daredevil}{15}{47}" calcext:value-type="string">
            <text:p>\tableitem{Daredevil}{15}{4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ark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xotic</text:p>
          </table:table-cell>
          <table:table-cell table:formula="of:=CONCATENATE([.I$1]; &quot;{&quot;; [.B56];&quot;}{&quot;; [.F56]; &quot;}{&quot;;[.G56];&quot;}&quot;)" office:value-type="string" office:string-value="\tableitem{Dark Vision}{25}{47}" calcext:value-type="string">
            <text:p>\tableitem{Dark Vision}{25}{47}</text:p>
          </table:table-cell>
          <table:table-cell table:formula="of:=IF([.A56]; [.I56]; COM.MICROSOFT.CONCAT(&quot;% &quot;; [.I56]))" office:value-type="string" office:string-value="% \tableitem{Dark Vision}{25}{47}" calcext:value-type="string">
            <text:p>% \tableitem{Dark Vision}{25}{47}</text:p>
          </table:table-cell>
          <table:table-cell table:number-columns-repeated="1014"/>
        </table:table-row>
        <table:table-row table:style-name="ro2">
          <table:table-cell table:formula="of:=IF([.E5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eep Slee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57];&quot;}{&quot;; [.F57]; &quot;}{&quot;;[.G57];&quot;}&quot;)" office:value-type="string" office:string-value="\tableitem{Deep Sleeper}{1}{101}" calcext:value-type="string">
            <text:p>\tableitem{Deep Sleeper}{1}{101}</text:p>
          </table:table-cell>
          <table:table-cell table:formula="of:=IF([.A57]; [.I57]; COM.MICROSOFT.CONCAT(&quot;% &quot;; [.I57]))" office:value-type="string" office:string-value="\tableitem{Deep Sleeper}{1}{101}" calcext:value-type="string">
            <text:p>\tableitem{Deep Sleeper}{1}{101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Variab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58];&quot;}{&quot;; [.F58]; &quot;}{&quot;;[.G58];&quot;}&quot;)" office:value-type="string" office:string-value="\tableitem{Destiny}{Variable}{48}" calcext:value-type="string">
            <text:p>\tableitem{Destiny}{Variable}{48}</text:p>
          </table:table-cell>
          <table:table-cell table:formula="of:=IF([.A58]; [.I58]; COM.MICROSOFT.CONCAT(&quot;% &quot;; [.I58]))" office:value-type="string" office:string-value="\tableitem{Destiny}{Variable}{48}" calcext:value-type="string">
            <text:p>\tableitem{Destiny}{Variable}{4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otic</text:p>
          </table:table-cell>
          <table:table-cell table:formula="of:=CONCATENATE([.I$1]; &quot;{&quot;; [.B59];&quot;}{&quot;; [.F59]; &quot;}{&quot;;[.G59];&quot;}&quot;)" office:value-type="string" office:string-value="\tableitem{Detect}{Variable}{48}" calcext:value-type="string">
            <text:p>\tableitem{Detect}{Variable}{48}</text:p>
          </table:table-cell>
          <table:table-cell table:formula="of:=IF([.A59]; [.I59]; COM.MICROSOFT.CONCAT(&quot;% &quot;; [.I59]))" office:value-type="string" office:string-value="% \tableitem{Detect}{Variable}{48}" calcext:value-type="string">
            <text:p>% \tableitem{Detect}{Variable}{4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igital Mi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otic</text:p>
          </table:table-cell>
          <table:table-cell table:formula="of:=CONCATENATE([.I$1]; &quot;{&quot;; [.B60];&quot;}{&quot;; [.F60]; &quot;}{&quot;;[.G60];&quot;}&quot;)" office:value-type="string" office:string-value="\tableitem{Digital Mind}{5}{48}" calcext:value-type="string">
            <text:p>\tableitem{Digital Mind}{5}{48}</text:p>
          </table:table-cell>
          <table:table-cell table:formula="of:=IF([.A60]; [.I60]; COM.MICROSOFT.CONCAT(&quot;% &quot;; [.I60]))" office:value-type="string" office:string-value="% \tableitem{Digital Mind}{5}{48}" calcext:value-type="string">
            <text:p>% \tableitem{Digital Mind}{5}{48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riminatory Hea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tic</text:p>
          </table:table-cell>
          <table:table-cell table:formula="of:=CONCATENATE([.I$1]; &quot;{&quot;; [.B61];&quot;}{&quot;; [.F61]; &quot;}{&quot;;[.G61];&quot;}&quot;)" office:value-type="string" office:string-value="\tableitem{Discriminatory Hearing}{15}{49}" calcext:value-type="string">
            <text:p>\tableitem{Discriminatory Hearing}{15}{49}</text:p>
          </table:table-cell>
          <table:table-cell table:formula="of:=IF([.A61]; [.I61]; COM.MICROSOFT.CONCAT(&quot;% &quot;; [.I61]))" office:value-type="string" office:string-value="\tableitem{Discriminatory Hearing}{15}{49}" calcext:value-type="string">
            <text:p>\tableitem{Discriminatory Hearing}{15}{49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riminatory Sm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tic</text:p>
          </table:table-cell>
          <table:table-cell table:formula="of:=CONCATENATE([.I$1]; &quot;{&quot;; [.B62];&quot;}{&quot;; [.F62]; &quot;}{&quot;;[.G62];&quot;}&quot;)" office:value-type="string" office:string-value="\tableitem{Discriminatory Smell}{15}{49}" calcext:value-type="string">
            <text:p>\tableitem{Discriminatory Smell}{15}{49}</text:p>
          </table:table-cell>
          <table:table-cell table:formula="of:=IF([.A62]; [.I62]; COM.MICROSOFT.CONCAT(&quot;% &quot;; [.I62]))" office:value-type="string" office:string-value="\tableitem{Discriminatory Smell}{15}{49}" calcext:value-type="string">
            <text:p>\tableitem{Discriminatory Smell}{15}{49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riminatory Tas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tic</text:p>
          </table:table-cell>
          <table:table-cell table:formula="of:=CONCATENATE([.I$1]; &quot;{&quot;; [.B63];&quot;}{&quot;; [.F63]; &quot;}{&quot;;[.G63];&quot;}&quot;)" office:value-type="string" office:string-value="\tableitem{Discriminatory Taste}{10}{49}" calcext:value-type="string">
            <text:p>\tableitem{Discriminatory Taste}{10}{49}</text:p>
          </table:table-cell>
          <table:table-cell table:formula="of:=IF([.A63]; [.I63]; COM.MICROSOFT.CONCAT(&quot;% &quot;; [.I63]))" office:value-type="string" office:string-value="\tableitem{Discriminatory Taste}{10}{49}" calcext:value-type="string">
            <text:p>\tableitem{Discriminatory Taste}{10}{4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oesn’t Breath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tic</text:p>
          </table:table-cell>
          <table:table-cell table:formula="of:=CONCATENATE([.I$1]; &quot;{&quot;; [.B64];&quot;}{&quot;; [.F64]; &quot;}{&quot;;[.G64];&quot;}&quot;)" office:value-type="string" office:string-value="\tableitem{Doesn’t Breathe}{20}{49}" calcext:value-type="string">
            <text:p>\tableitem{Doesn’t Breathe}{20}{49}</text:p>
          </table:table-cell>
          <table:table-cell table:formula="of:=IF([.A64]; [.I64]; COM.MICROSOFT.CONCAT(&quot;% &quot;; [.I64]))" office:value-type="string" office:string-value="% \tableitem{Doesn’t Breathe}{20}{49}" calcext:value-type="string">
            <text:p>% \tableitem{Doesn’t Breathe}{20}{4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oesn’t Eat or Dri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otic</text:p>
          </table:table-cell>
          <table:table-cell table:formula="of:=CONCATENATE([.I$1]; &quot;{&quot;; [.B65];&quot;}{&quot;; [.F65]; &quot;}{&quot;;[.G65];&quot;}&quot;)" office:value-type="string" office:string-value="\tableitem{Doesn’t Eat or Drink}{10}{50}" calcext:value-type="string">
            <text:p>\tableitem{Doesn’t Eat or Drink}{10}{50}</text:p>
          </table:table-cell>
          <table:table-cell table:formula="of:=IF([.A65]; [.I65]; COM.MICROSOFT.CONCAT(&quot;% &quot;; [.I65]))" office:value-type="string" office:string-value="% \tableitem{Doesn’t Eat or Drink}{10}{50}" calcext:value-type="string">
            <text:p>% \tableitem{Doesn’t Eat or Drink}{10}{5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oesn’t Sle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otic</text:p>
          </table:table-cell>
          <table:table-cell table:formula="of:=CONCATENATE([.I$1]; &quot;{&quot;; [.B66];&quot;}{&quot;; [.F66]; &quot;}{&quot;;[.G66];&quot;}&quot;)" office:value-type="string" office:string-value="\tableitem{Doesn’t Sleep}{20}{50}" calcext:value-type="string">
            <text:p>\tableitem{Doesn’t Sleep}{20}{50}</text:p>
          </table:table-cell>
          <table:table-cell table:formula="of:=IF([.A66]; [.I66]; COM.MICROSOFT.CONCAT(&quot;% &quot;; [.I66]))" office:value-type="string" office:string-value="% \tableitem{Doesn’t Sleep}{20}{50}" calcext:value-type="string">
            <text:p>% \tableitem{Doesn’t Sleep}{20}{5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67];&quot;}{&quot;; [.F67]; &quot;}{&quot;;[.G67];&quot;}&quot;)" office:value-type="string" office:string-value="\tableitem{Dominance}{20}{50}" calcext:value-type="string">
            <text:p>\tableitem{Dominance}{20}{50}</text:p>
          </table:table-cell>
          <table:table-cell table:formula="of:=IF([.A67]; [.I67]; COM.MICROSOFT.CONCAT(&quot;% &quot;; [.I67]))" office:value-type="string" office:string-value="% \tableitem{Dominance}{20}{50}" calcext:value-type="string">
            <text:p>% \tableitem{Dominance}{20}{50}</text:p>
          </table:table-cell>
          <table:table-cell table:number-columns-repeated="1014"/>
        </table:table-row>
        <table:table-row table:style-name="ro2">
          <table:table-cell table:formula="of:=IF([.E6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ouble-Join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ndane</text:p>
          </table:table-cell>
          <table:table-cell table:formula="of:=CONCATENATE([.I$1]; &quot;{&quot;; [.B68];&quot;}{&quot;; [.F68]; &quot;}{&quot;;[.G68];&quot;}&quot;)" office:value-type="string" office:string-value="\tableitem{Double-Jointed}{15}{56}" calcext:value-type="string">
            <text:p>\tableitem{Double-Jointed}{15}{56}</text:p>
          </table:table-cell>
          <table:table-cell table:formula="of:=IF([.A68]; [.I68]; COM.MICROSOFT.CONCAT(&quot;% &quot;; [.I68]))" office:value-type="string" office:string-value="\tableitem{Double-Jointed}{15}{56}" calcext:value-type="string">
            <text:p>\tableitem{Double-Jointed}{15}{5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5/cop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otic</text:p>
          </table:table-cell>
          <table:table-cell table:formula="of:=CONCATENATE([.I$1]; &quot;{&quot;; [.B69];&quot;}{&quot;; [.F69]; &quot;}{&quot;;[.G69];&quot;}&quot;)" office:value-type="string" office:string-value="\tableitem{Duplication}{35/copy}{50}" calcext:value-type="string">
            <text:p>\tableitem{Duplication}{35/copy}{50}</text:p>
          </table:table-cell>
          <table:table-cell table:formula="of:=IF([.A69]; [.I69]; COM.MICROSOFT.CONCAT(&quot;% &quot;; [.I69]))" office:value-type="string" office:string-value="% \tableitem{Duplication}{35/copy}{50}" calcext:value-type="string">
            <text:p>% \tableitem{Duplication}{35/copy}{50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idetic Mem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ndane</text:p>
          </table:table-cell>
          <table:table-cell table:formula="of:=CONCATENATE([.I$1]; &quot;{&quot;; [.B70];&quot;}{&quot;; [.F70]; &quot;}{&quot;;[.G70];&quot;}&quot;)" office:value-type="string" office:string-value="\tableitem{Eidetic Memory}{5}{51}" calcext:value-type="string">
            <text:p>\tableitem{Eidetic Memory}{5}{51}</text:p>
          </table:table-cell>
          <table:table-cell table:formula="of:=IF([.A70]; [.I70]; COM.MICROSOFT.CONCAT(&quot;% &quot;; [.I70]))" office:value-type="string" office:string-value="\tableitem{Eidetic Memory}{5}{51}" calcext:value-type="string">
            <text:p>\tableitem{Eidetic Memory}{5}{5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lastic Sk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xotic</text:p>
          </table:table-cell>
          <table:table-cell table:formula="of:=CONCATENATE([.I$1]; &quot;{&quot;; [.B71];&quot;}{&quot;; [.F71]; &quot;}{&quot;;[.G71];&quot;}&quot;)" office:value-type="string" office:string-value="\tableitem{Elastic Skin}{20}{51}" calcext:value-type="string">
            <text:p>\tableitem{Elastic Skin}{20}{51}</text:p>
          </table:table-cell>
          <table:table-cell table:formula="of:=IF([.A71]; [.I71]; COM.MICROSOFT.CONCAT(&quot;% &quot;; [.I71]))" office:value-type="string" office:string-value="% \tableitem{Elastic Skin}{20}{51}" calcext:value-type="string">
            <text:p>% \tableitem{Elastic Skin}{20}{51}</text:p>
          </table:table-cell>
          <table:table-cell table:number-columns-repeated="1014"/>
        </table:table-row>
        <table:table-row table:style-name="ro2">
          <table:table-cell table:formula="of:=IF([.E7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ndane</text:p>
          </table:table-cell>
          <table:table-cell table:formula="of:=CONCATENATE([.I$1]; &quot;{&quot;; [.B72];&quot;}{&quot;; [.F72]; &quot;}{&quot;;[.G72];&quot;}&quot;)" office:value-type="string" office:string-value="\tableitem{Empathy}{15}{51}" calcext:value-type="string">
            <text:p>\tableitem{Empathy}{15}{51}</text:p>
          </table:table-cell>
          <table:table-cell table:formula="of:=IF([.A72]; [.I72]; COM.MICROSOFT.CONCAT(&quot;% &quot;; [.I72]))" office:value-type="string" office:string-value="\tableitem{Empathy}{15}{51}" calcext:value-type="string">
            <text:p>\tableitem{Empathy}{15}{5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nhanced Def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string" calcext:value-type="string">
            <text:p>Variabl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inematic</text:p>
          </table:table-cell>
          <table:table-cell table:formula="of:=CONCATENATE([.I$1]; &quot;{&quot;; [.B73];&quot;}{&quot;; [.F73]; &quot;}{&quot;;[.G73];&quot;}&quot;)" office:value-type="string" office:string-value="\tableitem{Enhanced Defenses}{Variable}{51}" calcext:value-type="string">
            <text:p>\tableitem{Enhanced Defenses}{Variable}{51}</text:p>
          </table:table-cell>
          <table:table-cell table:formula="of:=IF([.A73]; [.I73]; COM.MICROSOFT.CONCAT(&quot;% &quot;; [.I73]))" office:value-type="string" office:string-value="% \tableitem{Enhanced Defenses}{Variable}{51}" calcext:value-type="string">
            <text:p>% \tableitem{Enhanced Defenses}{Variable}{5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nhanced Mo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0/lev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otic</text:p>
          </table:table-cell>
          <table:table-cell table:formula="of:=CONCATENATE([.I$1]; &quot;{&quot;; [.B74];&quot;}{&quot;; [.F74]; &quot;}{&quot;;[.G74];&quot;}&quot;)" office:value-type="string" office:string-value="\tableitem{Enhanced Move}{20/level}{52}" calcext:value-type="string">
            <text:p>\tableitem{Enhanced Move}{20/level}{52}</text:p>
          </table:table-cell>
          <table:table-cell table:formula="of:=IF([.A74]; [.I74]; COM.MICROSOFT.CONCAT(&quot;% &quot;; [.I74]))" office:value-type="string" office:string-value="% \tableitem{Enhanced Move}{20/level}{52}" calcext:value-type="string">
            <text:p>% \tableitem{Enhanced Move}{20/level}{5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nhanced Time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otic</text:p>
          </table:table-cell>
          <table:table-cell table:formula="of:=CONCATENATE([.I$1]; &quot;{&quot;; [.B75];&quot;}{&quot;; [.F75]; &quot;}{&quot;;[.G75];&quot;}&quot;)" office:value-type="string" office:string-value="\tableitem{Enhanced Time Sense}{45}{52}" calcext:value-type="string">
            <text:p>\tableitem{Enhanced Time Sense}{45}{52}</text:p>
          </table:table-cell>
          <table:table-cell table:formula="of:=IF([.A75]; [.I75]; COM.MICROSOFT.CONCAT(&quot;% &quot;; [.I75]))" office:value-type="string" office:string-value="% \tableitem{Enhanced Time Sense}{45}{52}" calcext:value-type="string">
            <text:p>% \tableitem{Enhanced Time Sense}{45}{5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nhanced Trac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otic</text:p>
          </table:table-cell>
          <table:table-cell table:formula="of:=CONCATENATE([.I$1]; &quot;{&quot;; [.B76];&quot;}{&quot;; [.F76]; &quot;}{&quot;;[.G76];&quot;}&quot;)" office:value-type="string" office:string-value="\tableitem{Enhanced Tracking}{5/level}{53}" calcext:value-type="string">
            <text:p>\tableitem{Enhanced Tracking}{5/level}{53}</text:p>
          </table:table-cell>
          <table:table-cell table:formula="of:=IF([.A76]; [.I76]; COM.MICROSOFT.CONCAT(&quot;% &quot;; [.I76]))" office:value-type="string" office:string-value="% \tableitem{Enhanced Tracking}{5/level}{53}" calcext:value-type="string">
            <text:p>% \tableitem{Enhanced Tracking}{5/level}{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ended Lifesp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/lev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otic</text:p>
          </table:table-cell>
          <table:table-cell table:formula="of:=CONCATENATE([.I$1]; &quot;{&quot;; [.B77];&quot;}{&quot;; [.F77]; &quot;}{&quot;;[.G77];&quot;}&quot;)" office:value-type="string" office:string-value="\tableitem{Extended Lifespan}{2/level}{53}" calcext:value-type="string">
            <text:p>\tableitem{Extended Lifespan}{2/level}{53}</text:p>
          </table:table-cell>
          <table:table-cell table:formula="of:=IF([.A77]; [.I77]; COM.MICROSOFT.CONCAT(&quot;% &quot;; [.I77]))" office:value-type="string" office:string-value="% \tableitem{Extended Lifespan}{2/level}{53}" calcext:value-type="string">
            <text:p>% \tableitem{Extended Lifespan}{2/level}{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ra Arm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otic</text:p>
          </table:table-cell>
          <table:table-cell table:formula="of:=CONCATENATE([.I$1]; &quot;{&quot;; [.B78];&quot;}{&quot;; [.F78]; &quot;}{&quot;;[.G78];&quot;}&quot;)" office:value-type="string" office:string-value="\tableitem{Extra Arms}{Variable}{53}" calcext:value-type="string">
            <text:p>\tableitem{Extra Arms}{Variable}{53}</text:p>
          </table:table-cell>
          <table:table-cell table:formula="of:=IF([.A78]; [.I78]; COM.MICROSOFT.CONCAT(&quot;% &quot;; [.I78]))" office:value-type="string" office:string-value="% \tableitem{Extra Arms}{Variable}{53}" calcext:value-type="string">
            <text:p>% \tableitem{Extra Arms}{Variable}{53}</text:p>
          </table:table-cell>
          <table:table-cell table:number-columns-repeated="1014"/>
        </table:table-row>
        <table:table-row table:style-name="ro2">
          <table:table-cell table:formula="of:=IF([.E7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xtra 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5/attac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ndane</text:p>
          </table:table-cell>
          <table:table-cell table:formula="of:=CONCATENATE([.I$1]; &quot;{&quot;; [.B79];&quot;}{&quot;; [.F79]; &quot;}{&quot;;[.G79];&quot;}&quot;)" office:value-type="string" office:string-value="\tableitem{Extra Attack}{25/attack}{53}" calcext:value-type="string">
            <text:p>\tableitem{Extra Attack}{25/attack}{53}</text:p>
          </table:table-cell>
          <table:table-cell table:formula="of:=IF([.A79]; [.I79]; COM.MICROSOFT.CONCAT(&quot;% &quot;; [.I79]))" office:value-type="string" office:string-value="\tableitem{Extra Attack}{25/attack}{53}" calcext:value-type="string">
            <text:p>\tableitem{Extra Attack}{25/attack}{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ra He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5/h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xotic</text:p>
          </table:table-cell>
          <table:table-cell table:formula="of:=CONCATENATE([.I$1]; &quot;{&quot;; [.B80];&quot;}{&quot;; [.F80]; &quot;}{&quot;;[.G80];&quot;}&quot;)" office:value-type="string" office:string-value="\tableitem{Extra Head}{15/head}{54}" calcext:value-type="string">
            <text:p>\tableitem{Extra Head}{15/head}{54}</text:p>
          </table:table-cell>
          <table:table-cell table:formula="of:=IF([.A80]; [.I80]; COM.MICROSOFT.CONCAT(&quot;% &quot;; [.I80]))" office:value-type="string" office:string-value="% \tableitem{Extra Head}{15/head}{54}" calcext:value-type="string">
            <text:p>% \tableitem{Extra Head}{15/head}{5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ra Le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xotic</text:p>
          </table:table-cell>
          <table:table-cell table:formula="of:=CONCATENATE([.I$1]; &quot;{&quot;; [.B81];&quot;}{&quot;; [.F81]; &quot;}{&quot;;[.G81];&quot;}&quot;)" office:value-type="string" office:string-value="\tableitem{Extra Legs}{Variable}{54}" calcext:value-type="string">
            <text:p>\tableitem{Extra Legs}{Variable}{54}</text:p>
          </table:table-cell>
          <table:table-cell table:formula="of:=IF([.A81]; [.I81]; COM.MICROSOFT.CONCAT(&quot;% &quot;; [.I81]))" office:value-type="string" office:string-value="% \tableitem{Extra Legs}{Variable}{54}" calcext:value-type="string">
            <text:p>% \tableitem{Extra Legs}{Variable}{5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ra Lif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5/lif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otic</text:p>
          </table:table-cell>
          <table:table-cell table:formula="of:=CONCATENATE([.I$1]; &quot;{&quot;; [.B82];&quot;}{&quot;; [.F82]; &quot;}{&quot;;[.G82];&quot;}&quot;)" office:value-type="string" office:string-value="\tableitem{Extra Life}{25/life}{55}" calcext:value-type="string">
            <text:p>\tableitem{Extra Life}{25/life}{55}</text:p>
          </table:table-cell>
          <table:table-cell table:formula="of:=IF([.A82]; [.I82]; COM.MICROSOFT.CONCAT(&quot;% &quot;; [.I82]))" office:value-type="string" office:string-value="% \tableitem{Extra Life}{25/life}{55}" calcext:value-type="string">
            <text:p>% \tableitem{Extra Life}{25/life}{5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xtra Mou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mou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otic</text:p>
          </table:table-cell>
          <table:table-cell table:formula="of:=CONCATENATE([.I$1]; &quot;{&quot;; [.B83];&quot;}{&quot;; [.F83]; &quot;}{&quot;;[.G83];&quot;}&quot;)" office:value-type="string" office:string-value="\tableitem{Extra Mouth}{5/mouth}{55}" calcext:value-type="string">
            <text:p>\tableitem{Extra Mouth}{5/mouth}{55}</text:p>
          </table:table-cell>
          <table:table-cell table:formula="of:=IF([.A83]; [.I83]; COM.MICROSOFT.CONCAT(&quot;% &quot;; [.I83]))" office:value-type="string" office:string-value="% \tableitem{Extra Mouth}{5/mouth}{55}" calcext:value-type="string">
            <text:p>% \tableitem{Extra Mouth}{5/mouth}{55}</text:p>
          </table:table-cell>
          <table:table-cell table:number-columns-repeated="1014"/>
        </table:table-row>
        <table:table-row table:style-name="ro2">
          <table:table-cell table:formula="of:=IF([.E8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ashion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ndane</text:p>
          </table:table-cell>
          <table:table-cell table:formula="of:=CONCATENATE([.I$1]; &quot;{&quot;; [.B84];&quot;}{&quot;; [.F84]; &quot;}{&quot;;[.G84];&quot;}&quot;)" office:value-type="string" office:string-value="\tableitem{Fashion Sense}{5}{21}" calcext:value-type="string">
            <text:p>\tableitem{Fashion Sense}{5}{21}</text:p>
          </table:table-cell>
          <table:table-cell table:formula="of:=IF([.A84]; [.I84]; COM.MICROSOFT.CONCAT(&quot;% &quot;; [.I84]))" office:value-type="string" office:string-value="\tableitem{Fashion Sense}{5}{21}" calcext:value-type="string">
            <text:p>\tableitem{Fashion Sense}{5}{21}</text:p>
          </table:table-cell>
          <table:table-cell table:number-columns-repeated="1014"/>
        </table:table-row>
        <table:table-row table:style-name="ro2">
          <table:table-cell table:formula="of:=IF([.E8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ndane</text:p>
          </table:table-cell>
          <table:table-cell table:formula="of:=CONCATENATE([.I$1]; &quot;{&quot;; [.B85];&quot;}{&quot;; [.F85]; &quot;}{&quot;;[.G85];&quot;}&quot;)" office:value-type="string" office:string-value="\tableitem{Favor}{Variable}{55}" calcext:value-type="string">
            <text:p>\tableitem{Favor}{Variable}{55}</text:p>
          </table:table-cell>
          <table:table-cell table:formula="of:=IF([.A85]; [.I85]; COM.MICROSOFT.CONCAT(&quot;% &quot;; [.I85]))" office:value-type="string" office:string-value="\tableitem{Favor}{Variable}{55}" calcext:value-type="string">
            <text:p>\tableitem{Favor}{Variable}{55}</text:p>
          </table:table-cell>
          <table:table-cell table:number-columns-repeated="1014"/>
        </table:table-row>
        <table:table-row table:style-name="ro2">
          <table:table-cell table:formula="of:=IF([.E8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earlessne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ndane</text:p>
          </table:table-cell>
          <table:table-cell table:formula="of:=CONCATENATE([.I$1]; &quot;{&quot;; [.B86];&quot;}{&quot;; [.F86]; &quot;}{&quot;;[.G86];&quot;}&quot;)" office:value-type="string" office:string-value="\tableitem{Fearlessness}{2/level}{55}" calcext:value-type="string">
            <text:p>\tableitem{Fearlessness}{2/level}{55}</text:p>
          </table:table-cell>
          <table:table-cell table:formula="of:=IF([.A86]; [.I86]; COM.MICROSOFT.CONCAT(&quot;% &quot;; [.I86]))" office:value-type="string" office:string-value="\tableitem{Fearlessness}{2/level}{55}" calcext:value-type="string">
            <text:p>\tableitem{Fearlessness}{2/level}{5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ilter Lun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otic</text:p>
          </table:table-cell>
          <table:table-cell table:formula="of:=CONCATENATE([.I$1]; &quot;{&quot;; [.B87];&quot;}{&quot;; [.F87]; &quot;}{&quot;;[.G87];&quot;}&quot;)" office:value-type="string" office:string-value="\tableitem{Filter Lungs}{5}{55}" calcext:value-type="string">
            <text:p>\tableitem{Filter Lungs}{5}{55}</text:p>
          </table:table-cell>
          <table:table-cell table:formula="of:=IF([.A87]; [.I87]; COM.MICROSOFT.CONCAT(&quot;% &quot;; [.I87]))" office:value-type="string" office:string-value="% \tableitem{Filter Lungs}{5}{55}" calcext:value-type="string">
            <text:p>% \tableitem{Filter Lungs}{5}{55}</text:p>
          </table:table-cell>
          <table:table-cell table:number-columns-repeated="1014"/>
        </table:table-row>
        <table:table-row table:style-name="ro2">
          <table:table-cell table:formula="of:=IF([.E8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ndane</text:p>
          </table:table-cell>
          <table:table-cell table:formula="of:=CONCATENATE([.I$1]; &quot;{&quot;; [.B88];&quot;}{&quot;; [.F88]; &quot;}{&quot;;[.G88];&quot;}&quot;)" office:value-type="string" office:string-value="\tableitem{Fit}{5}{55}" calcext:value-type="string">
            <text:p>\tableitem{Fit}{5}{55}</text:p>
          </table:table-cell>
          <table:table-cell table:formula="of:=IF([.A88]; [.I88]; COM.MICROSOFT.CONCAT(&quot;% &quot;; [.I88]))" office:value-type="string" office:string-value="\tableitem{Fit}{5}{55}" calcext:value-type="string">
            <text:p>\tableitem{Fit}{5}{55}</text:p>
          </table:table-cell>
          <table:table-cell table:number-columns-repeated="1014"/>
        </table:table-row>
        <table:table-row table:style-name="ro2">
          <table:table-cell table:formula="of:=IF([.E8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ndane</text:p>
          </table:table-cell>
          <table:table-cell table:formula="of:=CONCATENATE([.I$1]; &quot;{&quot;; [.B89];&quot;}{&quot;; [.F89]; &quot;}{&quot;;[.G89];&quot;}&quot;)" office:value-type="string" office:string-value="\tableitem{Flexibility}{5}{56}" calcext:value-type="string">
            <text:p>\tableitem{Flexibility}{5}{56}</text:p>
          </table:table-cell>
          <table:table-cell table:formula="of:=IF([.A89]; [.I89]; COM.MICROSOFT.CONCAT(&quot;% &quot;; [.I89]))" office:value-type="string" office:string-value="\tableitem{Flexibility}{5}{56}" calcext:value-type="string">
            <text:p>\tableitem{Flexibility}{5}{5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xotic</text:p>
          </table:table-cell>
          <table:table-cell table:formula="of:=CONCATENATE([.I$1]; &quot;{&quot;; [.B90];&quot;}{&quot;; [.F90]; &quot;}{&quot;;[.G90];&quot;}&quot;)" office:value-type="string" office:string-value="\tableitem{Flight}{40}{56}" calcext:value-type="string">
            <text:p>\tableitem{Flight}{40}{56}</text:p>
          </table:table-cell>
          <table:table-cell table:formula="of:=IF([.A90]; [.I90]; COM.MICROSOFT.CONCAT(&quot;% &quot;; [.I90]))" office:value-type="string" office:string-value="% \tableitem{Flight}{40}{56}" calcext:value-type="string">
            <text:p>% \tableitem{Flight}{40}{5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xotic</text:p>
          </table:table-cell>
          <table:table-cell table:formula="of:=CONCATENATE([.I$1]; &quot;{&quot;; [.B91];&quot;}{&quot;; [.F91]; &quot;}{&quot;;[.G91];&quot;}&quot;)" office:value-type="string" office:string-value="\tableitem{Fur}{1}{101}" calcext:value-type="string">
            <text:p>\tableitem{Fur}{1}{101}</text:p>
          </table:table-cell>
          <table:table-cell table:formula="of:=IF([.A91]; [.I91]; COM.MICROSOFT.CONCAT(&quot;% &quot;; [.I91]))" office:value-type="string" office:string-value="% \tableitem{Fur}{1}{101}" calcext:value-type="string">
            <text:p>% \tableitem{Fur}{1}{101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string" calcext:value-type="string">
            <text:p>25 or 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inematic</text:p>
          </table:table-cell>
          <table:table-cell table:formula="of:=CONCATENATE([.I$1]; &quot;{&quot;; [.B92];&quot;}{&quot;; [.F92]; &quot;}{&quot;;[.G92];&quot;}&quot;)" office:value-type="string" office:string-value="\tableitem{Gadgeteer}{25 or 50}{56}" calcext:value-type="string">
            <text:p>\tableitem{Gadgeteer}{25 or 50}{56}</text:p>
          </table:table-cell>
          <table:table-cell table:formula="of:=IF([.A92]; [.I92]; COM.MICROSOFT.CONCAT(&quot;% &quot;; [.I92]))" office:value-type="string" office:string-value="\tableitem{Gadgeteer}{25 or 50}{56}" calcext:value-type="string">
            <text:p>\tableitem{Gadgeteer}{25 or 50}{56}</text:p>
          </table:table-cell>
          <table:table-cell table:number-columns-repeated="1014"/>
        </table:table-row>
        <table:table-row table:style-name="ro2">
          <table:table-cell table:formula="of:=IF([.E9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-Experi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 to 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ndane</text:p>
          </table:table-cell>
          <table:table-cell table:formula="of:=CONCATENATE([.I$1]; &quot;{&quot;; [.B93];&quot;}{&quot;; [.F93]; &quot;}{&quot;;[.G93];&quot;}&quot;)" office:value-type="string" office:string-value="\tableitem{G-Experience}{1 to 10}{57}" calcext:value-type="string">
            <text:p>\tableitem{G-Experience}{1 to 10}{57}</text:p>
          </table:table-cell>
          <table:table-cell table:formula="of:=IF([.A93]; [.I93]; COM.MICROSOFT.CONCAT(&quot;% &quot;; [.I93]))" office:value-type="string" office:string-value="\tableitem{G-Experience}{1 to 10}{57}" calcext:value-type="string">
            <text:p>\tableitem{G-Experience}{1 to 10}{57}</text:p>
          </table:table-cell>
          <table:table-cell table:number-columns-repeated="1014"/>
        </table:table-row>
        <table:table-row table:style-name="ro2">
          <table:table-cell table:formula="of:=IF([.E9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ifted Art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94];&quot;}{&quot;; [.F94]; &quot;}{&quot;;[.G94];&quot;}&quot;)" office:value-type="string" office:string-value="\tableitem{Gifted Artist}{5/level}{90}" calcext:value-type="string">
            <text:p>\tableitem{Gifted Artist}{5/level}{90}</text:p>
          </table:table-cell>
          <table:table-cell table:formula="of:=IF([.A94]; [.I94]; COM.MICROSOFT.CONCAT(&quot;% &quot;; [.I94]))" office:value-type="string" office:string-value="\tableitem{Gifted Artist}{5/level}{90}" calcext:value-type="string">
            <text:p>\tableitem{Gifted Artist}{5/level}{90}</text:p>
          </table:table-cell>
          <table:table-cell table:number-columns-repeated="1014"/>
        </table:table-row>
        <table:table-row table:style-name="ro2">
          <table:table-cell table:formula="of:=IF([.E9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izm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gizm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ndane</text:p>
          </table:table-cell>
          <table:table-cell table:formula="of:=CONCATENATE([.I$1]; &quot;{&quot;; [.B95];&quot;}{&quot;; [.F95]; &quot;}{&quot;;[.G95];&quot;}&quot;)" office:value-type="string" office:string-value="\tableitem{Gizmos}{5/gizmo}{57}" calcext:value-type="string">
            <text:p>\tableitem{Gizmos}{5/gizmo}{57}</text:p>
          </table:table-cell>
          <table:table-cell table:formula="of:=IF([.A95]; [.I95]; COM.MICROSOFT.CONCAT(&quot;% &quot;; [.I95]))" office:value-type="string" office:string-value="\tableitem{Gizmos}{5/gizmo}{57}" calcext:value-type="string">
            <text:p>\tableitem{Gizmos}{5/gizmo}{57}</text:p>
          </table:table-cell>
          <table:table-cell table:number-columns-repeated="1014"/>
        </table:table-row>
        <table:table-row table:style-name="ro2">
          <table:table-cell table:formula="of:=IF([.E9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reen Thu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96];&quot;}{&quot;; [.F96]; &quot;}{&quot;;[.G96];&quot;}&quot;)" office:value-type="string" office:string-value="\tableitem{Green Thumb}{5/level}{90}" calcext:value-type="string">
            <text:p>\tableitem{Green Thumb}{5/level}{90}</text:p>
          </table:table-cell>
          <table:table-cell table:formula="of:=IF([.A96]; [.I96]; COM.MICROSOFT.CONCAT(&quot;% &quot;; [.I96]))" office:value-type="string" office:string-value="\tableitem{Green Thumb}{5/level}{90}" calcext:value-type="string">
            <text:p>\tableitem{Green Thumb}{5/level}{9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0/lev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otic</text:p>
          </table:table-cell>
          <table:table-cell table:formula="of:=CONCATENATE([.I$1]; &quot;{&quot;; [.B97];&quot;}{&quot;; [.F97]; &quot;}{&quot;;[.G97];&quot;}&quot;)" office:value-type="string" office:string-value="\tableitem{Growth}{10/level}{58}" calcext:value-type="string">
            <text:p>\tableitem{Growth}{10/level}{58}</text:p>
          </table:table-cell>
          <table:table-cell table:formula="of:=IF([.A97]; [.I97]; COM.MICROSOFT.CONCAT(&quot;% &quot;; [.I97]))" office:value-type="string" office:string-value="% \tableitem{Growth}{10/level}{58}" calcext:value-type="string">
            <text:p>% \tableitem{Growth}{10/level}{58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unsling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inematic</text:p>
          </table:table-cell>
          <table:table-cell table:formula="of:=CONCATENATE([.I$1]; &quot;{&quot;; [.B98];&quot;}{&quot;; [.F98]; &quot;}{&quot;;[.G98];&quot;}&quot;)" office:value-type="string" office:string-value="\tableitem{Gunslinger}{25}{58}" calcext:value-type="string">
            <text:p>\tableitem{Gunslinger}{25}{58}</text:p>
          </table:table-cell>
          <table:table-cell table:formula="of:=IF([.A98]; [.I98]; COM.MICROSOFT.CONCAT(&quot;% &quot;; [.I98]))" office:value-type="string" office:string-value="\tableitem{Gunslinger}{25}{58}" calcext:value-type="string">
            <text:p>\tableitem{Gunslinger}{25}{58}</text:p>
          </table:table-cell>
          <table:table-cell table:number-columns-repeated="1014"/>
        </table:table-row>
        <table:table-row table:style-name="ro2">
          <table:table-cell table:formula="of:=IF([.E9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ard to Ki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undane</text:p>
          </table:table-cell>
          <table:table-cell table:formula="of:=CONCATENATE([.I$1]; &quot;{&quot;; [.B99];&quot;}{&quot;; [.F99]; &quot;}{&quot;;[.G99];&quot;}&quot;)" office:value-type="string" office:string-value="\tableitem{Hard to Kill}{2/level}{58}" calcext:value-type="string">
            <text:p>\tableitem{Hard to Kill}{2/level}{58}</text:p>
          </table:table-cell>
          <table:table-cell table:formula="of:=IF([.A99]; [.I99]; COM.MICROSOFT.CONCAT(&quot;% &quot;; [.I99]))" office:value-type="string" office:string-value="\tableitem{Hard to Kill}{2/level}{58}" calcext:value-type="string">
            <text:p>\tableitem{Hard to Kill}{2/level}{58}</text:p>
          </table:table-cell>
          <table:table-cell table:number-columns-repeated="1014"/>
        </table:table-row>
        <table:table-row table:style-name="ro2">
          <table:table-cell table:formula="of:=IF([.E10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ard to Subd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ndane</text:p>
          </table:table-cell>
          <table:table-cell table:formula="of:=CONCATENATE([.I$1]; &quot;{&quot;; [.B100];&quot;}{&quot;; [.F100]; &quot;}{&quot;;[.G100];&quot;}&quot;)" office:value-type="string" office:string-value="\tableitem{Hard to Subdue}{2/level}{59}" calcext:value-type="string">
            <text:p>\tableitem{Hard to Subdue}{2/level}{59}</text:p>
          </table:table-cell>
          <table:table-cell table:formula="of:=IF([.A100]; [.I100]; COM.MICROSOFT.CONCAT(&quot;% &quot;; [.I100]))" office:value-type="string" office:string-value="\tableitem{Hard to Subdue}{2/level}{59}" calcext:value-type="string">
            <text:p>\tableitem{Hard to Subdue}{2/level}{59}</text:p>
          </table:table-cell>
          <table:table-cell table:number-columns-repeated="1014"/>
        </table:table-row>
        <table:table-row table:style-name="ro2">
          <table:table-cell table:formula="of:=IF([.E10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0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101];&quot;}{&quot;; [.F101]; &quot;}{&quot;;[.G101];&quot;}&quot;)" office:value-type="string" office:string-value="\tableitem{Healer}{10/level}{90}" calcext:value-type="string">
            <text:p>\tableitem{Healer}{10/level}{90}</text:p>
          </table:table-cell>
          <table:table-cell table:formula="of:=IF([.A101]; [.I101]; COM.MICROSOFT.CONCAT(&quot;% &quot;; [.I101]))" office:value-type="string" office:string-value="\tableitem{Healer}{10/level}{90}" calcext:value-type="string">
            <text:p>\tableitem{Healer}{10/level}{9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otic</text:p>
          </table:table-cell>
          <table:table-cell table:formula="of:=CONCATENATE([.I$1]; &quot;{&quot;; [.B102];&quot;}{&quot;; [.F102]; &quot;}{&quot;;[.G102];&quot;}&quot;)" office:value-type="string" office:string-value="\tableitem{Healing}{30}{59}" calcext:value-type="string">
            <text:p>\tableitem{Healing}{30}{59}</text:p>
          </table:table-cell>
          <table:table-cell table:formula="of:=IF([.A102]; [.I102]; COM.MICROSOFT.CONCAT(&quot;% &quot;; [.I102]))" office:value-type="string" office:string-value="% \tableitem{Healing}{30}{59}" calcext:value-type="string">
            <text:p>% \tableitem{Healing}{30}{5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ermaphromor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otic</text:p>
          </table:table-cell>
          <table:table-cell table:formula="of:=CONCATENATE([.I$1]; &quot;{&quot;; [.B103];&quot;}{&quot;; [.F103]; &quot;}{&quot;;[.G103];&quot;}&quot;)" office:value-type="string" office:string-value="\tableitem{Hermaphromorph}{5}{59}" calcext:value-type="string">
            <text:p>\tableitem{Hermaphromorph}{5}{59}</text:p>
          </table:table-cell>
          <table:table-cell table:formula="of:=IF([.A103]; [.I103]; COM.MICROSOFT.CONCAT(&quot;% &quot;; [.I103]))" office:value-type="string" office:string-value="% \tableitem{Hermaphromorph}{5}{59}" calcext:value-type="string">
            <text:p>% \tableitem{Hermaphromorph}{5}{59}</text:p>
          </table:table-cell>
          <table:table-cell table:number-columns-repeated="1014"/>
        </table:table-row>
        <table:table-row table:style-name="ro2">
          <table:table-cell table:formula="of:=IF([.E10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igh Manual Dexter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ndane</text:p>
          </table:table-cell>
          <table:table-cell table:formula="of:=CONCATENATE([.I$1]; &quot;{&quot;; [.B104];&quot;}{&quot;; [.F104]; &quot;}{&quot;;[.G104];&quot;}&quot;)" office:value-type="string" office:string-value="\tableitem{High Manual Dexterity}{5/level}{59}" calcext:value-type="string">
            <text:p>\tableitem{High Manual Dexterity}{5/level}{59}</text:p>
          </table:table-cell>
          <table:table-cell table:formula="of:=IF([.A104]; [.I104]; COM.MICROSOFT.CONCAT(&quot;% &quot;; [.I104]))" office:value-type="string" office:string-value="\tableitem{High Manual Dexterity}{5/level}{59}" calcext:value-type="string">
            <text:p>\tableitem{High Manual Dexterity}{5/level}{59}</text:p>
          </table:table-cell>
          <table:table-cell table:number-columns-repeated="1014"/>
        </table:table-row>
        <table:table-row table:style-name="ro2">
          <table:table-cell table:formula="of:=IF([.E10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igh Pain Thresho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ndane</text:p>
          </table:table-cell>
          <table:table-cell table:formula="of:=CONCATENATE([.I$1]; &quot;{&quot;; [.B105];&quot;}{&quot;; [.F105]; &quot;}{&quot;;[.G105];&quot;}&quot;)" office:value-type="string" office:string-value="\tableitem{High Pain Threshold}{10}{59}" calcext:value-type="string">
            <text:p>\tableitem{High Pain Threshold}{10}{59}</text:p>
          </table:table-cell>
          <table:table-cell table:formula="of:=IF([.A105]; [.I105]; COM.MICROSOFT.CONCAT(&quot;% &quot;; [.I105]))" office:value-type="string" office:string-value="\tableitem{High Pain Threshold}{10}{59}" calcext:value-type="string">
            <text:p>\tableitem{High Pain Threshold}{10}{59}</text:p>
          </table:table-cell>
          <table:table-cell table:number-columns-repeated="1014"/>
        </table:table-row>
        <table:table-row table:style-name="ro2">
          <table:table-cell table:formula="of:=IF([.E10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igh T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ndane</text:p>
          </table:table-cell>
          <table:table-cell table:formula="of:=CONCATENATE([.I$1]; &quot;{&quot;; [.B106];&quot;}{&quot;; [.F106]; &quot;}{&quot;;[.G106];&quot;}&quot;)" office:value-type="string" office:string-value="\tableitem{High TL}{5/level}{23}" calcext:value-type="string">
            <text:p>\tableitem{High TL}{5/level}{23}</text:p>
          </table:table-cell>
          <table:table-cell table:formula="of:=IF([.A106]; [.I106]; COM.MICROSOFT.CONCAT(&quot;% &quot;; [.I106]))" office:value-type="string" office:string-value="\tableitem{High TL}{5/level}{23}" calcext:value-type="string">
            <text:p>\tableitem{High TL}{5/level}{2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igher Purpo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07];&quot;}{&quot;; [.F107]; &quot;}{&quot;;[.G107];&quot;}&quot;)" office:value-type="string" office:string-value="\tableitem{Higher Purpose}{5}{59}" calcext:value-type="string">
            <text:p>\tableitem{Higher Purpose}{5}{59}</text:p>
          </table:table-cell>
          <table:table-cell table:formula="of:=IF([.A107]; [.I107]; COM.MICROSOFT.CONCAT(&quot;% &quot;; [.I107]))" office:value-type="string" office:string-value="% \tableitem{Higher Purpose}{5}{59}" calcext:value-type="string">
            <text:p>% \tableitem{Higher Purpose}{5}{59}</text:p>
          </table:table-cell>
          <table:table-cell table:number-columns-repeated="1014"/>
        </table:table-row>
        <table:table-row table:style-name="ro2">
          <table:table-cell table:formula="of:=IF([.E10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onest F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108];&quot;}{&quot;; [.F108]; &quot;}{&quot;;[.G108];&quot;}&quot;)" office:value-type="string" office:string-value="\tableitem{Honest Face}{1}{101}" calcext:value-type="string">
            <text:p>\tableitem{Honest Face}{1}{101}</text:p>
          </table:table-cell>
          <table:table-cell table:formula="of:=IF([.A108]; [.I108]; COM.MICROSOFT.CONCAT(&quot;% &quot;; [.I108]))" office:value-type="string" office:string-value="\tableitem{Honest Face}{1}{101}" calcext:value-type="string">
            <text:p>\tableitem{Honest Face}{1}{10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yperspectral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otic</text:p>
          </table:table-cell>
          <table:table-cell table:formula="of:=CONCATENATE([.I$1]; &quot;{&quot;; [.B109];&quot;}{&quot;; [.F109]; &quot;}{&quot;;[.G109];&quot;}&quot;)" office:value-type="string" office:string-value="\tableitem{Hyperspectral Vision}{25}{60}" calcext:value-type="string">
            <text:p>\tableitem{Hyperspectral Vision}{25}{60}</text:p>
          </table:table-cell>
          <table:table-cell table:formula="of:=IF([.A109]; [.I109]; COM.MICROSOFT.CONCAT(&quot;% &quot;; [.I109]))" office:value-type="string" office:string-value="% \tableitem{Hyperspectral Vision}{25}{60}" calcext:value-type="string">
            <text:p>% \tableitem{Hyperspectral Vision}{25}{6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llumin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10];&quot;}{&quot;; [.F110]; &quot;}{&quot;;[.G110];&quot;}&quot;)" office:value-type="string" office:string-value="\tableitem{Illuminated}{15}{60}" calcext:value-type="string">
            <text:p>\tableitem{Illuminated}{15}{60}</text:p>
          </table:table-cell>
          <table:table-cell table:formula="of:=IF([.A110]; [.I110]; COM.MICROSOFT.CONCAT(&quot;% &quot;; [.I110]))" office:value-type="string" office:string-value="% \tableitem{Illuminated}{15}{60}" calcext:value-type="string">
            <text:p>% \tableitem{Illuminated}{15}{60}</text:p>
          </table:table-cell>
          <table:table-cell table:number-columns-repeated="1014"/>
        </table:table-row>
        <table:table-row table:style-name="ro2">
          <table:table-cell table:formula="of:=IF([.E11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mproved G-Tol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to 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ndane</text:p>
          </table:table-cell>
          <table:table-cell table:formula="of:=CONCATENATE([.I$1]; &quot;{&quot;; [.B111];&quot;}{&quot;; [.F111]; &quot;}{&quot;;[.G111];&quot;}&quot;)" office:value-type="string" office:string-value="\tableitem{Improved G-Tolerance}{5 to 25}{60}" calcext:value-type="string">
            <text:p>\tableitem{Improved G-Tolerance}{5 to 25}{60}</text:p>
          </table:table-cell>
          <table:table-cell table:formula="of:=IF([.A111]; [.I111]; COM.MICROSOFT.CONCAT(&quot;% &quot;; [.I111]))" office:value-type="string" office:string-value="\tableitem{Improved G-Tolerance}{5 to 25}{60}" calcext:value-type="string">
            <text:p>\tableitem{Improved G-Tolerance}{5 to 25}{60}</text:p>
          </table:table-cell>
          <table:table-cell table:number-columns-repeated="1014"/>
        </table:table-row>
        <table:table-row table:style-name="ro2">
          <table:table-cell table:formula="of:=IF([.E11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dependent Inco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/lev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ndane</text:p>
          </table:table-cell>
          <table:table-cell table:formula="of:=CONCATENATE([.I$1]; &quot;{&quot;; [.B112];&quot;}{&quot;; [.F112]; &quot;}{&quot;;[.G112];&quot;}&quot;)" office:value-type="string" office:string-value="\tableitem{Independent Income}{1/level}{26}" calcext:value-type="string">
            <text:p>\tableitem{Independent Income}{1/level}{26}</text:p>
          </table:table-cell>
          <table:table-cell table:formula="of:=IF([.A112]; [.I112]; COM.MICROSOFT.CONCAT(&quot;% &quot;; [.I112]))" office:value-type="string" office:string-value="\tableitem{Independent Income}{1/level}{26}" calcext:value-type="string">
            <text:p>\tableitem{Independent Income}{1/level}{26}</text:p>
          </table:table-cell>
          <table:table-cell table:number-columns-repeated="1014"/>
        </table:table-row>
        <table:table-row table:style-name="ro2">
          <table:table-cell table:formula="of:=IF([.E11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domit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undane</text:p>
          </table:table-cell>
          <table:table-cell table:formula="of:=CONCATENATE([.I$1]; &quot;{&quot;; [.B113];&quot;}{&quot;; [.F113]; &quot;}{&quot;;[.G113];&quot;}&quot;)" office:value-type="string" office:string-value="\tableitem{Indomitable}{15}{60}" calcext:value-type="string">
            <text:p>\tableitem{Indomitable}{15}{60}</text:p>
          </table:table-cell>
          <table:table-cell table:formula="of:=IF([.A113]; [.I113]; COM.MICROSOFT.CONCAT(&quot;% &quot;; [.I113]))" office:value-type="string" office:string-value="\tableitem{Indomitable}{15}{60}" calcext:value-type="string">
            <text:p>\tableitem{Indomitable}{15}{6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fra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otic</text:p>
          </table:table-cell>
          <table:table-cell table:formula="of:=CONCATENATE([.I$1]; &quot;{&quot;; [.B114];&quot;}{&quot;; [.F114]; &quot;}{&quot;;[.G114];&quot;}&quot;)" office:value-type="string" office:string-value="\tableitem{Infravision}{0 or 10}{60}" calcext:value-type="string">
            <text:p>\tableitem{Infravision}{0 or 10}{60}</text:p>
          </table:table-cell>
          <table:table-cell table:formula="of:=IF([.A114]; [.I114]; COM.MICROSOFT.CONCAT(&quot;% &quot;; [.I114]))" office:value-type="string" office:string-value="% \tableitem{Infravision}{0 or 10}{60}" calcext:value-type="string">
            <text:p>% \tableitem{Infravision}{0 or 10}{6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jury Tol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otic</text:p>
          </table:table-cell>
          <table:table-cell table:formula="of:=CONCATENATE([.I$1]; &quot;{&quot;; [.B115];&quot;}{&quot;; [.F115]; &quot;}{&quot;;[.G115];&quot;}&quot;)" office:value-type="string" office:string-value="\tableitem{Injury Tolerance}{Variable}{60}" calcext:value-type="string">
            <text:p>\tableitem{Injury Tolerance}{Variable}{60}</text:p>
          </table:table-cell>
          <table:table-cell table:formula="of:=IF([.A115]; [.I115]; COM.MICROSOFT.CONCAT(&quot;% &quot;; [.I115]))" office:value-type="string" office:string-value="% \tableitem{Injury Tolerance}{Variable}{60}" calcext:value-type="string">
            <text:p>% \tableitem{Injury Tolerance}{Variable}{60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nate 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xotic</text:p>
          </table:table-cell>
          <table:table-cell table:formula="of:=CONCATENATE([.I$1]; &quot;{&quot;; [.B116];&quot;}{&quot;; [.F116]; &quot;}{&quot;;[.G116];&quot;}&quot;)" office:value-type="string" office:string-value="\tableitem{Innate Attack}{Variable}{61}" calcext:value-type="string">
            <text:p>\tableitem{Innate Attack}{Variable}{61}</text:p>
          </table:table-cell>
          <table:table-cell table:formula="of:=IF([.A116]; [.I116]; COM.MICROSOFT.CONCAT(&quot;% &quot;; [.I116]))" office:value-type="string" office:string-value="\tableitem{Innate Attack}{Variable}{61}" calcext:value-type="string">
            <text:p>\tableitem{Innate Attack}{Variable}{6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substantia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xotic</text:p>
          </table:table-cell>
          <table:table-cell table:formula="of:=CONCATENATE([.I$1]; &quot;{&quot;; [.B117];&quot;}{&quot;; [.F117]; &quot;}{&quot;;[.G117];&quot;}&quot;)" office:value-type="string" office:string-value="\tableitem{Insubstantiality}{80}{62}" calcext:value-type="string">
            <text:p>\tableitem{Insubstantiality}{80}{62}</text:p>
          </table:table-cell>
          <table:table-cell table:formula="of:=IF([.A117]; [.I117]; COM.MICROSOFT.CONCAT(&quot;% &quot;; [.I117]))" office:value-type="string" office:string-value="% \tableitem{Insubstantiality}{80}{62}" calcext:value-type="string">
            <text:p>% \tableitem{Insubstantiality}{80}{62}</text:p>
          </table:table-cell>
          <table:table-cell table:number-columns-repeated="1014"/>
        </table:table-row>
        <table:table-row table:style-name="ro2">
          <table:table-cell table:formula="of:=IF([.E11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undane</text:p>
          </table:table-cell>
          <table:table-cell table:formula="of:=CONCATENATE([.I$1]; &quot;{&quot;; [.B118];&quot;}{&quot;; [.F118]; &quot;}{&quot;;[.G118];&quot;}&quot;)" office:value-type="string" office:string-value="\tableitem{Intuition}{15}{63}" calcext:value-type="string">
            <text:p>\tableitem{Intuition}{15}{63}</text:p>
          </table:table-cell>
          <table:table-cell table:formula="of:=IF([.A118]; [.I118]; COM.MICROSOFT.CONCAT(&quot;% &quot;; [.I118]))" office:value-type="string" office:string-value="\tableitem{Intuition}{15}{63}" calcext:value-type="string">
            <text:p>\tableitem{Intuition}{15}{63}</text:p>
          </table:table-cell>
          <table:table-cell table:number-columns-repeated="1014"/>
        </table:table-row>
        <table:table-row table:style-name="ro2">
          <table:table-cell table:formula="of:=IF([.E11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tuitive Mathematici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undane</text:p>
          </table:table-cell>
          <table:table-cell table:formula="of:=CONCATENATE([.I$1]; &quot;{&quot;; [.B119];&quot;}{&quot;; [.F119]; &quot;}{&quot;;[.G119];&quot;}&quot;)" office:value-type="string" office:string-value="\tableitem{Intuitive Mathematician}{5}{66}" calcext:value-type="string">
            <text:p>\tableitem{Intuitive Mathematician}{5}{66}</text:p>
          </table:table-cell>
          <table:table-cell table:formula="of:=IF([.A119]; [.I119]; COM.MICROSOFT.CONCAT(&quot;% &quot;; [.I119]))" office:value-type="string" office:string-value="\tableitem{Intuitive Mathematician}{5}{66}" calcext:value-type="string">
            <text:p>\tableitem{Intuitive Mathematician}{5}{6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visi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otic</text:p>
          </table:table-cell>
          <table:table-cell table:formula="of:=CONCATENATE([.I$1]; &quot;{&quot;; [.B120];&quot;}{&quot;; [.F120]; &quot;}{&quot;;[.G120];&quot;}&quot;)" office:value-type="string" office:string-value="\tableitem{Invisibility}{40}{63}" calcext:value-type="string">
            <text:p>\tableitem{Invisibility}{40}{63}</text:p>
          </table:table-cell>
          <table:table-cell table:formula="of:=IF([.A120]; [.I120]; COM.MICROSOFT.CONCAT(&quot;% &quot;; [.I120]))" office:value-type="string" office:string-value="% \tableitem{Invisibility}{40}{63}" calcext:value-type="string">
            <text:p>% \tableitem{Invisibility}{40}{6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21];&quot;}{&quot;; [.F121]; &quot;}{&quot;;[.G121];&quot;}&quot;)" office:value-type="string" office:string-value="\tableitem{Jumper}{100}{64}" calcext:value-type="string">
            <text:p>\tableitem{Jumper}{100}{64}</text:p>
          </table:table-cell>
          <table:table-cell table:formula="of:=IF([.A121]; [.I121]; COM.MICROSOFT.CONCAT(&quot;% &quot;; [.I121]))" office:value-type="string" office:string-value="% \tableitem{Jumper}{100}{64}" calcext:value-type="string">
            <text:p>% \tableitem{Jumper}{100}{64}</text:p>
          </table:table-cell>
          <table:table-cell table:number-columns-repeated="1014"/>
        </table:table-row>
        <table:table-row table:style-name="ro2">
          <table:table-cell table:formula="of:=IF([.E12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anguage Tal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ndane</text:p>
          </table:table-cell>
          <table:table-cell table:formula="of:=CONCATENATE([.I$1]; &quot;{&quot;; [.B122];&quot;}{&quot;; [.F122]; &quot;}{&quot;;[.G122];&quot;}&quot;)" office:value-type="string" office:string-value="\tableitem{Language Talent}{10}{65}" calcext:value-type="string">
            <text:p>\tableitem{Language Talent}{10}{65}</text:p>
          </table:table-cell>
          <table:table-cell table:formula="of:=IF([.A122]; [.I122]; COM.MICROSOFT.CONCAT(&quot;% &quot;; [.I122]))" office:value-type="string" office:string-value="\tableitem{Language Talent}{10}{65}" calcext:value-type="string">
            <text:p>\tableitem{Language Talent}{10}{65}</text:p>
          </table:table-cell>
          <table:table-cell table:number-columns-repeated="1014"/>
        </table:table-row>
        <table:table-row table:style-name="ro2">
          <table:table-cell table:formula="of:=IF([.E12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egal Enforcement Pow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, 10, or 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ndane</text:p>
          </table:table-cell>
          <table:table-cell table:formula="of:=CONCATENATE([.I$1]; &quot;{&quot;; [.B123];&quot;}{&quot;; [.F123]; &quot;}{&quot;;[.G123];&quot;}&quot;)" office:value-type="string" office:string-value="\tableitem{Legal Enforcement Powers}{5, 10, or 15}{65}" calcext:value-type="string">
            <text:p>\tableitem{Legal Enforcement Powers}{5, 10, or 15}{65}</text:p>
          </table:table-cell>
          <table:table-cell table:formula="of:=IF([.A123]; [.I123]; COM.MICROSOFT.CONCAT(&quot;% &quot;; [.I123]))" office:value-type="string" office:string-value="\tableitem{Legal Enforcement Powers}{5, 10, or 15}{65}" calcext:value-type="string">
            <text:p>\tableitem{Legal Enforcement Powers}{5, 10, or 15}{65}</text:p>
          </table:table-cell>
          <table:table-cell table:number-columns-repeated="1014"/>
        </table:table-row>
        <table:table-row table:style-name="ro2">
          <table:table-cell table:formula="of:=IF([.E12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egal Immun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to 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ndane</text:p>
          </table:table-cell>
          <table:table-cell table:formula="of:=CONCATENATE([.I$1]; &quot;{&quot;; [.B124];&quot;}{&quot;; [.F124]; &quot;}{&quot;;[.G124];&quot;}&quot;)" office:value-type="string" office:string-value="\tableitem{Legal Immunity}{5 to 20}{65}" calcext:value-type="string">
            <text:p>\tableitem{Legal Immunity}{5 to 20}{65}</text:p>
          </table:table-cell>
          <table:table-cell table:formula="of:=IF([.A124]; [.I124]; COM.MICROSOFT.CONCAT(&quot;% &quot;; [.I124]))" office:value-type="string" office:string-value="\tableitem{Legal Immunity}{5 to 20}{65}" calcext:value-type="string">
            <text:p>\tableitem{Legal Immunity}{5 to 20}{65}</text:p>
          </table:table-cell>
          <table:table-cell table:number-columns-repeated="1014"/>
        </table:table-row>
        <table:table-row table:style-name="ro2">
          <table:table-cell table:formula="of:=IF([.E12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ess Sle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2/lev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ndane</text:p>
          </table:table-cell>
          <table:table-cell table:formula="of:=CONCATENATE([.I$1]; &quot;{&quot;; [.B125];&quot;}{&quot;; [.F125]; &quot;}{&quot;;[.G125];&quot;}&quot;)" office:value-type="string" office:string-value="\tableitem{Less Sleep}{2/level}{65}" calcext:value-type="string">
            <text:p>\tableitem{Less Sleep}{2/level}{65}</text:p>
          </table:table-cell>
          <table:table-cell table:formula="of:=IF([.A125]; [.I125]; COM.MICROSOFT.CONCAT(&quot;% &quot;; [.I125]))" office:value-type="string" office:string-value="\tableitem{Less Sleep}{2/level}{65}" calcext:value-type="string">
            <text:p>\tableitem{Less Sleep}{2/level}{65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fting 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/lev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xotic</text:p>
          </table:table-cell>
          <table:table-cell table:formula="of:=CONCATENATE([.I$1]; &quot;{&quot;; [.B126];&quot;}{&quot;; [.F126]; &quot;}{&quot;;[.G126];&quot;}&quot;)" office:value-type="string" office:string-value="\tableitem{Lifting ST}{3/level}{65}" calcext:value-type="string">
            <text:p>\tableitem{Lifting ST}{3/level}{65}</text:p>
          </table:table-cell>
          <table:table-cell table:formula="of:=IF([.A126]; [.I126]; COM.MICROSOFT.CONCAT(&quot;% &quot;; [.I126]))" office:value-type="string" office:string-value="\tableitem{Lifting ST}{3/level}{65}" calcext:value-type="string">
            <text:p>\tableitem{Lifting ST}{3/level}{65}</text:p>
          </table:table-cell>
          <table:table-cell table:number-columns-repeated="1014"/>
        </table:table-row>
        <table:table-row table:style-name="ro2">
          <table:table-cell table:formula="of:=IF([.E12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ightning Calcula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undane</text:p>
          </table:table-cell>
          <table:table-cell table:formula="of:=CONCATENATE([.I$1]; &quot;{&quot;; [.B127];&quot;}{&quot;; [.F127]; &quot;}{&quot;;[.G127];&quot;}&quot;)" office:value-type="string" office:string-value="\tableitem{Lightning Calculator}{2}{66}" calcext:value-type="string">
            <text:p>\tableitem{Lightning Calculator}{2}{66}</text:p>
          </table:table-cell>
          <table:table-cell table:formula="of:=IF([.A127]; [.I127]; COM.MICROSOFT.CONCAT(&quot;% &quot;; [.I127]))" office:value-type="string" office:string-value="\tableitem{Lightning Calculator}{2}{66}" calcext:value-type="string">
            <text:p>\tableitem{Lightning Calculator}{2}{66}</text:p>
          </table:table-cell>
          <table:table-cell table:number-columns-repeated="1014"/>
        </table:table-row>
        <table:table-row table:style-name="ro2">
          <table:table-cell table:formula="of:=IF([.E12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undane</text:p>
          </table:table-cell>
          <table:table-cell table:formula="of:=CONCATENATE([.I$1]; &quot;{&quot;; [.B128];&quot;}{&quot;; [.F128]; &quot;}{&quot;;[.G128];&quot;}&quot;)" office:value-type="string" office:string-value="\tableitem{Longevity}{2}{66}" calcext:value-type="string">
            <text:p>\tableitem{Longevity}{2}{66}</text:p>
          </table:table-cell>
          <table:table-cell table:formula="of:=IF([.A128]; [.I128]; COM.MICROSOFT.CONCAT(&quot;% &quot;; [.I128]))" office:value-type="string" office:string-value="\tableitem{Longevity}{2}{66}" calcext:value-type="string">
            <text:p>\tableitem{Longevity}{2}{66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string" calcext:value-type="string">
            <text:p>Variabl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nematic</text:p>
          </table:table-cell>
          <table:table-cell table:formula="of:=CONCATENATE([.I$1]; &quot;{&quot;; [.B129];&quot;}{&quot;; [.F129]; &quot;}{&quot;;[.G129];&quot;}&quot;)" office:value-type="string" office:string-value="\tableitem{Luck}{Variable}{66}" calcext:value-type="string">
            <text:p>\tableitem{Luck}{Variable}{66}</text:p>
          </table:table-cell>
          <table:table-cell table:formula="of:=IF([.A129]; [.I129]; COM.MICROSOFT.CONCAT(&quot;% &quot;; [.I129]))" office:value-type="string" office:string-value="\tableitem{Luck}{Variable}{66}" calcext:value-type="string">
            <text:p>\tableitem{Luck}{Variable}{6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g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5 + 10/leve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30];&quot;}{&quot;; [.F130]; &quot;}{&quot;;[.G130];&quot;}&quot;)" office:value-type="string" office:string-value="\tableitem{Magery}{5 + 10/level}{66}" calcext:value-type="string">
            <text:p>\tableitem{Magery}{5 + 10/level}{66}</text:p>
          </table:table-cell>
          <table:table-cell table:formula="of:=IF([.A130]; [.I130]; COM.MICROSOFT.CONCAT(&quot;% &quot;; [.I130]))" office:value-type="string" office:string-value="% \tableitem{Magery}{5 + 10/level}{66}" calcext:value-type="string">
            <text:p>% \tableitem{Magery}{5 + 10/level}{6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gic Resist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2/lev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31];&quot;}{&quot;; [.F131]; &quot;}{&quot;;[.G131];&quot;}&quot;)" office:value-type="string" office:string-value="\tableitem{Magic Resistance}{2/level}{67}" calcext:value-type="string">
            <text:p>\tableitem{Magic Resistance}{2/level}{67}</text:p>
          </table:table-cell>
          <table:table-cell table:formula="of:=IF([.A131]; [.I131]; COM.MICROSOFT.CONCAT(&quot;% &quot;; [.I131]))" office:value-type="string" office:string-value="% \tableitem{Magic Resistance}{2/level}{67}" calcext:value-type="string">
            <text:p>% \tableitem{Magic Resistance}{2/level}{6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na Damp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10/lev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32];&quot;}{&quot;; [.F132]; &quot;}{&quot;;[.G132];&quot;}&quot;)" office:value-type="string" office:string-value="\tableitem{Mana Damper}{10/level}{67}" calcext:value-type="string">
            <text:p>\tableitem{Mana Damper}{10/level}{67}</text:p>
          </table:table-cell>
          <table:table-cell table:formula="of:=IF([.A132]; [.I132]; COM.MICROSOFT.CONCAT(&quot;% &quot;; [.I132]))" office:value-type="string" office:string-value="% \tableitem{Mana Damper}{10/level}{67}" calcext:value-type="string">
            <text:p>% \tableitem{Mana Damper}{10/level}{6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na Enhanc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50/lev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33];&quot;}{&quot;; [.F133]; &quot;}{&quot;;[.G133];&quot;}&quot;)" office:value-type="string" office:string-value="\tableitem{Mana Enhancer}{50/level}{68}" calcext:value-type="string">
            <text:p>\tableitem{Mana Enhancer}{50/level}{68}</text:p>
          </table:table-cell>
          <table:table-cell table:formula="of:=IF([.A133]; [.I133]; COM.MICROSOFT.CONCAT(&quot;% &quot;; [.I133]))" office:value-type="string" office:string-value="% \tableitem{Mana Enhancer}{50/level}{68}" calcext:value-type="string">
            <text:p>% \tableitem{Mana Enhancer}{50/level}{6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thematical 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0/lev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ndane</text:p>
          </table:table-cell>
          <table:table-cell table:formula="of:=CONCATENATE([.I$1]; &quot;{&quot;; [.B134];&quot;}{&quot;; [.F134]; &quot;}{&quot;;[.G134];&quot;}&quot;)" office:value-type="string" office:string-value="\tableitem{Mathematical Ability}{10/level}{90}" calcext:value-type="string">
            <text:p>\tableitem{Mathematical Ability}{10/level}{90}</text:p>
          </table:table-cell>
          <table:table-cell table:formula="of:=IF([.A134]; [.I134]; COM.MICROSOFT.CONCAT(&quot;% &quot;; [.I134]))" office:value-type="string" office:string-value="% \tableitem{Mathematical Ability}{10/level}{90}" calcext:value-type="string">
            <text:p>% \tableitem{Mathematical Ability}{10/level}{9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35];&quot;}{&quot;; [.F135]; &quot;}{&quot;;[.G135];&quot;}&quot;)" office:value-type="string" office:string-value="\tableitem{Medium}{10}{68}" calcext:value-type="string">
            <text:p>\tableitem{Medium}{10}{68}</text:p>
          </table:table-cell>
          <table:table-cell table:formula="of:=IF([.A135]; [.I135]; COM.MICROSOFT.CONCAT(&quot;% &quot;; [.I135]))" office:value-type="string" office:string-value="% \tableitem{Medium}{10}{68}" calcext:value-type="string">
            <text:p>% \tableitem{Medium}{10}{68}</text:p>
          </table:table-cell>
          <table:table-cell table:number-columns-repeated="1014"/>
        </table:table-row>
        <table:table-row table:style-name="ro2">
          <table:table-cell table:formula="of:=IF([.E13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erchant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dane</text:p>
          </table:table-cell>
          <table:table-cell table:formula="of:=CONCATENATE([.I$1]; &quot;{&quot;; [.B136];&quot;}{&quot;; [.F136]; &quot;}{&quot;;[.G136];&quot;}&quot;)" office:value-type="string" office:string-value="\tableitem{Merchant Rank}{5 or 10/level}{30}" calcext:value-type="string">
            <text:p>\tableitem{Merchant Rank}{5 or 10/level}{30}</text:p>
          </table:table-cell>
          <table:table-cell table:formula="of:=IF([.A136]; [.I136]; COM.MICROSOFT.CONCAT(&quot;% &quot;; [.I136]))" office:value-type="string" office:string-value="\tableitem{Merchant Rank}{5 or 10/level}{30}" calcext:value-type="string">
            <text:p>\tableitem{Merchant Rank}{5 or 10/level}{3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etabolism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tic</text:p>
          </table:table-cell>
          <table:table-cell table:formula="of:=CONCATENATE([.I$1]; &quot;{&quot;; [.B137];&quot;}{&quot;; [.F137]; &quot;}{&quot;;[.G137];&quot;}&quot;)" office:value-type="string" office:string-value="\tableitem{Metabolism Control}{5/level}{68}" calcext:value-type="string">
            <text:p>\tableitem{Metabolism Control}{5/level}{68}</text:p>
          </table:table-cell>
          <table:table-cell table:formula="of:=IF([.A137]; [.I137]; COM.MICROSOFT.CONCAT(&quot;% &quot;; [.I137]))" office:value-type="string" office:string-value="% \tableitem{Metabolism Control}{5/level}{68}" calcext:value-type="string">
            <text:p>% \tableitem{Metabolism Control}{5/level}{6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croscopic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tic</text:p>
          </table:table-cell>
          <table:table-cell table:formula="of:=CONCATENATE([.I$1]; &quot;{&quot;; [.B138];&quot;}{&quot;; [.F138]; &quot;}{&quot;;[.G138];&quot;}&quot;)" office:value-type="string" office:string-value="\tableitem{Microscopic Vision}{5/level}{68}" calcext:value-type="string">
            <text:p>\tableitem{Microscopic Vision}{5/level}{68}</text:p>
          </table:table-cell>
          <table:table-cell table:formula="of:=IF([.A138]; [.I138]; COM.MICROSOFT.CONCAT(&quot;% &quot;; [.I138]))" office:value-type="string" office:string-value="% \tableitem{Microscopic Vision}{5/level}{68}" calcext:value-type="string">
            <text:p>% \tableitem{Microscopic Vision}{5/level}{68}</text:p>
          </table:table-cell>
          <table:table-cell table:number-columns-repeated="1014"/>
        </table:table-row>
        <table:table-row table:style-name="ro2">
          <table:table-cell table:formula="of:=IF([.E13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ilitary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dane</text:p>
          </table:table-cell>
          <table:table-cell table:formula="of:=CONCATENATE([.I$1]; &quot;{&quot;; [.B139];&quot;}{&quot;; [.F139]; &quot;}{&quot;;[.G139];&quot;}&quot;)" office:value-type="string" office:string-value="\tableitem{Military Rank}{5 or 10/level}{30}" calcext:value-type="string">
            <text:p>\tableitem{Military Rank}{5 or 10/level}{30}</text:p>
          </table:table-cell>
          <table:table-cell table:formula="of:=IF([.A139]; [.I139]; COM.MICROSOFT.CONCAT(&quot;% &quot;; [.I139]))" office:value-type="string" office:string-value="\tableitem{Military Rank}{5 or 10/level}{30}" calcext:value-type="string">
            <text:p>\tableitem{Military Rank}{5 or 10/level}{3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tic</text:p>
          </table:table-cell>
          <table:table-cell table:formula="of:=CONCATENATE([.I$1]; &quot;{&quot;; [.B140];&quot;}{&quot;; [.F140]; &quot;}{&quot;;[.G140];&quot;}&quot;)" office:value-type="string" office:string-value="\tableitem{Mimicry}{10}{68}" calcext:value-type="string">
            <text:p>\tableitem{Mimicry}{10}{68}</text:p>
          </table:table-cell>
          <table:table-cell table:formula="of:=IF([.A140]; [.I140]; COM.MICROSOFT.CONCAT(&quot;% &quot;; [.I140]))" office:value-type="string" office:string-value="% \tableitem{Mimicry}{10}{68}" calcext:value-type="string">
            <text:p>% \tableitem{Mimicry}{10}{6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tic</text:p>
          </table:table-cell>
          <table:table-cell table:formula="of:=CONCATENATE([.I$1]; &quot;{&quot;; [.B141];&quot;}{&quot;; [.F141]; &quot;}{&quot;;[.G141];&quot;}&quot;)" office:value-type="string" office:string-value="\tableitem{Mind Control}{50}{68}" calcext:value-type="string">
            <text:p>\tableitem{Mind Control}{50}{68}</text:p>
          </table:table-cell>
          <table:table-cell table:formula="of:=IF([.A141]; [.I141]; COM.MICROSOFT.CONCAT(&quot;% &quot;; [.I141]))" office:value-type="string" office:string-value="% \tableitem{Mind Control}{50}{68}" calcext:value-type="string">
            <text:p>% \tableitem{Mind Control}{50}{6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nd Pro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xotic</text:p>
          </table:table-cell>
          <table:table-cell table:formula="of:=CONCATENATE([.I$1]; &quot;{&quot;; [.B142];&quot;}{&quot;; [.F142]; &quot;}{&quot;;[.G142];&quot;}&quot;)" office:value-type="string" office:string-value="\tableitem{Mind Probe}{20}{69}" calcext:value-type="string">
            <text:p>\tableitem{Mind Probe}{20}{69}</text:p>
          </table:table-cell>
          <table:table-cell table:formula="of:=IF([.A142]; [.I142]; COM.MICROSOFT.CONCAT(&quot;% &quot;; [.I142]))" office:value-type="string" office:string-value="% \tableitem{Mind Probe}{20}{69}" calcext:value-type="string">
            <text:p>% \tableitem{Mind Probe}{20}{6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nd Read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xotic</text:p>
          </table:table-cell>
          <table:table-cell table:formula="of:=CONCATENATE([.I$1]; &quot;{&quot;; [.B143];&quot;}{&quot;; [.F143]; &quot;}{&quot;;[.G143];&quot;}&quot;)" office:value-type="string" office:string-value="\tableitem{Mind Reading}{30}{69}" calcext:value-type="string">
            <text:p>\tableitem{Mind Reading}{30}{69}</text:p>
          </table:table-cell>
          <table:table-cell table:formula="of:=IF([.A143]; [.I143]; COM.MICROSOFT.CONCAT(&quot;% &quot;; [.I143]))" office:value-type="string" office:string-value="% \tableitem{Mind Reading}{30}{69}" calcext:value-type="string">
            <text:p>% \tableitem{Mind Reading}{30}{6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nd Shie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4/leve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xotic</text:p>
          </table:table-cell>
          <table:table-cell table:formula="of:=CONCATENATE([.I$1]; &quot;{&quot;; [.B144];&quot;}{&quot;; [.F144]; &quot;}{&quot;;[.G144];&quot;}&quot;)" office:value-type="string" office:string-value="\tableitem{Mind Shield}{4/level}{70}" calcext:value-type="string">
            <text:p>\tableitem{Mind Shield}{4/level}{70}</text:p>
          </table:table-cell>
          <table:table-cell table:formula="of:=IF([.A144]; [.I144]; COM.MICROSOFT.CONCAT(&quot;% &quot;; [.I144]))" office:value-type="string" office:string-value="% \tableitem{Mind Shield}{4/level}{70}" calcext:value-type="string">
            <text:p>% \tableitem{Mind Shield}{4/level}{7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indli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Varia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45];&quot;}{&quot;; [.F145]; &quot;}{&quot;;[.G145];&quot;}&quot;)" office:value-type="string" office:string-value="\tableitem{Mindlink}{Variable}{70}" calcext:value-type="string">
            <text:p>\tableitem{Mindlink}{Variable}{70}</text:p>
          </table:table-cell>
          <table:table-cell table:formula="of:=IF([.A145]; [.I145]; COM.MICROSOFT.CONCAT(&quot;% &quot;; [.I145]))" office:value-type="string" office:string-value="% \tableitem{Mindlink}{Variable}{70}" calcext:value-type="string">
            <text:p>% \tableitem{Mindlink}{Variable}{70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ular Abiliti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otic</text:p>
          </table:table-cell>
          <table:table-cell table:formula="of:=CONCATENATE([.I$1]; &quot;{&quot;; [.B146];&quot;}{&quot;; [.F146]; &quot;}{&quot;;[.G146];&quot;}&quot;)" office:value-type="string" office:string-value="\tableitem{Modular Abilities}{Variable}{71}" calcext:value-type="string">
            <text:p>\tableitem{Modular Abilities}{Variable}{71}</text:p>
          </table:table-cell>
          <table:table-cell table:formula="of:=IF([.A146]; [.I146]; COM.MICROSOFT.CONCAT(&quot;% &quot;; [.I146]))" office:value-type="string" office:string-value="\tableitem{Modular Abilities}{Variable}{71}" calcext:value-type="string">
            <text:p>\tableitem{Modular Abilities}{Variable}{7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xotic</text:p>
          </table:table-cell>
          <table:table-cell table:formula="of:=CONCATENATE([.I$1]; &quot;{&quot;; [.B147];&quot;}{&quot;; [.F147]; &quot;}{&quot;;[.G147];&quot;}&quot;)" office:value-type="string" office:string-value="\tableitem{Morph}{Variable}{84}" calcext:value-type="string">
            <text:p>\tableitem{Morph}{Variable}{84}</text:p>
          </table:table-cell>
          <table:table-cell table:formula="of:=IF([.A147]; [.I147]; COM.MICROSOFT.CONCAT(&quot;% &quot;; [.I147]))" office:value-type="string" office:string-value="% \tableitem{Morph}{Variable}{84}" calcext:value-type="string">
            <text:p>% \tableitem{Morph}{Variable}{84}</text:p>
          </table:table-cell>
          <table:table-cell table:number-columns-repeated="1014"/>
        </table:table-row>
        <table:table-row table:style-name="ro2">
          <table:table-cell table:formula="of:=IF([.E14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usical 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undane</text:p>
          </table:table-cell>
          <table:table-cell table:formula="of:=CONCATENATE([.I$1]; &quot;{&quot;; [.B148];&quot;}{&quot;; [.F148]; &quot;}{&quot;;[.G148];&quot;}&quot;)" office:value-type="string" office:string-value="\tableitem{Musical Ability}{5/level}{91}" calcext:value-type="string">
            <text:p>\tableitem{Musical Ability}{5/level}{91}</text:p>
          </table:table-cell>
          <table:table-cell table:formula="of:=IF([.A148]; [.I148]; COM.MICROSOFT.CONCAT(&quot;% &quot;; [.I148]))" office:value-type="string" office:string-value="\tableitem{Musical Ability}{5/level}{91}" calcext:value-type="string">
            <text:p>\tableitem{Musical Ability}{5/level}{9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eutr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otic</text:p>
          </table:table-cell>
          <table:table-cell table:formula="of:=CONCATENATE([.I$1]; &quot;{&quot;; [.B149];&quot;}{&quot;; [.F149]; &quot;}{&quot;;[.G149];&quot;}&quot;)" office:value-type="string" office:string-value="\tableitem{Neutralize}{50}{71}" calcext:value-type="string">
            <text:p>\tableitem{Neutralize}{50}{71}</text:p>
          </table:table-cell>
          <table:table-cell table:formula="of:=IF([.A149]; [.I149]; COM.MICROSOFT.CONCAT(&quot;% &quot;; [.I149]))" office:value-type="string" office:string-value="% \tableitem{Neutralize}{50}{71}" calcext:value-type="string">
            <text:p>% \tableitem{Neutralize}{50}{7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ictitating Membra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/lev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otic</text:p>
          </table:table-cell>
          <table:table-cell table:formula="of:=CONCATENATE([.I$1]; &quot;{&quot;; [.B150];&quot;}{&quot;; [.F150]; &quot;}{&quot;;[.G150];&quot;}&quot;)" office:value-type="string" office:string-value="\tableitem{Nictitating Membrane}{1/level}{71}" calcext:value-type="string">
            <text:p>\tableitem{Nictitating Membrane}{1/level}{71}</text:p>
          </table:table-cell>
          <table:table-cell table:formula="of:=IF([.A150]; [.I150]; COM.MICROSOFT.CONCAT(&quot;% &quot;; [.I150]))" office:value-type="string" office:string-value="% \tableitem{Nictitating Membrane}{1/level}{71}" calcext:value-type="string">
            <text:p>% \tableitem{Nictitating Membrane}{1/level}{71}</text:p>
          </table:table-cell>
          <table:table-cell table:number-columns-repeated="1014"/>
        </table:table-row>
        <table:table-row table:style-name="ro2">
          <table:table-cell table:formula="of:=IF([.E15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ight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/lev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undane</text:p>
          </table:table-cell>
          <table:table-cell table:formula="of:=CONCATENATE([.I$1]; &quot;{&quot;; [.B151];&quot;}{&quot;; [.F151]; &quot;}{&quot;;[.G151];&quot;}&quot;)" office:value-type="string" office:string-value="\tableitem{Night Vision}{1/level}{71}" calcext:value-type="string">
            <text:p>\tableitem{Night Vision}{1/level}{71}</text:p>
          </table:table-cell>
          <table:table-cell table:formula="of:=IF([.A151]; [.I151]; COM.MICROSOFT.CONCAT(&quot;% &quot;; [.I151]))" office:value-type="string" office:string-value="\tableitem{Night Vision}{1/level}{71}" calcext:value-type="string">
            <text:p>\tableitem{Night Vision}{1/level}{71}</text:p>
          </table:table-cell>
          <table:table-cell table:number-columns-repeated="1014"/>
        </table:table-row>
        <table:table-row table:style-name="ro2">
          <table:table-cell table:formula="of:=IF([.E15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 Hango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152];&quot;}{&quot;; [.F152]; &quot;}{&quot;;[.G152];&quot;}&quot;)" office:value-type="string" office:string-value="\tableitem{No Hangover}{1}{101}" calcext:value-type="string">
            <text:p>\tableitem{No Hangover}{1}{101}</text:p>
          </table:table-cell>
          <table:table-cell table:formula="of:=IF([.A152]; [.I152]; COM.MICROSOFT.CONCAT(&quot;% &quot;; [.I152]))" office:value-type="string" office:string-value="\tableitem{No Hangover}{1}{101}" calcext:value-type="string">
            <text:p>\tableitem{No Hangover}{1}{10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bscu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/lev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otic</text:p>
          </table:table-cell>
          <table:table-cell table:formula="of:=CONCATENATE([.I$1]; &quot;{&quot;; [.B153];&quot;}{&quot;; [.F153]; &quot;}{&quot;;[.G153];&quot;}&quot;)" office:value-type="string" office:string-value="\tableitem{Obscure}{2/level}{72}" calcext:value-type="string">
            <text:p>\tableitem{Obscure}{2/level}{72}</text:p>
          </table:table-cell>
          <table:table-cell table:formula="of:=IF([.A153]; [.I153]; COM.MICROSOFT.CONCAT(&quot;% &quot;; [.I153]))" office:value-type="string" office:string-value="% \tableitem{Obscure}{2/level}{72}" calcext:value-type="string">
            <text:p>% \tableitem{Obscure}{2/level}{7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54];&quot;}{&quot;; [.F154]; &quot;}{&quot;;[.G154];&quot;}&quot;)" office:value-type="string" office:string-value="\tableitem{Oracle}{15}{72}" calcext:value-type="string">
            <text:p>\tableitem{Oracle}{15}{72}</text:p>
          </table:table-cell>
          <table:table-cell table:formula="of:=IF([.A154]; [.I154]; COM.MICROSOFT.CONCAT(&quot;% &quot;; [.I154]))" office:value-type="string" office:string-value="% \tableitem{Oracle}{15}{72}" calcext:value-type="string">
            <text:p>% \tableitem{Oracle}{15}{72}</text:p>
          </table:table-cell>
          <table:table-cell table:number-columns-repeated="1014"/>
        </table:table-row>
        <table:table-row table:style-name="ro2">
          <table:table-cell table:formula="of:=IF([.E15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utdoorsm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0/lev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undane</text:p>
          </table:table-cell>
          <table:table-cell table:formula="of:=CONCATENATE([.I$1]; &quot;{&quot;; [.B155];&quot;}{&quot;; [.F155]; &quot;}{&quot;;[.G155];&quot;}&quot;)" office:value-type="string" office:string-value="\tableitem{Outdoorsman}{10/level}{91}" calcext:value-type="string">
            <text:p>\tableitem{Outdoorsman}{10/level}{91}</text:p>
          </table:table-cell>
          <table:table-cell table:formula="of:=IF([.A155]; [.I155]; COM.MICROSOFT.CONCAT(&quot;% &quot;; [.I155]))" office:value-type="string" office:string-value="\tableitem{Outdoorsman}{10/level}{91}" calcext:value-type="string">
            <text:p>\tableitem{Outdoorsman}{10/level}{9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rabolic Hea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4/leve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otic</text:p>
          </table:table-cell>
          <table:table-cell table:formula="of:=CONCATENATE([.I$1]; &quot;{&quot;; [.B156];&quot;}{&quot;; [.F156]; &quot;}{&quot;;[.G156];&quot;}&quot;)" office:value-type="string" office:string-value="\tableitem{Parabolic Hearing}{4/level}{72}" calcext:value-type="string">
            <text:p>\tableitem{Parabolic Hearing}{4/level}{72}</text:p>
          </table:table-cell>
          <table:table-cell table:formula="of:=IF([.A156]; [.I156]; COM.MICROSOFT.CONCAT(&quot;% &quot;; [.I156]))" office:value-type="string" office:string-value="% \tableitem{Parabolic Hearing}{4/level}{72}" calcext:value-type="string">
            <text:p>% \tableitem{Parabolic Hearing}{4/level}{72}</text:p>
          </table:table-cell>
          <table:table-cell table:number-columns-repeated="1014"/>
        </table:table-row>
        <table:table-row table:style-name="ro2">
          <table:table-cell table:formula="of:=IF([.E15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atr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undane</text:p>
          </table:table-cell>
          <table:table-cell table:formula="of:=CONCATENATE([.I$1]; &quot;{&quot;; [.B157];&quot;}{&quot;; [.F157]; &quot;}{&quot;;[.G157];&quot;}&quot;)" office:value-type="string" office:string-value="\tableitem{Patrons}{Variable}{72}" calcext:value-type="string">
            <text:p>\tableitem{Patrons}{Variable}{72}</text:p>
          </table:table-cell>
          <table:table-cell table:formula="of:=IF([.A157]; [.I157]; COM.MICROSOFT.CONCAT(&quot;% &quot;; [.I157]))" office:value-type="string" office:string-value="\tableitem{Patrons}{Variable}{72}" calcext:value-type="string">
            <text:p>\tableitem{Patrons}{Variable}{7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/lev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xotic</text:p>
          </table:table-cell>
          <table:table-cell table:formula="of:=CONCATENATE([.I$1]; &quot;{&quot;; [.B158];&quot;}{&quot;; [.F158]; &quot;}{&quot;;[.G158];&quot;}&quot;)" office:value-type="string" office:string-value="\tableitem{Payload}{1/level}{74}" calcext:value-type="string">
            <text:p>\tableitem{Payload}{1/level}{74}</text:p>
          </table:table-cell>
          <table:table-cell table:formula="of:=IF([.A158]; [.I158]; COM.MICROSOFT.CONCAT(&quot;% &quot;; [.I158]))" office:value-type="string" office:string-value="% \tableitem{Payload}{1/level}{74}" calcext:value-type="string">
            <text:p>% \tableitem{Payload}{1/level}{7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enetrating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0/lev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xotic</text:p>
          </table:table-cell>
          <table:table-cell table:formula="of:=CONCATENATE([.I$1]; &quot;{&quot;; [.B159];&quot;}{&quot;; [.F159]; &quot;}{&quot;;[.G159];&quot;}&quot;)" office:value-type="string" office:string-value="\tableitem{Penetrating Vision}{10/level}{74}" calcext:value-type="string">
            <text:p>\tableitem{Penetrating Vision}{10/level}{74}</text:p>
          </table:table-cell>
          <table:table-cell table:formula="of:=IF([.A159]; [.I159]; COM.MICROSOFT.CONCAT(&quot;% &quot;; [.I159]))" office:value-type="string" office:string-value="% \tableitem{Penetrating Vision}{10/level}{74}" calcext:value-type="string">
            <text:p>% \tableitem{Penetrating Vision}{10/level}{74}</text:p>
          </table:table-cell>
          <table:table-cell table:number-columns-repeated="1014"/>
        </table:table-row>
        <table:table-row table:style-name="ro2">
          <table:table-cell table:formula="of:=IF([.E16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enetrating Vo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160];&quot;}{&quot;; [.F160]; &quot;}{&quot;;[.G160];&quot;}&quot;)" office:value-type="string" office:string-value="\tableitem{Penetrating Voice}{1}{101}" calcext:value-type="string">
            <text:p>\tableitem{Penetrating Voice}{1}{101}</text:p>
          </table:table-cell>
          <table:table-cell table:formula="of:=IF([.A160]; [.I160]; COM.MICROSOFT.CONCAT(&quot;% &quot;; [.I160]))" office:value-type="string" office:string-value="\tableitem{Penetrating Voice}{1}{101}" calcext:value-type="string">
            <text:p>\tableitem{Penetrating Voice}{1}{101}</text:p>
          </table:table-cell>
          <table:table-cell table:number-columns-repeated="1014"/>
        </table:table-row>
        <table:table-row table:style-name="ro2">
          <table:table-cell table:formula="of:=IF([.E16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erfect Bal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undane</text:p>
          </table:table-cell>
          <table:table-cell table:formula="of:=CONCATENATE([.I$1]; &quot;{&quot;; [.B161];&quot;}{&quot;; [.F161]; &quot;}{&quot;;[.G161];&quot;}&quot;)" office:value-type="string" office:string-value="\tableitem{Perfect Balance}{15}{74}" calcext:value-type="string">
            <text:p>\tableitem{Perfect Balance}{15}{74}</text:p>
          </table:table-cell>
          <table:table-cell table:formula="of:=IF([.A161]; [.I161]; COM.MICROSOFT.CONCAT(&quot;% &quot;; [.I161]))" office:value-type="string" office:string-value="\tableitem{Perfect Balance}{15}{74}" calcext:value-type="string">
            <text:p>\tableitem{Perfect Balance}{15}{74}</text:p>
          </table:table-cell>
          <table:table-cell table:number-columns-repeated="1014"/>
        </table:table-row>
        <table:table-row table:style-name="ro2">
          <table:table-cell table:formula="of:=IF([.E16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eripheral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undane</text:p>
          </table:table-cell>
          <table:table-cell table:formula="of:=CONCATENATE([.I$1]; &quot;{&quot;; [.B162];&quot;}{&quot;; [.F162]; &quot;}{&quot;;[.G162];&quot;}&quot;)" office:value-type="string" office:string-value="\tableitem{Peripheral Vision}{15}{74}" calcext:value-type="string">
            <text:p>\tableitem{Peripheral Vision}{15}{74}</text:p>
          </table:table-cell>
          <table:table-cell table:formula="of:=IF([.A162]; [.I162]; COM.MICROSOFT.CONCAT(&quot;% &quot;; [.I162]))" office:value-type="string" office:string-value="\tableitem{Peripheral Vision}{15}{74}" calcext:value-type="string">
            <text:p>\tableitem{Peripheral Vision}{15}{7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erme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xotic</text:p>
          </table:table-cell>
          <table:table-cell table:formula="of:=CONCATENATE([.I$1]; &quot;{&quot;; [.B163];&quot;}{&quot;; [.F163]; &quot;}{&quot;;[.G163];&quot;}&quot;)" office:value-type="string" office:string-value="\tableitem{Permeation}{Variable}{75}" calcext:value-type="string">
            <text:p>\tableitem{Permeation}{Variable}{75}</text:p>
          </table:table-cell>
          <table:table-cell table:formula="of:=IF([.A163]; [.I163]; COM.MICROSOFT.CONCAT(&quot;% &quot;; [.I163]))" office:value-type="string" office:string-value="% \tableitem{Permeation}{Variable}{75}" calcext:value-type="string">
            <text:p>% \tableitem{Permeation}{Variable}{75}</text:p>
          </table:table-cell>
          <table:table-cell table:number-columns-repeated="1014"/>
        </table:table-row>
        <table:table-row table:style-name="ro2">
          <table:table-cell table:formula="of:=IF([.E16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hotographic Mem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ndane</text:p>
          </table:table-cell>
          <table:table-cell table:formula="of:=CONCATENATE([.I$1]; &quot;{&quot;; [.B164];&quot;}{&quot;; [.F164]; &quot;}{&quot;;[.G164];&quot;}&quot;)" office:value-type="string" office:string-value="\tableitem{Photographic Memory}{10}{51}" calcext:value-type="string">
            <text:p>\tableitem{Photographic Memory}{10}{51}</text:p>
          </table:table-cell>
          <table:table-cell table:formula="of:=IF([.A164]; [.I164]; COM.MICROSOFT.CONCAT(&quot;% &quot;; [.I164]))" office:value-type="string" office:string-value="\tableitem{Photographic Memory}{10}{51}" calcext:value-type="string">
            <text:p>\tableitem{Photographic Memory}{10}{51}</text:p>
          </table:table-cell>
          <table:table-cell table:number-columns-repeated="1014"/>
        </table:table-row>
        <table:table-row table:style-name="ro2">
          <table:table-cell table:formula="of:=IF([.E16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iti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ndane</text:p>
          </table:table-cell>
          <table:table-cell table:formula="of:=CONCATENATE([.I$1]; &quot;{&quot;; [.B165];&quot;}{&quot;; [.F165]; &quot;}{&quot;;[.G165];&quot;}&quot;)" office:value-type="string" office:string-value="\tableitem{Pitiable}{5}{22}" calcext:value-type="string">
            <text:p>\tableitem{Pitiable}{5}{22}</text:p>
          </table:table-cell>
          <table:table-cell table:formula="of:=IF([.A165]; [.I165]; COM.MICROSOFT.CONCAT(&quot;% &quot;; [.I165]))" office:value-type="string" office:string-value="\tableitem{Pitiable}{5}{22}" calcext:value-type="string">
            <text:p>\tableitem{Pitiable}{5}{22}</text:p>
          </table:table-cell>
          <table:table-cell table:number-columns-repeated="1014"/>
        </table:table-row>
        <table:table-row table:style-name="ro2">
          <table:table-cell table:formula="of:=IF([.E16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lant Em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undane</text:p>
          </table:table-cell>
          <table:table-cell table:formula="of:=CONCATENATE([.I$1]; &quot;{&quot;; [.B166];&quot;}{&quot;; [.F166]; &quot;}{&quot;;[.G166];&quot;}&quot;)" office:value-type="string" office:string-value="\tableitem{Plant Empathy}{5}{75}" calcext:value-type="string">
            <text:p>\tableitem{Plant Empathy}{5}{75}</text:p>
          </table:table-cell>
          <table:table-cell table:formula="of:=IF([.A166]; [.I166]; COM.MICROSOFT.CONCAT(&quot;% &quot;; [.I166]))" office:value-type="string" office:string-value="\tableitem{Plant Empathy}{5}{75}" calcext:value-type="string">
            <text:p>\tableitem{Plant Empathy}{5}{75}</text:p>
          </table:table-cell>
          <table:table-cell table:number-columns-repeated="1014"/>
        </table:table-row>
        <table:table-row table:style-name="ro2">
          <table:table-cell table:formula="of:=IF([.E16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olice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dane</text:p>
          </table:table-cell>
          <table:table-cell table:formula="of:=CONCATENATE([.I$1]; &quot;{&quot;; [.B167];&quot;}{&quot;; [.F167]; &quot;}{&quot;;[.G167];&quot;}&quot;)" office:value-type="string" office:string-value="\tableitem{Police Rank}{5 or 10/level}{30}" calcext:value-type="string">
            <text:p>\tableitem{Police Rank}{5 or 10/level}{30}</text:p>
          </table:table-cell>
          <table:table-cell table:formula="of:=IF([.A167]; [.I167]; COM.MICROSOFT.CONCAT(&quot;% &quot;; [.I167]))" office:value-type="string" office:string-value="\tableitem{Police Rank}{5 or 10/level}{30}" calcext:value-type="string">
            <text:p>\tableitem{Police Rank}{5 or 10/level}{3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xotic</text:p>
          </table:table-cell>
          <table:table-cell table:formula="of:=CONCATENATE([.I$1]; &quot;{&quot;; [.B168];&quot;}{&quot;; [.F168]; &quot;}{&quot;;[.G168];&quot;}&quot;)" office:value-type="string" office:string-value="\tableitem{Possession}{100}{75}" calcext:value-type="string">
            <text:p>\tableitem{Possession}{100}{75}</text:p>
          </table:table-cell>
          <table:table-cell table:formula="of:=IF([.A168]; [.I168]; COM.MICROSOFT.CONCAT(&quot;% &quot;; [.I168]))" office:value-type="string" office:string-value="% \tableitem{Possession}{100}{75}" calcext:value-type="string">
            <text:p>% \tableitem{Possession}{100}{7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ower Investitu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10/leve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69];&quot;}{&quot;; [.F169]; &quot;}{&quot;;[.G169];&quot;}&quot;)" office:value-type="string" office:string-value="\tableitem{Power Investiture}{10/level}{77}" calcext:value-type="string">
            <text:p>\tableitem{Power Investiture}{10/level}{77}</text:p>
          </table:table-cell>
          <table:table-cell table:formula="of:=IF([.A169]; [.I169]; COM.MICROSOFT.CONCAT(&quot;% &quot;; [.I169]))" office:value-type="string" office:string-value="% \tableitem{Power Investiture}{10/level}{77}" calcext:value-type="string">
            <text:p>% \tableitem{Power Investiture}{10/level}{7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ecogni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70];&quot;}{&quot;; [.F170]; &quot;}{&quot;;[.G170];&quot;}&quot;)" office:value-type="string" office:string-value="\tableitem{Precognition}{25}{77}" calcext:value-type="string">
            <text:p>\tableitem{Precognition}{25}{77}</text:p>
          </table:table-cell>
          <table:table-cell table:formula="of:=IF([.A170]; [.I170]; COM.MICROSOFT.CONCAT(&quot;% &quot;; [.I170]))" office:value-type="string" office:string-value="% \tableitem{Precognition}{25}{77}" calcext:value-type="string">
            <text:p>% \tableitem{Precognition}{25}{7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essure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 to 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xotic</text:p>
          </table:table-cell>
          <table:table-cell table:formula="of:=CONCATENATE([.I$1]; &quot;{&quot;; [.B171];&quot;}{&quot;; [.F171]; &quot;}{&quot;;[.G171];&quot;}&quot;)" office:value-type="string" office:string-value="\tableitem{Pressure Support}{5 to 15}{77}" calcext:value-type="string">
            <text:p>\tableitem{Pressure Support}{5 to 15}{77}</text:p>
          </table:table-cell>
          <table:table-cell table:formula="of:=IF([.A171]; [.I171]; COM.MICROSOFT.CONCAT(&quot;% &quot;; [.I171]))" office:value-type="string" office:string-value="% \tableitem{Pressure Support}{5 to 15}{77}" calcext:value-type="string">
            <text:p>% \tableitem{Pressure Support}{5 to 15}{7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otected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sens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otic</text:p>
          </table:table-cell>
          <table:table-cell table:formula="of:=CONCATENATE([.I$1]; &quot;{&quot;; [.B172];&quot;}{&quot;; [.F172]; &quot;}{&quot;;[.G172];&quot;}&quot;)" office:value-type="string" office:string-value="\tableitem{Protected Sense}{5/sense}{78}" calcext:value-type="string">
            <text:p>\tableitem{Protected Sense}{5/sense}{78}</text:p>
          </table:table-cell>
          <table:table-cell table:formula="of:=IF([.A172]; [.I172]; COM.MICROSOFT.CONCAT(&quot;% &quot;; [.I172]))" office:value-type="string" office:string-value="% \tableitem{Protected Sense}{5/sense}{78}" calcext:value-type="string">
            <text:p>% \tableitem{Protected Sense}{5/sense}{7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si Stat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73];&quot;}{&quot;; [.F173]; &quot;}{&quot;;[.G173];&quot;}&quot;)" office:value-type="string" office:string-value="\tableitem{Psi Static}{30}{78}" calcext:value-type="string">
            <text:p>\tableitem{Psi Static}{30}{78}</text:p>
          </table:table-cell>
          <table:table-cell table:formula="of:=IF([.A173]; [.I173]; COM.MICROSOFT.CONCAT(&quot;% &quot;; [.I173]))" office:value-type="string" office:string-value="% \tableitem{Psi Static}{30}{78}" calcext:value-type="string">
            <text:p>% \tableitem{Psi Static}{30}{7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sychome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74];&quot;}{&quot;; [.F174]; &quot;}{&quot;;[.G174];&quot;}&quot;)" office:value-type="string" office:string-value="\tableitem{Psychometry}{20}{78}" calcext:value-type="string">
            <text:p>\tableitem{Psychometry}{20}{78}</text:p>
          </table:table-cell>
          <table:table-cell table:formula="of:=IF([.A174]; [.I174]; COM.MICROSOFT.CONCAT(&quot;% &quot;; [.I174]))" office:value-type="string" office:string-value="% \tableitem{Psychometry}{20}{78}" calcext:value-type="string">
            <text:p>% \tableitem{Psychometry}{20}{7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 or 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otic</text:p>
          </table:table-cell>
          <table:table-cell table:formula="of:=CONCATENATE([.I$1]; &quot;{&quot;; [.B175];&quot;}{&quot;; [.F175]; &quot;}{&quot;;[.G175];&quot;}&quot;)" office:value-type="string" office:string-value="\tableitem{Puppet}{5 or 10}{78}" calcext:value-type="string">
            <text:p>\tableitem{Puppet}{5 or 10}{78}</text:p>
          </table:table-cell>
          <table:table-cell table:formula="of:=IF([.A175]; [.I175]; COM.MICROSOFT.CONCAT(&quot;% &quot;; [.I175]))" office:value-type="string" office:string-value="% \tableitem{Puppet}{5 or 10}{78}" calcext:value-type="string">
            <text:p>% \tableitem{Puppet}{5 or 10}{7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acial Mem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5 or 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otic</text:p>
          </table:table-cell>
          <table:table-cell table:formula="of:=CONCATENATE([.I$1]; &quot;{&quot;; [.B176];&quot;}{&quot;; [.F176]; &quot;}{&quot;;[.G176];&quot;}&quot;)" office:value-type="string" office:string-value="\tableitem{Racial Memory}{15 or 40}{78}" calcext:value-type="string">
            <text:p>\tableitem{Racial Memory}{15 or 40}{78}</text:p>
          </table:table-cell>
          <table:table-cell table:formula="of:=IF([.A176]; [.I176]; COM.MICROSOFT.CONCAT(&quot;% &quot;; [.I176]))" office:value-type="string" office:string-value="% \tableitem{Racial Memory}{15 or 40}{78}" calcext:value-type="string">
            <text:p>% \tableitem{Racial Memory}{15 or 40}{7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adiation Tol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xotic</text:p>
          </table:table-cell>
          <table:table-cell table:formula="of:=CONCATENATE([.I$1]; &quot;{&quot;; [.B177];&quot;}{&quot;; [.F177]; &quot;}{&quot;;[.G177];&quot;}&quot;)" office:value-type="string" office:string-value="\tableitem{Radiation Tolerance}{Variable}{79}" calcext:value-type="string">
            <text:p>\tableitem{Radiation Tolerance}{Variable}{79}</text:p>
          </table:table-cell>
          <table:table-cell table:formula="of:=IF([.A177]; [.I177]; COM.MICROSOFT.CONCAT(&quot;% &quot;; [.I177]))" office:value-type="string" office:string-value="% \tableitem{Radiation Tolerance}{Variable}{79}" calcext:value-type="string">
            <text:p>% \tableitem{Radiation Tolerance}{Variable}{79}</text:p>
          </table:table-cell>
          <table:table-cell table:number-columns-repeated="1014"/>
        </table:table-row>
        <table:table-row table:style-name="ro2">
          <table:table-cell table:formula="of:=IF([.E17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undane</text:p>
          </table:table-cell>
          <table:table-cell table:formula="of:=CONCATENATE([.I$1]; &quot;{&quot;; [.B178];&quot;}{&quot;; [.F178]; &quot;}{&quot;;[.G178];&quot;}&quot;)" office:value-type="string" office:string-value="\tableitem{Rank}{5 or 10/level}{29}" calcext:value-type="string">
            <text:p>\tableitem{Rank}{5 or 10/level}{29}</text:p>
          </table:table-cell>
          <table:table-cell table:formula="of:=IF([.A178]; [.I178]; COM.MICROSOFT.CONCAT(&quot;% &quot;; [.I178]))" office:value-type="string" office:string-value="\tableitem{Rank}{5 or 10/level}{29}" calcext:value-type="string">
            <text:p>\tableitem{Rank}{5 or 10/level}{29}</text:p>
          </table:table-cell>
          <table:table-cell table:number-columns-repeated="1014"/>
        </table:table-row>
        <table:table-row table:style-name="ro2">
          <table:table-cell table:formula="of:=IF([.E17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apid Hea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ndane</text:p>
          </table:table-cell>
          <table:table-cell table:formula="of:=CONCATENATE([.I$1]; &quot;{&quot;; [.B179];&quot;}{&quot;; [.F179]; &quot;}{&quot;;[.G179];&quot;}&quot;)" office:value-type="string" office:string-value="\tableitem{Rapid Healing}{5}{79}" calcext:value-type="string">
            <text:p>\tableitem{Rapid Healing}{5}{79}</text:p>
          </table:table-cell>
          <table:table-cell table:formula="of:=IF([.A179]; [.I179]; COM.MICROSOFT.CONCAT(&quot;% &quot;; [.I179]))" office:value-type="string" office:string-value="\tableitem{Rapid Healing}{5}{79}" calcext:value-type="string">
            <text:p>\tableitem{Rapid Healing}{5}{79}</text:p>
          </table:table-cell>
          <table:table-cell table:number-columns-repeated="1014"/>
        </table:table-row>
        <table:table-row table:style-name="ro2">
          <table:table-cell table:formula="of:=IF([.E18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apier W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ndane</text:p>
          </table:table-cell>
          <table:table-cell table:formula="of:=CONCATENATE([.I$1]; &quot;{&quot;; [.B180];&quot;}{&quot;; [.F180]; &quot;}{&quot;;[.G180];&quot;}&quot;)" office:value-type="string" office:string-value="\tableitem{Rapier Wit}{5}{79}" calcext:value-type="string">
            <text:p>\tableitem{Rapier Wit}{5}{79}</text:p>
          </table:table-cell>
          <table:table-cell table:formula="of:=IF([.A180]; [.I180]; COM.MICROSOFT.CONCAT(&quot;% &quot;; [.I180]))" office:value-type="string" office:string-value="\tableitem{Rapier Wit}{5}{79}" calcext:value-type="string">
            <text:p>\tableitem{Rapier Wit}{5}{7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awaken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181];&quot;}{&quot;; [.F181]; &quot;}{&quot;;[.G181];&quot;}&quot;)" office:value-type="string" office:string-value="\tableitem{Reawakened}{10}{80}" calcext:value-type="string">
            <text:p>\tableitem{Reawakened}{10}{80}</text:p>
          </table:table-cell>
          <table:table-cell table:formula="of:=IF([.A181]; [.I181]; COM.MICROSOFT.CONCAT(&quot;% &quot;; [.I181]))" office:value-type="string" office:string-value="% \tableitem{Reawakened}{10}{80}" calcext:value-type="string">
            <text:p>% \tableitem{Reawakened}{10}{8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xotic</text:p>
          </table:table-cell>
          <table:table-cell table:formula="of:=CONCATENATE([.I$1]; &quot;{&quot;; [.B182];&quot;}{&quot;; [.F182]; &quot;}{&quot;;[.G182];&quot;}&quot;)" office:value-type="string" office:string-value="\tableitem{Recovery}{10}{80}" calcext:value-type="string">
            <text:p>\tableitem{Recovery}{10}{80}</text:p>
          </table:table-cell>
          <table:table-cell table:formula="of:=IF([.A182]; [.I182]; COM.MICROSOFT.CONCAT(&quot;% &quot;; [.I182]))" office:value-type="string" office:string-value="% \tableitem{Recovery}{10}{80}" calcext:value-type="string">
            <text:p>% \tableitem{Recovery}{10}{8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duced Consump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inematic</text:p>
          </table:table-cell>
          <table:table-cell office:value-type="string" calcext:value-type="string">
            <text:p>2/leve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nematic</text:p>
          </table:table-cell>
          <table:table-cell table:formula="of:=CONCATENATE([.I$1]; &quot;{&quot;; [.B183];&quot;}{&quot;; [.F183]; &quot;}{&quot;;[.G183];&quot;}&quot;)" office:value-type="string" office:string-value="\tableitem{Reduced Consumption}{2/level}{80}" calcext:value-type="string">
            <text:p>\tableitem{Reduced Consumption}{2/level}{80}</text:p>
          </table:table-cell>
          <table:table-cell table:formula="of:=IF([.A183]; [.I183]; COM.MICROSOFT.CONCAT(&quot;% &quot;; [.I183]))" office:value-type="string" office:string-value="% \tableitem{Reduced Consumption}{2/level}{80}" calcext:value-type="string">
            <text:p>% \tableitem{Reduced Consumption}{2/level}{80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xotic</text:p>
          </table:table-cell>
          <table:table-cell table:formula="of:=CONCATENATE([.I$1]; &quot;{&quot;; [.B184];&quot;}{&quot;; [.F184]; &quot;}{&quot;;[.G184];&quot;}&quot;)" office:value-type="string" office:string-value="\tableitem{Regeneration}{Variable}{80}" calcext:value-type="string">
            <text:p>\tableitem{Regeneration}{Variable}{80}</text:p>
          </table:table-cell>
          <table:table-cell table:formula="of:=IF([.A184]; [.I184]; COM.MICROSOFT.CONCAT(&quot;% &quot;; [.I184]))" office:value-type="string" office:string-value="\tableitem{Regeneration}{Variable}{80}" calcext:value-type="string">
            <text:p>\tableitem{Regeneration}{Variable}{8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grow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xotic</text:p>
          </table:table-cell>
          <table:table-cell table:formula="of:=CONCATENATE([.I$1]; &quot;{&quot;; [.B185];&quot;}{&quot;; [.F185]; &quot;}{&quot;;[.G185];&quot;}&quot;)" office:value-type="string" office:string-value="\tableitem{Regrowth}{40}{80}" calcext:value-type="string">
            <text:p>\tableitem{Regrowth}{40}{80}</text:p>
          </table:table-cell>
          <table:table-cell table:formula="of:=IF([.A185]; [.I185]; COM.MICROSOFT.CONCAT(&quot;% &quot;; [.I185]))" office:value-type="string" office:string-value="% \tableitem{Regrowth}{40}{80}" calcext:value-type="string">
            <text:p>% \tableitem{Regrowth}{40}{80}</text:p>
          </table:table-cell>
          <table:table-cell table:number-columns-repeated="1014"/>
        </table:table-row>
        <table:table-row table:style-name="ro2">
          <table:table-cell table:formula="of:=IF([.E18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ligious Ran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 or 10/lev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ndane</text:p>
          </table:table-cell>
          <table:table-cell table:formula="of:=CONCATENATE([.I$1]; &quot;{&quot;; [.B186];&quot;}{&quot;; [.F186]; &quot;}{&quot;;[.G186];&quot;}&quot;)" office:value-type="string" office:string-value="\tableitem{Religious Rank}{5 or 10/level}{30}" calcext:value-type="string">
            <text:p>\tableitem{Religious Rank}{5 or 10/level}{30}</text:p>
          </table:table-cell>
          <table:table-cell table:formula="of:=IF([.A186]; [.I186]; COM.MICROSOFT.CONCAT(&quot;% &quot;; [.I186]))" office:value-type="string" office:string-value="\tableitem{Religious Rank}{5 or 10/level}{30}" calcext:value-type="string">
            <text:p>\tableitem{Religious Rank}{5 or 10/level}{30}</text:p>
          </table:table-cell>
          <table:table-cell table:number-columns-repeated="1014"/>
        </table:table-row>
        <table:table-row table:style-name="ro2">
          <table:table-cell table:formula="of:=IF([.E18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ndane</text:p>
          </table:table-cell>
          <table:table-cell table:formula="of:=CONCATENATE([.I$1]; &quot;{&quot;; [.B187];&quot;}{&quot;; [.F187]; &quot;}{&quot;;[.G187];&quot;}&quot;)" office:value-type="string" office:string-value="\tableitem{Reputation}{Variable}{26}" calcext:value-type="string">
            <text:p>\tableitem{Reputation}{Variable}{26}</text:p>
          </table:table-cell>
          <table:table-cell table:formula="of:=IF([.A187]; [.I187]; COM.MICROSOFT.CONCAT(&quot;% &quot;; [.I187]))" office:value-type="string" office:string-value="\tableitem{Reputation}{Variable}{26}" calcext:value-type="string">
            <text:p>\tableitem{Reputation}{Variable}{26}</text:p>
          </table:table-cell>
          <table:table-cell table:number-columns-repeated="1014"/>
        </table:table-row>
        <table:table-row table:style-name="ro2">
          <table:table-cell table:formula="of:=IF([.E18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sista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ndane</text:p>
          </table:table-cell>
          <table:table-cell table:formula="of:=CONCATENATE([.I$1]; &quot;{&quot;; [.B188];&quot;}{&quot;; [.F188]; &quot;}{&quot;;[.G188];&quot;}&quot;)" office:value-type="string" office:string-value="\tableitem{Resistant}{Variable}{80}" calcext:value-type="string">
            <text:p>\tableitem{Resistant}{Variable}{80}</text:p>
          </table:table-cell>
          <table:table-cell table:formula="of:=IF([.A188]; [.I188]; COM.MICROSOFT.CONCAT(&quot;% &quot;; [.I188]))" office:value-type="string" office:string-value="\tableitem{Resistant}{Variable}{80}" calcext:value-type="string">
            <text:p>\tableitem{Resistant}{Variable}{8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nitized Metabolis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xotic</text:p>
          </table:table-cell>
          <table:table-cell table:formula="of:=CONCATENATE([.I$1]; &quot;{&quot;; [.B189];&quot;}{&quot;; [.F189]; &quot;}{&quot;;[.G189];&quot;}&quot;)" office:value-type="string" office:string-value="\tableitem{Sanitized Metabolism}{1}{101}" calcext:value-type="string">
            <text:p>\tableitem{Sanitized Metabolism}{1}{101}</text:p>
          </table:table-cell>
          <table:table-cell table:formula="of:=IF([.A189]; [.I189]; COM.MICROSOFT.CONCAT(&quot;% &quot;; [.I189]))" office:value-type="string" office:string-value="% \tableitem{Sanitized Metabolism}{1}{101}" calcext:value-type="string">
            <text:p>% \tableitem{Sanitized Metabolism}{1}{10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canning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otic</text:p>
          </table:table-cell>
          <table:table-cell table:formula="of:=CONCATENATE([.I$1]; &quot;{&quot;; [.B190];&quot;}{&quot;; [.F190]; &quot;}{&quot;;[.G190];&quot;}&quot;)" office:value-type="string" office:string-value="\tableitem{Scanning Sense}{Variable}{81}" calcext:value-type="string">
            <text:p>\tableitem{Scanning Sense}{Variable}{81}</text:p>
          </table:table-cell>
          <table:table-cell table:formula="of:=IF([.A190]; [.I190]; COM.MICROSOFT.CONCAT(&quot;% &quot;; [.I190]))" office:value-type="string" office:string-value="% \tableitem{Scanning Sense}{Variable}{81}" calcext:value-type="string">
            <text:p>% \tableitem{Scanning Sense}{Variable}{8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xotic</text:p>
          </table:table-cell>
          <table:table-cell table:formula="of:=CONCATENATE([.I$1]; &quot;{&quot;; [.B191];&quot;}{&quot;; [.F191]; &quot;}{&quot;;[.G191];&quot;}&quot;)" office:value-type="string" office:string-value="\tableitem{Sealed}{15}{82}" calcext:value-type="string">
            <text:p>\tableitem{Sealed}{15}{82}</text:p>
          </table:table-cell>
          <table:table-cell table:formula="of:=IF([.A191]; [.I191]; COM.MICROSOFT.CONCAT(&quot;% &quot;; [.I191]))" office:value-type="string" office:string-value="% \tableitem{Sealed}{15}{82}" calcext:value-type="string">
            <text:p>% \tableitem{Sealed}{15}{82}</text:p>
          </table:table-cell>
          <table:table-cell table:number-columns-repeated="1014"/>
        </table:table-row>
        <table:table-row table:style-name="ro2">
          <table:table-cell table:formula="of:=IF([.E19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curity Clea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undane</text:p>
          </table:table-cell>
          <table:table-cell table:formula="of:=CONCATENATE([.I$1]; &quot;{&quot;; [.B192];&quot;}{&quot;; [.F192]; &quot;}{&quot;;[.G192];&quot;}&quot;)" office:value-type="string" office:string-value="\tableitem{Security Clearance}{Variable}{82}" calcext:value-type="string">
            <text:p>\tableitem{Security Clearance}{Variable}{82}</text:p>
          </table:table-cell>
          <table:table-cell table:formula="of:=IF([.A192]; [.I192]; COM.MICROSOFT.CONCAT(&quot;% &quot;; [.I192]))" office:value-type="string" office:string-value="\tableitem{Security Clearance}{Variable}{82}" calcext:value-type="string">
            <text:p>\tableitem{Security Clearance}{Variable}{8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e Invisi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tic</text:p>
          </table:table-cell>
          <table:table-cell table:formula="of:=CONCATENATE([.I$1]; &quot;{&quot;; [.B193];&quot;}{&quot;; [.F193]; &quot;}{&quot;;[.G193];&quot;}&quot;)" office:value-type="string" office:string-value="\tableitem{See Invisible}{15}{83}" calcext:value-type="string">
            <text:p>\tableitem{See Invisible}{15}{83}</text:p>
          </table:table-cell>
          <table:table-cell table:formula="of:=IF([.A193]; [.I193]; COM.MICROSOFT.CONCAT(&quot;% &quot;; [.I193]))" office:value-type="string" office:string-value="% \tableitem{See Invisible}{15}{83}" calcext:value-type="string">
            <text:p>% \tableitem{See Invisible}{15}{83}</text:p>
          </table:table-cell>
          <table:table-cell table:number-columns-repeated="1014"/>
        </table:table-row>
        <table:table-row table:style-name="ro2">
          <table:table-cell table:formula="of:=IF([.E19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undane</text:p>
          </table:table-cell>
          <table:table-cell table:formula="of:=CONCATENATE([.I$1]; &quot;{&quot;; [.B194];&quot;}{&quot;; [.F194]; &quot;}{&quot;;[.G194];&quot;}&quot;)" office:value-type="string" office:string-value="\tableitem{Sensitive}{5}{51}" calcext:value-type="string">
            <text:p>\tableitem{Sensitive}{5}{51}</text:p>
          </table:table-cell>
          <table:table-cell table:formula="of:=IF([.A194]; [.I194]; COM.MICROSOFT.CONCAT(&quot;% &quot;; [.I194]))" office:value-type="string" office:string-value="\tableitem{Sensitive}{5}{51}" calcext:value-type="string">
            <text:p>\tableitem{Sensitive}{5}{5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nsitive Tou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tic</text:p>
          </table:table-cell>
          <table:table-cell table:formula="of:=CONCATENATE([.I$1]; &quot;{&quot;; [.B195];&quot;}{&quot;; [.F195]; &quot;}{&quot;;[.G195];&quot;}&quot;)" office:value-type="string" office:string-value="\tableitem{Sensitive Touch}{10}{83}" calcext:value-type="string">
            <text:p>\tableitem{Sensitive Touch}{10}{83}</text:p>
          </table:table-cell>
          <table:table-cell table:formula="of:=IF([.A195]; [.I195]; COM.MICROSOFT.CONCAT(&quot;% &quot;; [.I195]))" office:value-type="string" office:string-value="% \tableitem{Sensitive Touch}{10}{83}" calcext:value-type="string">
            <text:p>% \tableitem{Sensitive Touch}{10}{83}</text:p>
          </table:table-cell>
          <table:table-cell table:number-columns-repeated="1014"/>
        </table:table-row>
        <table:table-row table:style-name="ro2">
          <table:table-cell table:formula="of:=IF([.E19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5/leve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undane</text:p>
          </table:table-cell>
          <table:table-cell table:formula="of:=CONCATENATE([.I$1]; &quot;{&quot;; [.B196];&quot;}{&quot;; [.F196]; &quot;}{&quot;;[.G196];&quot;}&quot;)" office:value-type="string" office:string-value="\tableitem{Serendipity}{15/level}{83}" calcext:value-type="string">
            <text:p>\tableitem{Serendipity}{15/level}{83}</text:p>
          </table:table-cell>
          <table:table-cell table:formula="of:=IF([.A196]; [.I196]; COM.MICROSOFT.CONCAT(&quot;% &quot;; [.I196]))" office:value-type="string" office:string-value="\tableitem{Serendipity}{15/level}{83}" calcext:value-type="string">
            <text:p>\tableitem{Serendipity}{15/level}{8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tic</text:p>
          </table:table-cell>
          <table:table-cell table:formula="of:=CONCATENATE([.I$1]; &quot;{&quot;; [.B197];&quot;}{&quot;; [.F197]; &quot;}{&quot;;[.G197];&quot;}&quot;)" office:value-type="string" office:string-value="\tableitem{Shadow Form}{50}{83}" calcext:value-type="string">
            <text:p>\tableitem{Shadow Form}{50}{83}</text:p>
          </table:table-cell>
          <table:table-cell table:formula="of:=IF([.A197]; [.I197]; COM.MICROSOFT.CONCAT(&quot;% &quot;; [.I197]))" office:value-type="string" office:string-value="% \tableitem{Shadow Form}{50}{83}" calcext:value-type="string">
            <text:p>% \tableitem{Shadow Form}{50}{8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apeshif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tic</text:p>
          </table:table-cell>
          <table:table-cell table:formula="of:=CONCATENATE([.I$1]; &quot;{&quot;; [.B198];&quot;}{&quot;; [.F198]; &quot;}{&quot;;[.G198];&quot;}&quot;)" office:value-type="string" office:string-value="\tableitem{Shapeshifting}{Variable}{83}" calcext:value-type="string">
            <text:p>\tableitem{Shapeshifting}{Variable}{83}</text:p>
          </table:table-cell>
          <table:table-cell table:formula="of:=IF([.A198]; [.I198]; COM.MICROSOFT.CONCAT(&quot;% &quot;; [.I198]))" office:value-type="string" office:string-value="% \tableitem{Shapeshifting}{Variable}{83}" calcext:value-type="string">
            <text:p>% \tableitem{Shapeshifting}{Variable}{8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rin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xotic</text:p>
          </table:table-cell>
          <table:table-cell table:formula="of:=CONCATENATE([.I$1]; &quot;{&quot;; [.B199];&quot;}{&quot;; [.F199]; &quot;}{&quot;;[.G199];&quot;}&quot;)" office:value-type="string" office:string-value="\tableitem{Shrinking}{5/level}{85}" calcext:value-type="string">
            <text:p>\tableitem{Shrinking}{5/level}{85}</text:p>
          </table:table-cell>
          <table:table-cell table:formula="of:=IF([.A199]; [.I199]; COM.MICROSOFT.CONCAT(&quot;% &quot;; [.I199]))" office:value-type="string" office:string-value="% \tableitem{Shrinking}{5/level}{85}" calcext:value-type="string">
            <text:p>% \tableitem{Shrinking}{5/level}{85}</text:p>
          </table:table-cell>
          <table:table-cell table:number-columns-repeated="1014"/>
        </table:table-row>
        <table:table-row table:style-name="ro2">
          <table:table-cell table:formula="of:=IF([.E20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hti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Mundane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undane</text:p>
          </table:table-cell>
          <table:table-cell table:formula="of:=CONCATENATE([.I$1]; &quot;{&quot;; [.B200];&quot;}{&quot;; [.F200]; &quot;}{&quot;;[.G200];&quot;}&quot;)" office:value-type="string" office:string-value="\tableitem{Shtick}{1}{101}" calcext:value-type="string">
            <text:p>\tableitem{Shtick}{1}{101}</text:p>
          </table:table-cell>
          <table:table-cell table:formula="of:=IF([.A200]; [.I200]; COM.MICROSOFT.CONCAT(&quot;% &quot;; [.I200]))" office:value-type="string" office:string-value="\tableitem{Shtick}{1}{101}" calcext:value-type="string">
            <text:p>\tableitem{Shtick}{1}{101}</text:p>
          </table:table-cell>
          <table:table-cell table:number-columns-repeated="1014"/>
        </table:table-row>
        <table:table-row table:style-name="ro2">
          <table:table-cell table:formula="of:=IF([.E20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ignature G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undane</text:p>
          </table:table-cell>
          <table:table-cell table:formula="of:=CONCATENATE([.I$1]; &quot;{&quot;; [.B201];&quot;}{&quot;; [.F201]; &quot;}{&quot;;[.G201];&quot;}&quot;)" office:value-type="string" office:string-value="\tableitem{Signature Gear}{Variable}{85}" calcext:value-type="string">
            <text:p>\tableitem{Signature Gear}{Variable}{85}</text:p>
          </table:table-cell>
          <table:table-cell table:formula="of:=IF([.A201]; [.I201]; COM.MICROSOFT.CONCAT(&quot;% &quot;; [.I201]))" office:value-type="string" office:string-value="\tableitem{Signature Gear}{Variable}{85}" calcext:value-type="string">
            <text:p>\tableitem{Signature Gear}{Variable}{8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xotic</text:p>
          </table:table-cell>
          <table:table-cell table:formula="of:=CONCATENATE([.I$1]; &quot;{&quot;; [.B202];&quot;}{&quot;; [.F202]; &quot;}{&quot;;[.G202];&quot;}&quot;)" office:value-type="string" office:string-value="\tableitem{Silence}{5/level}{85}" calcext:value-type="string">
            <text:p>\tableitem{Silence}{5/level}{85}</text:p>
          </table:table-cell>
          <table:table-cell table:formula="of:=IF([.A202]; [.I202]; COM.MICROSOFT.CONCAT(&quot;% &quot;; [.I202]))" office:value-type="string" office:string-value="% \tableitem{Silence}{5/level}{85}" calcext:value-type="string">
            <text:p>% \tableitem{Silence}{5/level}{85}</text:p>
          </table:table-cell>
          <table:table-cell table:number-columns-repeated="1014"/>
        </table:table-row>
        <table:table-row table:style-name="ro2">
          <table:table-cell table:formula="of:=IF([.E20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ingle-Mind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undane</text:p>
          </table:table-cell>
          <table:table-cell table:formula="of:=CONCATENATE([.I$1]; &quot;{&quot;; [.B203];&quot;}{&quot;; [.F203]; &quot;}{&quot;;[.G203];&quot;}&quot;)" office:value-type="string" office:string-value="\tableitem{Single-Minded}{5}{85}" calcext:value-type="string">
            <text:p>\tableitem{Single-Minded}{5}{85}</text:p>
          </table:table-cell>
          <table:table-cell table:formula="of:=IF([.A203]; [.I203]; COM.MICROSOFT.CONCAT(&quot;% &quot;; [.I203]))" office:value-type="string" office:string-value="\tableitem{Single-Minded}{5}{85}" calcext:value-type="string">
            <text:p>\tableitem{Single-Minded}{5}{8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ipp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2/lev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xotic</text:p>
          </table:table-cell>
          <table:table-cell table:formula="of:=CONCATENATE([.I$1]; &quot;{&quot;; [.B204];&quot;}{&quot;; [.F204]; &quot;}{&quot;;[.G204];&quot;}&quot;)" office:value-type="string" office:string-value="\tableitem{Slippery}{2/level}{85}" calcext:value-type="string">
            <text:p>\tableitem{Slippery}{2/level}{85}</text:p>
          </table:table-cell>
          <table:table-cell table:formula="of:=IF([.A204]; [.I204]; COM.MICROSOFT.CONCAT(&quot;% &quot;; [.I204]))" office:value-type="string" office:string-value="% \tableitem{Slippery}{2/level}{85}" calcext:value-type="string">
            <text:p>% \tableitem{Slippery}{2/level}{85}</text:p>
          </table:table-cell>
          <table:table-cell table:number-columns-repeated="1014"/>
        </table:table-row>
        <table:table-row table:style-name="ro2">
          <table:table-cell table:formula="of:=IF([.E20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5/lev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undane</text:p>
          </table:table-cell>
          <table:table-cell table:formula="of:=CONCATENATE([.I$1]; &quot;{&quot;; [.B205];&quot;}{&quot;; [.F205]; &quot;}{&quot;;[.G205];&quot;}&quot;)" office:value-type="string" office:string-value="\tableitem{Smooth Operator}{15/level}{91}" calcext:value-type="string">
            <text:p>\tableitem{Smooth Operator}{15/level}{91}</text:p>
          </table:table-cell>
          <table:table-cell table:formula="of:=IF([.A205]; [.I205]; COM.MICROSOFT.CONCAT(&quot;% &quot;; [.I205]))" office:value-type="string" office:string-value="\tableitem{Smooth Operator}{15/level}{91}" calcext:value-type="string">
            <text:p>\tableitem{Smooth Operator}{15/level}{9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natc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06];&quot;}{&quot;; [.F206]; &quot;}{&quot;;[.G206];&quot;}&quot;)" office:value-type="string" office:string-value="\tableitem{Snatcher}{80}{86}" calcext:value-type="string">
            <text:p>\tableitem{Snatcher}{80}{86}</text:p>
          </table:table-cell>
          <table:table-cell table:formula="of:=IF([.A206]; [.I206]; COM.MICROSOFT.CONCAT(&quot;% &quot;; [.I206]))" office:value-type="string" office:string-value="% \tableitem{Snatcher}{80}{86}" calcext:value-type="string">
            <text:p>% \tableitem{Snatcher}{80}{8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ocial Chamele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inematic</text:p>
          </table:table-cell>
          <table:table-cell table:formula="of:=CONCATENATE([.I$1]; &quot;{&quot;; [.B207];&quot;}{&quot;; [.F207]; &quot;}{&quot;;[.G207];&quot;}&quot;)" office:value-type="string" office:string-value="\tableitem{Social Chameleon}{5}{86}" calcext:value-type="string">
            <text:p>\tableitem{Social Chameleon}{5}{86}</text:p>
          </table:table-cell>
          <table:table-cell table:formula="of:=IF([.A207]; [.I207]; COM.MICROSOFT.CONCAT(&quot;% &quot;; [.I207]))" office:value-type="string" office:string-value="% \tableitem{Social Chameleon}{5}{86}" calcext:value-type="string">
            <text:p>% \tableitem{Social Chameleon}{5}{86}</text:p>
          </table:table-cell>
          <table:table-cell table:number-columns-repeated="1014"/>
        </table:table-row>
        <table:table-row table:style-name="ro2">
          <table:table-cell table:formula="of:=IF([.E20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ocial Reg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undane</text:p>
          </table:table-cell>
          <table:table-cell table:formula="of:=CONCATENATE([.I$1]; &quot;{&quot;; [.B208];&quot;}{&quot;; [.F208]; &quot;}{&quot;;[.G208];&quot;}&quot;)" office:value-type="string" office:string-value="\tableitem{Social Regard}{5/level}{86}" calcext:value-type="string">
            <text:p>\tableitem{Social Regard}{5/level}{86}</text:p>
          </table:table-cell>
          <table:table-cell table:formula="of:=IF([.A208]; [.I208]; COM.MICROSOFT.CONCAT(&quot;% &quot;; [.I208]))" office:value-type="string" office:string-value="\tableitem{Social Regard}{5/level}{86}" calcext:value-type="string">
            <text:p>\tableitem{Social Regard}{5/level}{8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eak Underwa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xotic</text:p>
          </table:table-cell>
          <table:table-cell table:formula="of:=CONCATENATE([.I$1]; &quot;{&quot;; [.B209];&quot;}{&quot;; [.F209]; &quot;}{&quot;;[.G209];&quot;}&quot;)" office:value-type="string" office:string-value="\tableitem{Speak Underwater}{5}{87}" calcext:value-type="string">
            <text:p>\tableitem{Speak Underwater}{5}{87}</text:p>
          </table:table-cell>
          <table:table-cell table:formula="of:=IF([.A209]; [.I209]; COM.MICROSOFT.CONCAT(&quot;% &quot;; [.I209]))" office:value-type="string" office:string-value="% \tableitem{Speak Underwater}{5}{87}" calcext:value-type="string">
            <text:p>% \tableitem{Speak Underwater}{5}{8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eak With Animal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xotic</text:p>
          </table:table-cell>
          <table:table-cell table:formula="of:=CONCATENATE([.I$1]; &quot;{&quot;; [.B210];&quot;}{&quot;; [.F210]; &quot;}{&quot;;[.G210];&quot;}&quot;)" office:value-type="string" office:string-value="\tableitem{Speak With Animals}{25}{87}" calcext:value-type="string">
            <text:p>\tableitem{Speak With Animals}{25}{87}</text:p>
          </table:table-cell>
          <table:table-cell table:formula="of:=IF([.A210]; [.I210]; COM.MICROSOFT.CONCAT(&quot;% &quot;; [.I210]))" office:value-type="string" office:string-value="% \tableitem{Speak With Animals}{25}{87}" calcext:value-type="string">
            <text:p>% \tableitem{Speak With Animals}{25}{8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eak With Pla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xotic</text:p>
          </table:table-cell>
          <table:table-cell table:formula="of:=CONCATENATE([.I$1]; &quot;{&quot;; [.B211];&quot;}{&quot;; [.F211]; &quot;}{&quot;;[.G211];&quot;}&quot;)" office:value-type="string" office:string-value="\tableitem{Speak With Plants}{15}{87}" calcext:value-type="string">
            <text:p>\tableitem{Speak With Plants}{15}{87}</text:p>
          </table:table-cell>
          <table:table-cell table:formula="of:=IF([.A211]; [.I211]; COM.MICROSOFT.CONCAT(&quot;% &quot;; [.I211]))" office:value-type="string" office:string-value="% \tableitem{Speak With Plants}{15}{87}" calcext:value-type="string">
            <text:p>% \tableitem{Speak With Plants}{15}{8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ecial Ra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12];&quot;}{&quot;; [.F212]; &quot;}{&quot;;[.G212];&quot;}&quot;)" office:value-type="string" office:string-value="\tableitem{Special Rapport}{5}{88}" calcext:value-type="string">
            <text:p>\tableitem{Special Rapport}{5}{88}</text:p>
          </table:table-cell>
          <table:table-cell table:formula="of:=IF([.A212]; [.I212]; COM.MICROSOFT.CONCAT(&quot;% &quot;; [.I212]))" office:value-type="string" office:string-value="% \tableitem{Special Rapport}{5}{88}" calcext:value-type="string">
            <text:p>% \tableitem{Special Rapport}{5}{8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in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 or 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tic</text:p>
          </table:table-cell>
          <table:table-cell table:formula="of:=CONCATENATE([.I$1]; &quot;{&quot;; [.B213];&quot;}{&quot;; [.F213]; &quot;}{&quot;;[.G213];&quot;}&quot;)" office:value-type="string" office:string-value="\tableitem{Spines}{1 or 3}{88}" calcext:value-type="string">
            <text:p>\tableitem{Spines}{1 or 3}{88}</text:p>
          </table:table-cell>
          <table:table-cell table:formula="of:=IF([.A213]; [.I213]; COM.MICROSOFT.CONCAT(&quot;% &quot;; [.I213]))" office:value-type="string" office:string-value="% \tableitem{Spines}{1 or 3}{88}" calcext:value-type="string">
            <text:p>% \tableitem{Spines}{1 or 3}{8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irit Em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14];&quot;}{&quot;; [.F214]; &quot;}{&quot;;[.G214];&quot;}&quot;)" office:value-type="string" office:string-value="\tableitem{Spirit Empathy}{10}{88}" calcext:value-type="string">
            <text:p>\tableitem{Spirit Empathy}{10}{88}</text:p>
          </table:table-cell>
          <table:table-cell table:formula="of:=IF([.A214]; [.I214]; COM.MICROSOFT.CONCAT(&quot;% &quot;; [.I214]))" office:value-type="string" office:string-value="% \tableitem{Spirit Empathy}{10}{88}" calcext:value-type="string">
            <text:p>% \tableitem{Spirit Empathy}{10}{88}</text:p>
          </table:table-cell>
          <table:table-cell table:number-columns-repeated="1014"/>
        </table:table-row>
        <table:table-row table:style-name="ro2">
          <table:table-cell table:formula="of:=IF([.E21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5/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undane</text:p>
          </table:table-cell>
          <table:table-cell table:formula="of:=CONCATENATE([.I$1]; &quot;{&quot;; [.B215];&quot;}{&quot;; [.F215]; &quot;}{&quot;;[.G215];&quot;}&quot;)" office:value-type="string" office:string-value="\tableitem{Status}{5/level}{28}" calcext:value-type="string">
            <text:p>\tableitem{Status}{5/level}{28}</text:p>
          </table:table-cell>
          <table:table-cell table:formula="of:=IF([.A215]; [.I215]; COM.MICROSOFT.CONCAT(&quot;% &quot;; [.I215]))" office:value-type="string" office:string-value="\tableitem{Status}{5/level}{28}" calcext:value-type="string">
            <text:p>\tableitem{Status}{5/level}{2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retch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6/lev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tic</text:p>
          </table:table-cell>
          <table:table-cell table:formula="of:=CONCATENATE([.I$1]; &quot;{&quot;; [.B216];&quot;}{&quot;; [.F216]; &quot;}{&quot;;[.G216];&quot;}&quot;)" office:value-type="string" office:string-value="\tableitem{Stretching}{6/level}{88}" calcext:value-type="string">
            <text:p>\tableitem{Stretching}{6/level}{88}</text:p>
          </table:table-cell>
          <table:table-cell table:formula="of:=IF([.A216]; [.I216]; COM.MICROSOFT.CONCAT(&quot;% &quot;; [.I216]))" office:value-type="string" office:string-value="% \tableitem{Stretching}{6/level}{88}" calcext:value-type="string">
            <text:p>% \tableitem{Stretching}{6/level}{8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rik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7" office:value-type="date" office:date-value="2017-05-08" calcext:value-type="date">
            <text:p>08-Ma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tic</text:p>
          </table:table-cell>
          <table:table-cell table:formula="of:=CONCATENATE([.I$1]; &quot;{&quot;; [.B217];&quot;}{&quot;; [.F217]; &quot;}{&quot;;[.G217];&quot;}&quot;)" office:value-type="string" office:string-value="\tableitem{Striker}{42863}{88}" calcext:value-type="string">
            <text:p>\tableitem{Striker}{42863}{88}</text:p>
          </table:table-cell>
          <table:table-cell table:formula="of:=IF([.A217]; [.I217]; COM.MICROSOFT.CONCAT(&quot;% &quot;; [.I217]))" office:value-type="string" office:string-value="% \tableitem{Striker}{42863}{88}" calcext:value-type="string">
            <text:p>% \tableitem{Striker}{42863}{8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riking 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tic</text:p>
          </table:table-cell>
          <table:table-cell table:formula="of:=CONCATENATE([.I$1]; &quot;{&quot;; [.B218];&quot;}{&quot;; [.F218]; &quot;}{&quot;;[.G218];&quot;}&quot;)" office:value-type="string" office:string-value="\tableitem{Striking ST}{5/level}{88}" calcext:value-type="string">
            <text:p>\tableitem{Striking ST}{5/level}{88}</text:p>
          </table:table-cell>
          <table:table-cell table:formula="of:=IF([.A218]; [.I218]; COM.MICROSOFT.CONCAT(&quot;% &quot;; [.I218]))" office:value-type="string" office:string-value="% \tableitem{Striking ST}{5/level}{88}" calcext:value-type="string">
            <text:p>% \tableitem{Striking ST}{5/level}{8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bsonic Hea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tic</text:p>
          </table:table-cell>
          <table:table-cell table:formula="of:=CONCATENATE([.I$1]; &quot;{&quot;; [.B219];&quot;}{&quot;; [.F219]; &quot;}{&quot;;[.G219];&quot;}&quot;)" office:value-type="string" office:string-value="\tableitem{Subsonic Hearing}{0 or 5}{89}" calcext:value-type="string">
            <text:p>\tableitem{Subsonic Hearing}{0 or 5}{89}</text:p>
          </table:table-cell>
          <table:table-cell table:formula="of:=IF([.A219]; [.I219]; COM.MICROSOFT.CONCAT(&quot;% &quot;; [.I219]))" office:value-type="string" office:string-value="% \tableitem{Subsonic Hearing}{0 or 5}{89}" calcext:value-type="string">
            <text:p>% \tableitem{Subsonic Hearing}{0 or 5}{8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bsonic Spee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tic</text:p>
          </table:table-cell>
          <table:table-cell table:formula="of:=CONCATENATE([.I$1]; &quot;{&quot;; [.B220];&quot;}{&quot;; [.F220]; &quot;}{&quot;;[.G220];&quot;}&quot;)" office:value-type="string" office:string-value="\tableitem{Subsonic Speech}{0 or 10}{89}" calcext:value-type="string">
            <text:p>\tableitem{Subsonic Speech}{0 or 10}{89}</text:p>
          </table:table-cell>
          <table:table-cell table:formula="of:=IF([.A220]; [.I220]; COM.MICROSOFT.CONCAT(&quot;% &quot;; [.I220]))" office:value-type="string" office:string-value="% \tableitem{Subsonic Speech}{0 or 10}{89}" calcext:value-type="string">
            <text:p>% \tableitem{Subsonic Speech}{0 or 10}{8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 Climb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/leve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tic</text:p>
          </table:table-cell>
          <table:table-cell table:formula="of:=CONCATENATE([.I$1]; &quot;{&quot;; [.B221];&quot;}{&quot;; [.F221]; &quot;}{&quot;;[.G221];&quot;}&quot;)" office:value-type="string" office:string-value="\tableitem{Super Climbing}{3/level}{89}" calcext:value-type="string">
            <text:p>\tableitem{Super Climbing}{3/level}{89}</text:p>
          </table:table-cell>
          <table:table-cell table:formula="of:=IF([.A221]; [.I221]; COM.MICROSOFT.CONCAT(&quot;% &quot;; [.I221]))" office:value-type="string" office:string-value="% \tableitem{Super Climbing}{3/level}{89}" calcext:value-type="string">
            <text:p>% \tableitem{Super Climbing}{3/level}{8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 Ju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10/leve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tic</text:p>
          </table:table-cell>
          <table:table-cell table:formula="of:=CONCATENATE([.I$1]; &quot;{&quot;; [.B222];&quot;}{&quot;; [.F222]; &quot;}{&quot;;[.G222];&quot;}&quot;)" office:value-type="string" office:string-value="\tableitem{Super Jump}{10/level}{89}" calcext:value-type="string">
            <text:p>\tableitem{Super Jump}{10/level}{89}</text:p>
          </table:table-cell>
          <table:table-cell table:formula="of:=IF([.A222]; [.I222]; COM.MICROSOFT.CONCAT(&quot;% &quot;; [.I222]))" office:value-type="string" office:string-value="% \tableitem{Super Jump}{10/level}{89}" calcext:value-type="string">
            <text:p>% \tableitem{Super Jump}{10/level}{8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 Lu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23];&quot;}{&quot;; [.F223]; &quot;}{&quot;;[.G223];&quot;}&quot;)" office:value-type="string" office:string-value="\tableitem{Super Luck}{100}{89}" calcext:value-type="string">
            <text:p>\tableitem{Super Luck}{100}{89}</text:p>
          </table:table-cell>
          <table:table-cell table:formula="of:=IF([.A223]; [.I223]; COM.MICROSOFT.CONCAT(&quot;% &quot;; [.I223]))" office:value-type="string" office:string-value="% \tableitem{Super Luck}{100}{89}" calcext:value-type="string">
            <text:p>% \tableitem{Super Luck}{100}{8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natural Dur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upernatural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24];&quot;}{&quot;; [.F224]; &quot;}{&quot;;[.G224];&quot;}&quot;)" office:value-type="string" office:string-value="\tableitem{Supernatural Durability}{150}{89}" calcext:value-type="string">
            <text:p>\tableitem{Supernatural Durability}{150}{89}</text:p>
          </table:table-cell>
          <table:table-cell table:formula="of:=IF([.A224]; [.I224]; COM.MICROSOFT.CONCAT(&quot;% &quot;; [.I224]))" office:value-type="string" office:string-value="% \tableitem{Supernatural Durability}{150}{89}" calcext:value-type="string">
            <text:p>% \tableitem{Supernatural Durability}{150}{89}</text:p>
          </table:table-cell>
          <table:table-cell table:number-columns-repeated="1014"/>
        </table:table-row>
        <table:table-row table:style-name="ro2">
          <table:table-cell table:formula="of:=IF([.E22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ndane</text:p>
          </table:table-cell>
          <table:table-cell table:formula="of:=CONCATENATE([.I$1]; &quot;{&quot;; [.B225];&quot;}{&quot;; [.F225]; &quot;}{&quot;;[.G225];&quot;}&quot;)" office:value-type="string" office:string-value="\tableitem{Talent}{Variable}{89}" calcext:value-type="string">
            <text:p>\tableitem{Talent}{Variable}{89}</text:p>
          </table:table-cell>
          <table:table-cell table:formula="of:=IF([.A225]; [.I225]; COM.MICROSOFT.CONCAT(&quot;% &quot;; [.I225]))" office:value-type="string" office:string-value="\tableitem{Talent}{Variable}{89}" calcext:value-type="string">
            <text:p>\tableitem{Talent}{Variable}{89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, 1, or 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xotic</text:p>
          </table:table-cell>
          <table:table-cell table:formula="of:=CONCATENATE([.I$1]; &quot;{&quot;; [.B226];&quot;}{&quot;; [.F226]; &quot;}{&quot;;[.G226];&quot;}&quot;)" office:value-type="string" office:string-value="\tableitem{Teeth}{0, 1, or 2}{91}" calcext:value-type="string">
            <text:p>\tableitem{Teeth}{0, 1, or 2}{91}</text:p>
          </table:table-cell>
          <table:table-cell table:formula="of:=IF([.A226]; [.I226]; COM.MICROSOFT.CONCAT(&quot;% &quot;; [.I226]))" office:value-type="string" office:string-value="\tableitem{Teeth}{0, 1, or 2}{91}" calcext:value-type="string">
            <text:p>\tableitem{Teeth}{0, 1, or 2}{9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Variab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xotic</text:p>
          </table:table-cell>
          <table:table-cell table:formula="of:=CONCATENATE([.I$1]; &quot;{&quot;; [.B227];&quot;}{&quot;; [.F227]; &quot;}{&quot;;[.G227];&quot;}&quot;)" office:value-type="string" office:string-value="\tableitem{Telecommunication}{Variable}{91}" calcext:value-type="string">
            <text:p>\tableitem{Telecommunication}{Variable}{91}</text:p>
          </table:table-cell>
          <table:table-cell table:formula="of:=IF([.A227]; [.I227]; COM.MICROSOFT.CONCAT(&quot;% &quot;; [.I227]))" office:value-type="string" office:string-value="% \tableitem{Telecommunication}{Variable}{91}" calcext:value-type="string">
            <text:p>% \tableitem{Telecommunication}{Variable}{9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lekines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xotic</text:p>
          </table:table-cell>
          <table:table-cell table:formula="of:=CONCATENATE([.I$1]; &quot;{&quot;; [.B228];&quot;}{&quot;; [.F228]; &quot;}{&quot;;[.G228];&quot;}&quot;)" office:value-type="string" office:string-value="\tableitem{Telekinesis}{5/level}{92}" calcext:value-type="string">
            <text:p>\tableitem{Telekinesis}{5/level}{92}</text:p>
          </table:table-cell>
          <table:table-cell table:formula="of:=IF([.A228]; [.I228]; COM.MICROSOFT.CONCAT(&quot;% &quot;; [.I228]))" office:value-type="string" office:string-value="% \tableitem{Telekinesis}{5/level}{92}" calcext:value-type="string">
            <text:p>% \tableitem{Telekinesis}{5/level}{9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lescopic 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xotic</text:p>
          </table:table-cell>
          <table:table-cell table:formula="of:=CONCATENATE([.I$1]; &quot;{&quot;; [.B229];&quot;}{&quot;; [.F229]; &quot;}{&quot;;[.G229];&quot;}&quot;)" office:value-type="string" office:string-value="\tableitem{Telescopic Vision}{5/level}{92}" calcext:value-type="string">
            <text:p>\tableitem{Telescopic Vision}{5/level}{92}</text:p>
          </table:table-cell>
          <table:table-cell table:formula="of:=IF([.A229]; [.I229]; COM.MICROSOFT.CONCAT(&quot;% &quot;; [.I229]))" office:value-type="string" office:string-value="% \tableitem{Telescopic Vision}{5/level}{92}" calcext:value-type="string">
            <text:p>% \tableitem{Telescopic Vision}{5/level}{9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mperature Cont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/leve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xotic</text:p>
          </table:table-cell>
          <table:table-cell table:formula="of:=CONCATENATE([.I$1]; &quot;{&quot;; [.B230];&quot;}{&quot;; [.F230]; &quot;}{&quot;;[.G230];&quot;}&quot;)" office:value-type="string" office:string-value="\tableitem{Temperature Control}{5/level}{92}" calcext:value-type="string">
            <text:p>\tableitem{Temperature Control}{5/level}{92}</text:p>
          </table:table-cell>
          <table:table-cell table:formula="of:=IF([.A230]; [.I230]; COM.MICROSOFT.CONCAT(&quot;% &quot;; [.I230]))" office:value-type="string" office:string-value="% \tableitem{Temperature Control}{5/level}{92}" calcext:value-type="string">
            <text:p>% \tableitem{Temperature Control}{5/level}{92}</text:p>
          </table:table-cell>
          <table:table-cell table:number-columns-repeated="1014"/>
        </table:table-row>
        <table:table-row table:style-name="ro2">
          <table:table-cell table:formula="of:=IF([.E23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emperature Tole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1/leve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undane</text:p>
          </table:table-cell>
          <table:table-cell table:formula="of:=CONCATENATE([.I$1]; &quot;{&quot;; [.B231];&quot;}{&quot;; [.F231]; &quot;}{&quot;;[.G231];&quot;}&quot;)" office:value-type="string" office:string-value="\tableitem{Temperature Tolerance}{1/level}{93}" calcext:value-type="string">
            <text:p>\tableitem{Temperature Tolerance}{1/level}{93}</text:p>
          </table:table-cell>
          <table:table-cell table:formula="of:=IF([.A231]; [.I231]; COM.MICROSOFT.CONCAT(&quot;% &quot;; [.I231]))" office:value-type="string" office:string-value="\tableitem{Temperature Tolerance}{1/level}{93}" calcext:value-type="string">
            <text:p>\tableitem{Temperature Tolerance}{1/level}{9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mporal Inert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32];&quot;}{&quot;; [.F232]; &quot;}{&quot;;[.G232];&quot;}&quot;)" office:value-type="string" office:string-value="\tableitem{Temporal Inertia}{15}{93}" calcext:value-type="string">
            <text:p>\tableitem{Temporal Inertia}{15}{93}</text:p>
          </table:table-cell>
          <table:table-cell table:formula="of:=IF([.A232]; [.I232]; COM.MICROSOFT.CONCAT(&quot;% &quot;; [.I232]))" office:value-type="string" office:string-value="% \tableitem{Temporal Inertia}{15}{93}" calcext:value-type="string">
            <text:p>% \tableitem{Temporal Inertia}{15}{93}</text:p>
          </table:table-cell>
          <table:table-cell table:number-columns-repeated="1014"/>
        </table:table-row>
        <table:table-row table:style-name="ro2">
          <table:table-cell table:formula="of:=IF([.E23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enu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undane</text:p>
          </table:table-cell>
          <table:table-cell table:formula="of:=CONCATENATE([.I$1]; &quot;{&quot;; [.B233];&quot;}{&quot;; [.F233]; &quot;}{&quot;;[.G233];&quot;}&quot;)" office:value-type="string" office:string-value="\tableitem{Tenure}{5}{93}" calcext:value-type="string">
            <text:p>\tableitem{Tenure}{5}{93}</text:p>
          </table:table-cell>
          <table:table-cell table:formula="of:=IF([.A233]; [.I233]; COM.MICROSOFT.CONCAT(&quot;% &quot;; [.I233]))" office:value-type="string" office:string-value="\tableitem{Tenure}{5}{93}" calcext:value-type="string">
            <text:p>\tableitem{Tenure}{5}{9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rrain Adapt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xotic</text:p>
          </table:table-cell>
          <table:table-cell table:formula="of:=CONCATENATE([.I$1]; &quot;{&quot;; [.B234];&quot;}{&quot;; [.F234]; &quot;}{&quot;;[.G234];&quot;}&quot;)" office:value-type="string" office:string-value="\tableitem{Terrain Adaptation}{0 or 5}{93}" calcext:value-type="string">
            <text:p>\tableitem{Terrain Adaptation}{0 or 5}{93}</text:p>
          </table:table-cell>
          <table:table-cell table:formula="of:=IF([.A234]; [.I234]; COM.MICROSOFT.CONCAT(&quot;% &quot;; [.I234]))" office:value-type="string" office:string-value="% \tableitem{Terrain Adaptation}{0 or 5}{93}" calcext:value-type="string">
            <text:p>% \tableitem{Terrain Adaptation}{0 or 5}{9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30 + 10/leve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35];&quot;}{&quot;; [.F235]; &quot;}{&quot;;[.G235];&quot;}&quot;)" office:value-type="string" office:string-value="\tableitem{Terror}{30 + 10/level}{93}" calcext:value-type="string">
            <text:p>\tableitem{Terror}{30 + 10/level}{93}</text:p>
          </table:table-cell>
          <table:table-cell table:formula="of:=IF([.A235]; [.I235]; COM.MICROSOFT.CONCAT(&quot;% &quot;; [.I235]))" office:value-type="string" office:string-value="% \tableitem{Terror}{30 + 10/level}{93}" calcext:value-type="string">
            <text:p>% \tableitem{Terror}{30 + 10/level}{93}</text:p>
          </table:table-cell>
          <table:table-cell table:number-columns-repeated="1014"/>
        </table:table-row>
        <table:table-row table:style-name="ro2">
          <table:table-cell table:formula="of:=IF([.E23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rained By A Mas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undane</text:p>
          </table:table-cell>
          <table:table-cell table:formula="of:=CONCATENATE([.I$1]; &quot;{&quot;; [.B236];&quot;}{&quot;; [.F236]; &quot;}{&quot;;[.G236];&quot;}&quot;)" office:value-type="string" office:string-value="\tableitem{Trained By A Master}{30}{93}" calcext:value-type="string">
            <text:p>\tableitem{Trained By A Master}{30}{93}</text:p>
          </table:table-cell>
          <table:table-cell table:formula="of:=IF([.A236]; [.I236]; COM.MICROSOFT.CONCAT(&quot;% &quot;; [.I236]))" office:value-type="string" office:string-value="\tableitem{Trained By A Master}{30}{93}" calcext:value-type="string">
            <text:p>\tableitem{Trained By A Master}{30}{9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rue Fai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37];&quot;}{&quot;; [.F237]; &quot;}{&quot;;[.G237];&quot;}&quot;)" office:value-type="string" office:string-value="\tableitem{True Faith}{15}{94}" calcext:value-type="string">
            <text:p>\tableitem{True Faith}{15}{94}</text:p>
          </table:table-cell>
          <table:table-cell table:formula="of:=IF([.A237]; [.I237]; COM.MICROSOFT.CONCAT(&quot;% &quot;; [.I237]))" office:value-type="string" office:string-value="% \tableitem{True Faith}{15}{94}" calcext:value-type="string">
            <text:p>% \tableitem{True Faith}{15}{9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unne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0 + 5/leve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xotic</text:p>
          </table:table-cell>
          <table:table-cell table:formula="of:=CONCATENATE([.I$1]; &quot;{&quot;; [.B238];&quot;}{&quot;; [.F238]; &quot;}{&quot;;[.G238];&quot;}&quot;)" office:value-type="string" office:string-value="\tableitem{Tunneling}{30 + 5/level}{94}" calcext:value-type="string">
            <text:p>\tableitem{Tunneling}{30 + 5/level}{94}</text:p>
          </table:table-cell>
          <table:table-cell table:formula="of:=IF([.A238]; [.I238]; COM.MICROSOFT.CONCAT(&quot;% &quot;; [.I238]))" office:value-type="string" office:string-value="% \tableitem{Tunneling}{30 + 5/level}{94}" calcext:value-type="string">
            <text:p>% \tableitem{Tunneling}{30 + 5/level}{9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ltrahear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xotic</text:p>
          </table:table-cell>
          <table:table-cell table:formula="of:=CONCATENATE([.I$1]; &quot;{&quot;; [.B239];&quot;}{&quot;; [.F239]; &quot;}{&quot;;[.G239];&quot;}&quot;)" office:value-type="string" office:string-value="\tableitem{Ultrahearing}{0 or 5}{94}" calcext:value-type="string">
            <text:p>\tableitem{Ultrahearing}{0 or 5}{94}</text:p>
          </table:table-cell>
          <table:table-cell table:formula="of:=IF([.A239]; [.I239]; COM.MICROSOFT.CONCAT(&quot;% &quot;; [.I239]))" office:value-type="string" office:string-value="% \tableitem{Ultrahearing}{0 or 5}{94}" calcext:value-type="string">
            <text:p>% \tableitem{Ultrahearing}{0 or 5}{9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ltrasonic Spee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to 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xotic</text:p>
          </table:table-cell>
          <table:table-cell table:formula="of:=CONCATENATE([.I$1]; &quot;{&quot;; [.B240];&quot;}{&quot;; [.F240]; &quot;}{&quot;;[.G240];&quot;}&quot;)" office:value-type="string" office:string-value="\tableitem{Ultrasonic Speech}{0 to 10}{94}" calcext:value-type="string">
            <text:p>\tableitem{Ultrasonic Speech}{0 to 10}{94}</text:p>
          </table:table-cell>
          <table:table-cell table:formula="of:=IF([.A240]; [.I240]; COM.MICROSOFT.CONCAT(&quot;% &quot;; [.I240]))" office:value-type="string" office:string-value="% \tableitem{Ultrasonic Speech}{0 to 10}{94}" calcext:value-type="string">
            <text:p>% \tableitem{Ultrasonic Speech}{0 to 10}{9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ltravis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0 or 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xotic</text:p>
          </table:table-cell>
          <table:table-cell table:formula="of:=CONCATENATE([.I$1]; &quot;{&quot;; [.B241];&quot;}{&quot;; [.F241]; &quot;}{&quot;;[.G241];&quot;}&quot;)" office:value-type="string" office:string-value="\tableitem{Ultravision}{0 or 10}{94}" calcext:value-type="string">
            <text:p>\tableitem{Ultravision}{0 or 10}{94}</text:p>
          </table:table-cell>
          <table:table-cell table:formula="of:=IF([.A241]; [.I241]; COM.MICROSOFT.CONCAT(&quot;% &quot;; [.I241]))" office:value-type="string" office:string-value="% \tableitem{Ultravision}{0 or 10}{94}" calcext:value-type="string">
            <text:p>% \tableitem{Ultravision}{0 or 10}{9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ag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otic</text:p>
          </table:table-cell>
          <table:table-cell table:formula="of:=CONCATENATE([.I$1]; &quot;{&quot;; [.B242];&quot;}{&quot;; [.F242]; &quot;}{&quot;;[.G242];&quot;}&quot;)" office:value-type="string" office:string-value="\tableitem{Unaging}{15}{95}" calcext:value-type="string">
            <text:p>\tableitem{Unaging}{15}{95}</text:p>
          </table:table-cell>
          <table:table-cell table:formula="of:=IF([.A242]; [.I242]; COM.MICROSOFT.CONCAT(&quot;% &quot;; [.I242]))" office:value-type="string" office:string-value="% \tableitem{Unaging}{15}{95}" calcext:value-type="string">
            <text:p>% \tableitem{Unaging}{15}{95}</text:p>
          </table:table-cell>
          <table:table-cell table:number-columns-repeated="1014"/>
        </table:table-row>
        <table:table-row table:style-name="ro2">
          <table:table-cell table:formula="of:=IF([.E24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Unfaze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undane</text:p>
          </table:table-cell>
          <table:table-cell table:formula="of:=CONCATENATE([.I$1]; &quot;{&quot;; [.B243];&quot;}{&quot;; [.F243]; &quot;}{&quot;;[.G243];&quot;}&quot;)" office:value-type="string" office:string-value="\tableitem{Unfazeable}{15}{95}" calcext:value-type="string">
            <text:p>\tableitem{Unfazeable}{15}{95}</text:p>
          </table:table-cell>
          <table:table-cell table:formula="of:=IF([.A243]; [.I243]; COM.MICROSOFT.CONCAT(&quot;% &quot;; [.I243]))" office:value-type="string" office:string-value="\tableitem{Unfazeable}{15}{95}" calcext:value-type="string">
            <text:p>\tableitem{Unfazeable}{15}{9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iversal Diges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otic</text:p>
          </table:table-cell>
          <table:table-cell table:formula="of:=CONCATENATE([.I$1]; &quot;{&quot;; [.B244];&quot;}{&quot;; [.F244]; &quot;}{&quot;;[.G244];&quot;}&quot;)" office:value-type="string" office:string-value="\tableitem{Universal Digestion}{5}{95}" calcext:value-type="string">
            <text:p>\tableitem{Universal Digestion}{5}{95}</text:p>
          </table:table-cell>
          <table:table-cell table:formula="of:=IF([.A244]; [.I244]; COM.MICROSOFT.CONCAT(&quot;% &quot;; [.I244]))" office:value-type="string" office:string-value="% \tableitem{Universal Digestion}{5}{95}" calcext:value-type="string">
            <text:p>% \tableitem{Universal Digestion}{5}{9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kill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50 to 1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otic</text:p>
          </table:table-cell>
          <table:table-cell table:formula="of:=CONCATENATE([.I$1]; &quot;{&quot;; [.B245];&quot;}{&quot;; [.F245]; &quot;}{&quot;;[.G245];&quot;}&quot;)" office:value-type="string" office:string-value="\tableitem{Unkillable}{50 to 150}{95}" calcext:value-type="string">
            <text:p>\tableitem{Unkillable}{50 to 150}{95}</text:p>
          </table:table-cell>
          <table:table-cell table:formula="of:=IF([.A245]; [.I245]; COM.MICROSOFT.CONCAT(&quot;% &quot;; [.I245]))" office:value-type="string" office:string-value="% \tableitem{Unkillable}{50 to 150}{95}" calcext:value-type="string">
            <text:p>% \tableitem{Unkillable}{50 to 150}{95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usual Backgrou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 (sometimes)</text:p>
          </table:table-cell>
          <table:table-cell office:value-type="string" calcext:value-type="string">
            <text:p>Variabl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inematic (sometimes)</text:p>
          </table:table-cell>
          <table:table-cell table:formula="of:=CONCATENATE([.I$1]; &quot;{&quot;; [.B246];&quot;}{&quot;; [.F246]; &quot;}{&quot;;[.G246];&quot;}&quot;)" office:value-type="string" office:string-value="\tableitem{Unusual Background}{Variable}{96}" calcext:value-type="string">
            <text:p>\tableitem{Unusual Background}{Variable}{96}</text:p>
          </table:table-cell>
          <table:table-cell table:formula="of:=IF([.A246]; [.I246]; COM.MICROSOFT.CONCAT(&quot;% &quot;; [.I246]))" office:value-type="string" office:string-value="\tableitem{Unusual Background}{Variable}{96}" calcext:value-type="string">
            <text:p>\tableitem{Unusual Background}{Variable}{9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acuum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otic</text:p>
          </table:table-cell>
          <table:table-cell table:formula="of:=CONCATENATE([.I$1]; &quot;{&quot;; [.B247];&quot;}{&quot;; [.F247]; &quot;}{&quot;;[.G247];&quot;}&quot;)" office:value-type="string" office:string-value="\tableitem{Vacuum Support}{5}{96}" calcext:value-type="string">
            <text:p>\tableitem{Vacuum Support}{5}{96}</text:p>
          </table:table-cell>
          <table:table-cell table:formula="of:=IF([.A247]; [.I247]; COM.MICROSOFT.CONCAT(&quot;% &quot;; [.I247]))" office:value-type="string" office:string-value="% \tableitem{Vacuum Support}{5}{96}" calcext:value-type="string">
            <text:p>% \tableitem{Vacuum Support}{5}{9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ampiric Bi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30 + 5/lev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otic</text:p>
          </table:table-cell>
          <table:table-cell table:formula="of:=CONCATENATE([.I$1]; &quot;{&quot;; [.B248];&quot;}{&quot;; [.F248]; &quot;}{&quot;;[.G248];&quot;}&quot;)" office:value-type="string" office:string-value="\tableitem{Vampiric Bite}{30 + 5/level}{96}" calcext:value-type="string">
            <text:p>\tableitem{Vampiric Bite}{30 + 5/level}{96}</text:p>
          </table:table-cell>
          <table:table-cell table:formula="of:=IF([.A248]; [.I248]; COM.MICROSOFT.CONCAT(&quot;% &quot;; [.I248]))" office:value-type="string" office:string-value="% \tableitem{Vampiric Bite}{30 + 5/level}{96}" calcext:value-type="string">
            <text:p>% \tableitem{Vampiric Bite}{30 + 5/level}{96}</text:p>
          </table:table-cell>
          <table:table-cell table:number-columns-repeated="1014"/>
        </table:table-row>
        <table:table-row table:style-name="ro2">
          <table:table-cell table:formula="of:=IF([.E24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undane</text:p>
          </table:table-cell>
          <table:table-cell table:formula="of:=CONCATENATE([.I$1]; &quot;{&quot;; [.B249];&quot;}{&quot;; [.F249]; &quot;}{&quot;;[.G249];&quot;}&quot;)" office:value-type="string" office:string-value="\tableitem{Versatile}{5}{96}" calcext:value-type="string">
            <text:p>\tableitem{Versatile}{5}{96}</text:p>
          </table:table-cell>
          <table:table-cell table:formula="of:=IF([.A249]; [.I249]; COM.MICROSOFT.CONCAT(&quot;% &quot;; [.I249]))" office:value-type="string" office:string-value="\tableitem{Versatile}{5}{96}" calcext:value-type="string">
            <text:p>\tableitem{Versatile}{5}{96}</text:p>
          </table:table-cell>
          <table:table-cell table:number-columns-repeated="1014"/>
        </table:table-row>
        <table:table-row table:style-name="ro2">
          <table:table-cell table:formula="of:=IF([.E25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ery F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undane</text:p>
          </table:table-cell>
          <table:table-cell table:formula="of:=CONCATENATE([.I$1]; &quot;{&quot;; [.B250];&quot;}{&quot;; [.F250]; &quot;}{&quot;;[.G250];&quot;}&quot;)" office:value-type="string" office:string-value="\tableitem{Very Fit}{15}{55}" calcext:value-type="string">
            <text:p>\tableitem{Very Fit}{15}{55}</text:p>
          </table:table-cell>
          <table:table-cell table:formula="of:=IF([.A250]; [.I250]; COM.MICROSOFT.CONCAT(&quot;% &quot;; [.I250]))" office:value-type="string" office:string-value="\tableitem{Very Fit}{15}{55}" calcext:value-type="string">
            <text:p>\tableitem{Very Fit}{15}{55}</text:p>
          </table:table-cell>
          <table:table-cell table:number-columns-repeated="1014"/>
        </table:table-row>
        <table:table-row table:style-name="ro2">
          <table:table-cell table:formula="of:=IF([.E25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ery Rapid Heal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ndane</text:p>
          </table:table-cell>
          <table:table-cell table:formula="of:=CONCATENATE([.I$1]; &quot;{&quot;; [.B251];&quot;}{&quot;; [.F251]; &quot;}{&quot;;[.G251];&quot;}&quot;)" office:value-type="string" office:string-value="\tableitem{Very Rapid Healing}{15}{79}" calcext:value-type="string">
            <text:p>\tableitem{Very Rapid Healing}{15}{79}</text:p>
          </table:table-cell>
          <table:table-cell table:formula="of:=IF([.A251]; [.I251]; COM.MICROSOFT.CONCAT(&quot;% &quot;; [.I251]))" office:value-type="string" office:string-value="\tableitem{Very Rapid Healing}{15}{79}" calcext:value-type="string">
            <text:p>\tableitem{Very Rapid Healing}{15}{7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ibration S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otic</text:p>
          </table:table-cell>
          <table:table-cell table:formula="of:=CONCATENATE([.I$1]; &quot;{&quot;; [.B252];&quot;}{&quot;; [.F252]; &quot;}{&quot;;[.G252];&quot;}&quot;)" office:value-type="string" office:string-value="\tableitem{Vibration Sense}{10}{96}" calcext:value-type="string">
            <text:p>\tableitem{Vibration Sense}{10}{96}</text:p>
          </table:table-cell>
          <table:table-cell table:formula="of:=IF([.A252]; [.I252]; COM.MICROSOFT.CONCAT(&quot;% &quot;; [.I252]))" office:value-type="string" office:string-value="% \tableitem{Vibration Sense}{10}{96}" calcext:value-type="string">
            <text:p>% \tableitem{Vibration Sense}{10}{9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53];&quot;}{&quot;; [.F253]; &quot;}{&quot;;[.G253];&quot;}&quot;)" office:value-type="string" office:string-value="\tableitem{Visualization}{10}{96}" calcext:value-type="string">
            <text:p>\tableitem{Visualization}{10}{96}</text:p>
          </table:table-cell>
          <table:table-cell table:formula="of:=IF([.A253]; [.I253]; COM.MICROSOFT.CONCAT(&quot;% &quot;; [.I253]))" office:value-type="string" office:string-value="% \tableitem{Visualization}{10}{96}" calcext:value-type="string">
            <text:p>% \tableitem{Visualization}{10}{96}</text:p>
          </table:table-cell>
          <table:table-cell table:number-columns-repeated="1014"/>
        </table:table-row>
        <table:table-row table:style-name="ro2">
          <table:table-cell table:formula="of:=IF([.E25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undane</text:p>
          </table:table-cell>
          <table:table-cell table:formula="of:=CONCATENATE([.I$1]; &quot;{&quot;; [.B254];&quot;}{&quot;; [.F254]; &quot;}{&quot;;[.G254];&quot;}&quot;)" office:value-type="string" office:string-value="\tableitem{Voice}{10}{97}" calcext:value-type="string">
            <text:p>\tableitem{Voice}{10}{97}</text:p>
          </table:table-cell>
          <table:table-cell table:formula="of:=IF([.A254]; [.I254]; COM.MICROSOFT.CONCAT(&quot;% &quot;; [.I254]))" office:value-type="string" office:string-value="\tableitem{Voice}{10}{97}" calcext:value-type="string">
            <text:p>\tableitem{Voice}{10}{9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alk on Ai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otic</text:p>
          </table:table-cell>
          <table:table-cell table:formula="of:=CONCATENATE([.I$1]; &quot;{&quot;; [.B255];&quot;}{&quot;; [.F255]; &quot;}{&quot;;[.G255];&quot;}&quot;)" office:value-type="string" office:string-value="\tableitem{Walk on Air}{20}{97}" calcext:value-type="string">
            <text:p>\tableitem{Walk on Air}{20}{97}</text:p>
          </table:table-cell>
          <table:table-cell table:formula="of:=IF([.A255]; [.I255]; COM.MICROSOFT.CONCAT(&quot;% &quot;; [.I255]))" office:value-type="string" office:string-value="% \tableitem{Walk on Air}{20}{97}" calcext:value-type="string">
            <text:p>% \tableitem{Walk on Air}{20}{9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alk on Liqu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otic</text:p>
          </table:table-cell>
          <table:table-cell table:formula="of:=CONCATENATE([.I$1]; &quot;{&quot;; [.B256];&quot;}{&quot;; [.F256]; &quot;}{&quot;;[.G256];&quot;}&quot;)" office:value-type="string" office:string-value="\tableitem{Walk on Liquid}{15}{97}" calcext:value-type="string">
            <text:p>\tableitem{Walk on Liquid}{15}{97}</text:p>
          </table:table-cell>
          <table:table-cell table:formula="of:=IF([.A256]; [.I256]; COM.MICROSOFT.CONCAT(&quot;% &quot;; [.I256]))" office:value-type="string" office:string-value="% \tableitem{Walk on Liquid}{15}{97}" calcext:value-type="string">
            <text:p>% \tableitem{Walk on Liquid}{15}{9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57];&quot;}{&quot;; [.F257]; &quot;}{&quot;;[.G257];&quot;}&quot;)" office:value-type="string" office:string-value="\tableitem{Warp}{100}{97}" calcext:value-type="string">
            <text:p>\tableitem{Warp}{100}{97}</text:p>
          </table:table-cell>
          <table:table-cell table:formula="of:=IF([.A257]; [.I257]; COM.MICROSOFT.CONCAT(&quot;% &quot;; [.I257]))" office:value-type="string" office:string-value="% \tableitem{Warp}{100}{97}" calcext:value-type="string">
            <text:p>% \tableitem{Warp}{100}{97}</text:p>
          </table:table-cell>
          <table:table-cell table:number-columns-repeated="1014"/>
        </table:table-row>
        <table:table-row table:style-name="ro2">
          <table:table-cell table:formula="of:=IF([.E25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office:value-type="string" calcext:value-type="string">
            <text:p>Varia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dane</text:p>
          </table:table-cell>
          <table:table-cell table:formula="of:=CONCATENATE([.I$1]; &quot;{&quot;; [.B258];&quot;}{&quot;; [.F258]; &quot;}{&quot;;[.G258];&quot;}&quot;)" office:value-type="string" office:string-value="\tableitem{Wealth}{Variable}{25}" calcext:value-type="string">
            <text:p>\tableitem{Wealth}{Variable}{25}</text:p>
          </table:table-cell>
          <table:table-cell table:formula="of:=IF([.A258]; [.I258]; COM.MICROSOFT.CONCAT(&quot;% &quot;; [.I258]))" office:value-type="string" office:string-value="\tableitem{Wealth}{Variable}{25}" calcext:value-type="string">
            <text:p>\tableitem{Wealth}{Variable}{25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apon Mas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Cinematic</text:p>
          </table:table-cell>
          <table:table-cell office:value-type="string" calcext:value-type="string">
            <text:p>Variab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inematic</text:p>
          </table:table-cell>
          <table:table-cell table:formula="of:=CONCATENATE([.I$1]; &quot;{&quot;; [.B259];&quot;}{&quot;; [.F259]; &quot;}{&quot;;[.G259];&quot;}&quot;)" office:value-type="string" office:string-value="\tableitem{Weapon Master}{Variable}{99}" calcext:value-type="string">
            <text:p>\tableitem{Weapon Master}{Variable}{99}</text:p>
          </table:table-cell>
          <table:table-cell table:formula="of:=IF([.A259]; [.I259]; COM.MICROSOFT.CONCAT(&quot;% &quot;; [.I259]))" office:value-type="string" office:string-value="\tableitem{Weapon Master}{Variable}{99}" calcext:value-type="string">
            <text:p>\tableitem{Weapon Master}{Variable}{99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ld Tal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20/lev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260];&quot;}{&quot;; [.F260]; &quot;}{&quot;;[.G260];&quot;}&quot;)" office:value-type="string" office:string-value="\tableitem{Wild Talent}{20/level}{99}" calcext:value-type="string">
            <text:p>\tableitem{Wild Talent}{20/level}{99}</text:p>
          </table:table-cell>
          <table:table-cell table:formula="of:=IF([.A260]; [.I260]; COM.MICROSOFT.CONCAT(&quot;% &quot;; [.I260]))" office:value-type="string" office:string-value="\tableitem{Wild Talent}{20/level}{99}" calcext:value-type="string">
            <text:p>\tableitem{Wild Talent}{20/level}{99}</text:p>
          </table:table-cell>
          <table:table-cell table:number-columns-repeated="1014"/>
        </table:table-row>
        <table:table-row table:style-name="ro2">
          <table:table-cell table:formula="of:=IF([.E26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Xeno-Adaptabil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ndane</text:p>
          </table:table-cell>
          <table:table-cell table:formula="of:=CONCATENATE([.I$1]; &quot;{&quot;; [.B261];&quot;}{&quot;; [.F261]; &quot;}{&quot;;[.G261];&quot;}&quot;)" office:value-type="string" office:string-value="\tableitem{Xeno-Adaptability}{20}{46}" calcext:value-type="string">
            <text:p>\tableitem{Xeno-Adaptability}{20}{46}</text:p>
          </table:table-cell>
          <table:table-cell table:formula="of:=IF([.A261]; [.I261]; COM.MICROSOFT.CONCAT(&quot;% &quot;; [.I261]))" office:value-type="string" office:string-value="\tableitem{Xeno-Adaptability}{20}{46}" calcext:value-type="string">
            <text:p>\tableitem{Xeno-Adaptability}{20}{46}</text:p>
          </table:table-cell>
          <table:table-cell table:number-columns-repeated="1014"/>
        </table:table-row>
        <table:table-row table:style-name="ro2">
          <table:table-cell table:formula="of:=IF([.E26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Zero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undane</text:p>
          </table:table-cell>
          <table:table-cell table:formula="of:=CONCATENATE([.I$1]; &quot;{&quot;; [.B262];&quot;}{&quot;; [.F262]; &quot;}{&quot;;[.G262];&quot;}&quot;)" office:value-type="string" office:string-value="\tableitem{Zeroed}{10}{100}" calcext:value-type="string">
            <text:p>\tableitem{Zeroed}{10}{100}</text:p>
          </table:table-cell>
          <table:table-cell table:formula="of:=IF([.A262]; [.I262]; COM.MICROSOFT.CONCAT(&quot;% &quot;; [.I262]))" office:value-type="string" office:string-value="\tableitem{Zeroed}{10}{100}" calcext:value-type="string">
            <text:p>\tableitem{Zeroed}{10}{100}</text:p>
          </table:table-cell>
          <table:table-cell table:number-columns-repeated="1014"/>
        </table:table-row>
        <table:table-row table:style-name="ro2">
          <table:table-cell table:formula="of:=IF([.E26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bsent-Minded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undane</text:p>
          </table:table-cell>
          <table:table-cell table:formula="of:=CONCATENATE([.I$1]; &quot;{&quot;; [.B263];&quot;}{&quot;; [.F263]; &quot;}{&quot;;[.G263];&quot;}&quot;)" office:value-type="string" office:string-value="\tableitem{Absent-Mindedness}{-15}{122}" calcext:value-type="string">
            <text:p>\tableitem{Absent-Mindedness}{-15}{122}</text:p>
          </table:table-cell>
          <table:table-cell table:formula="of:=IF([.A263]; [.I263]; COM.MICROSOFT.CONCAT(&quot;% &quot;; [.I263]))" office:value-type="string" office:string-value="\tableitem{Absent-Mindedness}{-15}{122}" calcext:value-type="string">
            <text:p>\tableitem{Absent-Mindedness}{-15}{122}</text:p>
          </table:table-cell>
          <table:table-cell table:number-columns-repeated="1014"/>
        </table:table-row>
        <table:table-row table:style-name="ro2">
          <table:table-cell table:formula="of:=IF([.E26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cceleration Weak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264];&quot;}{&quot;; [.F264]; &quot;}{&quot;;[.G264];&quot;}&quot;)" office:value-type="string" office:string-value="\tableitem{Acceleration Weakness}{-1}{165}" calcext:value-type="string">
            <text:p>\tableitem{Acceleration Weakness}{-1}{165}</text:p>
          </table:table-cell>
          <table:table-cell table:formula="of:=IF([.A264]; [.I264]; COM.MICROSOFT.CONCAT(&quot;% &quot;; [.I264]))" office:value-type="string" office:string-value="\tableitem{Acceleration Weakness}{-1}{165}" calcext:value-type="string">
            <text:p>\tableitem{Acceleration Weakness}{-1}{165}</text:p>
          </table:table-cell>
          <table:table-cell table:number-columns-repeated="1014"/>
        </table:table-row>
        <table:table-row table:style-name="ro2">
          <table:table-cell table:formula="of:=IF([.E26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/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string" calcext:value-type="string">
            <text:p>122, 164, 165</text:p>
          </table:table-cell>
          <table:table-cell office:value-type="string" calcext:value-type="string">
            <text:p>Mundane</text:p>
          </table:table-cell>
          <table:table-cell table:formula="of:=CONCATENATE([.I$1]; &quot;{&quot;; [.B265];&quot;}{&quot;; [.F265]; &quot;}{&quot;;[.G265];&quot;}&quot;)" office:value-type="string" office:string-value="\tableitem{Addiction}{Variable}{122, 164, 165}" calcext:value-type="string">
            <text:p>\tableitem{Addiction}{Variable}{122, 164, 165}</text:p>
          </table:table-cell>
          <table:table-cell table:formula="of:=IF([.A265]; [.I265]; COM.MICROSOFT.CONCAT(&quot;% &quot;; [.I265]))" office:value-type="string" office:string-value="\tableitem{Addiction}{Variable}{122, 164, 165}" calcext:value-type="string">
            <text:p>\tableitem{Addiction}{Variable}{122, 164, 165}</text:p>
          </table:table-cell>
          <table:table-cell table:number-columns-repeated="1014"/>
        </table:table-row>
        <table:table-row table:style-name="ro2">
          <table:table-cell table:formula="of:=IF([.E26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lcohol Intoler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266];&quot;}{&quot;; [.F266]; &quot;}{&quot;;[.G266];&quot;}&quot;)" office:value-type="string" office:string-value="\tableitem{Alcohol Intolerance}{-1}{165}" calcext:value-type="string">
            <text:p>\tableitem{Alcohol Intolerance}{-1}{165}</text:p>
          </table:table-cell>
          <table:table-cell table:formula="of:=IF([.A266]; [.I266]; COM.MICROSOFT.CONCAT(&quot;% &quot;; [.I266]))" office:value-type="string" office:string-value="\tableitem{Alcohol Intolerance}{-1}{165}" calcext:value-type="string">
            <text:p>\tableitem{Alcohol Intolerance}{-1}{165}</text:p>
          </table:table-cell>
          <table:table-cell table:number-columns-repeated="1014"/>
        </table:table-row>
        <table:table-row table:style-name="ro2">
          <table:table-cell table:formula="of:=IF([.E26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lcohol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 or -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undane</text:p>
          </table:table-cell>
          <table:table-cell table:formula="of:=CONCATENATE([.I$1]; &quot;{&quot;; [.B267];&quot;}{&quot;; [.F267]; &quot;}{&quot;;[.G267];&quot;}&quot;)" office:value-type="string" office:string-value="\tableitem{Alcoholism}{-15 or -20}{122}" calcext:value-type="string">
            <text:p>\tableitem{Alcoholism}{-15 or -20}{122}</text:p>
          </table:table-cell>
          <table:table-cell table:formula="of:=IF([.A267]; [.I267]; COM.MICROSOFT.CONCAT(&quot;% &quot;; [.I267]))" office:value-type="string" office:string-value="\tableitem{Alcoholism}{-15 or -20}{122}" calcext:value-type="string">
            <text:p>\tableitem{Alcoholism}{-15 or -20}{122}</text:p>
          </table:table-cell>
          <table:table-cell table:number-columns-repeated="1014"/>
        </table:table-row>
        <table:table-row table:style-name="ro2">
          <table:table-cell table:formula="of:=IF([.E26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 or -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undane</text:p>
          </table:table-cell>
          <table:table-cell table:formula="of:=CONCATENATE([.I$1]; &quot;{&quot;; [.B268];&quot;}{&quot;; [.F268]; &quot;}{&quot;;[.G268];&quot;}&quot;)" office:value-type="string" office:string-value="\tableitem{Amnesia}{-10 or -25}{123}" calcext:value-type="string">
            <text:p>\tableitem{Amnesia}{-10 or -25}{123}</text:p>
          </table:table-cell>
          <table:table-cell table:formula="of:=IF([.A268]; [.I268]; COM.MICROSOFT.CONCAT(&quot;% &quot;; [.I268]))" office:value-type="string" office:string-value="\tableitem{Amnesia}{-10 or -25}{123}" calcext:value-type="string">
            <text:p>\tableitem{Amnesia}{-10 or -25}{123}</text:p>
          </table:table-cell>
          <table:table-cell table:number-columns-repeated="1014"/>
        </table:table-row>
        <table:table-row table:style-name="ro2">
          <table:table-cell table:formula="of:=IF([.E26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ndane</text:p>
          </table:table-cell>
          <table:table-cell table:formula="of:=CONCATENATE([.I$1]; &quot;{&quot;; [.B269];&quot;}{&quot;; [.F269]; &quot;}{&quot;;[.G269];&quot;}&quot;)" office:value-type="string" office:string-value="\tableitem{Appearance}{Variable}{21}" calcext:value-type="string">
            <text:p>\tableitem{Appearance}{Variable}{21}</text:p>
          </table:table-cell>
          <table:table-cell table:formula="of:=IF([.A269]; [.I269]; COM.MICROSOFT.CONCAT(&quot;% &quot;; [.I269]))" office:value-type="string" office:string-value="\tableitem{Appearance}{Variable}{21}" calcext:value-type="string">
            <text:p>\tableitem{Appearance}{Variable}{21}</text:p>
          </table:table-cell>
          <table:table-cell table:number-columns-repeated="1014"/>
        </table:table-row>
        <table:table-row table:style-name="ro2">
          <table:table-cell table:formula="of:=IF([.E27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Attent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undane</text:p>
          </table:table-cell>
          <table:table-cell table:formula="of:=CONCATENATE([.I$1]; &quot;{&quot;; [.B270];&quot;}{&quot;; [.F270]; &quot;}{&quot;;[.G270];&quot;}&quot;)" office:value-type="string" office:string-value="\tableitem{Attentive}{-1}{163}" calcext:value-type="string">
            <text:p>\tableitem{Attentive}{-1}{163}</text:p>
          </table:table-cell>
          <table:table-cell table:formula="of:=IF([.A270]; [.I270]; COM.MICROSOFT.CONCAT(&quot;% &quot;; [.I270]))" office:value-type="string" office:string-value="\tableitem{Attentive}{-1}{163}" calcext:value-type="string">
            <text:p>\tableitem{Attentive}{-1}{163}</text:p>
          </table:table-cell>
          <table:table-cell table:number-columns-repeated="1014"/>
        </table:table-row>
        <table:table-row table:style-name="ro2">
          <table:table-cell table:formula="of:=IF([.E27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ad B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 or -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undane</text:p>
          </table:table-cell>
          <table:table-cell table:formula="of:=CONCATENATE([.I$1]; &quot;{&quot;; [.B271];&quot;}{&quot;; [.F271]; &quot;}{&quot;;[.G271];&quot;}&quot;)" office:value-type="string" office:string-value="\tableitem{Bad Back}{-15 or -25}{123}" calcext:value-type="string">
            <text:p>\tableitem{Bad Back}{-15 or -25}{123}</text:p>
          </table:table-cell>
          <table:table-cell table:formula="of:=IF([.A271]; [.I271]; COM.MICROSOFT.CONCAT(&quot;% &quot;; [.I271]))" office:value-type="string" office:string-value="\tableitem{Bad Back}{-15 or -25}{123}" calcext:value-type="string">
            <text:p>\tableitem{Bad Back}{-15 or -25}{123}</text:p>
          </table:table-cell>
          <table:table-cell table:number-columns-repeated="1014"/>
        </table:table-row>
        <table:table-row table:style-name="ro2">
          <table:table-cell table:formula="of:=IF([.E27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ad Gri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/leve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undane</text:p>
          </table:table-cell>
          <table:table-cell table:formula="of:=CONCATENATE([.I$1]; &quot;{&quot;; [.B272];&quot;}{&quot;; [.F272]; &quot;}{&quot;;[.G272];&quot;}&quot;)" office:value-type="string" office:string-value="\tableitem{Bad Grip}{-5/level}{123}" calcext:value-type="string">
            <text:p>\tableitem{Bad Grip}{-5/level}{123}</text:p>
          </table:table-cell>
          <table:table-cell table:formula="of:=IF([.A272]; [.I272]; COM.MICROSOFT.CONCAT(&quot;% &quot;; [.I272]))" office:value-type="string" office:string-value="\tableitem{Bad Grip}{-5/level}{123}" calcext:value-type="string">
            <text:p>\tableitem{Bad Grip}{-5/level}{123}</text:p>
          </table:table-cell>
          <table:table-cell table:number-columns-repeated="1014"/>
        </table:table-row>
        <table:table-row table:style-name="ro2">
          <table:table-cell table:formula="of:=IF([.E27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ad Sigh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5" calcext:value-type="float">
            <text:p>-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undane</text:p>
          </table:table-cell>
          <table:table-cell table:formula="of:=CONCATENATE([.I$1]; &quot;{&quot;; [.B273];&quot;}{&quot;; [.F273]; &quot;}{&quot;;[.G273];&quot;}&quot;)" office:value-type="string" office:string-value="\tableitem{Bad Sight}{-25}{123}" calcext:value-type="string">
            <text:p>\tableitem{Bad Sight}{-25}{123}</text:p>
          </table:table-cell>
          <table:table-cell table:formula="of:=IF([.A273]; [.I273]; COM.MICROSOFT.CONCAT(&quot;% &quot;; [.I273]))" office:value-type="string" office:string-value="\tableitem{Bad Sight}{-25}{123}" calcext:value-type="string">
            <text:p>\tableitem{Bad Sight}{-25}{123}</text:p>
          </table:table-cell>
          <table:table-cell table:number-columns-repeated="1014"/>
        </table:table-row>
        <table:table-row table:style-name="ro2">
          <table:table-cell table:formula="of:=IF([.E27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ad Sme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undane</text:p>
          </table:table-cell>
          <table:table-cell table:formula="of:=CONCATENATE([.I$1]; &quot;{&quot;; [.B274];&quot;}{&quot;; [.F274]; &quot;}{&quot;;[.G274];&quot;}&quot;)" office:value-type="string" office:string-value="\tableitem{Bad Smell}{-10}{124}" calcext:value-type="string">
            <text:p>\tableitem{Bad Smell}{-10}{124}</text:p>
          </table:table-cell>
          <table:table-cell table:formula="of:=IF([.A274]; [.I274]; COM.MICROSOFT.CONCAT(&quot;% &quot;; [.I274]))" office:value-type="string" office:string-value="\tableitem{Bad Smell}{-10}{124}" calcext:value-type="string">
            <text:p>\tableitem{Bad Smell}{-10}{124}</text:p>
          </table:table-cell>
          <table:table-cell table:number-columns-repeated="1014"/>
        </table:table-row>
        <table:table-row table:style-name="ro2">
          <table:table-cell table:formula="of:=IF([.E27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ad Temp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undane</text:p>
          </table:table-cell>
          <table:table-cell table:formula="of:=CONCATENATE([.I$1]; &quot;{&quot;; [.B275];&quot;}{&quot;; [.F275]; &quot;}{&quot;;[.G275];&quot;}&quot;)" office:value-type="string" office:string-value="\tableitem{Bad Temper}{-10*}{124}" calcext:value-type="string">
            <text:p>\tableitem{Bad Temper}{-10*}{124}</text:p>
          </table:table-cell>
          <table:table-cell table:formula="of:=IF([.A275]; [.I275]; COM.MICROSOFT.CONCAT(&quot;% &quot;; [.I275]))" office:value-type="string" office:string-value="\tableitem{Bad Temper}{-10*}{124}" calcext:value-type="string">
            <text:p>\tableitem{Bad Temper}{-10*}{124}</text:p>
          </table:table-cell>
          <table:table-cell table:number-columns-repeated="1014"/>
        </table:table-row>
        <table:table-row table:style-name="ro2">
          <table:table-cell table:formula="of:=IF([.E27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undane</text:p>
          </table:table-cell>
          <table:table-cell table:formula="of:=CONCATENATE([.I$1]; &quot;{&quot;; [.B276];&quot;}{&quot;; [.F276]; &quot;}{&quot;;[.G276];&quot;}&quot;)" office:value-type="string" office:string-value="\tableitem{Berserk}{-10*}{124}" calcext:value-type="string">
            <text:p>\tableitem{Berserk}{-10*}{124}</text:p>
          </table:table-cell>
          <table:table-cell table:formula="of:=IF([.A276]; [.I276]; COM.MICROSOFT.CONCAT(&quot;% &quot;; [.I276]))" office:value-type="string" office:string-value="\tableitem{Berserk}{-10*}{124}" calcext:value-type="string">
            <text:p>\tableitem{Berserk}{-10*}{12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esti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-10 or -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xotic</text:p>
          </table:table-cell>
          <table:table-cell table:formula="of:=CONCATENATE([.I$1]; &quot;{&quot;; [.B277];&quot;}{&quot;; [.F277]; &quot;}{&quot;;[.G277];&quot;}&quot;)" office:value-type="string" office:string-value="\tableitem{Bestial}{-10 or -15}{124}" calcext:value-type="string">
            <text:p>\tableitem{Bestial}{-10 or -15}{124}</text:p>
          </table:table-cell>
          <table:table-cell table:formula="of:=IF([.A277]; [.I277]; COM.MICROSOFT.CONCAT(&quot;% &quot;; [.I277]))" office:value-type="string" office:string-value="% \tableitem{Bestial}{-10 or -15}{124}" calcext:value-type="string">
            <text:p>% \tableitem{Bestial}{-10 or -15}{124}</text:p>
          </table:table-cell>
          <table:table-cell table:number-columns-repeated="1014"/>
        </table:table-row>
        <table:table-row table:style-name="ro2">
          <table:table-cell table:formula="of:=IF([.E27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lind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0" calcext:value-type="float">
            <text:p>-5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undane</text:p>
          </table:table-cell>
          <table:table-cell table:formula="of:=CONCATENATE([.I$1]; &quot;{&quot;; [.B278];&quot;}{&quot;; [.F278]; &quot;}{&quot;;[.G278];&quot;}&quot;)" office:value-type="string" office:string-value="\tableitem{Blindness}{-50}{124}" calcext:value-type="string">
            <text:p>\tableitem{Blindness}{-50}{124}</text:p>
          </table:table-cell>
          <table:table-cell table:formula="of:=IF([.A278]; [.I278]; COM.MICROSOFT.CONCAT(&quot;% &quot;; [.I278]))" office:value-type="string" office:string-value="\tableitem{Blindness}{-50}{124}" calcext:value-type="string">
            <text:p>\tableitem{Blindness}{-50}{124}</text:p>
          </table:table-cell>
          <table:table-cell table:number-columns-repeated="1014"/>
        </table:table-row>
        <table:table-row table:style-name="ro2">
          <table:table-cell table:formula="of:=IF([.E27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loodlu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79];&quot;}{&quot;; [.F279]; &quot;}{&quot;;[.G279];&quot;}&quot;)" office:value-type="string" office:string-value="\tableitem{Bloodlust}{-10*}{125}" calcext:value-type="string">
            <text:p>\tableitem{Bloodlust}{-10*}{125}</text:p>
          </table:table-cell>
          <table:table-cell table:formula="of:=IF([.A279]; [.I279]; COM.MICROSOFT.CONCAT(&quot;% &quot;; [.I279]))" office:value-type="string" office:string-value="\tableitem{Bloodlust}{-10*}{125}" calcext:value-type="string">
            <text:p>\tableitem{Bloodlust}{-10*}{125}</text:p>
          </table:table-cell>
          <table:table-cell table:number-columns-repeated="1014"/>
        </table:table-row>
        <table:table-row table:style-name="ro2">
          <table:table-cell table:formula="of:=IF([.E28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owlegg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280];&quot;}{&quot;; [.F280]; &quot;}{&quot;;[.G280];&quot;}&quot;)" office:value-type="string" office:string-value="\tableitem{Bowlegged}{-1}{165}" calcext:value-type="string">
            <text:p>\tableitem{Bowlegged}{-1}{165}</text:p>
          </table:table-cell>
          <table:table-cell table:formula="of:=IF([.A280]; [.I280]; COM.MICROSOFT.CONCAT(&quot;% &quot;; [.I280]))" office:value-type="string" office:string-value="\tableitem{Bowlegged}{-1}{165}" calcext:value-type="string">
            <text:p>\tableitem{Bowlegged}{-1}{165}</text:p>
          </table:table-cell>
          <table:table-cell table:number-columns-repeated="1014"/>
        </table:table-row>
        <table:table-row table:style-name="ro2">
          <table:table-cell table:formula="of:=IF([.E28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road-Mind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undane</text:p>
          </table:table-cell>
          <table:table-cell table:formula="of:=CONCATENATE([.I$1]; &quot;{&quot;; [.B281];&quot;}{&quot;; [.F281]; &quot;}{&quot;;[.G281];&quot;}&quot;)" office:value-type="string" office:string-value="\tableitem{Broad-Minded}{-1}{163}" calcext:value-type="string">
            <text:p>\tableitem{Broad-Minded}{-1}{163}</text:p>
          </table:table-cell>
          <table:table-cell table:formula="of:=IF([.A281]; [.I281]; COM.MICROSOFT.CONCAT(&quot;% &quot;; [.I281]))" office:value-type="string" office:string-value="\tableitem{Broad-Minded}{-1}{163}" calcext:value-type="string">
            <text:p>\tableitem{Broad-Minded}{-1}{163}</text:p>
          </table:table-cell>
          <table:table-cell table:number-columns-repeated="1014"/>
        </table:table-row>
        <table:table-row table:style-name="ro2">
          <table:table-cell table:formula="of:=IF([.E28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Bu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82];&quot;}{&quot;; [.F282]; &quot;}{&quot;;[.G282];&quot;}&quot;)" office:value-type="string" office:string-value="\tableitem{Bully}{-10*}{125}" calcext:value-type="string">
            <text:p>\tableitem{Bully}{-10*}{125}</text:p>
          </table:table-cell>
          <table:table-cell table:formula="of:=IF([.A282]; [.I282]; COM.MICROSOFT.CONCAT(&quot;% &quot;; [.I282]))" office:value-type="string" office:string-value="\tableitem{Bully}{-10*}{125}" calcext:value-type="string">
            <text:p>\tableitem{Bully}{-10*}{125}</text:p>
          </table:table-cell>
          <table:table-cell table:number-columns-repeated="1014"/>
        </table:table-row>
        <table:table-row table:style-name="ro2">
          <table:table-cell table:formula="of:=IF([.E28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allo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83];&quot;}{&quot;; [.F283]; &quot;}{&quot;;[.G283];&quot;}&quot;)" office:value-type="string" office:string-value="\tableitem{Callous}{-5}{125}" calcext:value-type="string">
            <text:p>\tableitem{Callous}{-5}{125}</text:p>
          </table:table-cell>
          <table:table-cell table:formula="of:=IF([.A283]; [.I283]; COM.MICROSOFT.CONCAT(&quot;% &quot;; [.I283]))" office:value-type="string" office:string-value="\tableitem{Callous}{-5}{125}" calcext:value-type="string">
            <text:p>\tableitem{Callous}{-5}{125}</text:p>
          </table:table-cell>
          <table:table-cell table:number-columns-repeated="1014"/>
        </table:table-row>
        <table:table-row table:style-name="ro2">
          <table:table-cell table:formula="of:=IF([.E28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annot Flo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284];&quot;}{&quot;; [.F284]; &quot;}{&quot;;[.G284];&quot;}&quot;)" office:value-type="string" office:string-value="\tableitem{Cannot Float}{-1}{165}" calcext:value-type="string">
            <text:p>\tableitem{Cannot Float}{-1}{165}</text:p>
          </table:table-cell>
          <table:table-cell table:formula="of:=IF([.A284]; [.I284]; COM.MICROSOFT.CONCAT(&quot;% &quot;; [.I284]))" office:value-type="string" office:string-value="\tableitem{Cannot Float}{-1}{165}" calcext:value-type="string">
            <text:p>\tableitem{Cannot Float}{-1}{165}</text:p>
          </table:table-cell>
          <table:table-cell table:number-columns-repeated="1014"/>
        </table:table-row>
        <table:table-row table:style-name="ro2">
          <table:table-cell table:formula="of:=IF([.E28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annot Lear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30" calcext:value-type="float">
            <text:p>-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85];&quot;}{&quot;; [.F285]; &quot;}{&quot;;[.G285];&quot;}&quot;)" office:value-type="string" office:string-value="\tableitem{Cannot Learn}{-30}{125}" calcext:value-type="string">
            <text:p>\tableitem{Cannot Learn}{-30}{125}</text:p>
          </table:table-cell>
          <table:table-cell table:formula="of:=IF([.A285]; [.I285]; COM.MICROSOFT.CONCAT(&quot;% &quot;; [.I285]))" office:value-type="string" office:string-value="\tableitem{Cannot Learn}{-30}{125}" calcext:value-type="string">
            <text:p>\tableitem{Cannot Learn}{-30}{125}</text:p>
          </table:table-cell>
          <table:table-cell table:number-columns-repeated="1014"/>
        </table:table-row>
        <table:table-row table:style-name="ro2">
          <table:table-cell table:formula="of:=IF([.E28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annot Spe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86];&quot;}{&quot;; [.F286]; &quot;}{&quot;;[.G286];&quot;}&quot;)" office:value-type="string" office:string-value="\tableitem{Cannot Speak}{-15}{125}" calcext:value-type="string">
            <text:p>\tableitem{Cannot Speak}{-15}{125}</text:p>
          </table:table-cell>
          <table:table-cell table:formula="of:=IF([.A286]; [.I286]; COM.MICROSOFT.CONCAT(&quot;% &quot;; [.I286]))" office:value-type="string" office:string-value="\tableitem{Cannot Speak}{-15}{125}" calcext:value-type="string">
            <text:p>\tableitem{Cannot Speak}{-15}{125}</text:p>
          </table:table-cell>
          <table:table-cell table:number-columns-repeated="1014"/>
        </table:table-row>
        <table:table-row table:style-name="ro2">
          <table:table-cell table:formula="of:=IF([.E28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undane</text:p>
          </table:table-cell>
          <table:table-cell table:formula="of:=CONCATENATE([.I$1]; &quot;{&quot;; [.B287];&quot;}{&quot;; [.F287]; &quot;}{&quot;;[.G287];&quot;}&quot;)" office:value-type="string" office:string-value="\tableitem{Careful}{-1}{163}" calcext:value-type="string">
            <text:p>\tableitem{Careful}{-1}{163}</text:p>
          </table:table-cell>
          <table:table-cell table:formula="of:=IF([.A287]; [.I287]; COM.MICROSOFT.CONCAT(&quot;% &quot;; [.I287]))" office:value-type="string" office:string-value="\tableitem{Careful}{-1}{163}" calcext:value-type="string">
            <text:p>\tableitem{Careful}{-1}{163}</text:p>
          </table:table-cell>
          <table:table-cell table:number-columns-repeated="1014"/>
        </table:table-row>
        <table:table-row table:style-name="ro2">
          <table:table-cell table:formula="of:=IF([.E28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arita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288];&quot;}{&quot;; [.F288]; &quot;}{&quot;;[.G288];&quot;}&quot;)" office:value-type="string" office:string-value="\tableitem{Charitable}{-15*}{125}" calcext:value-type="string">
            <text:p>\tableitem{Charitable}{-15*}{125}</text:p>
          </table:table-cell>
          <table:table-cell table:formula="of:=IF([.A288]; [.I288]; COM.MICROSOFT.CONCAT(&quot;% &quot;; [.I288]))" office:value-type="string" office:string-value="\tableitem{Charitable}{-15*}{125}" calcext:value-type="string">
            <text:p>\tableitem{Charitable}{-15*}{125}</text:p>
          </table:table-cell>
          <table:table-cell table:number-columns-repeated="1014"/>
        </table:table-row>
        <table:table-row table:style-name="ro2">
          <table:table-cell table:formula="of:=IF([.E28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auvinist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undane</text:p>
          </table:table-cell>
          <table:table-cell table:formula="of:=CONCATENATE([.I$1]; &quot;{&quot;; [.B289];&quot;}{&quot;; [.F289]; &quot;}{&quot;;[.G289];&quot;}&quot;)" office:value-type="string" office:string-value="\tableitem{Chauvinistic}{-1}{163}" calcext:value-type="string">
            <text:p>\tableitem{Chauvinistic}{-1}{163}</text:p>
          </table:table-cell>
          <table:table-cell table:formula="of:=IF([.A289]; [.I289]; COM.MICROSOFT.CONCAT(&quot;% &quot;; [.I289]))" office:value-type="string" office:string-value="\tableitem{Chauvinistic}{-1}{163}" calcext:value-type="string">
            <text:p>\tableitem{Chauvinistic}{-1}{163}</text:p>
          </table:table-cell>
          <table:table-cell table:number-columns-repeated="1014"/>
        </table:table-row>
        <table:table-row table:style-name="ro2">
          <table:table-cell table:formula="of:=IF([.E29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ronic Depress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ndane</text:p>
          </table:table-cell>
          <table:table-cell table:formula="of:=CONCATENATE([.I$1]; &quot;{&quot;; [.B290];&quot;}{&quot;; [.F290]; &quot;}{&quot;;[.G290];&quot;}&quot;)" office:value-type="string" office:string-value="\tableitem{Chronic Depression}{-15*}{126}" calcext:value-type="string">
            <text:p>\tableitem{Chronic Depression}{-15*}{126}</text:p>
          </table:table-cell>
          <table:table-cell table:formula="of:=IF([.A290]; [.I290]; COM.MICROSOFT.CONCAT(&quot;% &quot;; [.I290]))" office:value-type="string" office:string-value="\tableitem{Chronic Depression}{-15*}{126}" calcext:value-type="string">
            <text:p>\tableitem{Chronic Depression}{-15*}{126}</text:p>
          </table:table-cell>
          <table:table-cell table:number-columns-repeated="1014"/>
        </table:table-row>
        <table:table-row table:style-name="ro2">
          <table:table-cell table:formula="of:=IF([.E29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ronic Pa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ndane</text:p>
          </table:table-cell>
          <table:table-cell table:formula="of:=CONCATENATE([.I$1]; &quot;{&quot;; [.B291];&quot;}{&quot;; [.F291]; &quot;}{&quot;;[.G291];&quot;}&quot;)" office:value-type="string" office:string-value="\tableitem{Chronic Pain}{Variable}{126}" calcext:value-type="string">
            <text:p>\tableitem{Chronic Pain}{Variable}{126}</text:p>
          </table:table-cell>
          <table:table-cell table:formula="of:=IF([.A291]; [.I291]; COM.MICROSOFT.CONCAT(&quot;% &quot;; [.I291]))" office:value-type="string" office:string-value="\tableitem{Chronic Pain}{Variable}{126}" calcext:value-type="string">
            <text:p>\tableitem{Chronic Pain}{Variable}{126}</text:p>
          </table:table-cell>
          <table:table-cell table:number-columns-repeated="1014"/>
        </table:table-row>
        <table:table-row table:style-name="ro2">
          <table:table-cell table:formula="of:=IF([.E29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humm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ndane</text:p>
          </table:table-cell>
          <table:table-cell table:formula="of:=CONCATENATE([.I$1]; &quot;{&quot;; [.B292];&quot;}{&quot;; [.F292]; &quot;}{&quot;;[.G292];&quot;}&quot;)" office:value-type="string" office:string-value="\tableitem{Chummy}{-5}{126}" calcext:value-type="string">
            <text:p>\tableitem{Chummy}{-5}{126}</text:p>
          </table:table-cell>
          <table:table-cell table:formula="of:=IF([.A292]; [.I292]; COM.MICROSOFT.CONCAT(&quot;% &quot;; [.I292]))" office:value-type="string" office:string-value="\tableitem{Chummy}{-5}{126}" calcext:value-type="string">
            <text:p>\tableitem{Chummy}{-5}{126}</text:p>
          </table:table-cell>
          <table:table-cell table:number-columns-repeated="1014"/>
        </table:table-row>
        <table:table-row table:style-name="ro2">
          <table:table-cell table:formula="of:=IF([.E29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luel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ndane</text:p>
          </table:table-cell>
          <table:table-cell table:formula="of:=CONCATENATE([.I$1]; &quot;{&quot;; [.B293];&quot;}{&quot;; [.F293]; &quot;}{&quot;;[.G293];&quot;}&quot;)" office:value-type="string" office:string-value="\tableitem{Clueless}{-10}{126}" calcext:value-type="string">
            <text:p>\tableitem{Clueless}{-10}{126}</text:p>
          </table:table-cell>
          <table:table-cell table:formula="of:=IF([.A293]; [.I293]; COM.MICROSOFT.CONCAT(&quot;% &quot;; [.I293]))" office:value-type="string" office:string-value="\tableitem{Clueless}{-10}{126}" calcext:value-type="string">
            <text:p>\tableitem{Clueless}{-10}{126}</text:p>
          </table:table-cell>
          <table:table-cell table:number-columns-repeated="1014"/>
        </table:table-row>
        <table:table-row table:style-name="ro2">
          <table:table-cell table:formula="of:=IF([.E29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 or -5 to -15</text:p>
          </table:table-cell>
          <table:table-cell office:value-type="string" calcext:value-type="string">
            <text:p>127, 163</text:p>
          </table:table-cell>
          <table:table-cell office:value-type="string" calcext:value-type="string">
            <text:p>Mundane</text:p>
          </table:table-cell>
          <table:table-cell table:formula="of:=CONCATENATE([.I$1]; &quot;{&quot;; [.B294];&quot;}{&quot;; [.F294]; &quot;}{&quot;;[.G294];&quot;}&quot;)" office:value-type="string" office:string-value="\tableitem{Code of Honor}{-1 or -5 to -15}{127, 163}" calcext:value-type="string">
            <text:p>\tableitem{Code of Honor}{-1 or -5 to -15}{127, 163}</text:p>
          </table:table-cell>
          <table:table-cell table:formula="of:=IF([.A294]; [.I294]; COM.MICROSOFT.CONCAT(&quot;% &quot;; [.I294]))" office:value-type="string" office:string-value="\tableitem{Code of Honor}{-1 or -5 to -15}{127, 163}" calcext:value-type="string">
            <text:p>\tableitem{Code of Honor}{-1 or -5 to -15}{127, 16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ld-Blood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-5 or -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xotic</text:p>
          </table:table-cell>
          <table:table-cell table:formula="of:=CONCATENATE([.I$1]; &quot;{&quot;; [.B295];&quot;}{&quot;; [.F295]; &quot;}{&quot;;[.G295];&quot;}&quot;)" office:value-type="string" office:string-value="\tableitem{Cold-Blooded}{-5 or -10}{127}" calcext:value-type="string">
            <text:p>\tableitem{Cold-Blooded}{-5 or -10}{127}</text:p>
          </table:table-cell>
          <table:table-cell table:formula="of:=IF([.A295]; [.I295]; COM.MICROSOFT.CONCAT(&quot;% &quot;; [.I295]))" office:value-type="string" office:string-value="% \tableitem{Cold-Blooded}{-5 or -10}{127}" calcext:value-type="string">
            <text:p>% \tableitem{Cold-Blooded}{-5 or -10}{127}</text:p>
          </table:table-cell>
          <table:table-cell table:number-columns-repeated="1014"/>
        </table:table-row>
        <table:table-row table:style-name="ro2">
          <table:table-cell table:formula="of:=IF([.E29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lorblind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undane</text:p>
          </table:table-cell>
          <table:table-cell table:formula="of:=CONCATENATE([.I$1]; &quot;{&quot;; [.B296];&quot;}{&quot;; [.F296]; &quot;}{&quot;;[.G296];&quot;}&quot;)" office:value-type="string" office:string-value="\tableitem{Colorblindness}{-10}{127}" calcext:value-type="string">
            <text:p>\tableitem{Colorblindness}{-10}{127}</text:p>
          </table:table-cell>
          <table:table-cell table:formula="of:=IF([.A296]; [.I296]; COM.MICROSOFT.CONCAT(&quot;% &quot;; [.I296]))" office:value-type="string" office:string-value="\tableitem{Colorblindness}{-10}{127}" calcext:value-type="string">
            <text:p>\tableitem{Colorblindness}{-10}{127}</text:p>
          </table:table-cell>
          <table:table-cell table:number-columns-repeated="1014"/>
        </table:table-row>
        <table:table-row table:style-name="ro2">
          <table:table-cell table:formula="of:=IF([.E29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mbat Paralys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undane</text:p>
          </table:table-cell>
          <table:table-cell table:formula="of:=CONCATENATE([.I$1]; &quot;{&quot;; [.B297];&quot;}{&quot;; [.F297]; &quot;}{&quot;;[.G297];&quot;}&quot;)" office:value-type="string" office:string-value="\tableitem{Combat Paralysis}{-15}{127}" calcext:value-type="string">
            <text:p>\tableitem{Combat Paralysis}{-15}{127}</text:p>
          </table:table-cell>
          <table:table-cell table:formula="of:=IF([.A297]; [.I297]; COM.MICROSOFT.CONCAT(&quot;% &quot;; [.I297]))" office:value-type="string" office:string-value="\tableitem{Combat Paralysis}{-15}{127}" calcext:value-type="string">
            <text:p>\tableitem{Combat Paralysis}{-15}{127}</text:p>
          </table:table-cell>
          <table:table-cell table:number-columns-repeated="1014"/>
        </table:table-row>
        <table:table-row table:style-name="ro2">
          <table:table-cell table:formula="of:=IF([.E29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mpulsive Behavi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to -15*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undane</text:p>
          </table:table-cell>
          <table:table-cell table:formula="of:=CONCATENATE([.I$1]; &quot;{&quot;; [.B298];&quot;}{&quot;; [.F298]; &quot;}{&quot;;[.G298];&quot;}&quot;)" office:value-type="string" office:string-value="\tableitem{Compulsive Behavior}{-5 to -15*}{128}" calcext:value-type="string">
            <text:p>\tableitem{Compulsive Behavior}{-5 to -15*}{128}</text:p>
          </table:table-cell>
          <table:table-cell table:formula="of:=IF([.A298]; [.I298]; COM.MICROSOFT.CONCAT(&quot;% &quot;; [.I298]))" office:value-type="string" office:string-value="\tableitem{Compulsive Behavior}{-5 to -15*}{128}" calcext:value-type="string">
            <text:p>\tableitem{Compulsive Behavior}{-5 to -15*}{128}</text:p>
          </table:table-cell>
          <table:table-cell table:number-columns-repeated="1014"/>
        </table:table-row>
        <table:table-row table:style-name="ro2">
          <table:table-cell table:formula="of:=IF([.E29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undane</text:p>
          </table:table-cell>
          <table:table-cell table:formula="of:=CONCATENATE([.I$1]; &quot;{&quot;; [.B299];&quot;}{&quot;; [.F299]; &quot;}{&quot;;[.G299];&quot;}&quot;)" office:value-type="string" office:string-value="\tableitem{Confused}{-10*}{129}" calcext:value-type="string">
            <text:p>\tableitem{Confused}{-10*}{129}</text:p>
          </table:table-cell>
          <table:table-cell table:formula="of:=IF([.A299]; [.I299]; COM.MICROSOFT.CONCAT(&quot;% &quot;; [.I299]))" office:value-type="string" office:string-value="\tableitem{Confused}{-10*}{129}" calcext:value-type="string">
            <text:p>\tableitem{Confused}{-10*}{129}</text:p>
          </table:table-cell>
          <table:table-cell table:number-columns-repeated="1014"/>
        </table:table-row>
        <table:table-row table:style-name="ro2">
          <table:table-cell table:formula="of:=IF([.E30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ngeni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00];&quot;}{&quot;; [.F300]; &quot;}{&quot;;[.G300];&quot;}&quot;)" office:value-type="string" office:string-value="\tableitem{Congenial}{-1}{164}" calcext:value-type="string">
            <text:p>\tableitem{Congenial}{-1}{164}</text:p>
          </table:table-cell>
          <table:table-cell table:formula="of:=IF([.A300]; [.I300]; COM.MICROSOFT.CONCAT(&quot;% &quot;; [.I300]))" office:value-type="string" office:string-value="\tableitem{Congenial}{-1}{164}" calcext:value-type="string">
            <text:p>\tableitem{Congenial}{-1}{164}</text:p>
          </table:table-cell>
          <table:table-cell table:number-columns-repeated="1014"/>
        </table:table-row>
        <table:table-row table:style-name="ro2">
          <table:table-cell table:formula="of:=IF([.E30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oward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undane</text:p>
          </table:table-cell>
          <table:table-cell table:formula="of:=CONCATENATE([.I$1]; &quot;{&quot;; [.B301];&quot;}{&quot;; [.F301]; &quot;}{&quot;;[.G301];&quot;}&quot;)" office:value-type="string" office:string-value="\tableitem{Cowardice}{-10*}{129}" calcext:value-type="string">
            <text:p>\tableitem{Cowardice}{-10*}{129}</text:p>
          </table:table-cell>
          <table:table-cell table:formula="of:=IF([.A301]; [.I301]; COM.MICROSOFT.CONCAT(&quot;% &quot;; [.I301]))" office:value-type="string" office:string-value="\tableitem{Cowardice}{-10*}{129}" calcext:value-type="string">
            <text:p>\tableitem{Cowardice}{-10*}{129}</text:p>
          </table:table-cell>
          <table:table-cell table:number-columns-repeated="1014"/>
        </table:table-row>
        <table:table-row table:style-name="ro2">
          <table:table-cell table:formula="of:=IF([.E30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undane</text:p>
          </table:table-cell>
          <table:table-cell table:formula="of:=CONCATENATE([.I$1]; &quot;{&quot;; [.B302];&quot;}{&quot;; [.F302]; &quot;}{&quot;;[.G302];&quot;}&quot;)" office:value-type="string" office:string-value="\tableitem{Curious}{-5*}{129}" calcext:value-type="string">
            <text:p>\tableitem{Curious}{-5*}{129}</text:p>
          </table:table-cell>
          <table:table-cell table:formula="of:=IF([.A302]; [.I302]; COM.MICROSOFT.CONCAT(&quot;% &quot;; [.I302]))" office:value-type="string" office:string-value="\tableitem{Curious}{-5*}{129}" calcext:value-type="string">
            <text:p>\tableitem{Curious}{-5*}{12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urs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75" calcext:value-type="float">
            <text:p>-7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03];&quot;}{&quot;; [.F303]; &quot;}{&quot;;[.G303];&quot;}&quot;)" office:value-type="string" office:string-value="\tableitem{Cursed}{-75}{129}" calcext:value-type="string">
            <text:p>\tableitem{Cursed}{-75}{129}</text:p>
          </table:table-cell>
          <table:table-cell table:formula="of:=IF([.A303]; [.I303]; COM.MICROSOFT.CONCAT(&quot;% &quot;; [.I303]))" office:value-type="string" office:string-value="% \tableitem{Cursed}{-75}{129}" calcext:value-type="string">
            <text:p>% \tableitem{Cursed}{-75}{129}</text:p>
          </table:table-cell>
          <table:table-cell table:number-columns-repeated="1014"/>
        </table:table-row>
        <table:table-row table:style-name="ro2">
          <table:table-cell table:formula="of:=IF([.E30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eaf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undane</text:p>
          </table:table-cell>
          <table:table-cell table:formula="of:=CONCATENATE([.I$1]; &quot;{&quot;; [.B304];&quot;}{&quot;; [.F304]; &quot;}{&quot;;[.G304];&quot;}&quot;)" office:value-type="string" office:string-value="\tableitem{Deafness}{-20}{129}" calcext:value-type="string">
            <text:p>\tableitem{Deafness}{-20}{129}</text:p>
          </table:table-cell>
          <table:table-cell table:formula="of:=IF([.A304]; [.I304]; COM.MICROSOFT.CONCAT(&quot;% &quot;; [.I304]))" office:value-type="string" office:string-value="\tableitem{Deafness}{-20}{129}" calcext:value-type="string">
            <text:p>\tableitem{Deafness}{-20}{129}</text:p>
          </table:table-cell>
          <table:table-cell table:number-columns-repeated="1014"/>
        </table:table-row>
        <table:table-row table:style-name="ro2">
          <table:table-cell table:formula="of:=IF([.E30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/lev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ndane</text:p>
          </table:table-cell>
          <table:table-cell table:formula="of:=CONCATENATE([.I$1]; &quot;{&quot;; [.B305];&quot;}{&quot;; [.F305]; &quot;}{&quot;;[.G305];&quot;}&quot;)" office:value-type="string" office:string-value="\tableitem{Debt}{-1/level}{26}" calcext:value-type="string">
            <text:p>\tableitem{Debt}{-1/level}{26}</text:p>
          </table:table-cell>
          <table:table-cell table:formula="of:=IF([.A305]; [.I305]; COM.MICROSOFT.CONCAT(&quot;% &quot;; [.I305]))" office:value-type="string" office:string-value="\tableitem{Debt}{-1/level}{26}" calcext:value-type="string">
            <text:p>\tableitem{Debt}{-1/level}{2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ecreased Time R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00" calcext:value-type="float">
            <text:p>-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xotic</text:p>
          </table:table-cell>
          <table:table-cell table:formula="of:=CONCATENATE([.I$1]; &quot;{&quot;; [.B306];&quot;}{&quot;; [.F306]; &quot;}{&quot;;[.G306];&quot;}&quot;)" office:value-type="string" office:string-value="\tableitem{Decreased Time Rate}{-100}{129}" calcext:value-type="string">
            <text:p>\tableitem{Decreased Time Rate}{-100}{129}</text:p>
          </table:table-cell>
          <table:table-cell table:formula="of:=IF([.A306]; [.I306]; COM.MICROSOFT.CONCAT(&quot;% &quot;; [.I306]))" office:value-type="string" office:string-value="% \tableitem{Decreased Time Rate}{-100}{129}" calcext:value-type="string">
            <text:p>% \tableitem{Decreased Time Rate}{-100}{129}</text:p>
          </table:table-cell>
          <table:table-cell table:number-columns-repeated="1014"/>
        </table:table-row>
        <table:table-row table:style-name="ro2">
          <table:table-cell table:formula="of:=IF([.E30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elusion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 or -5 to -15</text:p>
          </table:table-cell>
          <table:table-cell office:value-type="string" calcext:value-type="string">
            <text:p>130, 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07];&quot;}{&quot;; [.F307]; &quot;}{&quot;;[.G307];&quot;}&quot;)" office:value-type="string" office:string-value="\tableitem{Delusions}{-1 or -5 to -15}{130, 164}" calcext:value-type="string">
            <text:p>\tableitem{Delusions}{-1 or -5 to -15}{130, 164}</text:p>
          </table:table-cell>
          <table:table-cell table:formula="of:=IF([.A307]; [.I307]; COM.MICROSOFT.CONCAT(&quot;% &quot;; [.I307]))" office:value-type="string" office:string-value="\tableitem{Delusions}{-1 or -5 to -15}{130, 164}" calcext:value-type="string">
            <text:p>\tableitem{Delusions}{-1 or -5 to -15}{130, 16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epend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xotic</text:p>
          </table:table-cell>
          <table:table-cell table:formula="of:=CONCATENATE([.I$1]; &quot;{&quot;; [.B308];&quot;}{&quot;; [.F308]; &quot;}{&quot;;[.G308];&quot;}&quot;)" office:value-type="string" office:string-value="\tableitem{Dependency}{Variable}{130}" calcext:value-type="string">
            <text:p>\tableitem{Dependency}{Variable}{130}</text:p>
          </table:table-cell>
          <table:table-cell table:formula="of:=IF([.A308]; [.I308]; COM.MICROSOFT.CONCAT(&quot;% &quot;; [.I308]))" office:value-type="string" office:string-value="% \tableitem{Dependency}{Variable}{130}" calcext:value-type="string">
            <text:p>% \tableitem{Dependency}{Variable}{130}</text:p>
          </table:table-cell>
          <table:table-cell table:number-columns-repeated="1014"/>
        </table:table-row>
        <table:table-row table:style-name="ro2">
          <table:table-cell table:formula="of:=IF([.E30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ependen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undane</text:p>
          </table:table-cell>
          <table:table-cell table:formula="of:=CONCATENATE([.I$1]; &quot;{&quot;; [.B309];&quot;}{&quot;; [.F309]; &quot;}{&quot;;[.G309];&quot;}&quot;)" office:value-type="string" office:string-value="\tableitem{Dependents}{Variable}{131}" calcext:value-type="string">
            <text:p>\tableitem{Dependents}{Variable}{131}</text:p>
          </table:table-cell>
          <table:table-cell table:formula="of:=IF([.A309]; [.I309]; COM.MICROSOFT.CONCAT(&quot;% &quot;; [.I309]))" office:value-type="string" office:string-value="\tableitem{Dependents}{Variable}{131}" calcext:value-type="string">
            <text:p>\tableitem{Dependents}{Variable}{131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10];&quot;}{&quot;; [.F310]; &quot;}{&quot;;[.G310];&quot;}&quot;)" office:value-type="string" office:string-value="\tableitem{Destiny}{Variable}{131}" calcext:value-type="string">
            <text:p>\tableitem{Destiny}{Variable}{131}</text:p>
          </table:table-cell>
          <table:table-cell table:formula="of:=IF([.A310]; [.I310]; COM.MICROSOFT.CONCAT(&quot;% &quot;; [.I310]))" office:value-type="string" office:string-value="\tableitem{Destiny}{Variable}{131}" calcext:value-type="string">
            <text:p>\tableitem{Destiny}{Variable}{131}</text:p>
          </table:table-cell>
          <table:table-cell table:number-columns-repeated="1014"/>
        </table:table-row>
        <table:table-row table:style-name="ro2">
          <table:table-cell table:formula="of:=IF([.E31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isciplines of Fait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to -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undane</text:p>
          </table:table-cell>
          <table:table-cell table:formula="of:=CONCATENATE([.I$1]; &quot;{&quot;; [.B311];&quot;}{&quot;; [.F311]; &quot;}{&quot;;[.G311];&quot;}&quot;)" office:value-type="string" office:string-value="\tableitem{Disciplines of Faith}{-5 to -15}{132}" calcext:value-type="string">
            <text:p>\tableitem{Disciplines of Faith}{-5 to -15}{132}</text:p>
          </table:table-cell>
          <table:table-cell table:formula="of:=IF([.A311]; [.I311]; COM.MICROSOFT.CONCAT(&quot;% &quot;; [.I311]))" office:value-type="string" office:string-value="\tableitem{Disciplines of Faith}{-5 to -15}{132}" calcext:value-type="string">
            <text:p>\tableitem{Disciplines of Faith}{-5 to -15}{132}</text:p>
          </table:table-cell>
          <table:table-cell table:number-columns-repeated="1014"/>
        </table:table-row>
        <table:table-row table:style-name="ro2">
          <table:table-cell table:formula="of:=IF([.E31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islik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12];&quot;}{&quot;; [.F312]; &quot;}{&quot;;[.G312];&quot;}&quot;)" office:value-type="string" office:string-value="\tableitem{Dislikes}{-1}{164}" calcext:value-type="string">
            <text:p>\tableitem{Dislikes}{-1}{164}</text:p>
          </table:table-cell>
          <table:table-cell table:formula="of:=IF([.A312]; [.I312]; COM.MICROSOFT.CONCAT(&quot;% &quot;; [.I312]))" office:value-type="string" office:string-value="\tableitem{Dislikes}{-1}{164}" calcext:value-type="string">
            <text:p>\tableitem{Dislikes}{-1}{164}</text:p>
          </table:table-cell>
          <table:table-cell table:number-columns-repeated="1014"/>
        </table:table-row>
        <table:table-row table:style-name="ro2">
          <table:table-cell table:formula="of:=IF([.E31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istinctive Featur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313];&quot;}{&quot;; [.F313]; &quot;}{&quot;;[.G313];&quot;}&quot;)" office:value-type="string" office:string-value="\tableitem{Distinctive Features}{-1}{165}" calcext:value-type="string">
            <text:p>\tableitem{Distinctive Features}{-1}{165}</text:p>
          </table:table-cell>
          <table:table-cell table:formula="of:=IF([.A313]; [.I313]; COM.MICROSOFT.CONCAT(&quot;% &quot;; [.I313]))" office:value-type="string" office:string-value="\tableitem{Distinctive Features}{-1}{165}" calcext:value-type="string">
            <text:p>\tableitem{Distinctive Features}{-1}{165}</text:p>
          </table:table-cell>
          <table:table-cell table:number-columns-repeated="1014"/>
        </table:table-row>
        <table:table-row table:style-name="ro2">
          <table:table-cell table:formula="of:=IF([.E31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istracti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14];&quot;}{&quot;; [.F314]; &quot;}{&quot;;[.G314];&quot;}&quot;)" office:value-type="string" office:string-value="\tableitem{Distractible}{-1}{164}" calcext:value-type="string">
            <text:p>\tableitem{Distractible}{-1}{164}</text:p>
          </table:table-cell>
          <table:table-cell table:formula="of:=IF([.A314]; [.I314]; COM.MICROSOFT.CONCAT(&quot;% &quot;; [.I314]))" office:value-type="string" office:string-value="\tableitem{Distractible}{-1}{164}" calcext:value-type="string">
            <text:p>\tableitem{Distractible}{-1}{164}</text:p>
          </table:table-cell>
          <table:table-cell table:number-columns-repeated="1014"/>
        </table:table-row>
        <table:table-row table:style-name="ro2">
          <table:table-cell table:formula="of:=IF([.E31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isturbing Voi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undane</text:p>
          </table:table-cell>
          <table:table-cell table:formula="of:=CONCATENATE([.I$1]; &quot;{&quot;; [.B315];&quot;}{&quot;; [.F315]; &quot;}{&quot;;[.G315];&quot;}&quot;)" office:value-type="string" office:string-value="\tableitem{Disturbing Voice}{-10}{132}" calcext:value-type="string">
            <text:p>\tableitem{Disturbing Voice}{-10}{132}</text:p>
          </table:table-cell>
          <table:table-cell table:formula="of:=IF([.A315]; [.I315]; COM.MICROSOFT.CONCAT(&quot;% &quot;; [.I315]))" office:value-type="string" office:string-value="\tableitem{Disturbing Voice}{-10}{132}" calcext:value-type="string">
            <text:p>\tableitem{Disturbing Voice}{-10}{13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ivine Cur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16];&quot;}{&quot;; [.F316]; &quot;}{&quot;;[.G316];&quot;}&quot;)" office:value-type="string" office:string-value="\tableitem{Divine Curse}{Variable}{132}" calcext:value-type="string">
            <text:p>\tableitem{Divine Curse}{Variable}{132}</text:p>
          </table:table-cell>
          <table:table-cell table:formula="of:=IF([.A316]; [.I316]; COM.MICROSOFT.CONCAT(&quot;% &quot;; [.I316]))" office:value-type="string" office:string-value="% \tableitem{Divine Curse}{Variable}{132}" calcext:value-type="string">
            <text:p>% \tableitem{Divine Curse}{Variable}{13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rain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17];&quot;}{&quot;; [.F317]; &quot;}{&quot;;[.G317];&quot;}&quot;)" office:value-type="string" office:string-value="\tableitem{Draining}{Variable}{132}" calcext:value-type="string">
            <text:p>\tableitem{Draining}{Variable}{132}</text:p>
          </table:table-cell>
          <table:table-cell table:formula="of:=IF([.A317]; [.I317]; COM.MICROSOFT.CONCAT(&quot;% &quot;; [.I317]))" office:value-type="string" office:string-value="% \tableitem{Draining}{Variable}{132}" calcext:value-type="string">
            <text:p>% \tableitem{Draining}{Variable}{13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re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18];&quot;}{&quot;; [.F318]; &quot;}{&quot;;[.G318];&quot;}&quot;)" office:value-type="string" office:string-value="\tableitem{Dread}{Variable}{132}" calcext:value-type="string">
            <text:p>\tableitem{Dread}{Variable}{132}</text:p>
          </table:table-cell>
          <table:table-cell table:formula="of:=IF([.A318]; [.I318]; COM.MICROSOFT.CONCAT(&quot;% &quot;; [.I318]))" office:value-type="string" office:string-value="% \tableitem{Dread}{Variable}{132}" calcext:value-type="string">
            <text:p>% \tableitem{Dread}{Variable}{132}</text:p>
          </table:table-cell>
          <table:table-cell table:number-columns-repeated="1014"/>
        </table:table-row>
        <table:table-row table:style-name="ro2">
          <table:table-cell table:formula="of:=IF([.E31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ream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19];&quot;}{&quot;; [.F319]; &quot;}{&quot;;[.G319];&quot;}&quot;)" office:value-type="string" office:string-value="\tableitem{Dreamer}{-1}{164}" calcext:value-type="string">
            <text:p>\tableitem{Dreamer}{-1}{164}</text:p>
          </table:table-cell>
          <table:table-cell table:formula="of:=IF([.A319]; [.I319]; COM.MICROSOFT.CONCAT(&quot;% &quot;; [.I319]))" office:value-type="string" office:string-value="\tableitem{Dreamer}{-1}{164}" calcext:value-type="string">
            <text:p>\tableitem{Dreamer}{-1}{164}</text:p>
          </table:table-cell>
          <table:table-cell table:number-columns-repeated="1014"/>
        </table:table-row>
        <table:table-row table:style-name="ro2">
          <table:table-cell table:formula="of:=IF([.E32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20];&quot;}{&quot;; [.F320]; &quot;}{&quot;;[.G320];&quot;}&quot;)" office:value-type="string" office:string-value="\tableitem{Dull}{-1}{164}" calcext:value-type="string">
            <text:p>\tableitem{Dull}{-1}{164}</text:p>
          </table:table-cell>
          <table:table-cell table:formula="of:=IF([.A320]; [.I320]; COM.MICROSOFT.CONCAT(&quot;% &quot;; [.I320]))" office:value-type="string" office:string-value="\tableitem{Dull}{-1}{164}" calcext:value-type="string">
            <text:p>\tableitem{Dull}{-1}{164}</text:p>
          </table:table-cell>
          <table:table-cell table:number-columns-repeated="1014"/>
        </table:table-row>
        <table:table-row table:style-name="ro2">
          <table:table-cell table:formula="of:=IF([.E32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undane</text:p>
          </table:table-cell>
          <table:table-cell table:formula="of:=CONCATENATE([.I$1]; &quot;{&quot;; [.B321];&quot;}{&quot;; [.F321]; &quot;}{&quot;;[.G321];&quot;}&quot;)" office:value-type="string" office:string-value="\tableitem{Duty}{Variable}{133}" calcext:value-type="string">
            <text:p>\tableitem{Duty}{Variable}{133}</text:p>
          </table:table-cell>
          <table:table-cell table:formula="of:=IF([.A321]; [.I321]; COM.MICROSOFT.CONCAT(&quot;% &quot;; [.I321]))" office:value-type="string" office:string-value="\tableitem{Duty}{Variable}{133}" calcext:value-type="string">
            <text:p>\tableitem{Duty}{Variable}{133}</text:p>
          </table:table-cell>
          <table:table-cell table:number-columns-repeated="1014"/>
        </table:table-row>
        <table:table-row table:style-name="ro2">
          <table:table-cell table:formula="of:=IF([.E32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warf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ndane</text:p>
          </table:table-cell>
          <table:table-cell table:formula="of:=CONCATENATE([.I$1]; &quot;{&quot;; [.B322];&quot;}{&quot;; [.F322]; &quot;}{&quot;;[.G322];&quot;}&quot;)" office:value-type="string" office:string-value="\tableitem{Dwarfism}{-15}{19}" calcext:value-type="string">
            <text:p>\tableitem{Dwarfism}{-15}{19}</text:p>
          </table:table-cell>
          <table:table-cell table:formula="of:=IF([.A322]; [.I322]; COM.MICROSOFT.CONCAT(&quot;% &quot;; [.I322]))" office:value-type="string" office:string-value="\tableitem{Dwarfism}{-15}{19}" calcext:value-type="string">
            <text:p>\tableitem{Dwarfism}{-15}{19}</text:p>
          </table:table-cell>
          <table:table-cell table:number-columns-repeated="1014"/>
        </table:table-row>
        <table:table-row table:style-name="ro2">
          <table:table-cell table:formula="of:=IF([.E32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Dyslex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undane</text:p>
          </table:table-cell>
          <table:table-cell table:formula="of:=CONCATENATE([.I$1]; &quot;{&quot;; [.B323];&quot;}{&quot;; [.F323]; &quot;}{&quot;;[.G323];&quot;}&quot;)" office:value-type="string" office:string-value="\tableitem{Dyslexia}{-10}{134}" calcext:value-type="string">
            <text:p>\tableitem{Dyslexia}{-10}{134}</text:p>
          </table:table-cell>
          <table:table-cell table:formula="of:=IF([.A323]; [.I323]; COM.MICROSOFT.CONCAT(&quot;% &quot;; [.I323]))" office:value-type="string" office:string-value="\tableitem{Dyslexia}{-10}{134}" calcext:value-type="string">
            <text:p>\tableitem{Dyslexia}{-10}{134}</text:p>
          </table:table-cell>
          <table:table-cell table:number-columns-repeated="1014"/>
        </table:table-row>
        <table:table-row table:style-name="ro2">
          <table:table-cell table:formula="of:=IF([.E32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asy to K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/lev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undane</text:p>
          </table:table-cell>
          <table:table-cell table:formula="of:=CONCATENATE([.I$1]; &quot;{&quot;; [.B324];&quot;}{&quot;; [.F324]; &quot;}{&quot;;[.G324];&quot;}&quot;)" office:value-type="string" office:string-value="\tableitem{Easy to Kill}{-2/level}{134}" calcext:value-type="string">
            <text:p>\tableitem{Easy to Kill}{-2/level}{134}</text:p>
          </table:table-cell>
          <table:table-cell table:formula="of:=IF([.A324]; [.I324]; COM.MICROSOFT.CONCAT(&quot;% &quot;; [.I324]))" office:value-type="string" office:string-value="\tableitem{Easy to Kill}{-2/level}{134}" calcext:value-type="string">
            <text:p>\tableitem{Easy to Kill}{-2/level}{134}</text:p>
          </table:table-cell>
          <table:table-cell table:number-columns-repeated="1014"/>
        </table:table-row>
        <table:table-row table:style-name="ro2">
          <table:table-cell table:formula="of:=IF([.E32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asy to Re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undane</text:p>
          </table:table-cell>
          <table:table-cell table:formula="of:=CONCATENATE([.I$1]; &quot;{&quot;; [.B325];&quot;}{&quot;; [.F325]; &quot;}{&quot;;[.G325];&quot;}&quot;)" office:value-type="string" office:string-value="\tableitem{Easy to Read}{-10}{134}" calcext:value-type="string">
            <text:p>\tableitem{Easy to Read}{-10}{134}</text:p>
          </table:table-cell>
          <table:table-cell table:formula="of:=IF([.A325]; [.I325]; COM.MICROSOFT.CONCAT(&quot;% &quot;; [.I325]))" office:value-type="string" office:string-value="\tableitem{Easy to Read}{-10}{134}" calcext:value-type="string">
            <text:p>\tableitem{Easy to Read}{-10}{13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xotic</text:p>
          </table:table-cell>
          <table:table-cell table:formula="of:=CONCATENATE([.I$1]; &quot;{&quot;; [.B326];&quot;}{&quot;; [.F326]; &quot;}{&quot;;[.G326];&quot;}&quot;)" office:value-type="string" office:string-value="\tableitem{Electrical}{-20}{134}" calcext:value-type="string">
            <text:p>\tableitem{Electrical}{-20}{134}</text:p>
          </table:table-cell>
          <table:table-cell table:formula="of:=IF([.A326]; [.I326]; COM.MICROSOFT.CONCAT(&quot;% &quot;; [.I326]))" office:value-type="string" office:string-value="% \tableitem{Electrical}{-20}{134}" calcext:value-type="string">
            <text:p>% \tableitem{Electrical}{-20}{134}</text:p>
          </table:table-cell>
          <table:table-cell table:number-columns-repeated="1014"/>
        </table:table-row>
        <table:table-row table:style-name="ro2">
          <table:table-cell table:formula="of:=IF([.E32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undane</text:p>
          </table:table-cell>
          <table:table-cell table:formula="of:=CONCATENATE([.I$1]; &quot;{&quot;; [.B327];&quot;}{&quot;; [.F327]; &quot;}{&quot;;[.G327];&quot;}&quot;)" office:value-type="string" office:string-value="\tableitem{Enemies}{Variable}{135}" calcext:value-type="string">
            <text:p>\tableitem{Enemies}{Variable}{135}</text:p>
          </table:table-cell>
          <table:table-cell table:formula="of:=IF([.A327]; [.I327]; COM.MICROSOFT.CONCAT(&quot;% &quot;; [.I327]))" office:value-type="string" office:string-value="\tableitem{Enemies}{Variable}{135}" calcext:value-type="string">
            <text:p>\tableitem{Enemies}{Variable}{135}</text:p>
          </table:table-cell>
          <table:table-cell table:number-columns-repeated="1014"/>
        </table:table-row>
        <table:table-row table:style-name="ro2">
          <table:table-cell table:formula="of:=IF([.E32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pileps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30" calcext:value-type="float">
            <text:p>-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ndane</text:p>
          </table:table-cell>
          <table:table-cell table:formula="of:=CONCATENATE([.I$1]; &quot;{&quot;; [.B328];&quot;}{&quot;; [.F328]; &quot;}{&quot;;[.G328];&quot;}&quot;)" office:value-type="string" office:string-value="\tableitem{Epilepsy}{-30}{136}" calcext:value-type="string">
            <text:p>\tableitem{Epilepsy}{-30}{136}</text:p>
          </table:table-cell>
          <table:table-cell table:formula="of:=IF([.A328]; [.I328]; COM.MICROSOFT.CONCAT(&quot;% &quot;; [.I328]))" office:value-type="string" office:string-value="\tableitem{Epilepsy}{-30}{136}" calcext:value-type="string">
            <text:p>\tableitem{Epilepsy}{-30}{136}</text:p>
          </table:table-cell>
          <table:table-cell table:number-columns-repeated="1014"/>
        </table:table-row>
        <table:table-row table:style-name="ro2">
          <table:table-cell table:formula="of:=IF([.E32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Extra Sle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/leve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ndane</text:p>
          </table:table-cell>
          <table:table-cell table:formula="of:=CONCATENATE([.I$1]; &quot;{&quot;; [.B329];&quot;}{&quot;; [.F329]; &quot;}{&quot;;[.G329];&quot;}&quot;)" office:value-type="string" office:string-value="\tableitem{Extra Sleep}{-2/level}{136}" calcext:value-type="string">
            <text:p>\tableitem{Extra Sleep}{-2/level}{136}</text:p>
          </table:table-cell>
          <table:table-cell table:formula="of:=IF([.A329]; [.I329]; COM.MICROSOFT.CONCAT(&quot;% &quot;; [.I329]))" office:value-type="string" office:string-value="\tableitem{Extra Sleep}{-2/level}{136}" calcext:value-type="string">
            <text:p>\tableitem{Extra Sleep}{-2/level}{136}</text:p>
          </table:table-cell>
          <table:table-cell table:number-columns-repeated="1014"/>
        </table:table-row>
        <table:table-row table:style-name="ro2">
          <table:table-cell table:formula="of:=IF([.E33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anatic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ndane</text:p>
          </table:table-cell>
          <table:table-cell table:formula="of:=CONCATENATE([.I$1]; &quot;{&quot;; [.B330];&quot;}{&quot;; [.F330]; &quot;}{&quot;;[.G330];&quot;}&quot;)" office:value-type="string" office:string-value="\tableitem{Fanaticism}{-15}{136}" calcext:value-type="string">
            <text:p>\tableitem{Fanaticism}{-15}{136}</text:p>
          </table:table-cell>
          <table:table-cell table:formula="of:=IF([.A330]; [.I330]; COM.MICROSOFT.CONCAT(&quot;% &quot;; [.I330]))" office:value-type="string" office:string-value="\tableitem{Fanaticism}{-15}{136}" calcext:value-type="string">
            <text:p>\tableitem{Fanaticism}{-15}{136}</text:p>
          </table:table-cell>
          <table:table-cell table:number-columns-repeated="1014"/>
        </table:table-row>
        <table:table-row table:style-name="ro2">
          <table:table-cell table:formula="of:=IF([.E33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ndane</text:p>
          </table:table-cell>
          <table:table-cell table:formula="of:=CONCATENATE([.I$1]; &quot;{&quot;; [.B331];&quot;}{&quot;; [.F331]; &quot;}{&quot;;[.G331];&quot;}&quot;)" office:value-type="string" office:string-value="\tableitem{Fat}{-3}{19}" calcext:value-type="string">
            <text:p>\tableitem{Fat}{-3}{19}</text:p>
          </table:table-cell>
          <table:table-cell table:formula="of:=IF([.A331]; [.I331]; COM.MICROSOFT.CONCAT(&quot;% &quot;; [.I331]))" office:value-type="string" office:string-value="\tableitem{Fat}{-3}{19}" calcext:value-type="string">
            <text:p>\tableitem{Fat}{-3}{19}</text:p>
          </table:table-cell>
          <table:table-cell table:number-columns-repeated="1014"/>
        </table:table-row>
        <table:table-row table:style-name="ro2">
          <table:table-cell table:formula="of:=IF([.E33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earful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/leve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ndane</text:p>
          </table:table-cell>
          <table:table-cell table:formula="of:=CONCATENATE([.I$1]; &quot;{&quot;; [.B332];&quot;}{&quot;; [.F332]; &quot;}{&quot;;[.G332];&quot;}&quot;)" office:value-type="string" office:string-value="\tableitem{Fearfulness}{-2/level}{136}" calcext:value-type="string">
            <text:p>\tableitem{Fearfulness}{-2/level}{136}</text:p>
          </table:table-cell>
          <table:table-cell table:formula="of:=IF([.A332]; [.I332]; COM.MICROSOFT.CONCAT(&quot;% &quot;; [.I332]))" office:value-type="string" office:string-value="\tableitem{Fearfulness}{-2/level}{136}" calcext:value-type="string">
            <text:p>\tableitem{Fearfulness}{-2/level}{136}</text:p>
          </table:table-cell>
          <table:table-cell table:number-columns-repeated="1014"/>
        </table:table-row>
        <table:table-row table:style-name="ro2">
          <table:table-cell table:formula="of:=IF([.E33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Flashback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undane</text:p>
          </table:table-cell>
          <table:table-cell table:formula="of:=CONCATENATE([.I$1]; &quot;{&quot;; [.B333];&quot;}{&quot;; [.F333]; &quot;}{&quot;;[.G333];&quot;}&quot;)" office:value-type="string" office:string-value="\tableitem{Flashbacks}{Variable}{136}" calcext:value-type="string">
            <text:p>\tableitem{Flashbacks}{Variable}{136}</text:p>
          </table:table-cell>
          <table:table-cell table:formula="of:=IF([.A333]; [.I333]; COM.MICROSOFT.CONCAT(&quot;% &quot;; [.I333]))" office:value-type="string" office:string-value="\tableitem{Flashbacks}{Variable}{136}" calcext:value-type="string">
            <text:p>\tableitem{Flashbacks}{Variable}{13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xotic</text:p>
          </table:table-cell>
          <table:table-cell table:formula="of:=CONCATENATE([.I$1]; &quot;{&quot;; [.B334];&quot;}{&quot;; [.F334]; &quot;}{&quot;;[.G334];&quot;}&quot;)" office:value-type="string" office:string-value="\tableitem{Fragile}{Variable}{136}" calcext:value-type="string">
            <text:p>\tableitem{Fragile}{Variable}{136}</text:p>
          </table:table-cell>
          <table:table-cell table:formula="of:=IF([.A334]; [.I334]; COM.MICROSOFT.CONCAT(&quot;% &quot;; [.I334]))" office:value-type="string" office:string-value="% \tableitem{Fragile}{Variable}{136}" calcext:value-type="string">
            <text:p>% \tableitem{Fragile}{Variable}{136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ightens Anima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35];&quot;}{&quot;; [.F335]; &quot;}{&quot;;[.G335];&quot;}&quot;)" office:value-type="string" office:string-value="\tableitem{Frightens Animals}{-10}{137}" calcext:value-type="string">
            <text:p>\tableitem{Frightens Animals}{-10}{137}</text:p>
          </table:table-cell>
          <table:table-cell table:formula="of:=IF([.A335]; [.I335]; COM.MICROSOFT.CONCAT(&quot;% &quot;; [.I335]))" office:value-type="string" office:string-value="\tableitem{Frightens Animals}{-10}{137}" calcext:value-type="string">
            <text:p>\tableitem{Frightens Animals}{-10}{137}</text:p>
          </table:table-cell>
          <table:table-cell table:number-columns-repeated="1014"/>
        </table:table-row>
        <table:table-row table:style-name="ro2">
          <table:table-cell table:formula="of:=IF([.E33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-Intoler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 or -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ndane</text:p>
          </table:table-cell>
          <table:table-cell table:formula="of:=CONCATENATE([.I$1]; &quot;{&quot;; [.B336];&quot;}{&quot;; [.F336]; &quot;}{&quot;;[.G336];&quot;}&quot;)" office:value-type="string" office:string-value="\tableitem{G-Intolerance}{-10 or -20}{137}" calcext:value-type="string">
            <text:p>\tableitem{G-Intolerance}{-10 or -20}{137}</text:p>
          </table:table-cell>
          <table:table-cell table:formula="of:=IF([.A336]; [.I336]; COM.MICROSOFT.CONCAT(&quot;% &quot;; [.I336]))" office:value-type="string" office:string-value="\tableitem{G-Intolerance}{-10 or -20}{137}" calcext:value-type="string">
            <text:p>\tableitem{G-Intolerance}{-10 or -20}{137}</text:p>
          </table:table-cell>
          <table:table-cell table:number-columns-repeated="1014"/>
        </table:table-row>
        <table:table-row table:style-name="ro2">
          <table:table-cell table:formula="of:=IF([.E33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igant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ndane</text:p>
          </table:table-cell>
          <table:table-cell table:formula="of:=CONCATENATE([.I$1]; &quot;{&quot;; [.B337];&quot;}{&quot;; [.F337]; &quot;}{&quot;;[.G337];&quot;}&quot;)" office:value-type="string" office:string-value="\tableitem{Gigantism}{0}{20}" calcext:value-type="string">
            <text:p>\tableitem{Gigantism}{0}{20}</text:p>
          </table:table-cell>
          <table:table-cell table:formula="of:=IF([.A337]; [.I337]; COM.MICROSOFT.CONCAT(&quot;% &quot;; [.I337]))" office:value-type="string" office:string-value="\tableitem{Gigantism}{0}{20}" calcext:value-type="string">
            <text:p>\tableitem{Gigantism}{0}{20}</text:p>
          </table:table-cell>
          <table:table-cell table:number-columns-repeated="1014"/>
        </table:table-row>
        <table:table-row table:style-name="ro2">
          <table:table-cell table:formula="of:=IF([.E33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ndane</text:p>
          </table:table-cell>
          <table:table-cell table:formula="of:=CONCATENATE([.I$1]; &quot;{&quot;; [.B338];&quot;}{&quot;; [.F338]; &quot;}{&quot;;[.G338];&quot;}&quot;)" office:value-type="string" office:string-value="\tableitem{Gluttony}{-5*}{137}" calcext:value-type="string">
            <text:p>\tableitem{Gluttony}{-5*}{137}</text:p>
          </table:table-cell>
          <table:table-cell table:formula="of:=IF([.A338]; [.I338]; COM.MICROSOFT.CONCAT(&quot;% &quot;; [.I338]))" office:value-type="string" office:string-value="\tableitem{Gluttony}{-5*}{137}" calcext:value-type="string">
            <text:p>\tableitem{Gluttony}{-5*}{137}</text:p>
          </table:table-cell>
          <table:table-cell table:number-columns-repeated="1014"/>
        </table:table-row>
        <table:table-row table:style-name="ro2">
          <table:table-cell table:formula="of:=IF([.E33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ndane</text:p>
          </table:table-cell>
          <table:table-cell table:formula="of:=CONCATENATE([.I$1]; &quot;{&quot;; [.B339];&quot;}{&quot;; [.F339]; &quot;}{&quot;;[.G339];&quot;}&quot;)" office:value-type="string" office:string-value="\tableitem{Greed}{-15*}{137}" calcext:value-type="string">
            <text:p>\tableitem{Greed}{-15*}{137}</text:p>
          </table:table-cell>
          <table:table-cell table:formula="of:=IF([.A339]; [.I339]; COM.MICROSOFT.CONCAT(&quot;% &quot;; [.I339]))" office:value-type="string" office:string-value="\tableitem{Greed}{-15*}{137}" calcext:value-type="string">
            <text:p>\tableitem{Greed}{-15*}{137}</text:p>
          </table:table-cell>
          <table:table-cell table:number-columns-repeated="1014"/>
        </table:table-row>
        <table:table-row table:style-name="ro2">
          <table:table-cell table:formula="of:=IF([.E34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ndane</text:p>
          </table:table-cell>
          <table:table-cell table:formula="of:=CONCATENATE([.I$1]; &quot;{&quot;; [.B340];&quot;}{&quot;; [.F340]; &quot;}{&quot;;[.G340];&quot;}&quot;)" office:value-type="string" office:string-value="\tableitem{Gregarious}{-10}{126}" calcext:value-type="string">
            <text:p>\tableitem{Gregarious}{-10}{126}</text:p>
          </table:table-cell>
          <table:table-cell table:formula="of:=IF([.A340]; [.I340]; COM.MICROSOFT.CONCAT(&quot;% &quot;; [.I340]))" office:value-type="string" office:string-value="\tableitem{Gregarious}{-10}{126}" calcext:value-type="string">
            <text:p>\tableitem{Gregarious}{-10}{126}</text:p>
          </table:table-cell>
          <table:table-cell table:number-columns-repeated="1014"/>
        </table:table-row>
        <table:table-row table:style-name="ro2">
          <table:table-cell table:formula="of:=IF([.E34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uilt Comple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ndane</text:p>
          </table:table-cell>
          <table:table-cell table:formula="of:=CONCATENATE([.I$1]; &quot;{&quot;; [.B341];&quot;}{&quot;; [.F341]; &quot;}{&quot;;[.G341];&quot;}&quot;)" office:value-type="string" office:string-value="\tableitem{Guilt Complex}{-5}{137}" calcext:value-type="string">
            <text:p>\tableitem{Guilt Complex}{-5}{137}</text:p>
          </table:table-cell>
          <table:table-cell table:formula="of:=IF([.A341]; [.I341]; COM.MICROSOFT.CONCAT(&quot;% &quot;; [.I341]))" office:value-type="string" office:string-value="\tableitem{Guilt Complex}{-5}{137}" calcext:value-type="string">
            <text:p>\tableitem{Guilt Complex}{-5}{137}</text:p>
          </table:table-cell>
          <table:table-cell table:number-columns-repeated="1014"/>
        </table:table-row>
        <table:table-row table:style-name="ro2">
          <table:table-cell table:formula="of:=IF([.E34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Gullibil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undane</text:p>
          </table:table-cell>
          <table:table-cell table:formula="of:=CONCATENATE([.I$1]; &quot;{&quot;; [.B342];&quot;}{&quot;; [.F342]; &quot;}{&quot;;[.G342];&quot;}&quot;)" office:value-type="string" office:string-value="\tableitem{Gullibility}{-10*}{137}" calcext:value-type="string">
            <text:p>\tableitem{Gullibility}{-10*}{137}</text:p>
          </table:table-cell>
          <table:table-cell table:formula="of:=IF([.A342]; [.I342]; COM.MICROSOFT.CONCAT(&quot;% &quot;; [.I342]))" office:value-type="string" office:string-value="\tableitem{Gullibility}{-10*}{137}" calcext:value-type="string">
            <text:p>\tableitem{Gullibility}{-10*}{137}</text:p>
          </table:table-cell>
          <table:table-cell table:number-columns-repeated="1014"/>
        </table:table-row>
        <table:table-row table:style-name="ro2">
          <table:table-cell table:formula="of:=IF([.E34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abits or Expression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43];&quot;}{&quot;; [.F343]; &quot;}{&quot;;[.G343];&quot;}&quot;)" office:value-type="string" office:string-value="\tableitem{Habits or Expressions}{-1}{164}" calcext:value-type="string">
            <text:p>\tableitem{Habits or Expressions}{-1}{164}</text:p>
          </table:table-cell>
          <table:table-cell table:formula="of:=IF([.A343]; [.I343]; COM.MICROSOFT.CONCAT(&quot;% &quot;; [.I343]))" office:value-type="string" office:string-value="\tableitem{Habits or Expressions}{-1}{164}" calcext:value-type="string">
            <text:p>\tableitem{Habits or Expressions}{-1}{164}</text:p>
          </table:table-cell>
          <table:table-cell table:number-columns-repeated="1014"/>
        </table:table-row>
        <table:table-row table:style-name="ro2">
          <table:table-cell table:formula="of:=IF([.E34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am-Fis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or -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ndane</text:p>
          </table:table-cell>
          <table:table-cell table:formula="of:=CONCATENATE([.I$1]; &quot;{&quot;; [.B344];&quot;}{&quot;; [.F344]; &quot;}{&quot;;[.G344];&quot;}&quot;)" office:value-type="string" office:string-value="\tableitem{Ham-Fisted}{-5 or -10}{138}" calcext:value-type="string">
            <text:p>\tableitem{Ham-Fisted}{-5 or -10}{138}</text:p>
          </table:table-cell>
          <table:table-cell table:formula="of:=IF([.A344]; [.I344]; COM.MICROSOFT.CONCAT(&quot;% &quot;; [.I344]))" office:value-type="string" office:string-value="\tableitem{Ham-Fisted}{-5 or -10}{138}" calcext:value-type="string">
            <text:p>\tableitem{Ham-Fisted}{-5 or -10}{138}</text:p>
          </table:table-cell>
          <table:table-cell table:number-columns-repeated="1014"/>
        </table:table-row>
        <table:table-row table:style-name="ro2">
          <table:table-cell table:formula="of:=IF([.E34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ard of Hea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ndane</text:p>
          </table:table-cell>
          <table:table-cell table:formula="of:=CONCATENATE([.I$1]; &quot;{&quot;; [.B345];&quot;}{&quot;; [.F345]; &quot;}{&quot;;[.G345];&quot;}&quot;)" office:value-type="string" office:string-value="\tableitem{Hard of Hearing}{-10}{138}" calcext:value-type="string">
            <text:p>\tableitem{Hard of Hearing}{-10}{138}</text:p>
          </table:table-cell>
          <table:table-cell table:formula="of:=IF([.A345]; [.I345]; COM.MICROSOFT.CONCAT(&quot;% &quot;; [.I345]))" office:value-type="string" office:string-value="\tableitem{Hard of Hearing}{-10}{138}" calcext:value-type="string">
            <text:p>\tableitem{Hard of Hearing}{-10}{138}</text:p>
          </table:table-cell>
          <table:table-cell table:number-columns-repeated="1014"/>
        </table:table-row>
        <table:table-row table:style-name="ro2">
          <table:table-cell table:formula="of:=IF([.E34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emophil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30" calcext:value-type="float">
            <text:p>-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ndane</text:p>
          </table:table-cell>
          <table:table-cell table:formula="of:=CONCATENATE([.I$1]; &quot;{&quot;; [.B346];&quot;}{&quot;; [.F346]; &quot;}{&quot;;[.G346];&quot;}&quot;)" office:value-type="string" office:string-value="\tableitem{Hemophilia}{-30}{138}" calcext:value-type="string">
            <text:p>\tableitem{Hemophilia}{-30}{138}</text:p>
          </table:table-cell>
          <table:table-cell table:formula="of:=IF([.A346]; [.I346]; COM.MICROSOFT.CONCAT(&quot;% &quot;; [.I346]))" office:value-type="string" office:string-value="\tableitem{Hemophilia}{-30}{138}" calcext:value-type="string">
            <text:p>\tableitem{Hemophilia}{-30}{138}</text:p>
          </table:table-cell>
          <table:table-cell table:number-columns-repeated="1014"/>
        </table:table-row>
        <table:table-row table:style-name="ro2">
          <table:table-cell table:formula="of:=IF([.E34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idebo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ndane</text:p>
          </table:table-cell>
          <table:table-cell table:formula="of:=CONCATENATE([.I$1]; &quot;{&quot;; [.B347];&quot;}{&quot;; [.F347]; &quot;}{&quot;;[.G347];&quot;}&quot;)" office:value-type="string" office:string-value="\tableitem{Hidebound}{-5}{138}" calcext:value-type="string">
            <text:p>\tableitem{Hidebound}{-5}{138}</text:p>
          </table:table-cell>
          <table:table-cell table:formula="of:=IF([.A347]; [.I347]; COM.MICROSOFT.CONCAT(&quot;% &quot;; [.I347]))" office:value-type="string" office:string-value="\tableitem{Hidebound}{-5}{138}" calcext:value-type="string">
            <text:p>\tableitem{Hidebound}{-5}{138}</text:p>
          </table:table-cell>
          <table:table-cell table:number-columns-repeated="1014"/>
        </table:table-row>
        <table:table-row table:style-name="ro2">
          <table:table-cell table:formula="of:=IF([.E34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ones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undane</text:p>
          </table:table-cell>
          <table:table-cell table:formula="of:=CONCATENATE([.I$1]; &quot;{&quot;; [.B348];&quot;}{&quot;; [.F348]; &quot;}{&quot;;[.G348];&quot;}&quot;)" office:value-type="string" office:string-value="\tableitem{Honesty}{-10*}{138}" calcext:value-type="string">
            <text:p>\tableitem{Honesty}{-10*}{138}</text:p>
          </table:table-cell>
          <table:table-cell table:formula="of:=IF([.A348]; [.I348]; COM.MICROSOFT.CONCAT(&quot;% &quot;; [.I348]))" office:value-type="string" office:string-value="\tableitem{Honesty}{-10*}{138}" calcext:value-type="string">
            <text:p>\tableitem{Honesty}{-10*}{13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xotic</text:p>
          </table:table-cell>
          <table:table-cell table:formula="of:=CONCATENATE([.I$1]; &quot;{&quot;; [.B349];&quot;}{&quot;; [.F349]; &quot;}{&quot;;[.G349];&quot;}&quot;)" office:value-type="string" office:string-value="\tableitem{Horizontal}{-10}{139}" calcext:value-type="string">
            <text:p>\tableitem{Horizontal}{-10}{139}</text:p>
          </table:table-cell>
          <table:table-cell table:formula="of:=IF([.A349]; [.I349]; COM.MICROSOFT.CONCAT(&quot;% &quot;; [.I349]))" office:value-type="string" office:string-value="% \tableitem{Horizontal}{-10}{139}" calcext:value-type="string">
            <text:p>% \tableitem{Horizontal}{-10}{139}</text:p>
          </table:table-cell>
          <table:table-cell table:number-columns-repeated="1014"/>
        </table:table-row>
        <table:table-row table:style-name="ro2">
          <table:table-cell table:formula="of:=IF([.E35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orrible Hangov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350];&quot;}{&quot;; [.F350]; &quot;}{&quot;;[.G350];&quot;}&quot;)" office:value-type="string" office:string-value="\tableitem{Horrible Hangovers}{-1}{165}" calcext:value-type="string">
            <text:p>\tableitem{Horrible Hangovers}{-1}{165}</text:p>
          </table:table-cell>
          <table:table-cell table:formula="of:=IF([.A350]; [.I350]; COM.MICROSOFT.CONCAT(&quot;% &quot;; [.I350]))" office:value-type="string" office:string-value="\tableitem{Horrible Hangovers}{-1}{165}" calcext:value-type="string">
            <text:p>\tableitem{Horrible Hangovers}{-1}{165}</text:p>
          </table:table-cell>
          <table:table-cell table:number-columns-repeated="1014"/>
        </table:table-row>
        <table:table-row table:style-name="ro2">
          <table:table-cell table:formula="of:=IF([.E35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51];&quot;}{&quot;; [.F351]; &quot;}{&quot;;[.G351];&quot;}&quot;)" office:value-type="string" office:string-value="\tableitem{Humble}{-1}{164}" calcext:value-type="string">
            <text:p>\tableitem{Humble}{-1}{164}</text:p>
          </table:table-cell>
          <table:table-cell table:formula="of:=IF([.A351]; [.I351]; COM.MICROSOFT.CONCAT(&quot;% &quot;; [.I351]))" office:value-type="string" office:string-value="\tableitem{Humble}{-1}{164}" calcext:value-type="string">
            <text:p>\tableitem{Humble}{-1}{164}</text:p>
          </table:table-cell>
          <table:table-cell table:number-columns-repeated="1014"/>
        </table:table-row>
        <table:table-row table:style-name="ro2">
          <table:table-cell table:formula="of:=IF([.E35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Hunchb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ndane</text:p>
          </table:table-cell>
          <table:table-cell table:formula="of:=CONCATENATE([.I$1]; &quot;{&quot;; [.B352];&quot;}{&quot;; [.F352]; &quot;}{&quot;;[.G352];&quot;}&quot;)" office:value-type="string" office:string-value="\tableitem{Hunchback}{-10}{139}" calcext:value-type="string">
            <text:p>\tableitem{Hunchback}{-10}{139}</text:p>
          </table:table-cell>
          <table:table-cell table:formula="of:=IF([.A352]; [.I352]; COM.MICROSOFT.CONCAT(&quot;% &quot;; [.I352]))" office:value-type="string" office:string-value="\tableitem{Hunchback}{-10}{139}" calcext:value-type="string">
            <text:p>\tableitem{Hunchback}{-10}{139}</text:p>
          </table:table-cell>
          <table:table-cell table:number-columns-repeated="1014"/>
        </table:table-row>
        <table:table-row table:style-name="ro2">
          <table:table-cell table:formula="of:=IF([.E35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maginat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53];&quot;}{&quot;; [.F353]; &quot;}{&quot;;[.G353];&quot;}&quot;)" office:value-type="string" office:string-value="\tableitem{Imaginative}{-1}{164}" calcext:value-type="string">
            <text:p>\tableitem{Imaginative}{-1}{164}</text:p>
          </table:table-cell>
          <table:table-cell table:formula="of:=IF([.A353]; [.I353]; COM.MICROSOFT.CONCAT(&quot;% &quot;; [.I353]))" office:value-type="string" office:string-value="\tableitem{Imaginative}{-1}{164}" calcext:value-type="string">
            <text:p>\tableitem{Imaginative}{-1}{164}</text:p>
          </table:table-cell>
          <table:table-cell table:number-columns-repeated="1014"/>
        </table:table-row>
        <table:table-row table:style-name="ro2">
          <table:table-cell table:formula="of:=IF([.E35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mpulsive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ndane</text:p>
          </table:table-cell>
          <table:table-cell table:formula="of:=CONCATENATE([.I$1]; &quot;{&quot;; [.B354];&quot;}{&quot;; [.F354]; &quot;}{&quot;;[.G354];&quot;}&quot;)" office:value-type="string" office:string-value="\tableitem{Impulsiveness}{-10*}{139}" calcext:value-type="string">
            <text:p>\tableitem{Impulsiveness}{-10*}{139}</text:p>
          </table:table-cell>
          <table:table-cell table:formula="of:=IF([.A354]; [.I354]; COM.MICROSOFT.CONCAT(&quot;% &quot;; [.I354]))" office:value-type="string" office:string-value="\tableitem{Impulsiveness}{-10*}{139}" calcext:value-type="string">
            <text:p>\tableitem{Impulsiveness}{-10*}{139}</text:p>
          </table:table-cell>
          <table:table-cell table:number-columns-repeated="1014"/>
        </table:table-row>
        <table:table-row table:style-name="ro2">
          <table:table-cell table:formula="of:=IF([.E35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compete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55];&quot;}{&quot;; [.F355]; &quot;}{&quot;;[.G355];&quot;}&quot;)" office:value-type="string" office:string-value="\tableitem{Incompetence}{-1}{164}" calcext:value-type="string">
            <text:p>\tableitem{Incompetence}{-1}{164}</text:p>
          </table:table-cell>
          <table:table-cell table:formula="of:=IF([.A355]; [.I355]; COM.MICROSOFT.CONCAT(&quot;% &quot;; [.I355]))" office:value-type="string" office:string-value="\tableitem{Incompetence}{-1}{164}" calcext:value-type="string">
            <text:p>\tableitem{Incompetence}{-1}{164}</text:p>
          </table:table-cell>
          <table:table-cell table:number-columns-repeated="1014"/>
        </table:table-row>
        <table:table-row table:style-name="ro2">
          <table:table-cell table:formula="of:=IF([.E35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creased Consump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/leve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ndane</text:p>
          </table:table-cell>
          <table:table-cell table:formula="of:=CONCATENATE([.I$1]; &quot;{&quot;; [.B356];&quot;}{&quot;; [.F356]; &quot;}{&quot;;[.G356];&quot;}&quot;)" office:value-type="string" office:string-value="\tableitem{Increased Consumption}{-10/level}{139}" calcext:value-type="string">
            <text:p>\tableitem{Increased Consumption}{-10/level}{139}</text:p>
          </table:table-cell>
          <table:table-cell table:formula="of:=IF([.A356]; [.I356]; COM.MICROSOFT.CONCAT(&quot;% &quot;; [.I356]))" office:value-type="string" office:string-value="\tableitem{Increased Consumption}{-10/level}{139}" calcext:value-type="string">
            <text:p>\tableitem{Increased Consumption}{-10/level}{139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creased Life Suppor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xotic</text:p>
          </table:table-cell>
          <table:table-cell table:formula="of:=CONCATENATE([.I$1]; &quot;{&quot;; [.B357];&quot;}{&quot;; [.F357]; &quot;}{&quot;;[.G357];&quot;}&quot;)" office:value-type="string" office:string-value="\tableitem{Increased Life Support}{Variable}{139}" calcext:value-type="string">
            <text:p>\tableitem{Increased Life Support}{Variable}{139}</text:p>
          </table:table-cell>
          <table:table-cell table:formula="of:=IF([.A357]; [.I357]; COM.MICROSOFT.CONCAT(&quot;% &quot;; [.I357]))" office:value-type="string" office:string-value="% \tableitem{Increased Life Support}{Variable}{139}" calcext:value-type="string">
            <text:p>% \tableitem{Increased Life Support}{Variable}{139}</text:p>
          </table:table-cell>
          <table:table-cell table:number-columns-repeated="1014"/>
        </table:table-row>
        <table:table-row table:style-name="ro2">
          <table:table-cell table:formula="of:=IF([.E35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curio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58];&quot;}{&quot;; [.F358]; &quot;}{&quot;;[.G358];&quot;}&quot;)" office:value-type="string" office:string-value="\tableitem{Incurious}{-5*}{140}" calcext:value-type="string">
            <text:p>\tableitem{Incurious}{-5*}{140}</text:p>
          </table:table-cell>
          <table:table-cell table:formula="of:=IF([.A358]; [.I358]; COM.MICROSOFT.CONCAT(&quot;% &quot;; [.I358]))" office:value-type="string" office:string-value="\tableitem{Incurious}{-5*}{140}" calcext:value-type="string">
            <text:p>\tableitem{Incurious}{-5*}{140}</text:p>
          </table:table-cell>
          <table:table-cell table:number-columns-repeated="1014"/>
        </table:table-row>
        <table:table-row table:style-name="ro2">
          <table:table-cell table:formula="of:=IF([.E35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59];&quot;}{&quot;; [.F359]; &quot;}{&quot;;[.G359];&quot;}&quot;)" office:value-type="string" office:string-value="\tableitem{Indecisive}{-10*}{140}" calcext:value-type="string">
            <text:p>\tableitem{Indecisive}{-10*}{140}</text:p>
          </table:table-cell>
          <table:table-cell table:formula="of:=IF([.A359]; [.I359]; COM.MICROSOFT.CONCAT(&quot;% &quot;; [.I359]))" office:value-type="string" office:string-value="\tableitem{Indecisive}{-10*}{140}" calcext:value-type="string">
            <text:p>\tableitem{Indecisive}{-10*}{14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fectious Att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60];&quot;}{&quot;; [.F360]; &quot;}{&quot;;[.G360];&quot;}&quot;)" office:value-type="string" office:string-value="\tableitem{Infectious Attack}{-5}{140}" calcext:value-type="string">
            <text:p>\tableitem{Infectious Attack}{-5}{140}</text:p>
          </table:table-cell>
          <table:table-cell table:formula="of:=IF([.A360]; [.I360]; COM.MICROSOFT.CONCAT(&quot;% &quot;; [.I360]))" office:value-type="string" office:string-value="% \tableitem{Infectious Attack}{-5}{140}" calcext:value-type="string">
            <text:p>% \tableitem{Infectious Attack}{-5}{140}</text:p>
          </table:table-cell>
          <table:table-cell table:number-columns-repeated="1014"/>
        </table:table-row>
        <table:table-row table:style-name="ro2">
          <table:table-cell table:formula="of:=IF([.E36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numer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61];&quot;}{&quot;; [.F361]; &quot;}{&quot;;[.G361];&quot;}&quot;)" office:value-type="string" office:string-value="\tableitem{Innumerate}{-5}{140}" calcext:value-type="string">
            <text:p>\tableitem{Innumerate}{-5}{140}</text:p>
          </table:table-cell>
          <table:table-cell table:formula="of:=IF([.A361]; [.I361]; COM.MICROSOFT.CONCAT(&quot;% &quot;; [.I361]))" office:value-type="string" office:string-value="\tableitem{Innumerate}{-5}{140}" calcext:value-type="string">
            <text:p>\tableitem{Innumerate}{-5}{140}</text:p>
          </table:table-cell>
          <table:table-cell table:number-columns-repeated="1014"/>
        </table:table-row>
        <table:table-row table:style-name="ro2">
          <table:table-cell table:formula="of:=IF([.E36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somnia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 or -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62];&quot;}{&quot;; [.F362]; &quot;}{&quot;;[.G362];&quot;}&quot;)" office:value-type="string" office:string-value="\tableitem{Insomniac}{-10 or -15}{140}" calcext:value-type="string">
            <text:p>\tableitem{Insomniac}{-10 or -15}{140}</text:p>
          </table:table-cell>
          <table:table-cell table:formula="of:=IF([.A362]; [.I362]; COM.MICROSOFT.CONCAT(&quot;% &quot;; [.I362]))" office:value-type="string" office:string-value="\tableitem{Insomniac}{-10 or -15}{140}" calcext:value-type="string">
            <text:p>\tableitem{Insomniac}{-10 or -15}{140}</text:p>
          </table:table-cell>
          <table:table-cell table:number-columns-repeated="1014"/>
        </table:table-row>
        <table:table-row table:style-name="ro2">
          <table:table-cell table:formula="of:=IF([.E36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Intoler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63];&quot;}{&quot;; [.F363]; &quot;}{&quot;;[.G363];&quot;}&quot;)" office:value-type="string" office:string-value="\tableitem{Intolerance}{Variable}{140}" calcext:value-type="string">
            <text:p>\tableitem{Intolerance}{Variable}{140}</text:p>
          </table:table-cell>
          <table:table-cell table:formula="of:=IF([.A363]; [.I363]; COM.MICROSOFT.CONCAT(&quot;% &quot;; [.I363]))" office:value-type="string" office:string-value="\tableitem{Intolerance}{Variable}{140}" calcext:value-type="string">
            <text:p>\tableitem{Intolerance}{Variable}{14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xotic</text:p>
          </table:table-cell>
          <table:table-cell table:formula="of:=CONCATENATE([.I$1]; &quot;{&quot;; [.B364];&quot;}{&quot;; [.F364]; &quot;}{&quot;;[.G364];&quot;}&quot;)" office:value-type="string" office:string-value="\tableitem{Invertebrate}{-20}{140}" calcext:value-type="string">
            <text:p>\tableitem{Invertebrate}{-20}{140}</text:p>
          </table:table-cell>
          <table:table-cell table:formula="of:=IF([.A364]; [.I364]; COM.MICROSOFT.CONCAT(&quot;% &quot;; [.I364]))" office:value-type="string" office:string-value="% \tableitem{Invertebrate}{-20}{140}" calcext:value-type="string">
            <text:p>% \tableitem{Invertebrate}{-20}{140}</text:p>
          </table:table-cell>
          <table:table-cell table:number-columns-repeated="1014"/>
        </table:table-row>
        <table:table-row table:style-name="ro2">
          <table:table-cell table:formula="of:=IF([.E36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Jealous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65];&quot;}{&quot;; [.F365]; &quot;}{&quot;;[.G365];&quot;}&quot;)" office:value-type="string" office:string-value="\tableitem{Jealousy}{-10}{140}" calcext:value-type="string">
            <text:p>\tableitem{Jealousy}{-10}{140}</text:p>
          </table:table-cell>
          <table:table-cell table:formula="of:=IF([.A365]; [.I365]; COM.MICROSOFT.CONCAT(&quot;% &quot;; [.I365]))" office:value-type="string" office:string-value="\tableitem{Jealousy}{-10}{140}" calcext:value-type="string">
            <text:p>\tableitem{Jealousy}{-10}{140}</text:p>
          </table:table-cell>
          <table:table-cell table:number-columns-repeated="1014"/>
        </table:table-row>
        <table:table-row table:style-name="ro2">
          <table:table-cell table:formula="of:=IF([.E36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Killjo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undane</text:p>
          </table:table-cell>
          <table:table-cell table:formula="of:=CONCATENATE([.I$1]; &quot;{&quot;; [.B366];&quot;}{&quot;; [.F366]; &quot;}{&quot;;[.G366];&quot;}&quot;)" office:value-type="string" office:string-value="\tableitem{Killjoy}{-15}{140}" calcext:value-type="string">
            <text:p>\tableitem{Killjoy}{-15}{140}</text:p>
          </table:table-cell>
          <table:table-cell table:formula="of:=IF([.A366]; [.I366]; COM.MICROSOFT.CONCAT(&quot;% &quot;; [.I366]))" office:value-type="string" office:string-value="\tableitem{Killjoy}{-15}{140}" calcext:value-type="string">
            <text:p>\tableitem{Killjoy}{-15}{140}</text:p>
          </table:table-cell>
          <table:table-cell table:number-columns-repeated="1014"/>
        </table:table-row>
        <table:table-row table:style-name="ro2">
          <table:table-cell table:formula="of:=IF([.E36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Kleptoma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undane</text:p>
          </table:table-cell>
          <table:table-cell table:formula="of:=CONCATENATE([.I$1]; &quot;{&quot;; [.B367];&quot;}{&quot;; [.F367]; &quot;}{&quot;;[.G367];&quot;}&quot;)" office:value-type="string" office:string-value="\tableitem{Kleptomania}{-15*}{141}" calcext:value-type="string">
            <text:p>\tableitem{Kleptomania}{-15*}{141}</text:p>
          </table:table-cell>
          <table:table-cell table:formula="of:=IF([.A367]; [.I367]; COM.MICROSOFT.CONCAT(&quot;% &quot;; [.I367]))" office:value-type="string" office:string-value="\tableitem{Kleptomania}{-15*}{141}" calcext:value-type="string">
            <text:p>\tableitem{Kleptomania}{-15*}{141}</text:p>
          </table:table-cell>
          <table:table-cell table:number-columns-repeated="1014"/>
        </table:table-row>
        <table:table-row table:style-name="ro2">
          <table:table-cell table:formula="of:=IF([.E36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undane</text:p>
          </table:table-cell>
          <table:table-cell table:formula="of:=CONCATENATE([.I$1]; &quot;{&quot;; [.B368];&quot;}{&quot;; [.F368]; &quot;}{&quot;;[.G368];&quot;}&quot;)" office:value-type="string" office:string-value="\tableitem{Klutz}{-5}{141}" calcext:value-type="string">
            <text:p>\tableitem{Klutz}{-5}{141}</text:p>
          </table:table-cell>
          <table:table-cell table:formula="of:=IF([.A368]; [.I368]; COM.MICROSOFT.CONCAT(&quot;% &quot;; [.I368]))" office:value-type="string" office:string-value="\tableitem{Klutz}{-5}{141}" calcext:value-type="string">
            <text:p>\tableitem{Klutz}{-5}{141}</text:p>
          </table:table-cell>
          <table:table-cell table:number-columns-repeated="1014"/>
        </table:table-row>
        <table:table-row table:style-name="ro2">
          <table:table-cell table:formula="of:=IF([.E36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 to -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undane</text:p>
          </table:table-cell>
          <table:table-cell table:formula="of:=CONCATENATE([.I$1]; &quot;{&quot;; [.B369];&quot;}{&quot;; [.F369]; &quot;}{&quot;;[.G369];&quot;}&quot;)" office:value-type="string" office:string-value="\tableitem{Lame}{-10 to -30}{141}" calcext:value-type="string">
            <text:p>\tableitem{Lame}{-10 to -30}{141}</text:p>
          </table:table-cell>
          <table:table-cell table:formula="of:=IF([.A369]; [.I369]; COM.MICROSOFT.CONCAT(&quot;% &quot;; [.I369]))" office:value-type="string" office:string-value="\tableitem{Lame}{-10 to -30}{141}" calcext:value-type="string">
            <text:p>\tableitem{Lame}{-10 to -30}{141}</text:p>
          </table:table-cell>
          <table:table-cell table:number-columns-repeated="1014"/>
        </table:table-row>
        <table:table-row table:style-name="ro2">
          <table:table-cell table:formula="of:=IF([.E37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azi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0];&quot;}{&quot;; [.F370]; &quot;}{&quot;;[.G370];&quot;}&quot;)" office:value-type="string" office:string-value="\tableitem{Laziness}{-10}{142}" calcext:value-type="string">
            <text:p>\tableitem{Laziness}{-10}{142}</text:p>
          </table:table-cell>
          <table:table-cell table:formula="of:=IF([.A370]; [.I370]; COM.MICROSOFT.CONCAT(&quot;% &quot;; [.I370]))" office:value-type="string" office:string-value="\tableitem{Laziness}{-10}{142}" calcext:value-type="string">
            <text:p>\tableitem{Laziness}{-10}{142}</text:p>
          </table:table-cell>
          <table:table-cell table:number-columns-repeated="1014"/>
        </table:table-row>
        <table:table-row table:style-name="ro2">
          <table:table-cell table:formula="of:=IF([.E37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echerous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1];&quot;}{&quot;; [.F371]; &quot;}{&quot;;[.G371];&quot;}&quot;)" office:value-type="string" office:string-value="\tableitem{Lecherousness}{-15*}{142}" calcext:value-type="string">
            <text:p>\tableitem{Lecherousness}{-15*}{142}</text:p>
          </table:table-cell>
          <table:table-cell table:formula="of:=IF([.A371]; [.I371]; COM.MICROSOFT.CONCAT(&quot;% &quot;; [.I371]))" office:value-type="string" office:string-value="\tableitem{Lecherousness}{-15*}{142}" calcext:value-type="string">
            <text:p>\tableitem{Lecherousness}{-15*}{14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Lifeba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72];&quot;}{&quot;; [.F372]; &quot;}{&quot;;[.G372];&quot;}&quot;)" office:value-type="string" office:string-value="\tableitem{Lifebane}{-10}{142}" calcext:value-type="string">
            <text:p>\tableitem{Lifebane}{-10}{142}</text:p>
          </table:table-cell>
          <table:table-cell table:formula="of:=IF([.A372]; [.I372]; COM.MICROSOFT.CONCAT(&quot;% &quot;; [.I372]))" office:value-type="string" office:string-value="% \tableitem{Lifebane}{-10}{142}" calcext:value-type="string">
            <text:p>% \tableitem{Lifebane}{-10}{142}</text:p>
          </table:table-cell>
          <table:table-cell table:number-columns-repeated="1014"/>
        </table:table-row>
        <table:table-row table:style-name="ro2">
          <table:table-cell table:formula="of:=IF([.E37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ight Sleep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3];&quot;}{&quot;; [.F373]; &quot;}{&quot;;[.G373];&quot;}&quot;)" office:value-type="string" office:string-value="\tableitem{Light Sleeper}{-5}{142}" calcext:value-type="string">
            <text:p>\tableitem{Light Sleeper}{-5}{142}</text:p>
          </table:table-cell>
          <table:table-cell table:formula="of:=IF([.A373]; [.I373]; COM.MICROSOFT.CONCAT(&quot;% &quot;; [.I373]))" office:value-type="string" office:string-value="\tableitem{Light Sleeper}{-5}{142}" calcext:value-type="string">
            <text:p>\tableitem{Light Sleeper}{-5}{142}</text:p>
          </table:table-cell>
          <table:table-cell table:number-columns-repeated="1014"/>
        </table:table-row>
        <table:table-row table:style-name="ro2">
          <table:table-cell table:formula="of:=IF([.E37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374];&quot;}{&quot;; [.F374]; &quot;}{&quot;;[.G374];&quot;}&quot;)" office:value-type="string" office:string-value="\tableitem{Likes}{-1}{164}" calcext:value-type="string">
            <text:p>\tableitem{Likes}{-1}{164}</text:p>
          </table:table-cell>
          <table:table-cell table:formula="of:=IF([.A374]; [.I374]; COM.MICROSOFT.CONCAT(&quot;% &quot;; [.I374]))" office:value-type="string" office:string-value="\tableitem{Likes}{-1}{164}" calcext:value-type="string">
            <text:p>\tableitem{Likes}{-1}{164}</text:p>
          </table:table-cell>
          <table:table-cell table:number-columns-repeated="1014"/>
        </table:table-row>
        <table:table-row table:style-name="ro2">
          <table:table-cell table:formula="of:=IF([.E37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n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5];&quot;}{&quot;; [.F375]; &quot;}{&quot;;[.G375];&quot;}&quot;)" office:value-type="string" office:string-value="\tableitem{Loner}{-5*}{142}" calcext:value-type="string">
            <text:p>\tableitem{Loner}{-5*}{142}</text:p>
          </table:table-cell>
          <table:table-cell table:formula="of:=IF([.A375]; [.I375]; COM.MICROSOFT.CONCAT(&quot;% &quot;; [.I375]))" office:value-type="string" office:string-value="\tableitem{Loner}{-5*}{142}" calcext:value-type="string">
            <text:p>\tableitem{Loner}{-5*}{142}</text:p>
          </table:table-cell>
          <table:table-cell table:number-columns-repeated="1014"/>
        </table:table-row>
        <table:table-row table:style-name="ro2">
          <table:table-cell table:formula="of:=IF([.E37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w Empat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6];&quot;}{&quot;; [.F376]; &quot;}{&quot;;[.G376];&quot;}&quot;)" office:value-type="string" office:string-value="\tableitem{Low Empathy}{-20}{142}" calcext:value-type="string">
            <text:p>\tableitem{Low Empathy}{-20}{142}</text:p>
          </table:table-cell>
          <table:table-cell table:formula="of:=IF([.A376]; [.I376]; COM.MICROSOFT.CONCAT(&quot;% &quot;; [.I376]))" office:value-type="string" office:string-value="\tableitem{Low Empathy}{-20}{142}" calcext:value-type="string">
            <text:p>\tableitem{Low Empathy}{-20}{142}</text:p>
          </table:table-cell>
          <table:table-cell table:number-columns-repeated="1014"/>
        </table:table-row>
        <table:table-row table:style-name="ro2">
          <table:table-cell table:formula="of:=IF([.E37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w Pain Thresho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undane</text:p>
          </table:table-cell>
          <table:table-cell table:formula="of:=CONCATENATE([.I$1]; &quot;{&quot;; [.B377];&quot;}{&quot;; [.F377]; &quot;}{&quot;;[.G377];&quot;}&quot;)" office:value-type="string" office:string-value="\tableitem{Low Pain Threshold}{-10}{142}" calcext:value-type="string">
            <text:p>\tableitem{Low Pain Threshold}{-10}{142}</text:p>
          </table:table-cell>
          <table:table-cell table:formula="of:=IF([.A377]; [.I377]; COM.MICROSOFT.CONCAT(&quot;% &quot;; [.I377]))" office:value-type="string" office:string-value="\tableitem{Low Pain Threshold}{-10}{142}" calcext:value-type="string">
            <text:p>\tableitem{Low Pain Threshold}{-10}{142}</text:p>
          </table:table-cell>
          <table:table-cell table:number-columns-repeated="1014"/>
        </table:table-row>
        <table:table-row table:style-name="ro2">
          <table:table-cell table:formula="of:=IF([.E37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w Self-Imag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undane</text:p>
          </table:table-cell>
          <table:table-cell table:formula="of:=CONCATENATE([.I$1]; &quot;{&quot;; [.B378];&quot;}{&quot;; [.F378]; &quot;}{&quot;;[.G378];&quot;}&quot;)" office:value-type="string" office:string-value="\tableitem{Low Self-Image}{-10}{143}" calcext:value-type="string">
            <text:p>\tableitem{Low Self-Image}{-10}{143}</text:p>
          </table:table-cell>
          <table:table-cell table:formula="of:=IF([.A378]; [.I378]; COM.MICROSOFT.CONCAT(&quot;% &quot;; [.I378]))" office:value-type="string" office:string-value="\tableitem{Low Self-Image}{-10}{143}" calcext:value-type="string">
            <text:p>\tableitem{Low Self-Image}{-10}{143}</text:p>
          </table:table-cell>
          <table:table-cell table:number-columns-repeated="1014"/>
        </table:table-row>
        <table:table-row table:style-name="ro2">
          <table:table-cell table:formula="of:=IF([.E37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ow T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/lev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ndane</text:p>
          </table:table-cell>
          <table:table-cell table:formula="of:=CONCATENATE([.I$1]; &quot;{&quot;; [.B379];&quot;}{&quot;; [.F379]; &quot;}{&quot;;[.G379];&quot;}&quot;)" office:value-type="string" office:string-value="\tableitem{Low TL}{-5/level}{22}" calcext:value-type="string">
            <text:p>\tableitem{Low TL}{-5/level}{22}</text:p>
          </table:table-cell>
          <table:table-cell table:formula="of:=IF([.A379]; [.I379]; COM.MICROSOFT.CONCAT(&quot;% &quot;; [.I379]))" office:value-type="string" office:string-value="\tableitem{Low TL}{-5/level}{22}" calcext:value-type="string">
            <text:p>\tableitem{Low TL}{-5/level}{22}</text:p>
          </table:table-cell>
          <table:table-cell table:number-columns-repeated="1014"/>
        </table:table-row>
        <table:table-row table:style-name="ro2">
          <table:table-cell table:formula="of:=IF([.E38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undane</text:p>
          </table:table-cell>
          <table:table-cell table:formula="of:=CONCATENATE([.I$1]; &quot;{&quot;; [.B380];&quot;}{&quot;; [.F380]; &quot;}{&quot;;[.G380];&quot;}&quot;)" office:value-type="string" office:string-value="\tableitem{Lunacy}{-10}{143}" calcext:value-type="string">
            <text:p>\tableitem{Lunacy}{-10}{143}</text:p>
          </table:table-cell>
          <table:table-cell table:formula="of:=IF([.A380]; [.I380]; COM.MICROSOFT.CONCAT(&quot;% &quot;; [.I380]))" office:value-type="string" office:string-value="\tableitem{Lunacy}{-10}{143}" calcext:value-type="string">
            <text:p>\tableitem{Lunacy}{-10}{14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gic Susceptibil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-3/leve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381];&quot;}{&quot;; [.F381]; &quot;}{&quot;;[.G381];&quot;}&quot;)" office:value-type="string" office:string-value="\tableitem{Magic Susceptibility}{-3/level}{143}" calcext:value-type="string">
            <text:p>\tableitem{Magic Susceptibility}{-3/level}{143}</text:p>
          </table:table-cell>
          <table:table-cell table:formula="of:=IF([.A381]; [.I381]; COM.MICROSOFT.CONCAT(&quot;% &quot;; [.I381]))" office:value-type="string" office:string-value="% \tableitem{Magic Susceptibility}{-3/level}{143}" calcext:value-type="string">
            <text:p>% \tableitem{Magic Susceptibility}{-3/level}{143}</text:p>
          </table:table-cell>
          <table:table-cell table:number-columns-repeated="1014"/>
        </table:table-row>
        <table:table-row table:style-name="ro2">
          <table:table-cell table:formula="of:=IF([.E38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undane</text:p>
          </table:table-cell>
          <table:table-cell table:formula="of:=CONCATENATE([.I$1]; &quot;{&quot;; [.B382];&quot;}{&quot;; [.F382]; &quot;}{&quot;;[.G382];&quot;}&quot;)" office:value-type="string" office:string-value="\tableitem{Maintenance}{Variable}{143}" calcext:value-type="string">
            <text:p>\tableitem{Maintenance}{Variable}{143}</text:p>
          </table:table-cell>
          <table:table-cell table:formula="of:=IF([.A382]; [.I382]; COM.MICROSOFT.CONCAT(&quot;% &quot;; [.I382]))" office:value-type="string" office:string-value="\tableitem{Maintenance}{Variable}{143}" calcext:value-type="string">
            <text:p>\tableitem{Maintenance}{Variable}{143}</text:p>
          </table:table-cell>
          <table:table-cell table:number-columns-repeated="1014"/>
        </table:table-row>
        <table:table-row table:style-name="ro2">
          <table:table-cell table:formula="of:=IF([.E38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anic-Depress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undane</text:p>
          </table:table-cell>
          <table:table-cell table:formula="of:=CONCATENATE([.I$1]; &quot;{&quot;; [.B383];&quot;}{&quot;; [.F383]; &quot;}{&quot;;[.G383];&quot;}&quot;)" office:value-type="string" office:string-value="\tableitem{Manic-Depressive}{-20}{143}" calcext:value-type="string">
            <text:p>\tableitem{Manic-Depressive}{-20}{143}</text:p>
          </table:table-cell>
          <table:table-cell table:formula="of:=IF([.A383]; [.I383]; COM.MICROSOFT.CONCAT(&quot;% &quot;; [.I383]))" office:value-type="string" office:string-value="\tableitem{Manic-Depressive}{-20}{143}" calcext:value-type="string">
            <text:p>\tableitem{Manic-Depressive}{-20}{143}</text:p>
          </table:table-cell>
          <table:table-cell table:number-columns-repeated="1014"/>
        </table:table-row>
        <table:table-row table:style-name="ro2">
          <table:table-cell table:formula="of:=IF([.E38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egaloma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84];&quot;}{&quot;; [.F384]; &quot;}{&quot;;[.G384];&quot;}&quot;)" office:value-type="string" office:string-value="\tableitem{Megalomania}{-10}{144}" calcext:value-type="string">
            <text:p>\tableitem{Megalomania}{-10}{144}</text:p>
          </table:table-cell>
          <table:table-cell table:formula="of:=IF([.A384]; [.I384]; COM.MICROSOFT.CONCAT(&quot;% &quot;; [.I384]))" office:value-type="string" office:string-value="\tableitem{Megalomania}{-10}{144}" calcext:value-type="string">
            <text:p>\tableitem{Megalomania}{-10}{144}</text:p>
          </table:table-cell>
          <table:table-cell table:number-columns-repeated="1014"/>
        </table:table-row>
        <table:table-row table:style-name="ro2">
          <table:table-cell table:formula="of:=IF([.E38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inor Handicap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385];&quot;}{&quot;; [.F385]; &quot;}{&quot;;[.G385];&quot;}&quot;)" office:value-type="string" office:string-value="\tableitem{Minor Handicaps}{-1}{165}" calcext:value-type="string">
            <text:p>\tableitem{Minor Handicaps}{-1}{165}</text:p>
          </table:table-cell>
          <table:table-cell table:formula="of:=IF([.A385]; [.I385]; COM.MICROSOFT.CONCAT(&quot;% &quot;; [.I385]))" office:value-type="string" office:string-value="\tableitem{Minor Handicaps}{-1}{165}" calcext:value-type="string">
            <text:p>\tableitem{Minor Handicaps}{-1}{165}</text:p>
          </table:table-cell>
          <table:table-cell table:number-columns-repeated="1014"/>
        </table:table-row>
        <table:table-row table:style-name="ro2">
          <table:table-cell table:formula="of:=IF([.E38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iserli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86];&quot;}{&quot;; [.F386]; &quot;}{&quot;;[.G386];&quot;}&quot;)" office:value-type="string" office:string-value="\tableitem{Miserliness}{-10*}{144}" calcext:value-type="string">
            <text:p>\tableitem{Miserliness}{-10*}{144}</text:p>
          </table:table-cell>
          <table:table-cell table:formula="of:=IF([.A386]; [.I386]; COM.MICROSOFT.CONCAT(&quot;% &quot;; [.I386]))" office:value-type="string" office:string-value="\tableitem{Miserliness}{-10*}{144}" calcext:value-type="string">
            <text:p>\tableitem{Miserliness}{-10*}{144}</text:p>
          </table:table-cell>
          <table:table-cell table:number-columns-repeated="1014"/>
        </table:table-row>
        <table:table-row table:style-name="ro2">
          <table:table-cell table:formula="of:=IF([.E38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issing Dig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 or -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87];&quot;}{&quot;; [.F387]; &quot;}{&quot;;[.G387];&quot;}&quot;)" office:value-type="string" office:string-value="\tableitem{Missing Digit}{-2 or -5}{144}" calcext:value-type="string">
            <text:p>\tableitem{Missing Digit}{-2 or -5}{144}</text:p>
          </table:table-cell>
          <table:table-cell table:formula="of:=IF([.A387]; [.I387]; COM.MICROSOFT.CONCAT(&quot;% &quot;; [.I387]))" office:value-type="string" office:string-value="\tableitem{Missing Digit}{-2 or -5}{144}" calcext:value-type="string">
            <text:p>\tableitem{Missing Digit}{-2 or -5}{144}</text:p>
          </table:table-cell>
          <table:table-cell table:number-columns-repeated="1014"/>
        </table:table-row>
        <table:table-row table:style-name="ro2">
          <table:table-cell table:formula="of:=IF([.E38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istaken Ident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ndane</text:p>
          </table:table-cell>
          <table:table-cell table:formula="of:=CONCATENATE([.I$1]; &quot;{&quot;; [.B388];&quot;}{&quot;; [.F388]; &quot;}{&quot;;[.G388];&quot;}&quot;)" office:value-type="string" office:string-value="\tableitem{Mistaken Identity}{-5}{21}" calcext:value-type="string">
            <text:p>\tableitem{Mistaken Identity}{-5}{21}</text:p>
          </table:table-cell>
          <table:table-cell table:formula="of:=IF([.A388]; [.I388]; COM.MICROSOFT.CONCAT(&quot;% &quot;; [.I388]))" office:value-type="string" office:string-value="\tableitem{Mistaken Identity}{-5}{21}" calcext:value-type="string">
            <text:p>\tableitem{Mistaken Identity}{-5}{21}</text:p>
          </table:table-cell>
          <table:table-cell table:number-columns-repeated="1014"/>
        </table:table-row>
        <table:table-row table:style-name="ro2">
          <table:table-cell table:formula="of:=IF([.E38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89];&quot;}{&quot;; [.F389]; &quot;}{&quot;;[.G389];&quot;}&quot;)" office:value-type="string" office:string-value="\tableitem{Motion Sickness}{-10}{144}" calcext:value-type="string">
            <text:p>\tableitem{Motion Sickness}{-10}{144}</text:p>
          </table:table-cell>
          <table:table-cell table:formula="of:=IF([.A389]; [.I389]; COM.MICROSOFT.CONCAT(&quot;% &quot;; [.I389]))" office:value-type="string" office:string-value="\tableitem{Motion Sickness}{-10}{144}" calcext:value-type="string">
            <text:p>\tableitem{Motion Sickness}{-10}{144}</text:p>
          </table:table-cell>
          <table:table-cell table:number-columns-repeated="1014"/>
        </table:table-row>
        <table:table-row table:style-name="ro2">
          <table:table-cell table:formula="of:=IF([.E39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undane Backgro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90];&quot;}{&quot;; [.F390]; &quot;}{&quot;;[.G390];&quot;}&quot;)" office:value-type="string" office:string-value="\tableitem{Mundane Background}{-10}{144}" calcext:value-type="string">
            <text:p>\tableitem{Mundane Background}{-10}{144}</text:p>
          </table:table-cell>
          <table:table-cell table:formula="of:=IF([.A390]; [.I390]; COM.MICROSOFT.CONCAT(&quot;% &quot;; [.I390]))" office:value-type="string" office:string-value="\tableitem{Mundane Background}{-10}{144}" calcext:value-type="string">
            <text:p>\tableitem{Mundane Background}{-10}{144}</text:p>
          </table:table-cell>
          <table:table-cell table:number-columns-repeated="1014"/>
        </table:table-row>
        <table:table-row table:style-name="ro2">
          <table:table-cell table:formula="of:=IF([.E39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5" calcext:value-type="float">
            <text:p>-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undane</text:p>
          </table:table-cell>
          <table:table-cell table:formula="of:=CONCATENATE([.I$1]; &quot;{&quot;; [.B391];&quot;}{&quot;; [.F391]; &quot;}{&quot;;[.G391];&quot;}&quot;)" office:value-type="string" office:string-value="\tableitem{Mute}{-25}{125}" calcext:value-type="string">
            <text:p>\tableitem{Mute}{-25}{125}</text:p>
          </table:table-cell>
          <table:table-cell table:formula="of:=IF([.A391]; [.I391]; COM.MICROSOFT.CONCAT(&quot;% &quot;; [.I391]))" office:value-type="string" office:string-value="\tableitem{Mute}{-25}{125}" calcext:value-type="string">
            <text:p>\tableitem{Mute}{-25}{125}</text:p>
          </table:table-cell>
          <table:table-cell table:number-columns-repeated="1014"/>
        </table:table-row>
        <table:table-row table:style-name="ro2">
          <table:table-cell table:formula="of:=IF([.E39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ervous Stoma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392];&quot;}{&quot;; [.F392]; &quot;}{&quot;;[.G392];&quot;}&quot;)" office:value-type="string" office:string-value="\tableitem{Nervous Stomach}{-1}{165}" calcext:value-type="string">
            <text:p>\tableitem{Nervous Stomach}{-1}{165}</text:p>
          </table:table-cell>
          <table:table-cell table:formula="of:=IF([.A392]; [.I392]; COM.MICROSOFT.CONCAT(&quot;% &quot;; [.I392]))" office:value-type="string" office:string-value="\tableitem{Nervous Stomach}{-1}{165}" calcext:value-type="string">
            <text:p>\tableitem{Nervous Stomach}{-1}{165}</text:p>
          </table:table-cell>
          <table:table-cell table:number-columns-repeated="1014"/>
        </table:table-row>
        <table:table-row table:style-name="ro2">
          <table:table-cell table:formula="of:=IF([.E39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93];&quot;}{&quot;; [.F393]; &quot;}{&quot;;[.G393];&quot;}&quot;)" office:value-type="string" office:string-value="\tableitem{Neurological Disorder}{Variable}{144}" calcext:value-type="string">
            <text:p>\tableitem{Neurological Disorder}{Variable}{144}</text:p>
          </table:table-cell>
          <table:table-cell table:formula="of:=IF([.A393]; [.I393]; COM.MICROSOFT.CONCAT(&quot;% &quot;; [.I393]))" office:value-type="string" office:string-value="\tableitem{Neurological Disorder}{Variable}{144}" calcext:value-type="string">
            <text:p>\tableitem{Neurological Disorder}{Variable}{144}</text:p>
          </table:table-cell>
          <table:table-cell table:number-columns-repeated="1014"/>
        </table:table-row>
        <table:table-row table:style-name="ro2">
          <table:table-cell table:formula="of:=IF([.E39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euter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394];&quot;}{&quot;; [.F394]; &quot;}{&quot;;[.G394];&quot;}&quot;)" office:value-type="string" office:string-value="\tableitem{Neutered}{-1}{165}" calcext:value-type="string">
            <text:p>\tableitem{Neutered}{-1}{165}</text:p>
          </table:table-cell>
          <table:table-cell table:formula="of:=IF([.A394]; [.I394]; COM.MICROSOFT.CONCAT(&quot;% &quot;; [.I394]))" office:value-type="string" office:string-value="\tableitem{Neutered}{-1}{165}" calcext:value-type="string">
            <text:p>\tableitem{Neutered}{-1}{165}</text:p>
          </table:table-cell>
          <table:table-cell table:number-columns-repeated="1014"/>
        </table:table-row>
        <table:table-row table:style-name="ro2">
          <table:table-cell table:formula="of:=IF([.E39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ight Blind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95];&quot;}{&quot;; [.F395]; &quot;}{&quot;;[.G395];&quot;}&quot;)" office:value-type="string" office:string-value="\tableitem{Night Blindness}{-10}{144}" calcext:value-type="string">
            <text:p>\tableitem{Night Blindness}{-10}{144}</text:p>
          </table:table-cell>
          <table:table-cell table:formula="of:=IF([.A395]; [.I395]; COM.MICROSOFT.CONCAT(&quot;% &quot;; [.I395]))" office:value-type="string" office:string-value="\tableitem{Night Blindness}{-10}{144}" calcext:value-type="string">
            <text:p>\tableitem{Night Blindness}{-10}{144}</text:p>
          </table:table-cell>
          <table:table-cell table:number-columns-repeated="1014"/>
        </table:table-row>
        <table:table-row table:style-name="ro2">
          <table:table-cell table:formula="of:=IF([.E39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ightmar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undane</text:p>
          </table:table-cell>
          <table:table-cell table:formula="of:=CONCATENATE([.I$1]; &quot;{&quot;; [.B396];&quot;}{&quot;; [.F396]; &quot;}{&quot;;[.G396];&quot;}&quot;)" office:value-type="string" office:string-value="\tableitem{Nightmares}{-5*}{144}" calcext:value-type="string">
            <text:p>\tableitem{Nightmares}{-5*}{144}</text:p>
          </table:table-cell>
          <table:table-cell table:formula="of:=IF([.A396]; [.I396]; COM.MICROSOFT.CONCAT(&quot;% &quot;; [.I396]))" office:value-type="string" office:string-value="\tableitem{Nightmares}{-5*}{144}" calcext:value-type="string">
            <text:p>\tableitem{Nightmares}{-5*}{144}</text:p>
          </table:table-cell>
          <table:table-cell table:number-columns-repeated="1014"/>
        </table:table-row>
        <table:table-row table:style-name="ro2">
          <table:table-cell table:formula="of:=IF([.E39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 Depth Percep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undane</text:p>
          </table:table-cell>
          <table:table-cell table:formula="of:=CONCATENATE([.I$1]; &quot;{&quot;; [.B397];&quot;}{&quot;; [.F397]; &quot;}{&quot;;[.G397];&quot;}&quot;)" office:value-type="string" office:string-value="\tableitem{No Depth Perception}{-15}{145}" calcext:value-type="string">
            <text:p>\tableitem{No Depth Perception}{-15}{145}</text:p>
          </table:table-cell>
          <table:table-cell table:formula="of:=IF([.A397]; [.I397]; COM.MICROSOFT.CONCAT(&quot;% &quot;; [.I397]))" office:value-type="string" office:string-value="\tableitem{No Depth Perception}{-15}{145}" calcext:value-type="string">
            <text:p>\tableitem{No Depth Perception}{-15}{14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 Fine Manipulato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30" calcext:value-type="float">
            <text:p>-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xotic</text:p>
          </table:table-cell>
          <table:table-cell table:formula="of:=CONCATENATE([.I$1]; &quot;{&quot;; [.B398];&quot;}{&quot;; [.F398]; &quot;}{&quot;;[.G398];&quot;}&quot;)" office:value-type="string" office:string-value="\tableitem{No Fine Manipulators}{-30}{145}" calcext:value-type="string">
            <text:p>\tableitem{No Fine Manipulators}{-30}{145}</text:p>
          </table:table-cell>
          <table:table-cell table:formula="of:=IF([.A398]; [.I398]; COM.MICROSOFT.CONCAT(&quot;% &quot;; [.I398]))" office:value-type="string" office:string-value="% \tableitem{No Fine Manipulators}{-30}{145}" calcext:value-type="string">
            <text:p>% \tableitem{No Fine Manipulators}{-30}{145}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 Le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xotic</text:p>
          </table:table-cell>
          <table:table-cell table:formula="of:=CONCATENATE([.I$1]; &quot;{&quot;; [.B399];&quot;}{&quot;; [.F399]; &quot;}{&quot;;[.G399];&quot;}&quot;)" office:value-type="string" office:string-value="\tableitem{No Legs}{Variable}{145}" calcext:value-type="string">
            <text:p>\tableitem{No Legs}{Variable}{145}</text:p>
          </table:table-cell>
          <table:table-cell table:formula="of:=IF([.A399]; [.I399]; COM.MICROSOFT.CONCAT(&quot;% &quot;; [.I399]))" office:value-type="string" office:string-value="\tableitem{No Legs}{Variable}{145}" calcext:value-type="string">
            <text:p>\tableitem{No Legs}{Variable}{14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 Manipulato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50" calcext:value-type="float">
            <text:p>-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xotic</text:p>
          </table:table-cell>
          <table:table-cell table:formula="of:=CONCATENATE([.I$1]; &quot;{&quot;; [.B400];&quot;}{&quot;; [.F400]; &quot;}{&quot;;[.G400];&quot;}&quot;)" office:value-type="string" office:string-value="\tableitem{No Manipulators}{-50}{145}" calcext:value-type="string">
            <text:p>\tableitem{No Manipulators}{-50}{145}</text:p>
          </table:table-cell>
          <table:table-cell table:formula="of:=IF([.A400]; [.I400]; COM.MICROSOFT.CONCAT(&quot;% &quot;; [.I400]))" office:value-type="string" office:string-value="% \tableitem{No Manipulators}{-50}{145}" calcext:value-type="string">
            <text:p>% \tableitem{No Manipulators}{-50}{145}</text:p>
          </table:table-cell>
          <table:table-cell table:number-columns-repeated="1014"/>
        </table:table-row>
        <table:table-row table:style-name="ro2">
          <table:table-cell table:formula="of:=IF([.E40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 Sense of Humo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1];&quot;}{&quot;; [.F401]; &quot;}{&quot;;[.G401];&quot;}&quot;)" office:value-type="string" office:string-value="\tableitem{No Sense of Humor}{-10}{146}" calcext:value-type="string">
            <text:p>\tableitem{No Sense of Humor}{-10}{146}</text:p>
          </table:table-cell>
          <table:table-cell table:formula="of:=IF([.A401]; [.I401]; COM.MICROSOFT.CONCAT(&quot;% &quot;; [.I401]))" office:value-type="string" office:string-value="\tableitem{No Sense of Humor}{-10}{146}" calcext:value-type="string">
            <text:p>\tableitem{No Sense of Humor}{-10}{146}</text:p>
          </table:table-cell>
          <table:table-cell table:number-columns-repeated="1014"/>
        </table:table-row>
        <table:table-row table:style-name="ro2">
          <table:table-cell table:formula="of:=IF([.E40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 Sense of Smell/Tas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2];&quot;}{&quot;; [.F402]; &quot;}{&quot;;[.G402];&quot;}&quot;)" office:value-type="string" office:string-value="\tableitem{No Sense of Smell/Taste}{-5}{146}" calcext:value-type="string">
            <text:p>\tableitem{No Sense of Smell/Taste}{-5}{146}</text:p>
          </table:table-cell>
          <table:table-cell table:formula="of:=IF([.A402]; [.I402]; COM.MICROSOFT.CONCAT(&quot;% &quot;; [.I402]))" office:value-type="string" office:string-value="\tableitem{No Sense of Smell/Taste}{-5}{146}" calcext:value-type="string">
            <text:p>\tableitem{No Sense of Smell/Taste}{-5}{146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cturn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xotic</text:p>
          </table:table-cell>
          <table:table-cell table:formula="of:=CONCATENATE([.I$1]; &quot;{&quot;; [.B403];&quot;}{&quot;; [.F403]; &quot;}{&quot;;[.G403];&quot;}&quot;)" office:value-type="string" office:string-value="\tableitem{Nocturnal}{-20}{146}" calcext:value-type="string">
            <text:p>\tableitem{Nocturnal}{-20}{146}</text:p>
          </table:table-cell>
          <table:table-cell table:formula="of:=IF([.A403]; [.I403]; COM.MICROSOFT.CONCAT(&quot;% &quot;; [.I403]))" office:value-type="string" office:string-value="% \tableitem{Nocturnal}{-20}{146}" calcext:value-type="string">
            <text:p>% \tableitem{Nocturnal}{-20}{146}</text:p>
          </table:table-cell>
          <table:table-cell table:number-columns-repeated="1014"/>
        </table:table-row>
        <table:table-row table:style-name="ro2">
          <table:table-cell table:formula="of:=IF([.E40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/leve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4];&quot;}{&quot;; [.F404]; &quot;}{&quot;;[.G404];&quot;}&quot;)" office:value-type="string" office:string-value="\tableitem{Noisy}{-2/level}{146}" calcext:value-type="string">
            <text:p>\tableitem{Noisy}{-2/level}{146}</text:p>
          </table:table-cell>
          <table:table-cell table:formula="of:=IF([.A404]; [.I404]; COM.MICROSOFT.CONCAT(&quot;% &quot;; [.I404]))" office:value-type="string" office:string-value="\tableitem{Noisy}{-2/level}{146}" calcext:value-type="string">
            <text:p>\tableitem{Noisy}{-2/level}{146}</text:p>
          </table:table-cell>
          <table:table-cell table:number-columns-repeated="1014"/>
        </table:table-row>
        <table:table-row table:style-name="ro2">
          <table:table-cell table:formula="of:=IF([.E40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n-Iconograph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5];&quot;}{&quot;; [.F405]; &quot;}{&quot;;[.G405];&quot;}&quot;)" office:value-type="string" office:string-value="\tableitem{Non-Iconographic}{-10}{146}" calcext:value-type="string">
            <text:p>\tableitem{Non-Iconographic}{-10}{146}</text:p>
          </table:table-cell>
          <table:table-cell table:formula="of:=IF([.A405]; [.I405]; COM.MICROSOFT.CONCAT(&quot;% &quot;; [.I405]))" office:value-type="string" office:string-value="\tableitem{Non-Iconographic}{-10}{146}" calcext:value-type="string">
            <text:p>\tableitem{Non-Iconographic}{-10}{146}</text:p>
          </table:table-cell>
          <table:table-cell table:number-columns-repeated="1014"/>
        </table:table-row>
        <table:table-row table:style-name="ro2">
          <table:table-cell table:formula="of:=IF([.E40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os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06];&quot;}{&quot;; [.F406]; &quot;}{&quot;;[.G406];&quot;}&quot;)" office:value-type="string" office:string-value="\tableitem{Nosy}{-1}{164}" calcext:value-type="string">
            <text:p>\tableitem{Nosy}{-1}{164}</text:p>
          </table:table-cell>
          <table:table-cell table:formula="of:=IF([.A406]; [.I406]; COM.MICROSOFT.CONCAT(&quot;% &quot;; [.I406]))" office:value-type="string" office:string-value="\tableitem{Nosy}{-1}{164}" calcext:value-type="string">
            <text:p>\tableitem{Nosy}{-1}{164}</text:p>
          </table:table-cell>
          <table:table-cell table:number-columns-repeated="1014"/>
        </table:table-row>
        <table:table-row table:style-name="ro2">
          <table:table-cell table:formula="of:=IF([.E40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7];&quot;}{&quot;; [.F407]; &quot;}{&quot;;[.G407];&quot;}&quot;)" office:value-type="string" office:string-value="\tableitem{Numb}{-20}{146}" calcext:value-type="string">
            <text:p>\tableitem{Numb}{-20}{146}</text:p>
          </table:table-cell>
          <table:table-cell table:formula="of:=IF([.A407]; [.I407]; COM.MICROSOFT.CONCAT(&quot;% &quot;; [.I407]))" office:value-type="string" office:string-value="\tableitem{Numb}{-20}{146}" calcext:value-type="string">
            <text:p>\tableitem{Numb}{-20}{146}</text:p>
          </table:table-cell>
          <table:table-cell table:number-columns-repeated="1014"/>
        </table:table-row>
        <table:table-row table:style-name="ro2">
          <table:table-cell table:formula="of:=IF([.E40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08];&quot;}{&quot;; [.F408]; &quot;}{&quot;;[.G408];&quot;}&quot;)" office:value-type="string" office:string-value="\tableitem{Oblivious}{-5}{146}" calcext:value-type="string">
            <text:p>\tableitem{Oblivious}{-5}{146}</text:p>
          </table:table-cell>
          <table:table-cell table:formula="of:=IF([.A408]; [.I408]; COM.MICROSOFT.CONCAT(&quot;% &quot;; [.I408]))" office:value-type="string" office:string-value="\tableitem{Oblivious}{-5}{146}" calcext:value-type="string">
            <text:p>\tableitem{Oblivious}{-5}{146}</text:p>
          </table:table-cell>
          <table:table-cell table:number-columns-repeated="1014"/>
        </table:table-row>
        <table:table-row table:style-name="ro2">
          <table:table-cell table:formula="of:=IF([.E40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bsess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1, -5, or -10*</text:p>
          </table:table-cell>
          <table:table-cell office:value-type="string" calcext:value-type="string">
            <text:p>146, 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09];&quot;}{&quot;; [.F409]; &quot;}{&quot;;[.G409];&quot;}&quot;)" office:value-type="string" office:string-value="\tableitem{Obsession}{1, -5, or -10*}{146, 164}" calcext:value-type="string">
            <text:p>\tableitem{Obsession}{1, -5, or -10*}{146, 164}</text:p>
          </table:table-cell>
          <table:table-cell table:formula="of:=IF([.A409]; [.I409]; COM.MICROSOFT.CONCAT(&quot;% &quot;; [.I409]))" office:value-type="string" office:string-value="\tableitem{Obsession}{1, -5, or -10*}{146, 164}" calcext:value-type="string">
            <text:p>\tableitem{Obsession}{1, -5, or -10*}{146, 164}</text:p>
          </table:table-cell>
          <table:table-cell table:number-columns-repeated="1014"/>
        </table:table-row>
        <table:table-row table:style-name="ro2">
          <table:table-cell table:formula="of:=IF([.E41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dious Personal Ha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5, -10, or -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ndane</text:p>
          </table:table-cell>
          <table:table-cell table:formula="of:=CONCATENATE([.I$1]; &quot;{&quot;; [.B410];&quot;}{&quot;; [.F410]; &quot;}{&quot;;[.G410];&quot;}&quot;)" office:value-type="string" office:string-value="\tableitem{Odious Personal Habits}{5, -10, or -15}{22}" calcext:value-type="string">
            <text:p>\tableitem{Odious Personal Habits}{5, -10, or -15}{22}</text:p>
          </table:table-cell>
          <table:table-cell table:formula="of:=IF([.A410]; [.I410]; COM.MICROSOFT.CONCAT(&quot;% &quot;; [.I410]))" office:value-type="string" office:string-value="\tableitem{Odious Personal Habits}{5, -10, or -15}{22}" calcext:value-type="string">
            <text:p>\tableitem{Odious Personal Habits}{5, -10, or -15}{22}</text:p>
          </table:table-cell>
          <table:table-cell table:number-columns-repeated="1014"/>
        </table:table-row>
        <table:table-row table:style-name="ro2">
          <table:table-cell table:formula="of:=IF([.E41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n the Edg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undane</text:p>
          </table:table-cell>
          <table:table-cell table:formula="of:=CONCATENATE([.I$1]; &quot;{&quot;; [.B411];&quot;}{&quot;; [.F411]; &quot;}{&quot;;[.G411];&quot;}&quot;)" office:value-type="string" office:string-value="\tableitem{On the Edge}{-15*}{146}" calcext:value-type="string">
            <text:p>\tableitem{On the Edge}{-15*}{146}</text:p>
          </table:table-cell>
          <table:table-cell table:formula="of:=IF([.A411]; [.I411]; COM.MICROSOFT.CONCAT(&quot;% &quot;; [.I411]))" office:value-type="string" office:string-value="\tableitem{On the Edge}{-15*}{146}" calcext:value-type="string">
            <text:p>\tableitem{On the Edge}{-15*}{146}</text:p>
          </table:table-cell>
          <table:table-cell table:number-columns-repeated="1014"/>
        </table:table-row>
        <table:table-row table:style-name="ro2">
          <table:table-cell table:formula="of:=IF([.E41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ne Ar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ane</text:p>
          </table:table-cell>
          <table:table-cell table:formula="of:=CONCATENATE([.I$1]; &quot;{&quot;; [.B412];&quot;}{&quot;; [.F412]; &quot;}{&quot;;[.G412];&quot;}&quot;)" office:value-type="string" office:string-value="\tableitem{One Arm}{-20}{147}" calcext:value-type="string">
            <text:p>\tableitem{One Arm}{-20}{147}</text:p>
          </table:table-cell>
          <table:table-cell table:formula="of:=IF([.A412]; [.I412]; COM.MICROSOFT.CONCAT(&quot;% &quot;; [.I412]))" office:value-type="string" office:string-value="\tableitem{One Arm}{-20}{147}" calcext:value-type="string">
            <text:p>\tableitem{One Arm}{-20}{147}</text:p>
          </table:table-cell>
          <table:table-cell table:number-columns-repeated="1014"/>
        </table:table-row>
        <table:table-row table:style-name="ro2">
          <table:table-cell table:formula="of:=IF([.E41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ne Ey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ane</text:p>
          </table:table-cell>
          <table:table-cell table:formula="of:=CONCATENATE([.I$1]; &quot;{&quot;; [.B413];&quot;}{&quot;; [.F413]; &quot;}{&quot;;[.G413];&quot;}&quot;)" office:value-type="string" office:string-value="\tableitem{One Eye}{-15}{147}" calcext:value-type="string">
            <text:p>\tableitem{One Eye}{-15}{147}</text:p>
          </table:table-cell>
          <table:table-cell table:formula="of:=IF([.A413]; [.I413]; COM.MICROSOFT.CONCAT(&quot;% &quot;; [.I413]))" office:value-type="string" office:string-value="\tableitem{One Eye}{-15}{147}" calcext:value-type="string">
            <text:p>\tableitem{One Eye}{-15}{147}</text:p>
          </table:table-cell>
          <table:table-cell table:number-columns-repeated="1014"/>
        </table:table-row>
        <table:table-row table:style-name="ro2">
          <table:table-cell table:formula="of:=IF([.E41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ne H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ane</text:p>
          </table:table-cell>
          <table:table-cell table:formula="of:=CONCATENATE([.I$1]; &quot;{&quot;; [.B414];&quot;}{&quot;; [.F414]; &quot;}{&quot;;[.G414];&quot;}&quot;)" office:value-type="string" office:string-value="\tableitem{One Hand}{-15}{147}" calcext:value-type="string">
            <text:p>\tableitem{One Hand}{-15}{147}</text:p>
          </table:table-cell>
          <table:table-cell table:formula="of:=IF([.A414]; [.I414]; COM.MICROSOFT.CONCAT(&quot;% &quot;; [.I414]))" office:value-type="string" office:string-value="\tableitem{One Hand}{-15}{147}" calcext:value-type="string">
            <text:p>\tableitem{One Hand}{-15}{147}</text:p>
          </table:table-cell>
          <table:table-cell table:number-columns-repeated="1014"/>
        </table:table-row>
        <table:table-row table:style-name="ro2">
          <table:table-cell table:formula="of:=IF([.E41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verconfide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ndane</text:p>
          </table:table-cell>
          <table:table-cell table:formula="of:=CONCATENATE([.I$1]; &quot;{&quot;; [.B415];&quot;}{&quot;; [.F415]; &quot;}{&quot;;[.G415];&quot;}&quot;)" office:value-type="string" office:string-value="\tableitem{Overconfidence}{-5*}{148}" calcext:value-type="string">
            <text:p>\tableitem{Overconfidence}{-5*}{148}</text:p>
          </table:table-cell>
          <table:table-cell table:formula="of:=IF([.A415]; [.I415]; COM.MICROSOFT.CONCAT(&quot;% &quot;; [.I415]))" office:value-type="string" office:string-value="\tableitem{Overconfidence}{-5*}{148}" calcext:value-type="string">
            <text:p>\tableitem{Overconfidence}{-5*}{148}</text:p>
          </table:table-cell>
          <table:table-cell table:number-columns-repeated="1014"/>
        </table:table-row>
        <table:table-row table:style-name="ro2">
          <table:table-cell table:formula="of:=IF([.E41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ndane</text:p>
          </table:table-cell>
          <table:table-cell table:formula="of:=CONCATENATE([.I$1]; &quot;{&quot;; [.B416];&quot;}{&quot;; [.F416]; &quot;}{&quot;;[.G416];&quot;}&quot;)" office:value-type="string" office:string-value="\tableitem{Overweight}{-1}{19}" calcext:value-type="string">
            <text:p>\tableitem{Overweight}{-1}{19}</text:p>
          </table:table-cell>
          <table:table-cell table:formula="of:=IF([.A416]; [.I416]; COM.MICROSOFT.CONCAT(&quot;% &quot;; [.I416]))" office:value-type="string" office:string-value="\tableitem{Overweight}{-1}{19}" calcext:value-type="string">
            <text:p>\tableitem{Overweight}{-1}{19}</text:p>
          </table:table-cell>
          <table:table-cell table:number-columns-repeated="1014"/>
        </table:table-row>
        <table:table-row table:style-name="ro2">
          <table:table-cell table:formula="of:=IF([.E41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acif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ndane</text:p>
          </table:table-cell>
          <table:table-cell table:formula="of:=CONCATENATE([.I$1]; &quot;{&quot;; [.B417];&quot;}{&quot;; [.F417]; &quot;}{&quot;;[.G417];&quot;}&quot;)" office:value-type="string" office:string-value="\tableitem{Pacifism}{Variable}{148}" calcext:value-type="string">
            <text:p>\tableitem{Pacifism}{Variable}{148}</text:p>
          </table:table-cell>
          <table:table-cell table:formula="of:=IF([.A417]; [.I417]; COM.MICROSOFT.CONCAT(&quot;% &quot;; [.I417]))" office:value-type="string" office:string-value="\tableitem{Pacifism}{Variable}{148}" calcext:value-type="string">
            <text:p>\tableitem{Pacifism}{Variable}{148}</text:p>
          </table:table-cell>
          <table:table-cell table:number-columns-repeated="1014"/>
        </table:table-row>
        <table:table-row table:style-name="ro2">
          <table:table-cell table:formula="of:=IF([.E41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arano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ndane</text:p>
          </table:table-cell>
          <table:table-cell table:formula="of:=CONCATENATE([.I$1]; &quot;{&quot;; [.B418];&quot;}{&quot;; [.F418]; &quot;}{&quot;;[.G418];&quot;}&quot;)" office:value-type="string" office:string-value="\tableitem{Paranoia}{-10}{148}" calcext:value-type="string">
            <text:p>\tableitem{Paranoia}{-10}{148}</text:p>
          </table:table-cell>
          <table:table-cell table:formula="of:=IF([.A418]; [.I418]; COM.MICROSOFT.CONCAT(&quot;% &quot;; [.I418]))" office:value-type="string" office:string-value="\tableitem{Paranoia}{-10}{148}" calcext:value-type="string">
            <text:p>\tableitem{Paranoia}{-10}{148}</text:p>
          </table:table-cell>
          <table:table-cell table:number-columns-repeated="1014"/>
        </table:table-row>
        <table:table-row table:style-name="ro2">
          <table:table-cell table:formula="of:=IF([.E41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ersonality Chang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19];&quot;}{&quot;; [.F419]; &quot;}{&quot;;[.G419];&quot;}&quot;)" office:value-type="string" office:string-value="\tableitem{Personality Change}{-1}{164}" calcext:value-type="string">
            <text:p>\tableitem{Personality Change}{-1}{164}</text:p>
          </table:table-cell>
          <table:table-cell table:formula="of:=IF([.A419]; [.I419]; COM.MICROSOFT.CONCAT(&quot;% &quot;; [.I419]))" office:value-type="string" office:string-value="\tableitem{Personality Change}{-1}{164}" calcext:value-type="string">
            <text:p>\tableitem{Personality Change}{-1}{164}</text:p>
          </table:table-cell>
          <table:table-cell table:number-columns-repeated="1014"/>
        </table:table-row>
        <table:table-row table:style-name="ro2">
          <table:table-cell table:formula="of:=IF([.E42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hantom Voic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to -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ndane</text:p>
          </table:table-cell>
          <table:table-cell table:formula="of:=CONCATENATE([.I$1]; &quot;{&quot;; [.B420];&quot;}{&quot;; [.F420]; &quot;}{&quot;;[.G420];&quot;}&quot;)" office:value-type="string" office:string-value="\tableitem{Phantom Voices}{-5 to -15}{148}" calcext:value-type="string">
            <text:p>\tableitem{Phantom Voices}{-5 to -15}{148}</text:p>
          </table:table-cell>
          <table:table-cell table:formula="of:=IF([.A420]; [.I420]; COM.MICROSOFT.CONCAT(&quot;% &quot;; [.I420]))" office:value-type="string" office:string-value="\tableitem{Phantom Voices}{-5 to -15}{148}" calcext:value-type="string">
            <text:p>\tableitem{Phantom Voices}{-5 to -15}{148}</text:p>
          </table:table-cell>
          <table:table-cell table:number-columns-repeated="1014"/>
        </table:table-row>
        <table:table-row table:style-name="ro2">
          <table:table-cell table:formula="of:=IF([.E42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hobia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*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undane</text:p>
          </table:table-cell>
          <table:table-cell table:formula="of:=CONCATENATE([.I$1]; &quot;{&quot;; [.B421];&quot;}{&quot;; [.F421]; &quot;}{&quot;;[.G421];&quot;}&quot;)" office:value-type="string" office:string-value="\tableitem{Phobias}{Variable*}{148}" calcext:value-type="string">
            <text:p>\tableitem{Phobias}{Variable*}{148}</text:p>
          </table:table-cell>
          <table:table-cell table:formula="of:=IF([.A421]; [.I421]; COM.MICROSOFT.CONCAT(&quot;% &quot;; [.I421]))" office:value-type="string" office:string-value="\tableitem{Phobias}{Variable*}{148}" calcext:value-type="string">
            <text:p>\tableitem{Phobias}{Variable*}{148}</text:p>
          </table:table-cell>
          <table:table-cell table:number-columns-repeated="1014"/>
        </table:table-row>
        <table:table-row table:style-name="ro2">
          <table:table-cell table:formula="of:=IF([.E42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ost-Combat Shak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ndane</text:p>
          </table:table-cell>
          <table:table-cell table:formula="of:=CONCATENATE([.I$1]; &quot;{&quot;; [.B422];&quot;}{&quot;; [.F422]; &quot;}{&quot;;[.G422];&quot;}&quot;)" office:value-type="string" office:string-value="\tableitem{Post-Combat Shakes}{-5*}{150}" calcext:value-type="string">
            <text:p>\tableitem{Post-Combat Shakes}{-5*}{150}</text:p>
          </table:table-cell>
          <table:table-cell table:formula="of:=IF([.A422]; [.I422]; COM.MICROSOFT.CONCAT(&quot;% &quot;; [.I422]))" office:value-type="string" office:string-value="\tableitem{Post-Combat Shakes}{-5*}{150}" calcext:value-type="string">
            <text:p>\tableitem{Post-Combat Shakes}{-5*}{150}</text:p>
          </table:table-cell>
          <table:table-cell table:number-columns-repeated="1014"/>
        </table:table-row>
        <table:table-row table:style-name="ro2">
          <table:table-cell table:formula="of:=IF([.E42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23];&quot;}{&quot;; [.F423]; &quot;}{&quot;;[.G423];&quot;}&quot;)" office:value-type="string" office:string-value="\tableitem{Proud}{-1}{164}" calcext:value-type="string">
            <text:p>\tableitem{Proud}{-1}{164}</text:p>
          </table:table-cell>
          <table:table-cell table:formula="of:=IF([.A423]; [.I423]; COM.MICROSOFT.CONCAT(&quot;% &quot;; [.I423]))" office:value-type="string" office:string-value="\tableitem{Proud}{-1}{164}" calcext:value-type="string">
            <text:p>\tableitem{Proud}{-1}{164}</text:p>
          </table:table-cell>
          <table:table-cell table:number-columns-repeated="1014"/>
        </table:table-row>
        <table:table-row table:style-name="ro2">
          <table:table-cell table:formula="of:=IF([.E42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Pyroman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ndane</text:p>
          </table:table-cell>
          <table:table-cell table:formula="of:=CONCATENATE([.I$1]; &quot;{&quot;; [.B424];&quot;}{&quot;; [.F424]; &quot;}{&quot;;[.G424];&quot;}&quot;)" office:value-type="string" office:string-value="\tableitem{Pyromania}{-5*}{150}" calcext:value-type="string">
            <text:p>\tableitem{Pyromania}{-5*}{150}</text:p>
          </table:table-cell>
          <table:table-cell table:formula="of:=IF([.A424]; [.I424]; COM.MICROSOFT.CONCAT(&quot;% &quot;; [.I424]))" office:value-type="string" office:string-value="\tableitem{Pyromania}{-5*}{150}" calcext:value-type="string">
            <text:p>\tableitem{Pyromania}{-5*}{150}</text:p>
          </table:table-cell>
          <table:table-cell table:number-columns-repeated="1014"/>
        </table:table-row>
        <table:table-row table:style-name="ro2">
          <table:table-cell table:formula="of:=IF([.E42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Quadripleg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80" calcext:value-type="float">
            <text:p>-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undane</text:p>
          </table:table-cell>
          <table:table-cell table:formula="of:=CONCATENATE([.I$1]; &quot;{&quot;; [.B425];&quot;}{&quot;; [.F425]; &quot;}{&quot;;[.G425];&quot;}&quot;)" office:value-type="string" office:string-value="\tableitem{Quadriplegic}{-80}{150}" calcext:value-type="string">
            <text:p>\tableitem{Quadriplegic}{-80}{150}</text:p>
          </table:table-cell>
          <table:table-cell table:formula="of:=IF([.A425]; [.I425]; COM.MICROSOFT.CONCAT(&quot;% &quot;; [.I425]))" office:value-type="string" office:string-value="\tableitem{Quadriplegic}{-80}{150}" calcext:value-type="string">
            <text:p>\tableitem{Quadriplegic}{-80}{15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programma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otic</text:p>
          </table:table-cell>
          <table:table-cell table:formula="of:=CONCATENATE([.I$1]; &quot;{&quot;; [.B426];&quot;}{&quot;; [.F426]; &quot;}{&quot;;[.G426];&quot;}&quot;)" office:value-type="string" office:string-value="\tableitem{Reprogrammable}{-10}{150}" calcext:value-type="string">
            <text:p>\tableitem{Reprogrammable}{-10}{150}</text:p>
          </table:table-cell>
          <table:table-cell table:formula="of:=IF([.A426]; [.I426]; COM.MICROSOFT.CONCAT(&quot;% &quot;; [.I426]))" office:value-type="string" office:string-value="% \tableitem{Reprogrammable}{-10}{150}" calcext:value-type="string">
            <text:p>% \tableitem{Reprogrammable}{-10}{150}</text:p>
          </table:table-cell>
          <table:table-cell table:number-columns-repeated="1014"/>
        </table:table-row>
        <table:table-row table:style-name="ro2">
          <table:table-cell table:formula="of:=IF([.E42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ndane</text:p>
          </table:table-cell>
          <table:table-cell table:formula="of:=CONCATENATE([.I$1]; &quot;{&quot;; [.B427];&quot;}{&quot;; [.F427]; &quot;}{&quot;;[.G427];&quot;}&quot;)" office:value-type="string" office:string-value="\tableitem{Reputation}{Variable}{26}" calcext:value-type="string">
            <text:p>\tableitem{Reputation}{Variable}{26}</text:p>
          </table:table-cell>
          <table:table-cell table:formula="of:=IF([.A427]; [.I427]; COM.MICROSOFT.CONCAT(&quot;% &quot;; [.I427]))" office:value-type="string" office:string-value="\tableitem{Reputation}{Variable}{26}" calcext:value-type="string">
            <text:p>\tableitem{Reputation}{Variable}{26}</text:p>
          </table:table-cell>
          <table:table-cell table:number-columns-repeated="1014"/>
        </table:table-row>
        <table:table-row table:style-name="ro2">
          <table:table-cell table:formula="of:=IF([.E42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28];&quot;}{&quot;; [.F428]; &quot;}{&quot;;[.G428];&quot;}&quot;)" office:value-type="string" office:string-value="\tableitem{Responsive}{-1}{164}" calcext:value-type="string">
            <text:p>\tableitem{Responsive}{-1}{164}</text:p>
          </table:table-cell>
          <table:table-cell table:formula="of:=IF([.A428]; [.I428]; COM.MICROSOFT.CONCAT(&quot;% &quot;; [.I428]))" office:value-type="string" office:string-value="\tableitem{Responsive}{-1}{164}" calcext:value-type="string">
            <text:p>\tableitem{Responsive}{-1}{164}</text:p>
          </table:table-cell>
          <table:table-cell table:number-columns-repeated="1014"/>
        </table:table-row>
        <table:table-row table:style-name="ro2">
          <table:table-cell table:formula="of:=IF([.E42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stricted Di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 to -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undane</text:p>
          </table:table-cell>
          <table:table-cell table:formula="of:=CONCATENATE([.I$1]; &quot;{&quot;; [.B429];&quot;}{&quot;; [.F429]; &quot;}{&quot;;[.G429];&quot;}&quot;)" office:value-type="string" office:string-value="\tableitem{Restricted Diet}{-10 to -40}{151}" calcext:value-type="string">
            <text:p>\tableitem{Restricted Diet}{-10 to -40}{151}</text:p>
          </table:table-cell>
          <table:table-cell table:formula="of:=IF([.A429]; [.I429]; COM.MICROSOFT.CONCAT(&quot;% &quot;; [.I429]))" office:value-type="string" office:string-value="\tableitem{Restricted Diet}{-10 to -40}{151}" calcext:value-type="string">
            <text:p>\tableitem{Restricted Diet}{-10 to -40}{151}</text:p>
          </table:table-cell>
          <table:table-cell table:number-columns-repeated="1014"/>
        </table:table-row>
        <table:table-row table:style-name="ro2">
          <table:table-cell table:formula="of:=IF([.E43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Restricted Vis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 or -3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undane</text:p>
          </table:table-cell>
          <table:table-cell table:formula="of:=CONCATENATE([.I$1]; &quot;{&quot;; [.B430];&quot;}{&quot;; [.F430]; &quot;}{&quot;;[.G430];&quot;}&quot;)" office:value-type="string" office:string-value="\tableitem{Restricted Vision}{-15 or -30}{151}" calcext:value-type="string">
            <text:p>\tableitem{Restricted Vision}{-15 or -30}{151}</text:p>
          </table:table-cell>
          <table:table-cell table:formula="of:=IF([.A430]; [.I430]; COM.MICROSOFT.CONCAT(&quot;% &quot;; [.I430]))" office:value-type="string" office:string-value="\tableitem{Restricted Vision}{-15 or -30}{151}" calcext:value-type="string">
            <text:p>\tableitem{Restricted Vision}{-15 or -30}{15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vuls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-5 to -1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31];&quot;}{&quot;; [.F431]; &quot;}{&quot;;[.G431];&quot;}&quot;)" office:value-type="string" office:string-value="\tableitem{Revulsion}{-5 to -15}{151}" calcext:value-type="string">
            <text:p>\tableitem{Revulsion}{-5 to -15}{151}</text:p>
          </table:table-cell>
          <table:table-cell table:formula="of:=IF([.A431]; [.I431]; COM.MICROSOFT.CONCAT(&quot;% &quot;; [.I431]))" office:value-type="string" office:string-value="% \tableitem{Revulsion}{-5 to -15}{151}" calcext:value-type="string">
            <text:p>% \tableitem{Revulsion}{-5 to -15}{151}</text:p>
          </table:table-cell>
          <table:table-cell table:number-columns-repeated="1014"/>
        </table:table-row>
        <table:table-row table:style-name="ro2">
          <table:table-cell table:formula="of:=IF([.E43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ad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ndane</text:p>
          </table:table-cell>
          <table:table-cell table:formula="of:=CONCATENATE([.I$1]; &quot;{&quot;; [.B432];&quot;}{&quot;; [.F432]; &quot;}{&quot;;[.G432];&quot;}&quot;)" office:value-type="string" office:string-value="\tableitem{Sadism}{-15*}{152}" calcext:value-type="string">
            <text:p>\tableitem{Sadism}{-15*}{152}</text:p>
          </table:table-cell>
          <table:table-cell table:formula="of:=IF([.A432]; [.I432]; COM.MICROSOFT.CONCAT(&quot;% &quot;; [.I432]))" office:value-type="string" office:string-value="\tableitem{Sadism}{-15*}{152}" calcext:value-type="string">
            <text:p>\tableitem{Sadism}{-15*}{152}</text:p>
          </table:table-cell>
          <table:table-cell table:number-columns-repeated="1014"/>
        </table:table-row>
        <table:table-row table:style-name="ro2">
          <table:table-cell table:formula="of:=IF([.E43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to -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ndane</text:p>
          </table:table-cell>
          <table:table-cell table:formula="of:=CONCATENATE([.I$1]; &quot;{&quot;; [.B433];&quot;}{&quot;; [.F433]; &quot;}{&quot;;[.G433];&quot;}&quot;)" office:value-type="string" office:string-value="\tableitem{Secret}{-5 to -30}{152}" calcext:value-type="string">
            <text:p>\tableitem{Secret}{-5 to -30}{152}</text:p>
          </table:table-cell>
          <table:table-cell table:formula="of:=IF([.A433]; [.I433]; COM.MICROSOFT.CONCAT(&quot;% &quot;; [.I433]))" office:value-type="string" office:string-value="\tableitem{Secret}{-5 to -30}{152}" calcext:value-type="string">
            <text:p>\tableitem{Secret}{-5 to -30}{152}</text:p>
          </table:table-cell>
          <table:table-cell table:number-columns-repeated="1014"/>
        </table:table-row>
        <table:table-row table:style-name="ro2">
          <table:table-cell table:formula="of:=IF([.E43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cret Ident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ndane</text:p>
          </table:table-cell>
          <table:table-cell table:formula="of:=CONCATENATE([.I$1]; &quot;{&quot;; [.B434];&quot;}{&quot;; [.F434]; &quot;}{&quot;;[.G434];&quot;}&quot;)" office:value-type="string" office:string-value="\tableitem{Secret Identity}{Variable}{153}" calcext:value-type="string">
            <text:p>\tableitem{Secret Identity}{Variable}{153}</text:p>
          </table:table-cell>
          <table:table-cell table:formula="of:=IF([.A434]; [.I434]; COM.MICROSOFT.CONCAT(&quot;% &quot;; [.I434]))" office:value-type="string" office:string-value="\tableitem{Secret Identity}{Variable}{153}" calcext:value-type="string">
            <text:p>\tableitem{Secret Identity}{Variable}{1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xotic</text:p>
          </table:table-cell>
          <table:table-cell table:formula="of:=CONCATENATE([.I$1]; &quot;{&quot;; [.B435];&quot;}{&quot;; [.F435]; &quot;}{&quot;;[.G435];&quot;}&quot;)" office:value-type="string" office:string-value="\tableitem{Self-Destruct}{-10}{153}" calcext:value-type="string">
            <text:p>\tableitem{Self-Destruct}{-10}{153}</text:p>
          </table:table-cell>
          <table:table-cell table:formula="of:=IF([.A435]; [.I435]; COM.MICROSOFT.CONCAT(&quot;% &quot;; [.I435]))" office:value-type="string" office:string-value="% \tableitem{Self-Destruct}{-10}{153}" calcext:value-type="string">
            <text:p>% \tableitem{Self-Destruct}{-10}{153}</text:p>
          </table:table-cell>
          <table:table-cell table:number-columns-repeated="1014"/>
        </table:table-row>
        <table:table-row table:style-name="ro2">
          <table:table-cell table:formula="of:=IF([.E43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ndane</text:p>
          </table:table-cell>
          <table:table-cell table:formula="of:=CONCATENATE([.I$1]; &quot;{&quot;; [.B436];&quot;}{&quot;; [.F436]; &quot;}{&quot;;[.G436];&quot;}&quot;)" office:value-type="string" office:string-value="\tableitem{Selfish}{-5*}{153}" calcext:value-type="string">
            <text:p>\tableitem{Selfish}{-5*}{153}</text:p>
          </table:table-cell>
          <table:table-cell table:formula="of:=IF([.A436]; [.I436]; COM.MICROSOFT.CONCAT(&quot;% &quot;; [.I436]))" office:value-type="string" office:string-value="\tableitem{Selfish}{-5*}{153}" calcext:value-type="string">
            <text:p>\tableitem{Selfish}{-5*}{153}</text:p>
          </table:table-cell>
          <table:table-cell table:number-columns-repeated="1014"/>
        </table:table-row>
        <table:table-row table:style-name="ro2">
          <table:table-cell table:formula="of:=IF([.E43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ndane</text:p>
          </table:table-cell>
          <table:table-cell table:formula="of:=CONCATENATE([.I$1]; &quot;{&quot;; [.B437];&quot;}{&quot;; [.F437]; &quot;}{&quot;;[.G437];&quot;}&quot;)" office:value-type="string" office:string-value="\tableitem{Selfless}{-5*}{153}" calcext:value-type="string">
            <text:p>\tableitem{Selfless}{-5*}{153}</text:p>
          </table:table-cell>
          <table:table-cell table:formula="of:=IF([.A437]; [.I437]; COM.MICROSOFT.CONCAT(&quot;% &quot;; [.I437]))" office:value-type="string" office:string-value="\tableitem{Selfless}{-5*}{153}" calcext:value-type="string">
            <text:p>\tableitem{Selfless}{-5*}{1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mi-Uprigh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xotic</text:p>
          </table:table-cell>
          <table:table-cell table:formula="of:=CONCATENATE([.I$1]; &quot;{&quot;; [.B438];&quot;}{&quot;; [.F438]; &quot;}{&quot;;[.G438];&quot;}&quot;)" office:value-type="string" office:string-value="\tableitem{Semi-Upright}{-5}{153}" calcext:value-type="string">
            <text:p>\tableitem{Semi-Upright}{-5}{153}</text:p>
          </table:table-cell>
          <table:table-cell table:formula="of:=IF([.A438]; [.I438]; COM.MICROSOFT.CONCAT(&quot;% &quot;; [.I438]))" office:value-type="string" office:string-value="% \tableitem{Semi-Upright}{-5}{153}" calcext:value-type="string">
            <text:p>% \tableitem{Semi-Upright}{-5}{153}</text:p>
          </table:table-cell>
          <table:table-cell table:number-columns-repeated="1014"/>
        </table:table-row>
        <table:table-row table:style-name="ro2">
          <table:table-cell table:formula="of:=IF([.E43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ense of Du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2 to -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ndane</text:p>
          </table:table-cell>
          <table:table-cell table:formula="of:=CONCATENATE([.I$1]; &quot;{&quot;; [.B439];&quot;}{&quot;; [.F439]; &quot;}{&quot;;[.G439];&quot;}&quot;)" office:value-type="string" office:string-value="\tableitem{Sense of Duty}{-2 to -20}{153}" calcext:value-type="string">
            <text:p>\tableitem{Sense of Duty}{-2 to -20}{153}</text:p>
          </table:table-cell>
          <table:table-cell table:formula="of:=IF([.A439]; [.I439]; COM.MICROSOFT.CONCAT(&quot;% &quot;; [.I439]))" office:value-type="string" office:string-value="\tableitem{Sense of Duty}{-2 to -20}{153}" calcext:value-type="string">
            <text:p>\tableitem{Sense of Duty}{-2 to -20}{1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exl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xotic</text:p>
          </table:table-cell>
          <table:table-cell table:formula="of:=CONCATENATE([.I$1]; &quot;{&quot;; [.B440];&quot;}{&quot;; [.F440]; &quot;}{&quot;;[.G440];&quot;}&quot;)" office:value-type="string" office:string-value="\tableitem{Sexless}{-1}{165}" calcext:value-type="string">
            <text:p>\tableitem{Sexless}{-1}{165}</text:p>
          </table:table-cell>
          <table:table-cell table:formula="of:=IF([.A440]; [.I440]; COM.MICROSOFT.CONCAT(&quot;% &quot;; [.I440]))" office:value-type="string" office:string-value="% \tableitem{Sexless}{-1}{165}" calcext:value-type="string">
            <text:p>% \tableitem{Sexless}{-1}{16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20" calcext:value-type="float">
            <text:p>-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xotic</text:p>
          </table:table-cell>
          <table:table-cell table:formula="of:=CONCATENATE([.I$1]; &quot;{&quot;; [.B441];&quot;}{&quot;; [.F441]; &quot;}{&quot;;[.G441];&quot;}&quot;)" office:value-type="string" office:string-value="\tableitem{Shadow Form}{-20}{153}" calcext:value-type="string">
            <text:p>\tableitem{Shadow Form}{-20}{153}</text:p>
          </table:table-cell>
          <table:table-cell table:formula="of:=IF([.A441]; [.I441]; COM.MICROSOFT.CONCAT(&quot;% &quot;; [.I441]))" office:value-type="string" office:string-value="% \tableitem{Shadow Form}{-20}{153}" calcext:value-type="string">
            <text:p>% \tableitem{Shadow Form}{-20}{153}</text:p>
          </table:table-cell>
          <table:table-cell table:number-columns-repeated="1014"/>
        </table:table-row>
        <table:table-row table:style-name="ro2">
          <table:table-cell table:formula="of:=IF([.E44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hort Attention Sp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ndane</text:p>
          </table:table-cell>
          <table:table-cell table:formula="of:=CONCATENATE([.I$1]; &quot;{&quot;; [.B442];&quot;}{&quot;; [.F442]; &quot;}{&quot;;[.G442];&quot;}&quot;)" office:value-type="string" office:string-value="\tableitem{Short Attention Span}{-10*}{153}" calcext:value-type="string">
            <text:p>\tableitem{Short Attention Span}{-10*}{153}</text:p>
          </table:table-cell>
          <table:table-cell table:formula="of:=IF([.A442]; [.I442]; COM.MICROSOFT.CONCAT(&quot;% &quot;; [.I442]))" office:value-type="string" office:string-value="\tableitem{Short Attention Span}{-10*}{153}" calcext:value-type="string">
            <text:p>\tableitem{Short Attention Span}{-10*}{153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hort Lifesp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-10/lev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xotic</text:p>
          </table:table-cell>
          <table:table-cell table:formula="of:=CONCATENATE([.I$1]; &quot;{&quot;; [.B443];&quot;}{&quot;; [.F443]; &quot;}{&quot;;[.G443];&quot;}&quot;)" office:value-type="string" office:string-value="\tableitem{Short Lifespan}{-10/level}{154}" calcext:value-type="string">
            <text:p>\tableitem{Short Lifespan}{-10/level}{154}</text:p>
          </table:table-cell>
          <table:table-cell table:formula="of:=IF([.A443]; [.I443]; COM.MICROSOFT.CONCAT(&quot;% &quot;; [.I443]))" office:value-type="string" office:string-value="% \tableitem{Short Lifespan}{-10/level}{154}" calcext:value-type="string">
            <text:p>% \tableitem{Short Lifespan}{-10/level}{154}</text:p>
          </table:table-cell>
          <table:table-cell table:number-columns-repeated="1014"/>
        </table:table-row>
        <table:table-row table:style-name="ro2">
          <table:table-cell table:formula="of:=IF([.E44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hy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, -10, or -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undane</text:p>
          </table:table-cell>
          <table:table-cell table:formula="of:=CONCATENATE([.I$1]; &quot;{&quot;; [.B444];&quot;}{&quot;; [.F444]; &quot;}{&quot;;[.G444];&quot;}&quot;)" office:value-type="string" office:string-value="\tableitem{Shyness}{-5, -10, or -20}{154}" calcext:value-type="string">
            <text:p>\tableitem{Shyness}{-5, -10, or -20}{154}</text:p>
          </table:table-cell>
          <table:table-cell table:formula="of:=IF([.A444]; [.I444]; COM.MICROSOFT.CONCAT(&quot;% &quot;; [.I444]))" office:value-type="string" office:string-value="\tableitem{Shyness}{-5, -10, or -20}{154}" calcext:value-type="string">
            <text:p>\tableitem{Shyness}{-5, -10, or -20}{154}</text:p>
          </table:table-cell>
          <table:table-cell table:number-columns-repeated="1014"/>
        </table:table-row>
        <table:table-row table:style-name="ro2">
          <table:table-cell table:formula="of:=IF([.E44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ndane</text:p>
          </table:table-cell>
          <table:table-cell table:formula="of:=CONCATENATE([.I$1]; &quot;{&quot;; [.B445];&quot;}{&quot;; [.F445]; &quot;}{&quot;;[.G445];&quot;}&quot;)" office:value-type="string" office:string-value="\tableitem{Skinny}{-5}{18}" calcext:value-type="string">
            <text:p>\tableitem{Skinny}{-5}{18}</text:p>
          </table:table-cell>
          <table:table-cell table:formula="of:=IF([.A445]; [.I445]; COM.MICROSOFT.CONCAT(&quot;% &quot;; [.I445]))" office:value-type="string" office:string-value="\tableitem{Skinny}{-5}{18}" calcext:value-type="string">
            <text:p>\tableitem{Skinny}{-5}{18}</text:p>
          </table:table-cell>
          <table:table-cell table:number-columns-repeated="1014"/>
        </table:table-row>
        <table:table-row table:style-name="ro2">
          <table:table-cell table:formula="of:=IF([.E44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lave Mental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40" calcext:value-type="float">
            <text:p>-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undane</text:p>
          </table:table-cell>
          <table:table-cell table:formula="of:=CONCATENATE([.I$1]; &quot;{&quot;; [.B446];&quot;}{&quot;; [.F446]; &quot;}{&quot;;[.G446];&quot;}&quot;)" office:value-type="string" office:string-value="\tableitem{Slave Mentality}{-40}{154}" calcext:value-type="string">
            <text:p>\tableitem{Slave Mentality}{-40}{154}</text:p>
          </table:table-cell>
          <table:table-cell table:formula="of:=IF([.A446]; [.I446]; COM.MICROSOFT.CONCAT(&quot;% &quot;; [.I446]))" office:value-type="string" office:string-value="\tableitem{Slave Mentality}{-40}{154}" calcext:value-type="string">
            <text:p>\tableitem{Slave Mentality}{-40}{154}</text:p>
          </table:table-cell>
          <table:table-cell table:number-columns-repeated="1014"/>
        </table:table-row>
        <table:table-row table:style-name="ro2">
          <table:table-cell table:formula="of:=IF([.E44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leepwalk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undane</text:p>
          </table:table-cell>
          <table:table-cell table:formula="of:=CONCATENATE([.I$1]; &quot;{&quot;; [.B447];&quot;}{&quot;; [.F447]; &quot;}{&quot;;[.G447];&quot;}&quot;)" office:value-type="string" office:string-value="\tableitem{Sleepwalker}{-5*}{154}" calcext:value-type="string">
            <text:p>\tableitem{Sleepwalker}{-5*}{154}</text:p>
          </table:table-cell>
          <table:table-cell table:formula="of:=IF([.A447]; [.I447]; COM.MICROSOFT.CONCAT(&quot;% &quot;; [.I447]))" office:value-type="string" office:string-value="\tableitem{Sleepwalker}{-5*}{154}" calcext:value-type="string">
            <text:p>\tableitem{Sleepwalker}{-5*}{15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xotic</text:p>
          </table:table-cell>
          <table:table-cell table:formula="of:=CONCATENATE([.I$1]; &quot;{&quot;; [.B448];&quot;}{&quot;; [.F448]; &quot;}{&quot;;[.G448];&quot;}&quot;)" office:value-type="string" office:string-value="\tableitem{Sleepy}{Variable}{154}" calcext:value-type="string">
            <text:p>\tableitem{Sleepy}{Variable}{154}</text:p>
          </table:table-cell>
          <table:table-cell table:formula="of:=IF([.A448]; [.I448]; COM.MICROSOFT.CONCAT(&quot;% &quot;; [.I448]))" office:value-type="string" office:string-value="% \tableitem{Sleepy}{Variable}{154}" calcext:value-type="string">
            <text:p>% \tableitem{Sleepy}{Variable}{154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ow Ea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xotic</text:p>
          </table:table-cell>
          <table:table-cell table:formula="of:=CONCATENATE([.I$1]; &quot;{&quot;; [.B449];&quot;}{&quot;; [.F449]; &quot;}{&quot;;[.G449];&quot;}&quot;)" office:value-type="string" office:string-value="\tableitem{Slow Eater}{-10}{155}" calcext:value-type="string">
            <text:p>\tableitem{Slow Eater}{-10}{155}</text:p>
          </table:table-cell>
          <table:table-cell table:formula="of:=IF([.A449]; [.I449]; COM.MICROSOFT.CONCAT(&quot;% &quot;; [.I449]))" office:value-type="string" office:string-value="% \tableitem{Slow Eater}{-10}{155}" calcext:value-type="string">
            <text:p>% \tableitem{Slow Eater}{-10}{155}</text:p>
          </table:table-cell>
          <table:table-cell table:number-columns-repeated="1014"/>
        </table:table-row>
        <table:table-row table:style-name="ro2">
          <table:table-cell table:formula="of:=IF([.E45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low Heal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/lev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undane</text:p>
          </table:table-cell>
          <table:table-cell table:formula="of:=CONCATENATE([.I$1]; &quot;{&quot;; [.B450];&quot;}{&quot;; [.F450]; &quot;}{&quot;;[.G450];&quot;}&quot;)" office:value-type="string" office:string-value="\tableitem{Slow Healing}{-5/level}{155}" calcext:value-type="string">
            <text:p>\tableitem{Slow Healing}{-5/level}{155}</text:p>
          </table:table-cell>
          <table:table-cell table:formula="of:=IF([.A450]; [.I450]; COM.MICROSOFT.CONCAT(&quot;% &quot;; [.I450]))" office:value-type="string" office:string-value="\tableitem{Slow Healing}{-5/level}{155}" calcext:value-type="string">
            <text:p>\tableitem{Slow Healing}{-5/level}{155}</text:p>
          </table:table-cell>
          <table:table-cell table:number-columns-repeated="1014"/>
        </table:table-row>
        <table:table-row table:style-name="ro2">
          <table:table-cell table:formula="of:=IF([.E45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low Ris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undane</text:p>
          </table:table-cell>
          <table:table-cell table:formula="of:=CONCATENATE([.I$1]; &quot;{&quot;; [.B451];&quot;}{&quot;; [.F451]; &quot;}{&quot;;[.G451];&quot;}&quot;)" office:value-type="string" office:string-value="\tableitem{Slow Riser}{-5}{155}" calcext:value-type="string">
            <text:p>\tableitem{Slow Riser}{-5}{155}</text:p>
          </table:table-cell>
          <table:table-cell table:formula="of:=IF([.A451]; [.I451]; COM.MICROSOFT.CONCAT(&quot;% &quot;; [.I451]))" office:value-type="string" office:string-value="\tableitem{Slow Riser}{-5}{155}" calcext:value-type="string">
            <text:p>\tableitem{Slow Riser}{-5}{155}</text:p>
          </table:table-cell>
          <table:table-cell table:number-columns-repeated="1014"/>
        </table:table-row>
        <table:table-row table:style-name="ro2">
          <table:table-cell table:formula="of:=IF([.E452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ocial Dise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undane</text:p>
          </table:table-cell>
          <table:table-cell table:formula="of:=CONCATENATE([.I$1]; &quot;{&quot;; [.B452];&quot;}{&quot;; [.F452]; &quot;}{&quot;;[.G452];&quot;}&quot;)" office:value-type="string" office:string-value="\tableitem{Social Disease}{-5}{155}" calcext:value-type="string">
            <text:p>\tableitem{Social Disease}{-5}{155}</text:p>
          </table:table-cell>
          <table:table-cell table:formula="of:=IF([.A452]; [.I452]; COM.MICROSOFT.CONCAT(&quot;% &quot;; [.I452]))" office:value-type="string" office:string-value="\tableitem{Social Disease}{-5}{155}" calcext:value-type="string">
            <text:p>\tableitem{Social Disease}{-5}{155}</text:p>
          </table:table-cell>
          <table:table-cell table:number-columns-repeated="1014"/>
        </table:table-row>
        <table:table-row table:style-name="ro2">
          <table:table-cell table:formula="of:=IF([.E45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ocial Stig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 to -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undane</text:p>
          </table:table-cell>
          <table:table-cell table:formula="of:=CONCATENATE([.I$1]; &quot;{&quot;; [.B453];&quot;}{&quot;; [.F453]; &quot;}{&quot;;[.G453];&quot;}&quot;)" office:value-type="string" office:string-value="\tableitem{Social Stigma}{-5 to -20}{155}" calcext:value-type="string">
            <text:p>\tableitem{Social Stigma}{-5 to -20}{155}</text:p>
          </table:table-cell>
          <table:table-cell table:formula="of:=IF([.A453]; [.I453]; COM.MICROSOFT.CONCAT(&quot;% &quot;; [.I453]))" office:value-type="string" office:string-value="\tableitem{Social Stigma}{-5 to -20}{155}" calcext:value-type="string">
            <text:p>\tableitem{Social Stigma}{-5 to -20}{155}</text:p>
          </table:table-cell>
          <table:table-cell table:number-columns-repeated="1014"/>
        </table:table-row>
        <table:table-row table:style-name="ro2">
          <table:table-cell table:formula="of:=IF([.E45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pace Sick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ndane</text:p>
          </table:table-cell>
          <table:table-cell table:formula="of:=CONCATENATE([.I$1]; &quot;{&quot;; [.B454];&quot;}{&quot;; [.F454]; &quot;}{&quot;;[.G454];&quot;}&quot;)" office:value-type="string" office:string-value="\tableitem{Space Sickness}{-10}{156}" calcext:value-type="string">
            <text:p>\tableitem{Space Sickness}{-10}{156}</text:p>
          </table:table-cell>
          <table:table-cell table:formula="of:=IF([.A454]; [.I454]; COM.MICROSOFT.CONCAT(&quot;% &quot;; [.I454]))" office:value-type="string" office:string-value="\tableitem{Space Sickness}{-10}{156}" calcext:value-type="string">
            <text:p>\tableitem{Space Sickness}{-10}{156}</text:p>
          </table:table-cell>
          <table:table-cell table:number-columns-repeated="1014"/>
        </table:table-row>
        <table:table-row table:style-name="ro2">
          <table:table-cell table:formula="of:=IF([.E45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plit Personal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ndane</text:p>
          </table:table-cell>
          <table:table-cell table:formula="of:=CONCATENATE([.I$1]; &quot;{&quot;; [.B455];&quot;}{&quot;; [.F455]; &quot;}{&quot;;[.G455];&quot;}&quot;)" office:value-type="string" office:string-value="\tableitem{Split Personality}{-15*}{156}" calcext:value-type="string">
            <text:p>\tableitem{Split Personality}{-15*}{156}</text:p>
          </table:table-cell>
          <table:table-cell table:formula="of:=IF([.A455]; [.I455]; COM.MICROSOFT.CONCAT(&quot;% &quot;; [.I455]))" office:value-type="string" office:string-value="\tableitem{Split Personality}{-15*}{156}" calcext:value-type="string">
            <text:p>\tableitem{Split Personality}{-15*}{156}</text:p>
          </table:table-cell>
          <table:table-cell table:number-columns-repeated="1014"/>
        </table:table-row>
        <table:table-row table:style-name="ro2">
          <table:table-cell table:formula="of:=IF([.E45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queami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ndane</text:p>
          </table:table-cell>
          <table:table-cell table:formula="of:=CONCATENATE([.I$1]; &quot;{&quot;; [.B456];&quot;}{&quot;; [.F456]; &quot;}{&quot;;[.G456];&quot;}&quot;)" office:value-type="string" office:string-value="\tableitem{Squeamish}{-10*}{156}" calcext:value-type="string">
            <text:p>\tableitem{Squeamish}{-10*}{156}</text:p>
          </table:table-cell>
          <table:table-cell table:formula="of:=IF([.A456]; [.I456]; COM.MICROSOFT.CONCAT(&quot;% &quot;; [.I456]))" office:value-type="string" office:string-value="\tableitem{Squeamish}{-10*}{156}" calcext:value-type="string">
            <text:p>\tableitem{Squeamish}{-10*}{156}</text:p>
          </table:table-cell>
          <table:table-cell table:number-columns-repeated="1014"/>
        </table:table-row>
        <table:table-row table:style-name="ro2">
          <table:table-cell table:formula="of:=IF([.E45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t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57];&quot;}{&quot;; [.F457]; &quot;}{&quot;;[.G457];&quot;}&quot;)" office:value-type="string" office:string-value="\tableitem{Staid}{-1}{164}" calcext:value-type="string">
            <text:p>\tableitem{Staid}{-1}{164}</text:p>
          </table:table-cell>
          <table:table-cell table:formula="of:=IF([.A457]; [.I457]; COM.MICROSOFT.CONCAT(&quot;% &quot;; [.I457]))" office:value-type="string" office:string-value="\tableitem{Staid}{-1}{164}" calcext:value-type="string">
            <text:p>\tableitem{Staid}{-1}{164}</text:p>
          </table:table-cell>
          <table:table-cell table:number-columns-repeated="1014"/>
        </table:table-row>
        <table:table-row table:style-name="ro2">
          <table:table-cell table:formula="of:=IF([.E45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/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undane</text:p>
          </table:table-cell>
          <table:table-cell table:formula="of:=CONCATENATE([.I$1]; &quot;{&quot;; [.B458];&quot;}{&quot;; [.F458]; &quot;}{&quot;;[.G458];&quot;}&quot;)" office:value-type="string" office:string-value="\tableitem{Status}{-5/level}{28}" calcext:value-type="string">
            <text:p>\tableitem{Status}{-5/level}{28}</text:p>
          </table:table-cell>
          <table:table-cell table:formula="of:=IF([.A458]; [.I458]; COM.MICROSOFT.CONCAT(&quot;% &quot;; [.I458]))" office:value-type="string" office:string-value="\tableitem{Status}{-5/level}{28}" calcext:value-type="string">
            <text:p>\tableitem{Status}{-5/level}{28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tress Atavis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*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xotic</text:p>
          </table:table-cell>
          <table:table-cell table:formula="of:=CONCATENATE([.I$1]; &quot;{&quot;; [.B459];&quot;}{&quot;; [.F459]; &quot;}{&quot;;[.G459];&quot;}&quot;)" office:value-type="string" office:string-value="\tableitem{Stress Atavism}{Variable*}{156}" calcext:value-type="string">
            <text:p>\tableitem{Stress Atavism}{Variable*}{156}</text:p>
          </table:table-cell>
          <table:table-cell table:formula="of:=IF([.A459]; [.I459]; COM.MICROSOFT.CONCAT(&quot;% &quot;; [.I459]))" office:value-type="string" office:string-value="% \tableitem{Stress Atavism}{Variable*}{156}" calcext:value-type="string">
            <text:p>% \tableitem{Stress Atavism}{Variable*}{156}</text:p>
          </table:table-cell>
          <table:table-cell table:number-columns-repeated="1014"/>
        </table:table-row>
        <table:table-row table:style-name="ro2">
          <table:table-cell table:formula="of:=IF([.E46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tubborn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ndane</text:p>
          </table:table-cell>
          <table:table-cell table:formula="of:=CONCATENATE([.I$1]; &quot;{&quot;; [.B460];&quot;}{&quot;; [.F460]; &quot;}{&quot;;[.G460];&quot;}&quot;)" office:value-type="string" office:string-value="\tableitem{Stubbornness}{-5}{157}" calcext:value-type="string">
            <text:p>\tableitem{Stubbornness}{-5}{157}</text:p>
          </table:table-cell>
          <table:table-cell table:formula="of:=IF([.A460]; [.I460]; COM.MICROSOFT.CONCAT(&quot;% &quot;; [.I460]))" office:value-type="string" office:string-value="\tableitem{Stubbornness}{-5}{157}" calcext:value-type="string">
            <text:p>\tableitem{Stubbornness}{-5}{157}</text:p>
          </table:table-cell>
          <table:table-cell table:number-columns-repeated="1014"/>
        </table:table-row>
        <table:table-row table:style-name="ro2">
          <table:table-cell table:formula="of:=IF([.E46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tutte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undane</text:p>
          </table:table-cell>
          <table:table-cell table:formula="of:=CONCATENATE([.I$1]; &quot;{&quot;; [.B461];&quot;}{&quot;; [.F461]; &quot;}{&quot;;[.G461];&quot;}&quot;)" office:value-type="string" office:string-value="\tableitem{Stuttering}{-10}{157}" calcext:value-type="string">
            <text:p>\tableitem{Stuttering}{-10}{157}</text:p>
          </table:table-cell>
          <table:table-cell table:formula="of:=IF([.A461]; [.I461]; COM.MICROSOFT.CONCAT(&quot;% &quot;; [.I461]))" office:value-type="string" office:string-value="\tableitem{Stuttering}{-10}{157}" calcext:value-type="string">
            <text:p>\tableitem{Stuttering}{-10}{15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natural Featur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62];&quot;}{&quot;; [.F462]; &quot;}{&quot;;[.G462];&quot;}&quot;)" office:value-type="string" office:string-value="\tableitem{Supernatural Features}{Variable}{157}" calcext:value-type="string">
            <text:p>\tableitem{Supernatural Features}{Variable}{157}</text:p>
          </table:table-cell>
          <table:table-cell table:formula="of:=IF([.A462]; [.I462]; COM.MICROSOFT.CONCAT(&quot;% &quot;; [.I462]))" office:value-type="string" office:string-value="% \tableitem{Supernatural Features}{Variable}{157}" calcext:value-type="string">
            <text:p>% \tableitem{Supernatural Features}{Variable}{157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upersensiti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63];&quot;}{&quot;; [.F463]; &quot;}{&quot;;[.G463];&quot;}&quot;)" office:value-type="string" office:string-value="\tableitem{Supersensitive}{-15}{158}" calcext:value-type="string">
            <text:p>\tableitem{Supersensitive}{-15}{158}</text:p>
          </table:table-cell>
          <table:table-cell table:formula="of:=IF([.A463]; [.I463]; COM.MICROSOFT.CONCAT(&quot;% &quot;; [.I463]))" office:value-type="string" office:string-value="% \tableitem{Supersensitive}{-15}{158}" calcext:value-type="string">
            <text:p>% \tableitem{Supersensitive}{-15}{158}</text:p>
          </table:table-cell>
          <table:table-cell table:number-columns-repeated="1014"/>
        </table:table-row>
        <table:table-row table:style-name="ro2">
          <table:table-cell table:formula="of:=IF([.E464] = &quot;Mundane&quot;; 1; &quot;&quot;)" office:value-type="float" office:value="1" calcext:value-type="float">
            <text:p>1</text:p>
          </table:table-cell>
          <table:table-cell office:value-type="string" calcext:value-type="string">
            <text:p>Susceptib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undane</text:p>
          </table:table-cell>
          <table:table-cell table:formula="of:=CONCATENATE([.I$1]; &quot;{&quot;; [.B464];&quot;}{&quot;; [.F464]; &quot;}{&quot;;[.G464];&quot;}&quot;)" office:value-type="string" office:string-value="\tableitem{Susceptible}{Variable}{158}" calcext:value-type="string">
            <text:p>\tableitem{Susceptible}{Variable}{158}</text:p>
          </table:table-cell>
          <table:table-cell table:formula="of:=IF([.A464]; [.I464]; COM.MICROSOFT.CONCAT(&quot;% &quot;; [.I464]))" office:value-type="string" office:string-value="\tableitem{Susceptible}{Variable}{158}" calcext:value-type="string">
            <text:p>\tableitem{Susceptible}{Variable}{158}</text:p>
          </table:table-cell>
          <table:table-cell table:number-columns-repeated="1014"/>
        </table:table-row>
        <table:table-row table:style-name="ro2">
          <table:table-cell table:formula="of:=IF([.E46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erminally 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0, -75, or -1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undane</text:p>
          </table:table-cell>
          <table:table-cell table:formula="of:=CONCATENATE([.I$1]; &quot;{&quot;; [.B465];&quot;}{&quot;; [.F465]; &quot;}{&quot;;[.G465];&quot;}&quot;)" office:value-type="string" office:string-value="\tableitem{Terminally Ill}{-50, -75, or -100}{158}" calcext:value-type="string">
            <text:p>\tableitem{Terminally Ill}{-50, -75, or -100}{158}</text:p>
          </table:table-cell>
          <table:table-cell table:formula="of:=IF([.A465]; [.I465]; COM.MICROSOFT.CONCAT(&quot;% &quot;; [.I465]))" office:value-type="string" office:string-value="\tableitem{Terminally Ill}{-50, -75, or -100}{158}" calcext:value-type="string">
            <text:p>\tableitem{Terminally Ill}{-50, -75, or -100}{158}</text:p>
          </table:table-cell>
          <table:table-cell table:number-columns-repeated="1014"/>
        </table:table-row>
        <table:table-row table:style-name="ro2">
          <table:table-cell table:formula="of:=IF([.E46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imesick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undane</text:p>
          </table:table-cell>
          <table:table-cell table:formula="of:=CONCATENATE([.I$1]; &quot;{&quot;; [.B466];&quot;}{&quot;; [.F466]; &quot;}{&quot;;[.G466];&quot;}&quot;)" office:value-type="string" office:string-value="\tableitem{Timesickness}{-10}{158}" calcext:value-type="string">
            <text:p>\tableitem{Timesickness}{-10}{158}</text:p>
          </table:table-cell>
          <table:table-cell table:formula="of:=IF([.A466]; [.I466]; COM.MICROSOFT.CONCAT(&quot;% &quot;; [.I466]))" office:value-type="string" office:string-value="\tableitem{Timesickness}{-10}{158}" calcext:value-type="string">
            <text:p>\tableitem{Timesickness}{-10}{158}</text:p>
          </table:table-cell>
          <table:table-cell table:number-columns-repeated="1014"/>
        </table:table-row>
        <table:table-row table:style-name="ro2">
          <table:table-cell table:formula="of:=IF([.E46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otal Kl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undane</text:p>
          </table:table-cell>
          <table:table-cell table:formula="of:=CONCATENATE([.I$1]; &quot;{&quot;; [.B467];&quot;}{&quot;; [.F467]; &quot;}{&quot;;[.G467];&quot;}&quot;)" office:value-type="string" office:string-value="\tableitem{Total Klutz}{-15}{141}" calcext:value-type="string">
            <text:p>\tableitem{Total Klutz}{-15}{141}</text:p>
          </table:table-cell>
          <table:table-cell table:formula="of:=IF([.A467]; [.I467]; COM.MICROSOFT.CONCAT(&quot;% &quot;; [.I467]))" office:value-type="string" office:string-value="\tableitem{Total Klutz}{-15}{141}" calcext:value-type="string">
            <text:p>\tableitem{Total Klutz}{-15}{141}</text:p>
          </table:table-cell>
          <table:table-cell table:number-columns-repeated="1014"/>
        </table:table-row>
        <table:table-row table:style-name="ro2">
          <table:table-cell table:formula="of:=IF([.E46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 or -5 to -15</text:p>
          </table:table-cell>
          <table:table-cell office:value-type="string" calcext:value-type="string">
            <text:p>159, 164</text:p>
          </table:table-cell>
          <table:table-cell office:value-type="string" calcext:value-type="string">
            <text:p>Mundane</text:p>
          </table:table-cell>
          <table:table-cell table:formula="of:=CONCATENATE([.I$1]; &quot;{&quot;; [.B468];&quot;}{&quot;; [.F468]; &quot;}{&quot;;[.G468];&quot;}&quot;)" office:value-type="string" office:string-value="\tableitem{Trademark}{-1 or -5 to -15}{159, 164}" calcext:value-type="string">
            <text:p>\tableitem{Trademark}{-1 or -5 to -15}{159, 164}</text:p>
          </table:table-cell>
          <table:table-cell table:formula="of:=IF([.A468]; [.I468]; COM.MICROSOFT.CONCAT(&quot;% &quot;; [.I468]))" office:value-type="string" office:string-value="\tableitem{Trademark}{-1 or -5 to -15}{159, 164}" calcext:value-type="string">
            <text:p>\tableitem{Trademark}{-1 or -5 to -15}{159, 164}</text:p>
          </table:table-cell>
          <table:table-cell table:number-columns-repeated="1014"/>
        </table:table-row>
        <table:table-row table:style-name="ro2">
          <table:table-cell table:formula="of:=IF([.E46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undane</text:p>
          </table:table-cell>
          <table:table-cell table:formula="of:=CONCATENATE([.I$1]; &quot;{&quot;; [.B469];&quot;}{&quot;; [.F469]; &quot;}{&quot;;[.G469];&quot;}&quot;)" office:value-type="string" office:string-value="\tableitem{Trickster}{-15*}{159}" calcext:value-type="string">
            <text:p>\tableitem{Trickster}{-15*}{159}</text:p>
          </table:table-cell>
          <table:table-cell table:formula="of:=IF([.A469]; [.I469]; COM.MICROSOFT.CONCAT(&quot;% &quot;; [.I469]))" office:value-type="string" office:string-value="\tableitem{Trickster}{-15*}{159}" calcext:value-type="string">
            <text:p>\tableitem{Trickster}{-15*}{159}</text:p>
          </table:table-cell>
          <table:table-cell table:number-columns-repeated="1014"/>
        </table:table-row>
        <table:table-row table:style-name="ro2">
          <table:table-cell table:formula="of:=IF([.E47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Truthful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5*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undane</text:p>
          </table:table-cell>
          <table:table-cell table:formula="of:=CONCATENATE([.I$1]; &quot;{&quot;; [.B470];&quot;}{&quot;; [.F470]; &quot;}{&quot;;[.G470];&quot;}&quot;)" office:value-type="string" office:string-value="\tableitem{Truthfulness}{-5*}{159}" calcext:value-type="string">
            <text:p>\tableitem{Truthfulness}{-5*}{159}</text:p>
          </table:table-cell>
          <table:table-cell table:formula="of:=IF([.A470]; [.I470]; COM.MICROSOFT.CONCAT(&quot;% &quot;; [.I470]))" office:value-type="string" office:string-value="\tableitem{Truthfulness}{-5*}{159}" calcext:value-type="string">
            <text:p>\tableitem{Truthfulness}{-5*}{159}</text:p>
          </table:table-cell>
          <table:table-cell table:number-columns-repeated="1014"/>
        </table:table-row>
        <table:table-row table:style-name="ro2">
          <table:table-cell table:formula="of:=IF([.E47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Uncongeni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undane</text:p>
          </table:table-cell>
          <table:table-cell table:formula="of:=CONCATENATE([.I$1]; &quot;{&quot;; [.B471];&quot;}{&quot;; [.F471]; &quot;}{&quot;;[.G471];&quot;}&quot;)" office:value-type="string" office:string-value="\tableitem{Uncongenial}{-1}{165}" calcext:value-type="string">
            <text:p>\tableitem{Uncongenial}{-1}{165}</text:p>
          </table:table-cell>
          <table:table-cell table:formula="of:=IF([.A471]; [.I471]; COM.MICROSOFT.CONCAT(&quot;% &quot;; [.I471]))" office:value-type="string" office:string-value="\tableitem{Uncongenial}{-1}{165}" calcext:value-type="string">
            <text:p>\tableitem{Uncongenial}{-1}{16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controllable Appeti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string" calcext:value-type="string">
            <text:p>-15*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72];&quot;}{&quot;; [.F472]; &quot;}{&quot;;[.G472];&quot;}&quot;)" office:value-type="string" office:string-value="\tableitem{Uncontrollable Appetite}{-15*}{159}" calcext:value-type="string">
            <text:p>\tableitem{Uncontrollable Appetite}{-15*}{159}</text:p>
          </table:table-cell>
          <table:table-cell table:formula="of:=IF([.A472]; [.I472]; COM.MICROSOFT.CONCAT(&quot;% &quot;; [.I472]))" office:value-type="string" office:string-value="% \tableitem{Uncontrollable Appetite}{-15*}{159}" calcext:value-type="string">
            <text:p>% \tableitem{Uncontrollable Appetite}{-15*}{159}</text:p>
          </table:table-cell>
          <table:table-cell table:number-columns-repeated="1014"/>
        </table:table-row>
        <table:table-row table:style-name="ro2">
          <table:table-cell table:formula="of:=IF([.E473] = &quot;Mundane&quot;; 1; &quot;&quot;)" office:value-type="float" office:value="1" calcext:value-type="float">
            <text:p>1</text:p>
          </table:table-cell>
          <table:table-cell office:value-type="string" calcext:value-type="string">
            <text:p>Unf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undane</text:p>
          </table:table-cell>
          <table:table-cell table:formula="of:=CONCATENATE([.I$1]; &quot;{&quot;; [.B473];&quot;}{&quot;; [.F473]; &quot;}{&quot;;[.G473];&quot;}&quot;)" office:value-type="string" office:string-value="\tableitem{Unfit}{-5}{160}" calcext:value-type="string">
            <text:p>\tableitem{Unfit}{-5}{160}</text:p>
          </table:table-cell>
          <table:table-cell table:formula="of:=IF([.A473]; [.I473]; COM.MICROSOFT.CONCAT(&quot;% &quot;; [.I473]))" office:value-type="string" office:string-value="\tableitem{Unfit}{-5}{160}" calcext:value-type="string">
            <text:p>\tableitem{Unfit}{-5}{16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heal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-20 or -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otic</text:p>
          </table:table-cell>
          <table:table-cell table:formula="of:=CONCATENATE([.I$1]; &quot;{&quot;; [.B474];&quot;}{&quot;; [.F474]; &quot;}{&quot;;[.G474];&quot;}&quot;)" office:value-type="string" office:string-value="\tableitem{Unhealing}{-20 or -30}{160}" calcext:value-type="string">
            <text:p>\tableitem{Unhealing}{-20 or -30}{160}</text:p>
          </table:table-cell>
          <table:table-cell table:formula="of:=IF([.A474]; [.I474]; COM.MICROSOFT.CONCAT(&quot;% &quot;; [.I474]))" office:value-type="string" office:string-value="% \tableitem{Unhealing}{-20 or -30}{160}" calcext:value-type="string">
            <text:p>% \tableitem{Unhealing}{-20 or -30}{160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75];&quot;}{&quot;; [.F475]; &quot;}{&quot;;[.G475];&quot;}&quot;)" office:value-type="string" office:string-value="\tableitem{Unique}{-5}{160}" calcext:value-type="string">
            <text:p>\tableitem{Unique}{-5}{160}</text:p>
          </table:table-cell>
          <table:table-cell table:formula="of:=IF([.A475]; [.I475]; COM.MICROSOFT.CONCAT(&quot;% &quot;; [.I475]))" office:value-type="string" office:string-value="% \tableitem{Unique}{-5}{160}" calcext:value-type="string">
            <text:p>% \tableitem{Unique}{-5}{160}</text:p>
          </table:table-cell>
          <table:table-cell table:number-columns-repeated="1014"/>
        </table:table-row>
        <table:table-row table:style-name="ro2">
          <table:table-cell table:formula="of:=IF([.E476] = &quot;Mundane&quot;; 1; &quot;&quot;)" office:value-type="float" office:value="1" calcext:value-type="float">
            <text:p>1</text:p>
          </table:table-cell>
          <table:table-cell office:value-type="string" calcext:value-type="string">
            <text:p>Unlucki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0" calcext:value-type="float">
            <text:p>-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undane</text:p>
          </table:table-cell>
          <table:table-cell table:formula="of:=CONCATENATE([.I$1]; &quot;{&quot;; [.B476];&quot;}{&quot;; [.F476]; &quot;}{&quot;;[.G476];&quot;}&quot;)" office:value-type="string" office:string-value="\tableitem{Unluckiness}{-10}{160}" calcext:value-type="string">
            <text:p>\tableitem{Unluckiness}{-10}{160}</text:p>
          </table:table-cell>
          <table:table-cell table:formula="of:=IF([.A476]; [.I476]; COM.MICROSOFT.CONCAT(&quot;% &quot;; [.I476]))" office:value-type="string" office:string-value="\tableitem{Unluckiness}{-10}{160}" calcext:value-type="string">
            <text:p>\tableitem{Unluckiness}{-10}{160}</text:p>
          </table:table-cell>
          <table:table-cell table:number-columns-repeated="1014"/>
        </table:table-row>
        <table:table-row table:style-name="ro2">
          <table:table-cell table:formula="of:=IF([.E47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Unnatural Featur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ndane</text:p>
          </table:table-cell>
          <table:table-cell table:formula="of:=CONCATENATE([.I$1]; &quot;{&quot;; [.B477];&quot;}{&quot;; [.F477]; &quot;}{&quot;;[.G477];&quot;}&quot;)" office:value-type="string" office:string-value="\tableitem{Unnatural Features}{Variable}{22}" calcext:value-type="string">
            <text:p>\tableitem{Unnatural Features}{Variable}{22}</text:p>
          </table:table-cell>
          <table:table-cell table:formula="of:=IF([.A477]; [.I477]; COM.MICROSOFT.CONCAT(&quot;% &quot;; [.I477]))" office:value-type="string" office:string-value="\tableitem{Unnatural Features}{Variable}{22}" calcext:value-type="string">
            <text:p>\tableitem{Unnatural Features}{Variable}{22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Unusual Biochemist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otic</text:p>
          </table:table-cell>
          <table:table-cell table:formula="of:=CONCATENATE([.I$1]; &quot;{&quot;; [.B478];&quot;}{&quot;; [.F478]; &quot;}{&quot;;[.G478];&quot;}&quot;)" office:value-type="string" office:string-value="\tableitem{Unusual Biochemistry}{-5}{160}" calcext:value-type="string">
            <text:p>\tableitem{Unusual Biochemistry}{-5}{160}</text:p>
          </table:table-cell>
          <table:table-cell table:formula="of:=IF([.A478]; [.I478]; COM.MICROSOFT.CONCAT(&quot;% &quot;; [.I478]))" office:value-type="string" office:string-value="% \tableitem{Unusual Biochemistry}{-5}{160}" calcext:value-type="string">
            <text:p>% \tableitem{Unusual Biochemistry}{-5}{160}</text:p>
          </table:table-cell>
          <table:table-cell table:number-columns-repeated="1014"/>
        </table:table-row>
        <table:table-row table:style-name="ro2">
          <table:table-cell table:formula="of:=IF([.E47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ery F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ndane</text:p>
          </table:table-cell>
          <table:table-cell table:formula="of:=CONCATENATE([.I$1]; &quot;{&quot;; [.B479];&quot;}{&quot;; [.F479]; &quot;}{&quot;;[.G479];&quot;}&quot;)" office:value-type="string" office:string-value="\tableitem{Very Fat}{-5}{19}" calcext:value-type="string">
            <text:p>\tableitem{Very Fat}{-5}{19}</text:p>
          </table:table-cell>
          <table:table-cell table:formula="of:=IF([.A479]; [.I479]; COM.MICROSOFT.CONCAT(&quot;% &quot;; [.I479]))" office:value-type="string" office:string-value="\tableitem{Very Fat}{-5}{19}" calcext:value-type="string">
            <text:p>\tableitem{Very Fat}{-5}{19}</text:p>
          </table:table-cell>
          <table:table-cell table:number-columns-repeated="1014"/>
        </table:table-row>
        <table:table-row table:style-name="ro2">
          <table:table-cell table:formula="of:=IF([.E480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ery Unf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undane</text:p>
          </table:table-cell>
          <table:table-cell table:formula="of:=CONCATENATE([.I$1]; &quot;{&quot;; [.B480];&quot;}{&quot;; [.F480]; &quot;}{&quot;;[.G480];&quot;}&quot;)" office:value-type="string" office:string-value="\tableitem{Very Unfit}{-15}{160}" calcext:value-type="string">
            <text:p>\tableitem{Very Unfit}{-15}{160}</text:p>
          </table:table-cell>
          <table:table-cell table:formula="of:=IF([.A480]; [.I480]; COM.MICROSOFT.CONCAT(&quot;% &quot;; [.I480]))" office:value-type="string" office:string-value="\tableitem{Very Unfit}{-15}{160}" calcext:value-type="string">
            <text:p>\tableitem{Very Unfit}{-15}{160}</text:p>
          </table:table-cell>
          <table:table-cell table:number-columns-repeated="1014"/>
        </table:table-row>
        <table:table-row table:style-name="ro2">
          <table:table-cell table:formula="of:=IF([.E481] = &quot;Mundane&quot;; 1; &quot;&quot;)" office:value-type="float" office:value="1" calcext:value-type="float">
            <text:p>1</text:p>
          </table:table-cell>
          <table:table-cell office:value-type="string" calcext:value-type="string">
            <text:p>V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 or -5 to -15</text:p>
          </table:table-cell>
          <table:table-cell office:value-type="string" calcext:value-type="string">
            <text:p>160, 165</text:p>
          </table:table-cell>
          <table:table-cell office:value-type="string" calcext:value-type="string">
            <text:p>Mundane</text:p>
          </table:table-cell>
          <table:table-cell table:formula="of:=CONCATENATE([.I$1]; &quot;{&quot;; [.B481];&quot;}{&quot;; [.F481]; &quot;}{&quot;;[.G481];&quot;}&quot;)" office:value-type="string" office:string-value="\tableitem{Vow}{-1 or -5 to -15}{160, 165}" calcext:value-type="string">
            <text:p>\tableitem{Vow}{-1 or -5 to -15}{160, 165}</text:p>
          </table:table-cell>
          <table:table-cell table:formula="of:=IF([.A481]; [.I481]; COM.MICROSOFT.CONCAT(&quot;% &quot;; [.I481]))" office:value-type="string" office:string-value="\tableitem{Vow}{-1 or -5 to -15}{160, 165}" calcext:value-type="string">
            <text:p>\tableitem{Vow}{-1 or -5 to -15}{160, 16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xotic</text:p>
          </table:table-cell>
          <table:table-cell table:formula="of:=CONCATENATE([.I$1]; &quot;{&quot;; [.B482];&quot;}{&quot;; [.F482]; &quot;}{&quot;;[.G482];&quot;}&quot;)" office:value-type="string" office:string-value="\tableitem{Vulnerability}{Variable}{161}" calcext:value-type="string">
            <text:p>\tableitem{Vulnerability}{Variable}{161}</text:p>
          </table:table-cell>
          <table:table-cell table:formula="of:=IF([.A482]; [.I482]; COM.MICROSOFT.CONCAT(&quot;% &quot;; [.I482]))" office:value-type="string" office:string-value="% \tableitem{Vulnerability}{Variable}{161}" calcext:value-type="string">
            <text:p>% \tableitem{Vulnerability}{Variable}{16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eak Bi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float" office:value="-2" calcext:value-type="float">
            <text:p>-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xotic</text:p>
          </table:table-cell>
          <table:table-cell table:formula="of:=CONCATENATE([.I$1]; &quot;{&quot;; [.B483];&quot;}{&quot;; [.F483]; &quot;}{&quot;;[.G483];&quot;}&quot;)" office:value-type="string" office:string-value="\tableitem{Weak Bite}{-2}{161}" calcext:value-type="string">
            <text:p>\tableitem{Weak Bite}{-2}{161}</text:p>
          </table:table-cell>
          <table:table-cell table:formula="of:=IF([.A483]; [.I483]; COM.MICROSOFT.CONCAT(&quot;% &quot;; [.I483]))" office:value-type="string" office:string-value="% \tableitem{Weak Bite}{-2}{161}" calcext:value-type="string">
            <text:p>% \tableitem{Weak Bite}{-2}{161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xotic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xotic</text:p>
          </table:table-cell>
          <table:table-cell table:formula="of:=CONCATENATE([.I$1]; &quot;{&quot;; [.B484];&quot;}{&quot;; [.F484]; &quot;}{&quot;;[.G484];&quot;}&quot;)" office:value-type="string" office:string-value="\tableitem{Weakness}{Variable}{161}" calcext:value-type="string">
            <text:p>\tableitem{Weakness}{Variable}{161}</text:p>
          </table:table-cell>
          <table:table-cell table:formula="of:=IF([.A484]; [.I484]; COM.MICROSOFT.CONCAT(&quot;% &quot;; [.I484]))" office:value-type="string" office:string-value="% \tableitem{Weakness}{Variable}{161}" calcext:value-type="string">
            <text:p>% \tableitem{Weakness}{Variable}{161}</text:p>
          </table:table-cell>
          <table:table-cell table:number-columns-repeated="1014"/>
        </table:table-row>
        <table:table-row table:style-name="ro2">
          <table:table-cell table:formula="of:=IF([.E485] = &quot;Mundane&quot;; 1; &quot;&quot;)" office:value-type="float" office:value="1" calcext:value-type="float">
            <text:p>1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Variab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dane</text:p>
          </table:table-cell>
          <table:table-cell table:formula="of:=CONCATENATE([.I$1]; &quot;{&quot;; [.B485];&quot;}{&quot;; [.F485]; &quot;}{&quot;;[.G485];&quot;}&quot;)" office:value-type="string" office:string-value="\tableitem{Wealth}{Variable}{25}" calcext:value-type="string">
            <text:p>\tableitem{Wealth}{Variable}{25}</text:p>
          </table:table-cell>
          <table:table-cell table:formula="of:=IF([.A485]; [.I485]; COM.MICROSOFT.CONCAT(&quot;% &quot;; [.I485]))" office:value-type="string" office:string-value="\tableitem{Wealth}{Variable}{25}" calcext:value-type="string">
            <text:p>\tableitem{Wealth}{Variable}{25}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eirdness Mag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Supernatural</text:p>
          </table:table-cell>
          <table:table-cell table:style-name="ce8" office:value-type="float" office:value="-15" calcext:value-type="float">
            <text:p>-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upernatural</text:p>
          </table:table-cell>
          <table:table-cell table:formula="of:=CONCATENATE([.I$1]; &quot;{&quot;; [.B486];&quot;}{&quot;; [.F486]; &quot;}{&quot;;[.G486];&quot;}&quot;)" office:value-type="string" office:string-value="\tableitem{Weirdness Magnet}{-15}{161}" calcext:value-type="string">
            <text:p>\tableitem{Weirdness Magnet}{-15}{161}</text:p>
          </table:table-cell>
          <table:table-cell table:formula="of:=IF([.A486]; [.I486]; COM.MICROSOFT.CONCAT(&quot;% &quot;; [.I486]))" office:value-type="string" office:string-value="% \tableitem{Weirdness Magnet}{-15}{161}" calcext:value-type="string">
            <text:p>% \tableitem{Weirdness Magnet}{-15}{161}</text:p>
          </table:table-cell>
          <table:table-cell table:number-columns-repeated="1014"/>
        </table:table-row>
        <table:table-row table:style-name="ro2">
          <table:table-cell table:formula="of:=IF([.E487] = &quot;Mundane&quot;; 1; &quot;&quot;)" office:value-type="float" office:value="1" calcext:value-type="float">
            <text:p>1</text:p>
          </table:table-cell>
          <table:table-cell office:value-type="string" calcext:value-type="string">
            <text:p>Workahol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undane</text:p>
          </table:table-cell>
          <table:table-cell table:formula="of:=CONCATENATE([.I$1]; &quot;{&quot;; [.B487];&quot;}{&quot;; [.F487]; &quot;}{&quot;;[.G487];&quot;}&quot;)" office:value-type="string" office:string-value="\tableitem{Workaholic}{-5}{162}" calcext:value-type="string">
            <text:p>\tableitem{Workaholic}{-5}{162}</text:p>
          </table:table-cell>
          <table:table-cell table:formula="of:=IF([.A487]; [.I487]; COM.MICROSOFT.CONCAT(&quot;% &quot;; [.I487]))" office:value-type="string" office:string-value="\tableitem{Workaholic}{-5}{162}" calcext:value-type="string">
            <text:p>\tableitem{Workaholic}{-5}{162}</text:p>
          </table:table-cell>
          <table:table-cell table:number-columns-repeated="1014"/>
        </table:table-row>
        <table:table-row table:style-name="ro2">
          <table:table-cell table:formula="of:=IF([.E488] = &quot;Mundane&quot;; 1; &quot;&quot;)" office:value-type="float" office:value="1" calcext:value-type="float">
            <text:p>1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undane</text:p>
          </table:table-cell>
          <table:table-cell table:style-name="ce8" office:value-type="float" office:value="-5" calcext:value-type="float">
            <text:p>-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undane</text:p>
          </table:table-cell>
          <table:table-cell table:formula="of:=CONCATENATE([.I$1]; &quot;{&quot;; [.B488];&quot;}{&quot;; [.F488]; &quot;}{&quot;;[.G488];&quot;}&quot;)" office:value-type="string" office:string-value="\tableitem{Wounded}{-5}{162}" calcext:value-type="string">
            <text:p>\tableitem{Wounded}{-5}{162}</text:p>
          </table:table-cell>
          <table:table-cell table:formula="of:=IF([.A488]; [.I488]; COM.MICROSOFT.CONCAT(&quot;% &quot;; [.I488]))" office:value-type="string" office:string-value="\tableitem{Wounded}{-5}{162}" calcext:value-type="string">
            <text:p>\tableitem{Wounded}{-5}{162}</text:p>
          </table:table-cell>
          <table:table-cell table:number-columns-repeated="1014"/>
        </table:table-row>
        <table:table-row table:style-name="ro2">
          <table:table-cell table:formula="of:=IF([.E489] = &quot;Mundane&quot;; 1; &quot;&quot;)" office:value-type="float" office:value="1" calcext:value-type="float">
            <text:p>1</text:p>
          </table:table-cell>
          <table:table-cell office:value-type="string" calcext:value-type="string">
            <text:p>Xenophili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undane</text:p>
          </table:table-cell>
          <table:table-cell table:style-name="ce8" office:value-type="string" calcext:value-type="string">
            <text:p>-10*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undane</text:p>
          </table:table-cell>
          <table:table-cell table:formula="of:=CONCATENATE([.I$1]; &quot;{&quot;; [.B489];&quot;}{&quot;; [.F489]; &quot;}{&quot;;[.G489];&quot;}&quot;)" office:value-type="string" office:string-value="\tableitem{Xenophilia}{-10*}{163}" calcext:value-type="string">
            <text:p>\tableitem{Xenophilia}{-10*}{163}</text:p>
          </table:table-cell>
          <table:table-cell table:formula="of:=IF([.A489]; [.I489]; COM.MICROSOFT.CONCAT(&quot;% &quot;; [.I489]))" office:value-type="string" office:string-value="\tableitem{Xenophilia}{-10*}{163}" calcext:value-type="string">
            <text:p>\tableitem{Xenophilia}{-10*}{163}</text:p>
          </table:table-cell>
          <table:table-cell table:number-columns-repeated="1014"/>
        </table:table-row>
        <table:table-row table:style-name="ro2" table:number-rows-repeated="10480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ds-Disads'.$A$1" table:cell-range-address="$'Ads-Disads'.$B$2:.$H$489"/>
        </table:named-expressions>
      </table:table>
      <table:table table:name="Skills" table:style-name="ta2">
        <table:table-column table:style-name="co10" table:default-cell-style-name="ce11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6"/>
        <table:table-column table:style-name="co9" table:number-columns-repeated="1018" table:default-cell-style-name="Default"/>
        <table:table-row table:style-name="ro3">
          <table:table-cell table:style-name="ce9" office:value-type="string" calcext:value-type="string">
            <text:p>Skills</text:p>
          </table:table-cell>
          <table:table-cell table:style-name="ce12" office:value-type="string" calcext:value-type="string" table:number-columns-spanned="3" table:number-rows-spanned="1">
            <text:p>(† =<text:span text:style-name="T1"> requires specialization</text:span><text:span text:style-name="T2">)</text:span></text:p>
          </table:table-cell>
          <table:covered-table-cell table:number-columns-repeated="2" table:style-name="ce15"/>
          <table:table-cell table:number-columns-repeated="1020"/>
        </table:table-row>
        <table:table-row table:style-name="ro4">
          <table:table-cell table:style-name="ce10" office:value-type="string" calcext:value-type="string">
            <text:p>Skill</text:p>
          </table:table-cell>
          <table:table-cell table:style-name="ce13" office:value-type="string" calcext:value-type="string">
            <text:p>Attribute</text:p>
          </table:table-cell>
          <table:table-cell table:style-name="ce13" office:value-type="string" calcext:value-type="string">
            <text:p>Difficulty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Category</text:p>
          </table:table-cell>
          <table:table-cell table:style-name="ce5" office:value-type="string" calcext:value-type="string">
            <text:p>Adventurer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Account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robatic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t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t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dministra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erobatic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irshipma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chem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chem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imal Handling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table:style-name="ce15"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nthropolog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quabatic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chaeolog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chitecture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ea Knowledg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ea Knowledg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mour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mour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epair/Mainten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tiller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tis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tist† (Potter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tist† (Sculpting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rtist† (Woodworking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stronom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utohypnosis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xe/Ma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attle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ttle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eam Weapons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ombat, Ranged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icyc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cyc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engineering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ind Fighti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V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lowpip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ating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dy Control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V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dy Languag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dy Languag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dy Languag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dy Sens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la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ow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bat, Ranged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ox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ain Ha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ain Ha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ainwash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ainwash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aw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reaking Blow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eath Control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oadswor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amouflag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mouflag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ptivat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nthrall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rous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rous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arpent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r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ar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mist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limb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thletic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limb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limb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utdoor/Exploration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loak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bat Art or Spor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Varie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Ha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Ha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Operatio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Operatio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Operatio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mputer Programm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noisseur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noisseur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nnoisseur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ok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unterfeit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ewma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iminolog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iminolog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ossbow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ombat, Ranged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ryp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yp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rrent Affair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rrent Affair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rrent Affair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rrent Affairs/TL† (Business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urrent Affairs/TL† (High or Pop Cultu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anc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tect Li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tect Li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tect Lie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agnosi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plomac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usiness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plomac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plomac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sguise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sguise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ving 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reaming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riving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Vehicl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ropp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conom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conom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icia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epair/Mainten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Electronic Warfa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Electronic Warfa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Media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Medical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Securit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Securit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Surveillanc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Operation/TL† (Surveillanc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Repair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pair/Mainten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lectronics Repair/TL† (Electronic Warfa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gineer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thrallmen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vironment 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rotic Ar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scap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scap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soteric Medicin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soteric Medicin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orcism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Computer Securit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Egypt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Epidemi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Epidemi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Hydr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Military Scienc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Natural Philosoph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Political Scienc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Psionics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Thanat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ert Skill† (Xen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losive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losive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losive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xplosives/TL† (EOD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lcon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rm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st-Draw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st-Draw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ast-Talk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ast-Talk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ast-Talk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c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c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nanc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re Eat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rst Aid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veryman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rst Aid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edic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shi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lai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lig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lying Leap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ce Swor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ce Whip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ced Entr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orced Entr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orced Entr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orensic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ge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ge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tune-Telling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orward Observer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ee Fal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eight Handl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eight Handl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mb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mb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mes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rden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arrot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ograph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stur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roup Performanc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unner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uns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ombat, Ranged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azardous Material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erald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erald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erb Lore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erb Lore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idden Lor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idden Lore† (Demon Lo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idden Lore† (Faerie Lo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idden Lore† (Spirit Lor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ik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thletic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ik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utdoor/Exploration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istor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obby Skill</text:p>
          </table:table-cell>
          <table:table-cell office:value-type="string" calcext:value-type="string">
            <text:p>DX or IQ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oldou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ldou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ousekeep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ypnotism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mmovable Stan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nate Attack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elligence Analysi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elligence Analysi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elligence Analysi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erroga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ilitar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terroga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terroga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timida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imida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timida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visibility Ar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eweler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itte/Sai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udo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Jump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arat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ia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nif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not-Ty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Kusari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n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sso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w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w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w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adership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adership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atherwork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ft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ght Walk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nguist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p Readi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quid Projector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teratur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iteratur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ckpi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ckpi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ckpi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ockpick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chinist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epair/Mainten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in-Gauch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keup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rket Analysi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son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hematic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hematics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hematics/TL† (Surveying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chanic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pair/Mainten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dita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lee Weapon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Vari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ntal Strength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rchan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rchant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tallurg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eteor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micr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micry† (Animal Sounds or Bird Calls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micry† (Animal Sounds or Bird Calls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ind Block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onowire Whip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oun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oun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sical Composition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sical Influenc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sical Instrumen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turalis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turalis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turalis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turalist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vigation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vigation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avigation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BC 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BC 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Ne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Observati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bservati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Militar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bservati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bservatio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Occultism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ck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leont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leontology/TL† (Paleoanthropolog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leontology/TL† (Paleobotan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nhand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nhand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achuting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achuting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achuting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arry Missile Weapon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erformanc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ersuad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nthrall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armac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armac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armacy/TL† (Herbal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la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ilosoph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tograph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ysician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ysic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ysi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ysiology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atural Scien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ickpocke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iloting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et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ison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ison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ison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learm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lit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lit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wer Blow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essure Point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essure Secret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fessional Skill</text:p>
          </table:table-cell>
          <table:table-cell office:value-type="string" calcext:value-type="string">
            <text:p>DX or IQ</text:p>
          </table:table-cell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pagand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pagand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pagand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pagand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rospecting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ycholog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sycholog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blic Speak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usines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blic Speak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blic Speak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us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apier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ligious Ritua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earch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search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iding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nim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itual Magic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unn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ber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avoir-Fair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Knowledg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 (High Societ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usiness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 (Mafia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 (Military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ilitar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 (Police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avoir-Faire† (Servant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veryman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croungi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cub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cub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cub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cuba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amanship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arc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arc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wing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wing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x Appeal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adow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adow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adow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p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ield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iphandling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hortswor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ing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kat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kat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ki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ki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leight of Han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leight of Han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mallswor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mith/TL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raf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mugg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muggl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ciolog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ldier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acer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ar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ar Thrower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ed-Read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or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ff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age Comba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ealt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ealt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ealth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y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rateg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reetwi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iminal/Street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reetwi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olic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treetwi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ocial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ubmarine/TL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bmariner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gges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nthrall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mo Wrest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urge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urvival†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way Emotions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nthrall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wimm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wimming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ymbol Drawing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ct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ctics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ach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ach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oci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amster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eamster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Vehic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aumatolog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Occult/Mag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eology†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ocial Sciences/Human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row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thle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row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ombat, Ranged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hrowing Ar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rown Weapon†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ombat, Rang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nfa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racki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rap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raps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ilita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wo-Handed Axe/Ma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wo-Handed Flai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wo-Handed Swor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yp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yp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yp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rban Survival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riminal/Stre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rban Survival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oli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acc Suit/T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echn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entriloquism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eterina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im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eterinary/TL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edic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eather Sen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veryma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eather Sens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Outdoor/Explor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eird Science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sign/Inven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hip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ombat, Mel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estling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ombat, Melee</text:p>
          </table:table-cell>
          <table:table-cell table:style-name="ce15" office:value-type="string" calcext:value-type="string">
            <text:p>Adventur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Writ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rts/Entertain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Writing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cholarl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Zen Archery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V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soteric</text:p>
          </table:table-cell>
          <table:table-cell table:number-columns-repeated="1019"/>
        </table:table-row>
        <table:table-row table:style-name="ro4" table:number-rows-repeated="104813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Ads-Disads'.$A$1" table:cell-range-address="$Skills.$A$2:.$F$438"/>
        </table:named-expressions>
      </table:table>
      <table:named-expressions/>
      <table:database-ranges>
        <table:database-range table:name="__Anonymous_Sheet_DB__0" table:target-range-address="'Ads-Disads'.B2:'Ads-Disads'.H489" table:display-filter-buttons="true"/>
        <table:database-range table:name="__Anonymous_Sheet_DB__1" table:target-range-address="Skills.A2:Skills.F4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ds-Disads" style:display-name="PageStyle_Ads-Dis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k</meta:initial-creator>
    <meta:creation-date>2017-04-18T04:00:30</meta:creation-date>
    <dc:date>2018-01-20T23:33:42.001180574</dc:date>
    <meta:generator>LibreOffice/5.4.4.2$Linux_X86_64 LibreOffice_project/40$Build-2</meta:generator>
    <meta:editing-duration>PT27M35S</meta:editing-duration>
    <meta:editing-cycles>1</meta:editing-cycles>
    <meta:document-statistic meta:table-count="2" meta:cell-count="7130" meta:object-count="0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